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1" svg:font-family="Consolas, Menlo"/>
    <style:font-face style:name="inherit" svg:font-family="inherit"/>
    <style:font-face style:name="Liberation Mono" svg:font-family="'Liberation Mono', 'Courier New'" style:font-family-generic="modern"/>
    <style:font-face style:name="F" svg:font-family="" style:font-family-generic="roman"/>
    <style:font-face style:name="Calibri" svg:font-family="Calibri" style:font-family-generic="swiss"/>
    <style:font-face style:name="Liberation Mono2" svg:font-family="'Liberation Mono', 'Courier New'" style:font-pitch="variable"/>
    <style:font-face style:name="Lohit Devanagari" svg:font-family="'Lohit Devanagari'" style:font-pitch="variable"/>
    <style:font-face style:name="Calibri2" svg:font-family="Calibri" style:font-family-generic="roman" style:font-pitch="variable"/>
    <style:font-face style:name="Consolas" svg:font-family="Consolas" style:font-family-generic="roman" style:font-pitch="variable"/>
    <style:font-face style:name="DejaVu Sans Mono" svg:font-family="'DejaVu Sans Mono'" style:font-family-generic="roman" style:font-pitch="variable"/>
    <style:font-face style:name="Liberation Mono1" svg:font-family="'Liberation Mono', 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inherit1" svg:font-family="inherit" style:font-family-generic="roman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492cm"/>
    </style:style>
    <style:style style:name="co2" style:family="table-column">
      <style:table-column-properties fo:break-before="auto" style:column-width="10.59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59cm"/>
    </style:style>
    <style:style style:name="co5" style:family="table-column">
      <style:table-column-properties fo:break-before="auto" style:column-width="13.585cm"/>
    </style:style>
    <style:style style:name="co6" style:family="table-column">
      <style:table-column-properties fo:break-before="auto" style:column-width="11.285cm"/>
    </style:style>
    <style:style style:name="co7" style:family="table-column">
      <style:table-column-properties fo:break-before="auto" style:column-width="11.1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3.605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3.21cm" fo:break-before="auto" style:use-optimal-row-height="true"/>
    </style:style>
    <style:style style:name="ro10" style:family="table-row">
      <style:table-row-properties style:row-height="2.817cm" fo:break-before="auto" style:use-optimal-row-height="tru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496cm" fo:break-before="auto" style:use-optimal-row-height="true"/>
    </style:style>
    <style:style style:name="ro13" style:family="table-row">
      <style:table-row-properties style:row-height="0.965cm" fo:break-before="auto" style:use-optimal-row-height="true"/>
    </style:style>
    <style:style style:name="ro14" style:family="table-row">
      <style:table-row-properties style:row-height="0.935cm" fo:break-before="auto" style:use-optimal-row-height="true"/>
    </style:style>
    <style:style style:name="ro15" style:family="table-row">
      <style:table-row-properties style:row-height="1.374cm" fo:break-before="auto" style:use-optimal-row-height="true"/>
    </style:style>
    <style:style style:name="ro16" style:family="table-row">
      <style:table-row-properties style:row-height="1.813cm" fo:break-before="auto" style:use-optimal-row-height="true"/>
    </style:style>
    <style:style style:name="ro17" style:family="table-row">
      <style:table-row-properties style:row-height="4.006cm" fo:break-before="auto" style:use-optimal-row-height="true"/>
    </style:style>
    <style:style style:name="ro18" style:family="table-row">
      <style:table-row-properties style:row-height="4.884cm" fo:break-before="auto" style:use-optimal-row-height="true"/>
    </style:style>
    <style:style style:name="ro19" style:family="table-row">
      <style:table-row-properties style:row-height="2.251cm" fo:break-before="auto" style:use-optimal-row-height="true"/>
    </style:style>
    <style:style style:name="ro20" style:family="table-row">
      <style:table-row-properties style:row-height="1.842cm" fo:break-before="auto" style:use-optimal-row-height="true"/>
    </style:style>
    <style:style style:name="ro21" style:family="table-row">
      <style:table-row-properties style:row-height="1.404cm" fo:break-before="auto" style:use-optimal-row-height="true"/>
    </style:style>
    <style:style style:name="ro22" style:family="table-row">
      <style:table-row-properties style:row-height="2.69cm" fo:break-before="auto" style:use-optimal-row-height="true"/>
    </style:style>
    <style:style style:name="ro23" style:family="table-row">
      <style:table-row-properties style:row-height="0.993cm" fo:break-before="auto" style:use-optimal-row-height="true"/>
    </style:style>
    <style:style style:name="ro24" style:family="table-row">
      <style:table-row-properties style:row-height="4.329cm" fo:break-before="auto" style:use-optimal-row-height="true"/>
    </style:style>
    <style:style style:name="ro25" style:family="table-row">
      <style:table-row-properties style:row-height="7.167cm" fo:break-before="auto" style:use-optimal-row-height="true"/>
    </style:style>
    <style:style style:name="ro26" style:family="table-row">
      <style:table-row-properties style:row-height="6.697cm" fo:break-before="auto" style:use-optimal-row-height="true"/>
    </style:style>
    <style:style style:name="ro27" style:family="table-row">
      <style:table-row-properties style:row-height="5.147cm" fo:break-before="auto" style:use-optimal-row-height="true"/>
    </style:style>
    <style:style style:name="ro28" style:family="table-row">
      <style:table-row-properties style:row-height="1.783cm" fo:break-before="auto" style:use-optimal-row-height="true"/>
    </style:style>
    <style:style style:name="ro29" style:family="table-row">
      <style:table-row-properties style:row-height="1.49cm" fo:break-before="auto" style:use-optimal-row-height="true"/>
    </style:style>
    <style:style style:name="ro30" style:family="table-row">
      <style:table-row-properties style:row-height="6.493cm" fo:break-before="auto" style:use-optimal-row-height="true"/>
    </style:style>
    <style:style style:name="ro31" style:family="table-row">
      <style:table-row-properties style:row-height="2.311cm" fo:break-before="auto" style:use-optimal-row-height="true"/>
    </style:style>
    <style:style style:name="ro32" style:family="table-row">
      <style:table-row-properties style:row-height="1.96cm" fo:break-before="auto" style:use-optimal-row-height="true"/>
    </style:style>
    <style:style style:name="ro33" style:family="table-row">
      <style:table-row-properties style:row-height="2.895cm" fo:break-before="auto" style:use-optimal-row-height="true"/>
    </style:style>
    <style:style style:name="ro34" style:family="table-row">
      <style:table-row-properties style:row-height="3.364cm" fo:break-before="auto" style:use-optimal-row-height="true"/>
    </style:style>
    <style:style style:name="ro3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2" style:family="table-cell" style:parent-style-name="Default">
      <style:table-cell-properties fo:background-color="#e0e0e0" style:text-align-source="fix" style:repeat-content="false" fo:wrap-option="wrap" fo:border="0.06pt solid #000000" style:vertical-align="top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71c1c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1pt" style:font-size-asian="11pt" style:font-size-complex="11pt"/>
    </style:style>
    <style:style style:name="ce8" style:family="table-cell" style:parent-style-name="Default">
      <style:table-cell-properties fo:background-color="#e0e0e0"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1pt" style:font-name-asian="F" style:font-size-asian="11pt" style:language-asian="ar" style:country-asian="SA" style:font-name-complex="Verdana" style:font-size-complex="11pt" style:language-complex="none" style:country-complex="none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1pt" fo:language="en" fo:country="US" style:font-name-asian="F" style:font-size-asian="11pt" style:language-asian="ar" style:country-asian="SA" style:font-name-complex="Verdana" style:font-size-complex="11pt" style:language-complex="none" style:country-complex="none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1pt" fo:language="en" fo:country="US" style:font-size-asian="11pt" style:language-asian="ar" style:country-asian="SA" style:font-name-complex="Verdana" style:font-size-complex="11pt" style:language-complex="none" style:country-complex="none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.5pt" fo:language="ru" fo:country="RU" style:font-name-asian="F" style:font-size-asian="10.5pt" style:language-asian="ar" style:country-asian="SA" style:font-name-complex="Verdana" style:font-size-complex="6.80000019073486pt" style:language-complex="none" style:country-complex="none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.5pt" style:font-name-asian="F" style:font-size-asian="10.5pt" style:language-asian="ar" style:country-asian="SA" style:font-name-complex="Verdana" style:font-size-complex="6.80000019073486pt" style:language-complex="none" style:country-complex="none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.5pt" fo:language="en" fo:country="US" style:font-name-asian="F" style:font-size-asian="10.5pt" style:language-asian="ar" style:country-asian="SA" style:font-name-complex="Verdana" style:font-size-complex="6.80000019073486pt" style:language-complex="none" style:country-complex="none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1pt" fo:language="en" fo:country="US" style:font-name-asian="F" style:font-size-asian="10.5pt" style:language-asian="ar" style:country-asian="SA" style:font-name-complex="Verdana" style:font-size-complex="11pt" style:language-complex="none" style:country-complex="none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ar" style:country-asian="SA" style:font-style-asian="normal" style:font-weight-asian="normal" style:font-name-complex="Verdan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Sans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.5pt" style:font-name-asian="F" style:font-size-asian="10.5pt" style:language-asian="ar" style:country-asian="SA" style:font-name-complex="Verdana" style:font-size-complex="6.80000019073486pt" style:language-complex="none" style:country-complex="none" style:font-weight-complex="bold"/>
    </style:style>
    <style:style style:name="ce19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Verdana" fo:font-size="10.5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F" style:font-size-asian="10.5pt" style:language-asian="ar" style:country-asian="SA" style:font-style-asian="normal" style:font-weight-asian="normal" style:font-name-complex="Verdana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e0e0e0"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.5pt" fo:language="en" fo:country="US" style:font-name-asian="F" style:font-size-asian="10.5pt" style:language-asian="ar" style:country-asian="SA" style:font-name-complex="Verdana" style:font-size-complex="6.80000019073486pt" style:language-complex="none" style:country-complex="none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00000" style:font-name="Consolas" fo:font-size="10.5pt" style:font-name-asian="F" style:font-size-asian="10.5pt" style:language-asian="ar" style:country-asian="SA" style:font-name-complex="DejaVu Sans" style:font-size-complex="6.80000019073486pt" style:language-complex="none" style:country-complex="none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.5pt" style:font-name-asian="F" style:font-size-asian="10.5pt" style:language-asian="en" style:country-asian="US" style:font-name-complex="Verdana" style:font-size-complex="10.5pt" style:language-complex="none" style:country-complex="none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2" fo:font-size="11pt" style:font-name-asian="F" style:font-size-asian="11pt" style:language-asian="ar" style:country-asian="SA" style:font-name-complex="DejaVu Sans" style:font-size-complex="6.80000019073486pt" style:language-complex="none" style:country-complex="none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1pt" fo:language="en" fo:country="US" style:font-name-asian="F" style:font-size-asian="11pt" style:language-asian="ar" style:country-asian="SA" style:font-size-complex="11pt" style:language-complex="none" style:country-complex="none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1pt" fo:language="en" fo:country="US" style:font-size-asian="11pt" style:language-asian="ar" style:country-asian="SA" style:font-size-complex="11pt" style:language-complex="none" style:country-complex="none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1pt" fo:language="en" fo:country="US" style:font-name-asian="F" style:font-size-asian="11pt" style:language-asian="ar" style:country-asian="SA" style:font-name-complex="Verdana" style:font-size-complex="6.80000019073486pt" style:language-complex="none" style:country-complex="none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1pt" style:font-size-asian="11pt" style:font-size-complex="11pt" style:language-complex="none" style:country-complex="none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1pt" fo:language="en" fo:country="US" style:font-name-asian="F" style:font-size-asian="11pt" style:font-name-complex="Verdana" style:font-size-complex="11pt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1pt" style:font-size-asian="11pt" style:font-size-complex="6.80000019073486pt" style:language-complex="none" style:country-complex="none"/>
    </style:style>
    <style:style style:name="ce3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1pt" style:font-name-asian="F" style:font-size-asian="11pt" style:language-asian="ar" style:country-asian="SA" style:font-name-complex="Verdana" style:font-size-complex="11pt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1pt" style:font-size-asian="11pt" style:language-asian="ar" style:country-asian="SA" style:font-name-complex="Verdana" style:font-size-complex="11pt" style:language-complex="none" style:country-complex="none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.5pt" style:font-name-asian="F" style:font-size-asian="10.5pt" style:language-asian="ar" style:country-asian="SA" style:font-name-complex="Verdana" style:font-size-complex="11pt" style:language-complex="none" style:country-complex="none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2pt" fo:font-weight="normal" style:font-name-asian="Times New Roman" style:font-size-asian="12pt" style:language-asian="ar" style:country-asian="SA" style:font-weight-asian="normal" style:font-name-complex="DejaVu Sans" style:font-size-complex="12pt" style:language-complex="none" style:country-complex="none" style:font-weight-complex="normal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fo:font-size="11pt" fo:font-weight="normal" style:font-name-asian="Times New Roman" style:font-size-asian="11pt" style:language-asian="ar" style:country-asian="SA" style:font-weight-asian="normal" style:font-name-complex="DejaVu Sans" style:font-size-complex="6.80000019073486pt" style:language-complex="none" style:country-complex="none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00000" style:font-name="Calibri" fo:font-size="11pt" fo:font-weight="normal" style:font-name-asian="Times New Roman" style:font-size-asian="16pt" style:language-asian="zh" style:country-asian="CN" style:font-weight-asian="bold" style:font-name-complex="Calibri" style:font-size-complex="11pt" style:language-complex="none" style:country-complex="none" style:font-weight-complex="normal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242729" style:font-name="Consolas1" fo:font-size="10pt" fo:font-weight="normal" style:font-name-asian="Liberation Mono" style:font-size-asian="10pt" style:language-asian="ar" style:country-asian="SA" style:font-weight-asian="normal" style:font-name-complex="Consolas1" style:font-size-complex="12pt" style:language-complex="none" style:country-complex="none" style:font-weight-complex="normal"/>
    </style:style>
    <style:style style:name="ce39" style:family="table-cell" style:parent-style-name="Default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1pt" fo:font-weight="bold" style:font-name-asian="Lohit Devanagari" style:font-size-asian="11pt" style:language-asian="ar" style:country-asian="SA" style:font-weight-asian="bold" style:font-name-complex="DejaVu Sans" style:font-size-complex="11pt" style:language-complex="none" style:country-complex="none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4a148c" style:font-name="Liberation Sans" fo:font-size="11pt" style:font-name-asian="Times New Roman" style:font-size-asian="11pt" style:language-asian="ar" style:country-asian="SA" style:font-name-complex="Calibri" style:font-size-complex="11pt" style:language-complex="none" style:country-complex="none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1pt" style:font-name-asian="Times New Roman" style:font-size-asian="11pt" style:language-asian="ar" style:country-asian="SA" style:font-name-complex="Calibri" style:font-size-complex="11pt" style:language-complex="none" style:country-complex="none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size="11pt" style:font-name-asian="Times New Roman" style:font-size-asian="11pt" style:font-name-complex="Calibri" style:font-size-complex="11pt" style:language-complex="none" style:country-complex="none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size="11pt" style:font-name-asian="Times New Roman" style:font-size-asian="11pt" style:language-asian="ar" style:country-asian="SA" style:font-name-complex="Calibri" style:font-size-complex="6.80000019073486pt" style:language-complex="none" style:country-complex="none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" fo:font-size="11pt" fo:language="en" fo:country="US" style:font-name-asian="Times New Roman" style:font-size-asian="11pt" style:language-asian="ar" style:country-asian="SA" style:font-name-complex="Calibri" style:font-size-complex="6.80000019073486pt" style:language-complex="none" style:country-complex="none"/>
    </style:style>
    <style:style style:name="ce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 style:font-name="Liberation Sans" fo:font-size="11pt" style:font-name-asian="Times New Roman" style:font-size-asian="11pt" style:language-asian="ar" style:country-asian="SA" style:font-name-complex="Calibri" style:font-size-complex="11pt" style:language-complex="none" style:country-complex="none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1pt" style:font-name-asian="Times New Roman" style:font-size-asian="11pt" style:font-name-complex="Calibri" style:font-size-complex="11pt" style:language-complex="none" style:country-complex="none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size="11pt" fo:language="en" fo:country="US" style:font-name-asian="Times New Roman" style:font-size-asian="11pt" style:font-name-complex="Calibri" style:font-size-complex="11pt" style:language-complex="none" style:country-complex="none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" fo:font-size="11pt" fo:language="en" fo:country="US" style:font-name-asian="Times New Roman" style:font-size-asian="11pt" style:language-asian="ar" style:country-asian="SA" style:font-name-complex="Calibri" style:font-size-complex="6.80000019073486pt" style:language-complex="none" style:country-complex="none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size="11pt" fo:language="en" fo:country="US" style:font-name-asian="Times New Roman" style:font-size-asian="11pt" style:language-asian="ar" style:country-asian="SA" style:font-name-complex="Calibri" style:font-size-complex="6.80000019073486pt" style:language-complex="none" style:country-complex="none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1pt" style:font-size-asian="11pt" style:language-asian="ar" style:country-asian="SA" style:font-size-complex="6.80000019073486pt" style:language-complex="none" style:country-complex="none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size="11pt" fo:language="en" fo:country="US" style:font-name-asian="Times New Roman" style:font-size-asian="11pt" style:language-asian="ar" style:country-asian="SA" style:font-name-complex="Calibri" style:font-size-complex="6.80000019073486pt" style:language-complex="none" style:country-complex="none" style:font-weight-complex="bold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" fo:font-size="11pt" style:font-name-asian="Times New Roman" style:font-size-asian="11pt" style:language-asian="ar" style:country-asian="SA" style:font-name-complex="Calibri" style:font-size-complex="6.80000019073486pt" style:language-complex="none" style:country-complex="none"/>
    </style:style>
    <style:style style:name="ce53" style:family="table-cell" style:parent-style-name="Default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1pt" style:font-size-asian="11pt" style:font-size-complex="11pt"/>
    </style:style>
    <style:style style:name="ce54" style:family="table-cell" style:parent-style-name="Default">
      <style:table-cell-properties fo:wrap-option="wrap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size="11pt" style:font-name-asian="Times New Roman" style:font-size-asian="11pt" style:font-name-complex="Calibri" style:font-size-complex="6.80000019073486pt" style:language-complex="none" style:country-complex="none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 style:font-name="Calibri" fo:font-size="11pt" style:font-name-asian="Times New Roman" style:font-size-asian="11pt" style:language-asian="ar" style:country-asian="SA" style:font-name-complex="Calibri" style:font-size-complex="6.80000019073486pt" style:language-complex="none" style:country-complex="none" style:font-weight-complex="bold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" fo:font-size="11pt" fo:language="en" fo:country="US" style:font-name-asian="Times New Roman" style:font-size-asian="11pt" style:language-asian="ar" style:country-asian="SA" style:font-name-complex="Calibri" style:font-size-complex="6.80000019073486pt" style:language-complex="none" style:country-complex="none" style:font-weight-complex="normal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1pt" style:font-size-asian="11pt" style:font-name-complex="DejaVu Sans" style:font-size-complex="6.80000019073486pt" style:language-complex="none" style:country-complex="none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size="11pt" fo:language="en" fo:country="US" style:font-name-asian="Times New Roman" style:font-size-asian="11pt" style:language-asian="ar" style:country-asian="SA" style:font-name-complex="Calibri" style:font-size-complex="11pt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" fo:font-size="11pt" style:font-name-asian="Times New Roman" style:font-size-asian="11pt" style:language-asian="ar" style:country-asian="SA" style:font-name-complex="Calibri" style:font-size-complex="11pt"/>
    </style:style>
    <style:style style:name="ce6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F" fo:font-size="12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2pt" fo:font-weight="normal" style:font-name-asian="Times New Roman" style:font-size-asian="12pt" style:language-asian="ar" style:country-asian="SA" style:font-weight-asian="normal" style:font-name-complex="Calibri" style:font-size-complex="12pt" style:language-complex="none" style:country-complex="none" style:font-weight-complex="normal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size="11pt" fo:font-weight="normal" style:font-name-asian="Times New Roman" style:font-size-asian="11pt" style:language-asian="ru" style:country-asian="RU" style:font-weight-asian="normal" style:font-name-complex="Calibri" style:font-size-complex="12pt" style:language-complex="none" style:country-complex="none" style:font-weight-complex="normal"/>
    </style:style>
    <style:style style:name="ce6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00000" style:font-name="Liberation Sans" fo:font-size="11pt" fo:language="en" fo:country="US" style:font-name-asian="Times New Roman" style:font-size-asian="11pt" style:language-asian="ar" style:country-asian="SA" style:font-name-complex="Calibri" style:font-size-complex="11pt" style:language-complex="none" style:country-complex="none"/>
    </style:style>
    <style:style style:name="ce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00000" style:font-name="Liberation Sans" fo:font-size="11pt" fo:language="ru" fo:country="RU" style:font-name-asian="Noto Sans CJK SC" style:font-size-asian="11pt" style:language-asian="zh" style:country-asian="CN" style:font-name-complex="Lohit Devanagari1" style:font-size-complex="11pt" style:language-complex="hi" style:country-complex="IN"/>
    </style:style>
    <style:style style:name="ce6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1pt" fo:font-weight="normal" style:font-name-asian="Lohit Devanagari" style:font-size-asian="11pt" style:language-asian="ar" style:country-asian="SA" style:font-weight-asian="bold" style:font-name-complex="DejaVu Sans" style:font-size-complex="11pt" style:language-complex="none" style:country-complex="none" style:font-weight-complex="normal"/>
    </style:style>
    <style:style style:name="ce6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00000" style:font-name="Calibri" fo:font-size="11pt" fo:language="en" fo:country="US" style:font-name-asian="Times New Roman" style:font-size-asian="11pt" style:language-asian="ar" style:country-asian="SA" style:font-name-complex="Calibri" style:font-size-complex="6.80000019073486pt" style:language-complex="none" style:country-complex="none"/>
    </style:style>
    <style:style style:name="ce6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size="11pt" style:font-name-asian="Times New Roman" style:font-size-asian="11pt" style:font-name-complex="Calibri" style:font-size-complex="11pt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00000" style:font-name="Calibri" fo:font-size="11pt" style:font-name-asian="Times New Roman" style:font-size-asian="11pt" style:language-asian="ar" style:country-asian="SA" style:font-name-complex="Calibri" style:font-size-complex="6.80000019073486pt" style:language-complex="none" style:country-complex="none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fo:font-size="11pt" style:font-name-asian="Times New Roman" style:font-size-asian="11pt" style:language-asian="ar" style:country-asian="SA" style:font-name-complex="DejaVu Sans" style:font-size-complex="6.80000019073486pt" style:language-complex="none" style:country-complex="none"/>
    </style:style>
    <style:style style:name="ce7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00000" style:font-name="Calibri" fo:font-size="11pt" fo:language="en" fo:country="US" style:font-name-asian="Times New Roman" style:font-size-asian="11pt" style:language-asian="ar" style:country-asian="SA" style:font-name-complex="Calibri" style:font-size-complex="11pt"/>
    </style:style>
    <style:style style:name="ce7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size="11pt" style:font-name-asian="Times New Roman" style:font-size-asian="11pt" style:language-asian="ar" style:country-asian="SA" style:font-name-complex="Calibri" style:font-size-complex="11pt" style:font-style-complex="italic"/>
    </style:style>
    <style:style style:name="T1" style:family="text">
      <style:text-properties fo:color="#0d47a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1b5e20"/>
    </style:style>
    <style:style style:name="T6" style:family="text">
      <style:text-properties style:use-window-font-color="true" style:letter-kerning="false" fo:language="ru" fo:country="RU" style:language-asian="ar" style:country-asian="SA" style:font-name-asian="" style:font-name-complex="Verdana" style:font-size-asian="10.5pt"/>
    </style:style>
    <style:style style:name="T7" style:family="text">
      <style:text-properties style:use-window-font-color="true" style:letter-kerning="false" fo:language="ru" fo:country="RU" style:language-asian="ar" style:country-asian="SA" style:font-name-asian="" style:font-name-complex="Verdana" style:font-size-asian="10.5pt" style:font-weight-complex="bold"/>
    </style:style>
    <style:style style:name="T8" style:family="text">
      <style:text-properties style:use-window-font-color="true" style:font-name="Verdana" fo:font-size="10.5pt" style:letter-kerning="false" fo:language="en" fo:country="US" style:language-asian="ar" style:country-asian="SA" style:font-name-asian="" style:font-name-complex="Verdana" style:font-size-asian="10.5pt"/>
    </style:style>
    <style:style style:name="T9" style:family="text">
      <style:text-properties style:use-window-font-color="true" style:font-name="Verdana" fo:font-size="10.5pt" style:letter-kerning="false" fo:language="en" fo:country="US" style:language-asian="ar" style:country-asian="SA" style:font-name-asian="" style:font-name-complex="Verdana" style:font-size-asian="10.5pt" style:font-weight-complex="bold"/>
    </style:style>
    <style:style style:name="T10" style:family="text">
      <style:text-properties style:font-size-asian="10.5pt" style:font-name-asian="" fo:language="en" fo:country="US" style:language-asian="ar" style:country-asian="SA" style:use-window-font-color="true" style:letter-kerning="false" style:font-name-complex="Verdana"/>
    </style:style>
    <style:style style:name="T11" style:family="text">
      <style:text-properties style:font-size-asian="10.5pt" style:font-name-asian="" fo:language="en" fo:country="US" style:language-asian="ar" style:country-asian="SA" style:use-window-font-color="true" style:letter-kerning="false" style:font-name-complex="Verdana" style:font-weight-complex="bold"/>
    </style:style>
    <style:style style:name="T12" style:family="text">
      <style:text-properties style:font-size-asian="10.5pt" style:font-name-asian="" fo:language="en" fo:country="US" style:language-asian="ar" style:country-asian="SA" style:letter-kerning="false" style:font-name-complex="Verdana" fo:color="#0070c0"/>
    </style:style>
    <style:style style:name="T13" style:family="text">
      <style:text-properties style:font-size-asian="10.5pt" style:font-name-asian="" fo:language="en" fo:country="US" style:language-asian="ar" style:country-asian="SA" style:letter-kerning="false" style:font-name-complex="Verdana" fo:color="#0d47a1"/>
    </style:style>
    <style:style style:name="T14" style:family="text">
      <style:text-properties fo:color="#0d47a1" fo:font-weight="bold" style:font-weight-asian="bold" style:font-weight-complex="bold"/>
    </style:style>
    <style:style style:name="T15" style:family="text">
      <style:text-properties style:use-window-font-color="true" style:letter-kerning="false" fo:language="en" fo:country="US" style:language-asian="ar" style:country-asian="SA" style:font-name-asian="" style:font-name-complex="Verdana" style:font-size-asian="10.5pt"/>
    </style:style>
    <style:style style:name="T16" style:family="text">
      <style:text-properties style:letter-kerning="false" fo:language="en" fo:country="US" style:language-asian="ar" style:country-asian="SA" style:font-name-asian="" style:font-name-complex="Verdana" style:font-size-asian="10.5pt" fo:font-style="normal" style:font-style-asian="normal" style:font-style-complex="normal" fo:font-weight="bold" style:font-weight-asian="bold" style:font-weight-complex="bold" fo:color="#0d47a1"/>
    </style:style>
    <style:style style:name="T17" style:family="text">
      <style:text-properties style:letter-kerning="false" fo:language="en" fo:country="US" style:language-asian="ar" style:country-asian="SA" style:font-name-asian="" style:font-name-complex="Verdana" style:font-size-asian="10.5pt" style:use-window-font-color="true"/>
    </style:style>
    <style:style style:name="T18" style:family="text">
      <style:text-properties style:letter-kerning="false" style:font-name-complex="Verdana" style:font-size-asian="10.5pt" style:language-asian="ar" style:country-asian="SA" fo:language="ru" fo:country="RU" style:use-window-font-color="true" style:font-name-asian=""/>
    </style:style>
    <style:style style:name="T19" style:family="text">
      <style:text-properties style:letter-kerning="false" style:font-name-complex="Verdana" style:font-size-asian="10.5pt" style:language-asian="ar" style:country-asian="SA" fo:language="ru" fo:country="RU" style:use-window-font-color="true" style:font-name-asian="" style:font-weight-complex="bold"/>
    </style:style>
    <style:style style:name="T20" style:family="text">
      <style:text-properties style:letter-kerning="false" style:font-name-complex="Verdana" style:font-size-asian="10.5pt" style:language-asian="ar" style:country-asian="SA" style:use-window-font-color="true" style:font-name-asian="" fo:language="en" fo:country="US"/>
    </style:style>
    <style:style style:name="T21" style:family="text">
      <style:text-properties style:letter-kerning="false" style:font-name-complex="Verdana" style:font-size-asian="10.5pt" style:language-asian="ar" style:country-asian="SA" style:font-name-asian="" fo:language="en" fo:country="US" fo:color="#0070c0"/>
    </style:style>
    <style:style style:name="T22" style:family="text">
      <style:text-properties style:letter-kerning="false" style:font-name-complex="Verdana" style:font-size-asian="10.5pt" style:language-asian="ar" style:country-asian="SA" style:font-name-asian="" fo:language="en" fo:country="US" fo:color="#0d47a1"/>
    </style:style>
    <style:style style:name="T23" style:family="text">
      <style:text-properties style:font-size-asian="10.5pt" style:font-name-asian="" fo:language="en" fo:country="US" style:language-asian="ar" style:country-asian="SA" style:letter-kerning="false" style:font-name-complex="Verdana" style:use-window-font-color="true"/>
    </style:style>
    <style:style style:name="T24" style:family="text">
      <style:text-properties style:letter-kerning="false" style:font-size-asian="10.5pt" style:font-name-complex="Verdana" style:font-name-asian="" style:language-asian="ar" style:country-asian="SA" fo:language="en" fo:country="US" style:use-window-font-color="true"/>
    </style:style>
    <style:style style:name="T25" style:family="text">
      <style:text-properties style:letter-kerning="false" style:font-size-asian="10.5pt" style:font-name-complex="Verdana" style:font-name-asian="" style:language-asian="ar" style:country-asian="SA" fo:language="en" fo:country="US" fo:color="#1b5e20"/>
    </style:style>
    <style:style style:name="T26" style:family="text">
      <style:text-properties style:text-line-through-type="none" style:text-outline="false" style:font-name-complex="Verdana" fo:font-size="10.5pt" style:font-name="Verdana" style:font-name-asian="" style:letter-kerning="false" style:use-window-font-color="true" fo:language="en" fo:country="US" style:language-asian="ar" style:country-asian="SA" style:font-size-asian="10.5pt" fo:font-style="normal" fo:text-shadow="none" style:text-line-through-mode="continuous" style:language-complex="none" style:country-complex="none" style:font-size-complex="6.80000019073486pt" style:font-style-asian="normal" style:font-style-complex="normal" style:text-emphasize="none" style:font-relief="none" style:text-overline-style="none" style:text-overline-color="font-color" style:text-underline-style="none" style:text-underline-color="font-color"/>
    </style:style>
    <style:style style:name="T27" style:family="text">
      <style:text-properties style:text-line-through-type="none" style:text-outline="false" style:font-name-complex="Verdana" fo:font-size="10.5pt" style:font-name="Verdana" style:font-name-asian="" style:letter-kerning="false" style:use-window-font-color="true" fo:language="en" fo:country="US" style:language-asian="ar" style:country-asian="SA" style:font-size-asian="10.5pt" fo:font-style="normal" fo:text-shadow="none" style:text-line-through-mode="continuous" style:language-complex="none" style:country-complex="none" style:font-size-complex="6.80000019073486pt" style:font-style-asian="normal" style:font-style-complex="normal" style:text-emphasize="none" style:font-relief="none" style:text-overline-style="none" style:text-overline-color="font-color" style:text-underline-style="none" style:text-underline-color="font-color" fo:font-weight="bold" style:font-weight-asian="bold" style:font-weight-complex="bold"/>
    </style:style>
    <style:style style:name="T28" style:family="text">
      <style:text-properties style:text-line-through-type="none" style:text-outline="false" style:font-name-complex="Verdana" fo:font-size="10.5pt" style:font-name="Verdana" style:font-name-asian="" style:letter-kerning="false" fo:language="en" fo:country="US" style:language-asian="ar" style:country-asian="SA" style:font-size-asian="10.5pt" fo:font-style="normal" fo:text-shadow="none" style:text-line-through-mode="continuous" style:language-complex="none" style:country-complex="none" style:font-size-complex="6.80000019073486pt" style:font-style-asian="normal" style:font-style-complex="normal" style:text-emphasize="none" style:font-relief="none" style:text-overline-style="none" style:text-overline-color="font-color" style:text-underline-style="none" style:text-underline-color="font-color" fo:font-weight="bold" style:font-weight-asian="bold" style:font-weight-complex="bold" fo:color="#0d47a1"/>
    </style:style>
    <style:style style:name="T29" style:family="text">
      <style:text-properties style:text-line-through-type="none" style:text-outline="false" style:font-name-complex="Verdana" fo:font-size="10.5pt" style:font-name="Verdana" style:font-name-asian="" style:letter-kerning="false" fo:language="en" fo:country="US" style:language-asian="ar" style:country-asian="SA" style:font-size-asian="10.5pt" fo:font-style="normal" fo:text-shadow="none" style:text-line-through-mode="continuous" style:language-complex="none" style:country-complex="none" style:font-size-complex="6.80000019073486pt" style:font-style-asian="normal" style:font-style-complex="normal" style:text-emphasize="none" style:font-relief="none" style:text-overline-style="none" style:text-overline-color="font-color" style:text-underline-style="none" style:text-underline-color="font-color" fo:font-weight="bold" style:font-weight-asian="bold" style:font-weight-complex="bold" style:use-window-font-color="true"/>
    </style:style>
    <style:style style:name="T30" style:family="text">
      <style:text-properties style:text-line-through-type="none" style:text-outline="false" fo:font-size="10.5pt" style:font-name-asian="" style:letter-kerning="false" fo:language="en" fo:country="US" style:language-asian="ar" style:country-asian="SA" style:font-size-asian="10.5pt" fo:font-style="normal" fo:text-shadow="none" style:text-line-through-mode="continuous" style:font-size-complex="6.80000019073486pt" style:font-style-asian="normal" style:font-style-complex="normal" style:text-emphasize="none" style:font-relief="none" style:text-overline-style="none" style:text-overline-color="font-color" style:text-underline-style="none" style:text-underline-color="font-color" style:font-name-complex="Verdana" style:font-weight-asian="normal" style:font-name="Verdana" fo:font-weight="normal" style:language-complex="none" style:country-complex="none" style:font-weight-complex="normal" style:use-window-font-color="true"/>
    </style:style>
    <style:style style:name="T31" style:family="text">
      <style:text-properties style:text-line-through-type="none" style:text-outline="false" fo:font-size="10.5pt" style:font-name-asian="" style:letter-kerning="false" style:language-asian="ar" style:country-asian="SA" style:font-size-asian="10.5pt" fo:font-style="normal" fo:text-shadow="none" style:text-line-through-mode="continuous" style:font-size-complex="6.80000019073486pt" style:font-style-asian="normal" style:font-style-complex="normal" style:text-emphasize="none" style:font-relief="none" style:text-overline-style="none" style:text-overline-color="font-color" style:text-underline-style="none" style:text-underline-color="font-color" style:font-name-complex="Verdana" style:font-weight-asian="normal" style:font-name="Verdana" fo:font-weight="normal" style:language-complex="none" style:country-complex="none" style:font-weight-complex="normal" style:use-window-font-color="true" fo:language="ru" fo:country="RU"/>
    </style:style>
    <style:style style:name="T32" style:family="text">
      <style:text-properties style:font-name-asian="" style:letter-kerning="false" style:language-asian="ar" style:country-asian="SA" style:font-size-asian="10.5pt" style:use-window-font-color="true" fo:language="en" fo:country="US" style:font-name-complex="Verdana"/>
    </style:style>
    <style:style style:name="T33" style:family="text">
      <style:text-properties style:language-asian="ar" style:country-asian="SA" style:font-name-complex="Verdana" style:font-size-asian="10.5pt" style:letter-kerning="false" style:use-window-font-color="true" fo:language="en" fo:country="US" style:font-name-asian=""/>
    </style:style>
    <style:style style:name="T34" style:family="text">
      <style:text-properties style:language-asian="ar" style:country-asian="SA" style:font-name-complex="Verdana" style:font-size-asian="10.5pt" style:letter-kerning="false" style:use-window-font-color="true" fo:language="en" fo:country="US" style:font-name-asian="" fo:font-weight="bold" style:font-weight-complex="bold" style:font-weight-asian="bold"/>
    </style:style>
    <style:style style:name="T35" style:family="text">
      <style:text-properties style:language-asian="ar" style:country-asian="SA" style:font-name-complex="Verdana" style:font-size-asian="10.5pt" style:letter-kerning="false" fo:language="en" fo:country="US" style:font-name-asian="" fo:font-weight="bold" style:font-weight-complex="bold" style:font-weight-asian="bold" fo:color="#0d47a1"/>
    </style:style>
    <style:style style:name="T36" style:family="text">
      <style:text-properties style:language-asian="ar" style:country-asian="SA" style:font-name-complex="Verdana" style:font-size-asian="10.5pt" style:letter-kerning="false" fo:language="en" fo:country="US" style:font-name-asian="" fo:font-weight="bold" style:font-weight-complex="bold" style:font-weight-asian="bold" style:use-window-font-color="true"/>
    </style:style>
    <style:style style:name="T37" style:family="text">
      <style:text-properties style:language-asian="ar" style:country-asian="SA" style:font-name-complex="Verdana" style:font-size-asian="10.5pt" style:letter-kerning="false" fo:language="en" fo:country="US" style:font-name-asian="" style:use-window-font-color="true"/>
    </style:style>
    <style:style style:name="T38" style:family="text">
      <style:text-properties style:font-size-asian="10.5pt" style:font-name-complex="Verdana" style:language-asian="ar" style:country-asian="SA" fo:language="en" fo:country="US" style:use-window-font-color="true" style:letter-kerning="false" style:font-name-asian=""/>
    </style:style>
    <style:style style:name="T39" style:family="text">
      <style:text-properties style:font-size-asian="10.5pt" style:font-name-asian="" style:language-asian="ar" style:country-asian="SA" fo:language="en" fo:country="US" style:use-window-font-color="true" style:letter-kerning="false" style:font-name-complex="Verdana"/>
    </style:style>
    <style:style style:name="T40" style:family="text">
      <style:text-properties style:font-size-asian="10.5pt" style:font-name-asian="" style:language-asian="ar" style:country-asian="SA" style:use-window-font-color="true" style:letter-kerning="false" style:font-name-complex="Verdana" fo:language="ru" fo:country="RU"/>
    </style:style>
    <style:style style:name="T41" style:family="text">
      <style:text-properties style:font-size-asian="10.5pt" style:font-name-asian="" style:language-asian="ar" style:country-asian="SA" style:use-window-font-color="true" style:letter-kerning="false" style:font-name-complex="Verdana" fo:language="en" fo:country="US"/>
    </style:style>
    <style:style style:name="T42" style:family="text">
      <style:text-properties style:use-window-font-color="true" style:font-name="Verdana" fo:font-size="10.5pt" style:letter-kerning="false" style:language-asian="ar" style:country-asian="SA" style:font-name-asian="" style:font-name-complex="Verdana" style:font-size-asian="10.5pt" fo:language="ru" fo:country="RU"/>
    </style:style>
    <style:style style:name="T43" style:family="text">
      <style:text-properties style:font-name="Verdana" fo:font-size="10.5pt" style:letter-kerning="false" style:language-asian="ar" style:country-asian="SA" style:font-name-asian="" style:font-name-complex="Verdana" style:font-size-asian="10.5pt" fo:language="ru" fo:country="RU" fo:color="#0d47a1"/>
    </style:style>
    <style:style style:name="T44" style:family="text">
      <style:text-properties style:font-name="Verdana" fo:font-size="10.5pt" style:letter-kerning="false" style:language-asian="ar" style:country-asian="SA" style:font-name-asian="" style:font-name-complex="Verdana" style:font-size-asian="10.5pt" fo:language="ru" fo:country="RU" style:use-window-font-color="true"/>
    </style:style>
    <style:style style:name="T45" style:family="text">
      <style:text-properties style:font-name="Verdana" fo:font-size="10.5pt" fo:language="en" fo:country="US" style:language-asian="ar" style:country-asian="SA" style:font-name-asian="" style:font-name-complex="Verdana" style:font-size-asian="10.5pt"/>
    </style:style>
    <style:style style:name="T46" style:family="text">
      <style:text-properties style:use-window-font-color="true" style:letter-kerning="false" style:font-name="Verdana" fo:font-size="10.5pt" fo:language="en" fo:country="US" style:language-asian="ar" style:country-asian="SA" style:font-name-asian="" style:font-name-complex="Verdana" style:font-size-asian="10.5pt"/>
    </style:style>
    <style:style style:name="T47" style:family="text">
      <style:text-properties style:use-window-font-color="true" style:letter-kerning="false" style:language-asian="ar" style:country-asian="SA" style:font-name-asian="" style:font-name-complex="Verdana" style:font-size-asian="10.5pt" fo:language="en" fo:country="US"/>
    </style:style>
    <style:style style:name="T48" style:family="text">
      <style:text-properties style:font-name="Verdana" fo:font-size="10.5pt" style:language-asian="ar" style:country-asian="SA" style:font-name-asian="" style:font-name-complex="Verdana" style:font-size-asian="10.5pt"/>
    </style:style>
    <style:style style:name="T49" style:family="text">
      <style:text-properties style:font-size-asian="10.5pt" style:font-name-complex="Verdana" style:language-asian="ar" style:country-asian="SA" fo:language="ru" fo:country="RU" style:use-window-font-color="true" style:letter-kerning="false" style:font-name-asian=""/>
    </style:style>
    <style:style style:name="T50" style:family="text">
      <style:text-properties style:font-size-asian="10.5pt" style:font-name-complex="Verdana" style:language-asian="ar" style:country-asian="SA" style:use-window-font-color="true" style:letter-kerning="false" style:font-name-asian="" fo:language="en" fo:country="US"/>
    </style:style>
    <style:style style:name="T51" style:family="text">
      <style:text-properties style:font-size-asian="10.5pt" style:font-name-complex="Verdana" style:language-asian="ar" style:country-asian="SA" style:use-window-font-color="true" style:letter-kerning="false" style:font-name-asian="" fo:language="ru" fo:country="RU"/>
    </style:style>
    <style:style style:name="T52" style:family="text">
      <style:text-properties style:language-asian="en" style:country-asian="US" style:font-size-asian="10.5pt" style:letter-kerning="false" style:use-window-font-color="true" style:text-overline-style="none" style:text-overline-color="font-color" style:font-relief="none" style:text-emphasize="none" style:font-style-complex="normal" style:font-style-asian="normal" style:font-weight-complex="normal" style:font-weight-asian="normal" style:language-complex="none" style:country-complex="none" style:text-line-through-mode="continuous" fo:text-shadow="none" style:text-outline="false" fo:font-style="normal" style:text-line-through-type="none" style:text-underline-style="none" style:text-underline-color="font-color" fo:font-weight="normal" fo:font-size="10.5pt" fo:language="ru" fo:country="RU" style:font-name-complex="Verdana" style:font-size-complex="10.5pt"/>
    </style:style>
    <style:style style:name="T53" style:family="text">
      <style:text-properties style:use-window-font-color="true" style:letter-kerning="false" fo:language="ru" fo:country="RU" style:language-asian="en" style:country-asian="US" style:font-name-asian="" style:font-name-complex="Verdana" style:font-size-asian="10.5pt" style:font-size-complex="10.5pt"/>
    </style:style>
    <style:style style:name="T54" style:family="text">
      <style:text-properties style:language-complex="none" style:country-complex="none" style:language-asian="ar" style:country-asian="SA" style:letter-kerning="false" fo:font-weight="normal" style:text-underline-style="none" style:text-underline-color="font-color" style:text-line-through-type="none" fo:font-style="normal" style:text-outline="false" fo:text-shadow="none" style:text-line-through-mode="continuous" style:font-name-complex="DejaVu Sans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fo:language="ru" fo:country="RU" style:font-size-asian="11pt"/>
    </style:style>
    <style:style style:name="T55" style:family="text">
      <style:text-properties style:language-asian="ar" style:country-asian="SA" fo:language="en" fo:country="US" style:font-name-asian="" style:font-size-complex="10.5pt" style:font-size-asian="11pt" style:font-style-complex="normal" style:font-name="DejaVu Sans Mono" style:letter-kerning="false" fo:color="#cc7832" style:font-weight-complex="bold" fo:font-size="11pt" style:font-name-complex="DejaVu Sans Mono"/>
    </style:style>
    <style:style style:name="T56" style:family="text">
      <style:text-properties style:language-asian="ar" style:country-asian="SA" fo:language="en" fo:country="US" style:font-name-asian="" style:font-size-complex="10.5pt" style:font-size-asian="11pt" style:font-style-complex="normal" style:font-name="DejaVu Sans Mono" style:letter-kerning="false" fo:font-size="11pt" style:font-name-complex="DejaVu Sans Mono" fo:color="#a9b7c6" style:font-weight-complex="normal"/>
    </style:style>
    <style:style style:name="T57" style:family="text">
      <style:text-properties style:language-asian="ar" style:country-asian="SA" fo:language="en" fo:country="US" style:font-name-asian="" style:font-size-asian="11pt" style:letter-kerning="false" fo:font-size="11pt" style:use-window-font-color="true" style:font-name="Verdana" style:font-name-complex="Verdana"/>
    </style:style>
    <style:style style:name="T58" style:family="text">
      <style:text-properties style:language-asian="ar" style:country-asian="SA" fo:language="en" fo:country="US" style:font-name-asian="" style:font-size-asian="11pt" style:letter-kerning="false" fo:font-size="11pt" style:font-weight-complex="bold" style:font-style-complex="normal" style:font-size-complex="10.5pt" style:font-name="DejaVu Sans Mono" style:font-name-complex="DejaVu Sans Mono" fo:color="#cc7832"/>
    </style:style>
    <style:style style:name="T59" style:family="text">
      <style:text-properties style:language-asian="ar" style:country-asian="SA" fo:language="en" fo:country="US" style:font-name-asian="" style:font-size-asian="11pt" style:letter-kerning="false" fo:font-size="11pt" fo:color="#cc7832" style:font-size-complex="10.5pt" style:font-style-complex="normal" style:font-name="DejaVu Sans Mono" style:font-weight-complex="bold" style:font-name-complex="DejaVu Sans Mono"/>
    </style:style>
    <style:style style:name="T60" style:family="text">
      <style:text-properties style:language-asian="ar" style:country-asian="SA" fo:language="en" fo:country="US" style:font-name-asian="" style:font-size-asian="11pt" style:letter-kerning="false" fo:font-size="11pt" style:font-size-complex="10.5pt" style:font-style-complex="normal" style:font-name="DejaVu Sans Mono" style:font-name-complex="DejaVu Sans Mono" fo:color="#a9b7c6" style:font-weight-complex="normal"/>
    </style:style>
    <style:style style:name="T61" style:family="text">
      <style:text-properties style:language-asian="ar" style:country-asian="SA" fo:language="en" fo:country="US" style:font-name-asian="" style:font-size-asian="11pt" style:letter-kerning="false" fo:font-size="11pt" style:font-name="Verdana" style:use-window-font-color="true" style:font-name-complex="Verdana"/>
    </style:style>
    <style:style style:name="T62" style:family="text">
      <style:text-properties style:language-asian="ar" style:country-asian="SA" fo:language="en" fo:country="US" style:font-name-asian="" style:font-size-asian="11pt" style:letter-kerning="false" fo:font-size="11pt" fo:color="#a9b7c6" style:font-name="DejaVu Sans Mono" style:font-weight-complex="normal" style:font-name-complex="DejaVu Sans Mono" style:font-style-complex="normal" style:font-size-complex="10.5pt"/>
    </style:style>
    <style:style style:name="T63" style:family="text">
      <style:text-properties style:language-asian="ar" style:country-asian="SA" fo:language="en" fo:country="US" style:font-name-asian="" style:font-size-asian="11pt" style:letter-kerning="false" fo:font-size="11pt" style:font-name-complex="DejaVu Sans Mono" style:font-style-complex="normal" style:font-weight-complex="bold" style:font-name="DejaVu Sans Mono" style:font-size-complex="10.5pt" fo:color="#cc7832"/>
    </style:style>
    <style:style style:name="T64" style:family="text">
      <style:text-properties style:language-asian="ar" style:country-asian="SA" fo:language="en" fo:country="US" style:font-name-asian="" style:font-size-asian="11pt" style:letter-kerning="false" fo:font-size="11pt" style:font-name-complex="Verdana" style:font-name="Verdana" style:use-window-font-color="true"/>
    </style:style>
    <style:style style:name="T65" style:family="text">
      <style:text-properties style:language-asian="ar" style:country-asian="SA" fo:language="en" fo:country="US" style:font-name-asian="" style:font-size-asian="11pt" style:letter-kerning="false" fo:font-size="11pt" style:font-weight-complex="bold" style:font-name="DejaVu Sans Mono" style:font-style-complex="normal" style:font-size-complex="10.5pt" fo:color="#cc7832" style:font-name-complex="DejaVu Sans Mono"/>
    </style:style>
    <style:style style:name="T66" style:family="text">
      <style:text-properties style:language-asian="ar" style:country-asian="SA" fo:language="en" fo:country="US" style:font-name-asian="" style:font-size-asian="11pt" style:letter-kerning="false" fo:font-size="11pt" style:font-name="DejaVu Sans Mono" style:font-style-complex="normal" style:font-size-complex="10.5pt" style:font-name-complex="DejaVu Sans Mono" fo:color="#a9b7c6" style:font-weight-complex="normal"/>
    </style:style>
    <style:style style:name="T67" style:family="text">
      <style:text-properties style:language-asian="ar" style:country-asian="SA" fo:language="en" fo:country="US" style:font-name-asian="" style:font-size-asian="11pt" style:letter-kerning="false" fo:font-size="11pt" style:font-name="DejaVu Sans Mono" style:font-name-complex="DejaVu Sans Mono" style:font-size-complex="10.5pt" fo:color="#a9b7c6" style:font-weight-complex="normal" style:font-style-complex="normal"/>
    </style:style>
    <style:style style:name="T68" style:family="text">
      <style:text-properties fo:color="#cc7832" style:font-name-complex="DejaVu Sans Mono" style:font-name="DejaVu Sans Mono" style:text-outline="false" fo:font-size="11pt" style:font-style-asian="normal" fo:font-weight="normal" style:text-underline-style="none" style:text-underline-color="font-color" fo:font-style="normal" style:font-weight-complex="bold" fo:language="en" fo:country="US" style:font-size-complex="10.5pt" style:font-weight-asian="normal" style:text-line-through-type="none" style:text-line-through-mode="continuous" style:font-style-complex="normal" style:font-relief="none" style:text-overline-style="none" style:text-overline-color="font-color" style:text-emphasize="none" style:letter-kerning="false" style:language-complex="none" style:country-complex="none" style:language-asian="ar" style:country-asian="SA" fo:text-shadow="none" style:font-size-asian="11pt"/>
    </style:style>
    <style:style style:name="T69" style:family="text">
      <style:text-properties style:text-outline="false" fo:font-size="11pt" style:font-style-asian="normal" fo:font-weight="normal" style:text-underline-style="none" style:text-underline-color="font-color" fo:font-style="normal" fo:language="en" fo:country="US" style:font-weight-asian="normal" style:text-line-through-type="none" style:text-line-through-mode="continuous" style:font-style-complex="normal" style:font-relief="none" style:text-overline-style="none" style:text-overline-color="font-color" style:text-emphasize="none" style:letter-kerning="false" style:language-complex="none" style:country-complex="none" style:language-asian="ar" style:country-asian="SA" fo:text-shadow="none" style:font-size-asian="11pt" style:font-name-complex="Verdana" style:font-name="Verdana" style:font-size-complex="11pt" style:font-weight-complex="normal" style:use-window-font-color="true"/>
    </style:style>
    <style:style style:name="T70" style:family="text">
      <style:text-properties style:text-outline="false" fo:font-size="11pt" style:font-style-asian="normal" fo:font-weight="normal" style:text-underline-style="none" style:text-underline-color="font-color" fo:font-style="normal" fo:language="en" fo:country="US" style:font-weight-asian="normal" style:text-line-through-type="none" style:text-line-through-mode="continuous" style:font-relief="none" style:text-overline-style="none" style:text-overline-color="font-color" style:text-emphasize="none" style:letter-kerning="false" style:language-complex="none" style:country-complex="none" style:language-asian="ar" style:country-asian="SA" fo:text-shadow="none" style:font-size-asian="11pt" style:font-weight-complex="normal" style:font-style-complex="italic" style:font-name-complex="DejaVu Sans Mono" style:font-name="DejaVu Sans Mono" fo:color="#629755" style:font-size-complex="10.5pt"/>
    </style:style>
    <style:style style:name="T71" style:family="text">
      <style:text-properties style:text-outline="false" fo:font-size="11pt" style:font-style-asian="normal" fo:font-weight="normal" style:text-underline-style="none" style:text-underline-color="font-color" fo:font-style="normal" fo:language="en" fo:country="US" style:font-weight-asian="normal" style:text-line-through-type="none" style:text-line-through-mode="continuous" style:font-relief="none" style:text-overline-style="none" style:text-overline-color="font-color" style:text-emphasize="none" style:letter-kerning="false" style:language-complex="none" style:country-complex="none" style:language-asian="ar" style:country-asian="SA" fo:text-shadow="none" style:font-size-asian="11pt" style:font-weight-complex="normal" style:font-name-complex="Verdana" style:font-name="Verdana" style:font-style-complex="normal" style:font-size-complex="11pt" style:use-window-font-color="true"/>
    </style:style>
    <style:style style:name="T72" style:family="text">
      <style:text-properties style:text-outline="false" fo:font-size="11pt" style:font-style-asian="normal" fo:font-weight="normal" style:text-underline-style="none" style:text-underline-color="font-color" fo:font-style="normal" fo:language="en" fo:country="US" style:font-weight-asian="normal" style:text-line-through-type="none" style:text-line-through-mode="continuous" style:font-relief="none" style:text-overline-style="none" style:text-overline-color="font-color" style:text-emphasize="none" style:letter-kerning="false" style:language-complex="none" style:country-complex="none" style:language-asian="ar" style:country-asian="SA" fo:text-shadow="none" style:font-size-asian="11pt" style:font-weight-complex="normal" style:font-name-complex="DejaVu Sans Mono" fo:color="#629755" style:font-size-complex="10.5pt" style:font-name="DejaVu Sans Mono" style:font-style-complex="italic"/>
    </style:style>
    <style:style style:name="T73" style:family="text">
      <style:text-properties style:text-outline="false" fo:font-size="11pt" style:font-style-asian="normal" fo:font-weight="normal" style:text-underline-style="none" style:text-underline-color="font-color" fo:font-style="normal" fo:language="en" fo:country="US" style:font-weight-asian="normal" style:text-line-through-type="none" style:text-line-through-mode="continuous" style:font-relief="none" style:text-overline-style="none" style:text-overline-color="font-color" style:text-emphasize="none" style:letter-kerning="false" style:language-complex="none" style:country-complex="none" style:language-asian="ar" style:country-asian="SA" fo:text-shadow="none" style:font-size-asian="11pt" style:font-weight-complex="normal" style:font-name-complex="Verdana" style:font-name="Verdana" style:use-window-font-color="true" style:font-style-complex="normal" style:font-size-complex="11pt"/>
    </style:style>
    <style:style style:name="T74" style:family="text">
      <style:text-properties style:text-outline="false" fo:font-size="11pt" style:font-style-asian="normal" fo:font-weight="normal" style:text-underline-style="none" style:text-underline-color="font-color" fo:font-style="normal" fo:language="en" fo:country="US" style:font-weight-asian="normal" style:text-line-through-type="none" style:text-line-through-mode="continuous" style:font-relief="none" style:text-overline-style="none" style:text-overline-color="font-color" style:text-emphasize="none" style:letter-kerning="false" style:language-complex="none" style:country-complex="none" style:language-asian="ar" style:country-asian="SA" fo:text-shadow="none" style:font-size-asian="11pt" style:font-weight-complex="normal" fo:color="#629755" style:font-name="DejaVu Sans Mono" style:font-size-complex="10.5pt" style:font-name-complex="DejaVu Sans Mono" style:font-style-complex="italic"/>
    </style:style>
    <style:style style:name="T75" style:family="text">
      <style:text-properties style:text-outline="false" fo:font-size="11pt" style:font-style-asian="normal" fo:font-weight="normal" style:text-underline-style="none" style:text-underline-color="font-color" fo:font-style="normal" fo:language="en" fo:country="US" style:font-weight-asian="normal" style:text-line-through-type="none" style:text-line-through-mode="continuous" style:font-relief="none" style:text-overline-style="none" style:text-overline-color="font-color" style:text-emphasize="none" style:letter-kerning="false" style:language-complex="none" style:country-complex="none" style:language-asian="ar" style:country-asian="SA" fo:text-shadow="none" style:font-size-asian="11pt" style:font-name="DejaVu Sans Mono" style:font-size-complex="10.5pt" style:font-name-complex="DejaVu Sans Mono" fo:color="#cc7832" style:font-style-complex="normal" style:font-weight-complex="bold"/>
    </style:style>
    <style:style style:name="T76" style:family="text">
      <style:text-properties style:text-outline="false" fo:font-size="11pt" style:font-style-asian="normal" fo:font-weight="normal" style:text-underline-style="none" style:text-underline-color="font-color" fo:font-style="normal" fo:language="en" fo:country="US" style:font-weight-asian="normal" style:text-line-through-type="none" style:text-line-through-mode="continuous" style:font-relief="none" style:text-overline-style="none" style:text-overline-color="font-color" style:text-emphasize="none" style:letter-kerning="false" style:language-complex="none" style:country-complex="none" style:language-asian="ar" style:country-asian="SA" fo:text-shadow="none" style:font-size-asian="11pt" style:font-style-complex="normal" style:font-weight-complex="normal" style:font-name-complex="Verdana" style:font-size-complex="11pt" style:font-name="Verdana" style:use-window-font-color="true"/>
    </style:style>
    <style:style style:name="T77" style:family="text">
      <style:text-properties style:text-outline="false" fo:font-size="11pt" style:font-style-asian="normal" fo:font-weight="normal" style:text-underline-style="none" style:text-underline-color="font-color" fo:font-style="normal" fo:language="en" fo:country="US" style:font-weight-asian="normal" style:text-line-through-type="none" style:text-line-through-mode="continuous" style:font-relief="none" style:text-overline-style="none" style:text-overline-color="font-color" style:text-emphasize="none" style:letter-kerning="false" style:language-complex="none" style:country-complex="none" style:language-asian="ar" style:country-asian="SA" fo:text-shadow="none" style:font-size-asian="11pt" style:font-style-complex="normal" style:font-name-complex="DejaVu Sans Mono" style:font-name="DejaVu Sans Mono" fo:color="#cc7832" style:font-size-complex="10.5pt" style:font-weight-complex="bold"/>
    </style:style>
    <style:style style:name="T78" style:family="text">
      <style:text-properties style:text-outline="false" fo:font-size="11pt" style:font-style-asian="normal" fo:font-weight="normal" style:text-underline-style="none" style:text-underline-color="font-color" fo:font-style="normal" fo:language="en" fo:country="US" style:font-weight-asian="normal" style:text-line-through-type="none" style:text-line-through-mode="continuous" style:font-relief="none" style:text-overline-style="none" style:text-overline-color="font-color" style:text-emphasize="none" style:letter-kerning="false" style:language-complex="none" style:country-complex="none" style:language-asian="ar" style:country-asian="SA" fo:text-shadow="none" style:font-size-asian="11pt" style:font-style-complex="normal" style:font-name-complex="DejaVu Sans Mono" style:font-name="DejaVu Sans Mono" style:font-size-complex="10.5pt" fo:color="#a9b7c6" style:font-weight-complex="normal"/>
    </style:style>
    <style:style style:name="T79" style:family="text">
      <style:text-properties style:text-outline="false" fo:font-size="11pt" style:font-style-asian="normal" fo:font-weight="normal" style:text-underline-style="none" style:text-underline-color="font-color" fo:font-style="normal" fo:language="en" fo:country="US" style:font-weight-asian="normal" style:text-line-through-type="none" style:text-line-through-mode="continuous" style:font-relief="none" style:text-overline-style="none" style:text-overline-color="font-color" style:text-emphasize="none" style:letter-kerning="false" style:language-complex="none" style:country-complex="none" style:language-asian="ar" style:country-asian="SA" fo:text-shadow="none" style:font-size-asian="11pt" style:font-style-complex="normal" style:font-weight-complex="normal" fo:color="#a9b7c6" style:font-name-complex="DejaVu Sans Mono" style:font-size-complex="10.5pt" style:font-name="DejaVu Sans Mono"/>
    </style:style>
    <style:style style:name="T80" style:family="text">
      <style:text-properties style:text-outline="false" fo:font-size="11pt" style:font-style-asian="normal" fo:font-weight="normal" style:text-underline-style="none" style:text-underline-color="font-color" fo:font-style="normal" fo:language="en" fo:country="US" style:font-weight-asian="normal" style:text-line-through-type="none" style:text-line-through-mode="continuous" style:font-relief="none" style:text-overline-style="none" style:text-overline-color="font-color" style:text-emphasize="none" style:letter-kerning="false" style:language-complex="none" style:country-complex="none" style:language-asian="ar" style:country-asian="SA" fo:text-shadow="none" style:font-size-asian="11pt" style:font-style-complex="normal" style:font-name-complex="DejaVu Sans Mono" style:font-size-complex="10.5pt" style:font-name="DejaVu Sans Mono" style:font-weight-complex="bold" fo:color="#cc7832"/>
    </style:style>
    <style:style style:name="T81" style:family="text">
      <style:text-properties style:text-outline="false" fo:font-size="11pt" style:font-style-asian="normal" fo:font-weight="normal" style:text-underline-style="none" style:text-underline-color="font-color" fo:font-style="normal" fo:language="en" fo:country="US" style:font-weight-asian="normal" style:text-line-through-type="none" style:text-line-through-mode="continuous" style:font-relief="none" style:text-overline-style="none" style:text-overline-color="font-color" style:text-emphasize="none" style:letter-kerning="false" style:language-complex="none" style:country-complex="none" style:language-asian="ar" style:country-asian="SA" fo:text-shadow="none" style:font-size-asian="11pt" style:font-style-complex="normal" style:use-window-font-color="true" style:font-name="Verdana" style:font-name-complex="Verdana" style:font-weight-complex="normal" style:font-size-complex="11pt"/>
    </style:style>
    <style:style style:name="T82" style:family="text">
      <style:text-properties style:text-outline="false" fo:font-size="11pt" style:font-style-asian="normal" fo:font-weight="normal" style:text-underline-style="none" style:text-underline-color="font-color" fo:font-style="normal" fo:language="en" fo:country="US" style:font-weight-asian="normal" style:text-line-through-type="none" style:text-line-through-mode="continuous" style:font-relief="none" style:text-overline-style="none" style:text-overline-color="font-color" style:text-emphasize="none" style:letter-kerning="false" style:language-complex="none" style:country-complex="none" style:language-asian="ar" style:country-asian="SA" fo:text-shadow="none" style:font-size-asian="11pt" style:font-style-complex="normal" style:font-name-complex="DejaVu Sans Mono" style:font-name="DejaVu Sans Mono" style:font-weight-complex="bold" fo:color="#cc7832" style:font-size-complex="10.5pt"/>
    </style:style>
    <style:style style:name="T83" style:family="text">
      <style:text-properties style:text-outline="false" fo:font-size="11pt" style:font-style-asian="normal" fo:font-weight="normal" style:text-underline-style="none" style:text-underline-color="font-color" fo:font-style="normal" fo:language="en" fo:country="US" style:font-weight-asian="normal" style:text-line-through-type="none" style:text-line-through-mode="continuous" style:font-relief="none" style:text-overline-style="none" style:text-overline-color="font-color" style:text-emphasize="none" style:letter-kerning="false" style:language-complex="none" style:country-complex="none" style:language-asian="ar" style:country-asian="SA" fo:text-shadow="none" style:font-size-asian="11pt" style:font-style-complex="normal" style:font-name-complex="DejaVu Sans Mono" style:font-name="DejaVu Sans Mono" style:font-size-complex="10.5pt" style:font-weight-complex="normal" fo:color="#a9b7c6"/>
    </style:style>
    <style:style style:name="T84" style:family="text">
      <style:text-properties style:text-outline="false" fo:font-size="11pt" style:font-style-asian="normal" fo:font-weight="normal" style:text-underline-style="none" style:text-underline-color="font-color" fo:font-style="normal" fo:language="en" fo:country="US" style:font-weight-asian="normal" style:text-line-through-type="none" style:text-line-through-mode="continuous" style:font-relief="none" style:text-overline-style="none" style:text-overline-color="font-color" style:text-emphasize="none" style:letter-kerning="false" style:language-complex="none" style:country-complex="none" style:language-asian="ar" style:country-asian="SA" fo:text-shadow="none" style:font-size-asian="11pt" style:font-style-complex="normal" style:font-weight-complex="normal" style:font-name="Verdana" style:font-name-complex="Verdana" style:font-size-complex="11pt" style:use-window-font-color="true"/>
    </style:style>
    <style:style style:name="T85" style:family="text">
      <style:text-properties style:text-outline="false" fo:font-size="11pt" style:font-style-asian="normal" fo:font-weight="normal" style:text-underline-style="none" style:text-underline-color="font-color" fo:font-style="normal" fo:language="en" fo:country="US" style:font-weight-asian="normal" style:text-line-through-type="none" style:text-line-through-mode="continuous" style:font-relief="none" style:text-overline-style="none" style:text-overline-color="font-color" style:text-emphasize="none" style:letter-kerning="false" style:language-complex="none" style:country-complex="none" style:language-asian="ar" style:country-asian="SA" fo:text-shadow="none" style:font-size-asian="11pt" style:font-style-complex="normal" style:font-weight-complex="normal" style:font-name="DejaVu Sans Mono" style:font-size-complex="10.5pt" fo:color="#a9b7c6" style:font-name-complex="DejaVu Sans Mono"/>
    </style:style>
    <style:style style:name="T86" style:family="text">
      <style:text-properties style:font-style-asian="normal" style:text-line-through-mode="continuous" style:text-line-through-type="none" style:font-name="DejaVu Sans Mono" style:font-style-complex="normal" style:text-underline-style="none" style:text-underline-color="font-color" fo:font-style="normal" style:font-size-asian="11pt" style:font-weight-complex="normal" style:font-weight-asian="normal" style:language-complex="none" style:country-complex="none" style:font-relief="none" style:font-name-complex="DejaVu Sans Mono" style:letter-kerning="false" style:text-overline-style="none" style:text-overline-color="font-color" style:language-asian="ar" style:country-asian="SA" fo:text-shadow="none" fo:color="#a9b7c6" fo:font-size="11pt" fo:language="en" fo:country="US" style:text-outline="false" style:text-emphasize="none" style:font-size-complex="10.5pt" fo:font-weight="normal"/>
    </style:style>
    <style:style style:name="T87" style:family="text">
      <style:text-properties style:font-style-asian="normal" style:text-line-through-mode="continuous" style:text-line-through-type="none" style:font-style-complex="normal" style:text-underline-style="none" style:text-underline-color="font-color" fo:font-style="normal" style:font-size-asian="11pt" style:font-weight-complex="normal" style:font-weight-asian="normal" style:language-complex="none" style:country-complex="none" style:font-relief="none" style:letter-kerning="false" style:text-overline-style="none" style:text-overline-color="font-color" style:language-asian="ar" style:country-asian="SA" fo:text-shadow="none" fo:font-size="11pt" fo:language="en" fo:country="US" style:text-outline="false" style:text-emphasize="none" fo:font-weight="normal" style:font-size-complex="11pt" style:font-name="Verdana" style:font-name-complex="Verdana" style:use-window-font-color="true"/>
    </style:style>
    <style:style style:name="T88" style:family="text">
      <style:text-properties style:font-style-asian="normal" style:text-line-through-mode="continuous" style:text-line-through-type="none" style:font-style-complex="normal" style:text-underline-style="none" style:text-underline-color="font-color" fo:font-style="normal" style:font-size-asian="11pt" style:font-weight-complex="normal" style:font-weight-asian="normal" style:language-complex="none" style:country-complex="none" style:font-relief="none" style:letter-kerning="false" style:text-overline-style="none" style:text-overline-color="font-color" style:language-asian="ar" style:country-asian="SA" fo:text-shadow="none" fo:font-size="11pt" fo:language="en" fo:country="US" style:text-outline="false" style:text-emphasize="none" fo:font-weight="normal" style:font-size-complex="10.5pt" style:font-name-complex="DejaVu Sans Mono" fo:color="#a9b7c6" style:font-name="DejaVu Sans Mono"/>
    </style:style>
    <style:style style:name="T89" style:family="text">
      <style:text-properties style:font-style-asian="normal" style:text-line-through-mode="continuous" style:text-line-through-type="none" style:text-underline-style="none" style:text-underline-color="font-color" fo:font-style="normal" style:font-size-asian="11pt" style:font-weight-complex="normal" style:font-weight-asian="normal" style:language-complex="none" style:country-complex="none" style:font-relief="none" style:letter-kerning="false" style:text-overline-style="none" style:text-overline-color="font-color" style:language-asian="ar" style:country-asian="SA" fo:text-shadow="none" fo:font-size="11pt" fo:language="en" fo:country="US" style:text-outline="false" style:text-emphasize="none" fo:font-weight="normal" style:font-size-complex="10.5pt" style:font-name-complex="DejaVu Sans Mono" style:font-name="DejaVu Sans Mono" fo:color="#629755" style:font-style-complex="italic"/>
    </style:style>
    <style:style style:name="T90" style:family="text">
      <style:text-properties style:font-style-asian="normal" style:text-line-through-mode="continuous" style:text-line-through-type="none" style:text-underline-style="none" style:text-underline-color="font-color" fo:font-style="normal" style:font-size-asian="11pt" style:font-weight-complex="normal" style:font-weight-asian="normal" style:language-complex="none" style:country-complex="none" style:font-relief="none" style:letter-kerning="false" style:text-overline-style="none" style:text-overline-color="font-color" style:language-asian="ar" style:country-asian="SA" fo:text-shadow="none" fo:font-size="11pt" fo:language="en" fo:country="US" style:text-outline="false" style:text-emphasize="none" fo:font-weight="normal" style:font-size-complex="11pt" style:use-window-font-color="true" style:font-name="Verdana" style:font-name-complex="Verdana" style:font-style-complex="normal"/>
    </style:style>
    <style:style style:name="T91" style:family="text">
      <style:text-properties style:font-style-asian="normal" style:text-line-through-mode="continuous" style:text-line-through-type="none" style:text-underline-style="none" style:text-underline-color="font-color" fo:font-style="normal" style:font-size-asian="11pt" style:font-weight-complex="normal" style:font-weight-asian="normal" style:language-complex="none" style:country-complex="none" style:font-relief="none" style:letter-kerning="false" style:text-overline-style="none" style:text-overline-color="font-color" style:language-asian="ar" style:country-asian="SA" fo:text-shadow="none" fo:font-size="11pt" fo:language="en" fo:country="US" style:text-outline="false" style:text-emphasize="none" fo:font-weight="normal" style:font-size-complex="10.5pt" style:font-style-complex="italic" style:font-name="DejaVu Sans Mono" fo:color="#629755" style:font-name-complex="DejaVu Sans Mono"/>
    </style:style>
    <style:style style:name="T92" style:family="text">
      <style:text-properties style:font-style-asian="normal" style:text-line-through-mode="continuous" style:text-line-through-type="none" style:text-underline-style="none" style:text-underline-color="font-color" fo:font-style="normal" style:font-size-asian="11pt" style:font-weight-complex="normal" style:font-weight-asian="normal" style:language-complex="none" style:country-complex="none" style:font-relief="none" style:letter-kerning="false" style:text-overline-style="none" style:text-overline-color="font-color" style:language-asian="ar" style:country-asian="SA" fo:text-shadow="none" fo:font-size="11pt" fo:language="en" fo:country="US" style:text-outline="false" style:text-emphasize="none" fo:font-weight="normal" style:font-size-complex="10.5pt" style:font-name="DejaVu Sans Mono" style:font-name-complex="DejaVu Sans Mono" style:font-style-complex="normal" fo:color="#a9b7c6"/>
    </style:style>
    <style:style style:name="T93" style:family="text">
      <style:text-properties style:font-style-asian="normal" style:text-line-through-mode="continuous" style:text-line-through-type="none" style:text-underline-style="none" style:text-underline-color="font-color" fo:font-style="normal" style:font-size-asian="11pt" style:font-weight-complex="normal" style:font-weight-asian="normal" style:language-complex="none" style:country-complex="none" style:font-relief="none" style:letter-kerning="false" style:text-overline-style="none" style:text-overline-color="font-color" style:language-asian="ar" style:country-asian="SA" fo:text-shadow="none" fo:font-size="11pt" fo:language="en" fo:country="US" style:text-outline="false" style:text-emphasize="none" fo:font-weight="normal" style:font-size-complex="10.5pt" style:font-name="DejaVu Sans Mono" style:font-name-complex="DejaVu Sans Mono" style:font-style-complex="italic" fo:color="#629755"/>
    </style:style>
    <style:style style:name="T94" style:family="text">
      <style:text-properties style:font-style-asian="normal" style:text-line-through-mode="continuous" style:text-line-through-type="none" style:text-underline-style="none" style:text-underline-color="font-color" fo:font-style="normal" style:font-size-asian="11pt" style:font-weight-complex="normal" style:font-weight-asian="normal" style:language-complex="none" style:country-complex="none" style:font-relief="none" style:letter-kerning="false" style:text-overline-style="none" style:text-overline-color="font-color" style:language-asian="ar" style:country-asian="SA" fo:text-shadow="none" fo:font-size="11pt" fo:language="en" fo:country="US" style:text-outline="false" style:text-emphasize="none" fo:font-weight="normal" style:font-size-complex="11pt" style:font-style-complex="normal" style:font-name="Verdana" style:font-name-complex="Verdana" style:use-window-font-color="true"/>
    </style:style>
    <style:style style:name="T95" style:family="text">
      <style:text-properties style:font-style-asian="normal" style:text-line-through-mode="continuous" style:text-line-through-type="none" style:text-underline-style="none" style:text-underline-color="font-color" fo:font-style="normal" style:font-size-asian="11pt" style:font-weight-complex="normal" style:font-weight-asian="normal" style:language-complex="none" style:country-complex="none" style:font-relief="none" style:letter-kerning="false" style:text-overline-style="none" style:text-overline-color="font-color" style:language-asian="ar" style:country-asian="SA" fo:text-shadow="none" fo:font-size="11pt" fo:language="en" fo:country="US" style:text-outline="false" style:text-emphasize="none" fo:font-weight="normal" fo:color="#629755" style:font-size-complex="10.5pt" style:font-name-complex="DejaVu Sans Mono" style:font-style-complex="italic" style:font-name="DejaVu Sans Mono"/>
    </style:style>
    <style:style style:name="T96" style:family="text">
      <style:text-properties style:font-style-asian="normal" style:text-line-through-mode="continuous" style:text-line-through-type="none" style:text-underline-style="none" style:text-underline-color="font-color" fo:font-style="normal" style:font-size-asian="11pt" style:font-weight-complex="normal" style:font-weight-asian="normal" style:language-complex="none" style:country-complex="none" style:font-relief="none" style:letter-kerning="false" style:text-overline-style="none" style:text-overline-color="font-color" style:language-asian="ar" style:country-asian="SA" fo:text-shadow="none" fo:font-size="11pt" fo:language="en" fo:country="US" style:text-outline="false" style:text-emphasize="none" fo:font-weight="normal" style:font-size-complex="11pt" style:use-window-font-color="true" style:font-style-complex="normal" style:font-name-complex="Verdana" style:font-name="Verdana"/>
    </style:style>
    <style:style style:name="T97" style:family="text">
      <style:text-properties style:font-style-asian="normal" style:text-line-through-mode="continuous" style:text-line-through-type="none" style:text-underline-style="none" style:text-underline-color="font-color" fo:font-style="normal" style:font-size-asian="11pt" style:font-weight-complex="normal" style:font-weight-asian="normal" style:language-complex="none" style:country-complex="none" style:font-relief="none" style:letter-kerning="false" style:text-overline-style="none" style:text-overline-color="font-color" style:language-asian="ar" style:country-asian="SA" fo:text-shadow="none" fo:font-size="11pt" fo:language="en" fo:country="US" style:text-outline="false" style:text-emphasize="none" fo:font-weight="normal" style:font-style-complex="italic" style:font-name="DejaVu Sans Mono" style:font-size-complex="10.5pt" style:font-name-complex="DejaVu Sans Mono" fo:color="#629755"/>
    </style:style>
    <style:style style:name="T98" style:family="text">
      <style:text-properties style:font-style-asian="normal" style:text-line-through-mode="continuous" style:text-line-through-type="none" style:text-underline-style="none" style:text-underline-color="font-color" fo:font-style="normal" style:font-size-asian="11pt" style:font-weight-complex="normal" style:font-weight-asian="normal" style:language-complex="none" style:country-complex="none" style:font-relief="none" style:letter-kerning="false" style:text-overline-style="none" style:text-overline-color="font-color" style:language-asian="ar" style:country-asian="SA" fo:text-shadow="none" fo:font-size="11pt" fo:language="en" fo:country="US" style:text-outline="false" style:text-emphasize="none" fo:font-weight="normal" style:font-style-complex="normal" style:use-window-font-color="true" style:font-name="Verdana" style:font-size-complex="11pt" style:font-name-complex="Verdana"/>
    </style:style>
    <style:style style:name="T99" style:family="text">
      <style:text-properties style:font-style-asian="normal" style:text-line-through-mode="continuous" style:text-line-through-type="none" style:text-underline-style="none" style:text-underline-color="font-color" fo:font-style="normal" style:font-size-asian="11pt" style:font-weight-complex="normal" style:font-weight-asian="normal" style:language-complex="none" style:country-complex="none" style:font-relief="none" style:letter-kerning="false" style:text-overline-style="none" style:text-overline-color="font-color" style:language-asian="ar" style:country-asian="SA" fo:text-shadow="none" fo:font-size="11pt" fo:language="en" fo:country="US" style:text-outline="false" style:text-emphasize="none" fo:font-weight="normal" style:font-name="DejaVu Sans Mono" style:font-name-complex="DejaVu Sans Mono" style:font-size-complex="10.5pt" fo:color="#629755" style:font-style-complex="italic"/>
    </style:style>
    <style:style style:name="T100" style:family="text">
      <style:text-properties style:font-style-asian="normal" style:text-line-through-mode="continuous" style:text-line-through-type="none" style:text-underline-style="none" style:text-underline-color="font-color" fo:font-style="normal" style:font-size-asian="11pt" style:font-weight-complex="normal" style:font-weight-asian="normal" style:language-complex="none" style:country-complex="none" style:font-relief="none" style:letter-kerning="false" style:text-overline-style="none" style:text-overline-color="font-color" style:language-asian="ar" style:country-asian="SA" fo:text-shadow="none" fo:font-size="11pt" fo:language="en" fo:country="US" style:text-outline="false" style:text-emphasize="none" fo:font-weight="normal" style:font-name="DejaVu Sans Mono" style:font-name-complex="DejaVu Sans Mono" style:font-size-complex="10.5pt" style:font-style-complex="normal" fo:color="#a9b7c6"/>
    </style:style>
    <style:style style:name="T101" style:family="text">
      <style:text-properties style:language-asian="ar" style:country-asian="SA" style:text-line-through-mode="continuous" style:letter-kerning="false" fo:text-shadow="none" style:font-name="DejaVu Sans Mono" style:font-style-asian="normal" style:font-relief="none" style:font-weight-asian="normal" fo:font-style="normal" style:font-style-complex="normal" style:font-weight-complex="bold" style:language-complex="none" style:country-complex="none" fo:font-size="11pt" style:text-overline-style="none" style:text-overline-color="font-color" fo:language="en" fo:country="US" style:text-underline-style="none" style:text-underline-color="font-color" fo:font-weight="normal" style:font-name-complex="DejaVu Sans Mono" style:font-size-asian="11pt" fo:color="#cc7832" style:text-emphasize="none" style:font-size-complex="10.5pt" style:text-outline="false" style:text-line-through-type="none"/>
    </style:style>
    <style:style style:name="T102" style:family="text">
      <style:text-properties style:language-asian="ar" style:country-asian="SA" style:text-line-through-mode="continuous" style:letter-kerning="false" fo:text-shadow="none" style:font-style-asian="normal" style:font-relief="none" style:font-weight-asian="normal" fo:font-style="normal" style:font-style-complex="normal" style:language-complex="none" style:country-complex="none" fo:font-size="11pt" style:text-overline-style="none" style:text-overline-color="font-color" fo:language="en" fo:country="US" style:text-underline-style="none" style:text-underline-color="font-color" fo:font-weight="normal" style:font-size-asian="11pt" style:text-emphasize="none" style:text-outline="false" style:text-line-through-type="none" style:font-weight-complex="normal" style:font-name-complex="Verdana" style:font-size-complex="11pt" style:use-window-font-color="true" style:font-name="Verdana"/>
    </style:style>
    <style:style style:name="T103" style:family="text">
      <style:text-properties style:language-asian="ar" style:country-asian="SA" style:text-line-through-mode="continuous" style:letter-kerning="false" fo:text-shadow="none" style:font-style-asian="normal" style:font-relief="none" style:font-weight-asian="normal" fo:font-style="normal" style:font-style-complex="normal" style:language-complex="none" style:country-complex="none" fo:font-size="11pt" style:text-overline-style="none" style:text-overline-color="font-color" fo:language="en" fo:country="US" style:text-underline-style="none" style:text-underline-color="font-color" fo:font-weight="normal" style:font-size-asian="11pt" style:text-emphasize="none" style:text-outline="false" style:text-line-through-type="none" fo:color="#cc7832" style:font-name-complex="DejaVu Sans Mono" style:font-size-complex="10.5pt" style:font-weight-complex="bold" style:font-name="DejaVu Sans Mono"/>
    </style:style>
    <style:style style:name="T104" style:family="text">
      <style:text-properties style:language-asian="ar" style:country-asian="SA" style:text-line-through-mode="continuous" style:letter-kerning="false" fo:text-shadow="none" style:font-style-asian="normal" style:font-relief="none" style:font-weight-asian="normal" fo:font-style="normal" style:font-style-complex="normal" style:language-complex="none" style:country-complex="none" fo:font-size="11pt" style:text-overline-style="none" style:text-overline-color="font-color" fo:language="en" fo:country="US" style:text-underline-style="none" style:text-underline-color="font-color" fo:font-weight="normal" style:font-size-asian="11pt" style:text-emphasize="none" style:text-outline="false" style:text-line-through-type="none" style:font-name-complex="DejaVu Sans Mono" style:font-size-complex="10.5pt" style:font-name="DejaVu Sans Mono" style:font-weight-complex="normal" fo:color="#a9b7c6"/>
    </style:style>
    <style:style style:name="T105" style:family="text">
      <style:text-properties style:language-asian="ar" style:country-asian="SA" style:text-line-through-mode="continuous" style:letter-kerning="false" fo:text-shadow="none" style:font-style-asian="normal" style:font-relief="none" style:font-weight-asian="normal" fo:font-style="normal" style:font-style-complex="normal" style:language-complex="none" style:country-complex="none" fo:font-size="11pt" style:text-overline-style="none" style:text-overline-color="font-color" fo:language="en" fo:country="US" style:text-underline-style="none" style:text-underline-color="font-color" fo:font-weight="normal" style:font-size-asian="11pt" style:text-emphasize="none" style:text-outline="false" style:text-line-through-type="none" style:font-weight-complex="normal" style:font-name-complex="Verdana" style:font-name="Verdana" style:use-window-font-color="true" style:font-size-complex="11pt"/>
    </style:style>
    <style:style style:name="T106" style:family="text">
      <style:text-properties style:language-asian="ar" style:country-asian="SA" style:text-line-through-mode="continuous" style:letter-kerning="false" fo:text-shadow="none" style:font-style-asian="normal" style:font-relief="none" style:font-weight-asian="normal" fo:font-style="normal" style:font-style-complex="normal" style:language-complex="none" style:country-complex="none" fo:font-size="11pt" style:text-overline-style="none" style:text-overline-color="font-color" fo:language="en" fo:country="US" style:text-underline-style="none" style:text-underline-color="font-color" fo:font-weight="normal" style:font-size-asian="11pt" style:text-emphasize="none" style:text-outline="false" style:text-line-through-type="none" style:font-weight-complex="normal" style:font-name-complex="DejaVu Sans Mono" style:font-name="DejaVu Sans Mono" fo:color="#a9b7c6" style:font-size-complex="10.5pt"/>
    </style:style>
    <style:style style:name="T107" style:family="text">
      <style:text-properties style:language-asian="ar" style:country-asian="SA" style:text-line-through-mode="continuous" style:letter-kerning="false" fo:text-shadow="none" style:font-style-asian="normal" style:font-relief="none" style:font-weight-asian="normal" fo:font-style="normal" style:font-style-complex="normal" style:language-complex="none" style:country-complex="none" fo:font-size="11pt" style:text-overline-style="none" style:text-overline-color="font-color" fo:language="en" fo:country="US" style:text-underline-style="none" style:text-underline-color="font-color" fo:font-weight="normal" style:font-size-asian="11pt" style:text-emphasize="none" style:text-outline="false" style:text-line-through-type="none" style:font-name-complex="DejaVu Sans Mono" style:font-name="DejaVu Sans Mono" style:font-size-complex="10.5pt" fo:color="#cc7832" style:font-weight-complex="bold"/>
    </style:style>
    <style:style style:name="T108" style:family="text">
      <style:text-properties style:language-asian="ar" style:country-asian="SA" style:text-line-through-mode="continuous" style:letter-kerning="false" fo:text-shadow="none" style:font-style-asian="normal" style:font-relief="none" style:font-weight-asian="normal" fo:font-style="normal" style:font-style-complex="normal" style:language-complex="none" style:country-complex="none" fo:font-size="11pt" style:text-overline-style="none" style:text-overline-color="font-color" fo:language="en" fo:country="US" style:text-underline-style="none" style:text-underline-color="font-color" fo:font-weight="normal" style:font-size-asian="11pt" style:text-emphasize="none" style:text-outline="false" style:text-line-through-type="none" style:font-name-complex="DejaVu Sans Mono" style:font-name="DejaVu Sans Mono" style:font-size-complex="10.5pt" style:font-weight-complex="normal" fo:color="#a9b7c6"/>
    </style:style>
    <style:style style:name="T109" style:family="text">
      <style:text-properties style:language-asian="ar" style:country-asian="SA" style:text-line-through-mode="continuous" style:letter-kerning="false" fo:text-shadow="none" style:font-style-asian="normal" style:font-relief="none" style:font-weight-asian="normal" fo:font-style="normal" style:font-style-complex="normal" style:language-complex="none" style:country-complex="none" fo:font-size="11pt" style:text-overline-style="none" style:text-overline-color="font-color" fo:language="en" fo:country="US" style:text-underline-style="none" style:text-underline-color="font-color" fo:font-weight="normal" style:font-size-asian="11pt" style:text-emphasize="none" style:text-outline="false" style:text-line-through-type="none" style:font-weight-complex="normal" style:use-window-font-color="true" style:font-size-complex="11pt" style:font-name="Verdana" style:font-name-complex="Verdana"/>
    </style:style>
    <style:style style:name="T110" style:family="text">
      <style:text-properties style:language-asian="ar" style:country-asian="SA" style:text-line-through-mode="continuous" style:letter-kerning="false" fo:text-shadow="none" style:font-style-asian="normal" style:font-relief="none" style:font-weight-asian="normal" fo:font-style="normal" style:font-style-complex="normal" style:language-complex="none" style:country-complex="none" fo:font-size="11pt" style:text-overline-style="none" style:text-overline-color="font-color" fo:language="en" fo:country="US" style:text-underline-style="none" style:text-underline-color="font-color" fo:font-weight="normal" style:font-size-asian="11pt" style:text-emphasize="none" style:text-outline="false" style:text-line-through-type="none" style:font-weight-complex="normal" style:font-name-complex="DejaVu Sans Mono" fo:color="#a9b7c6" style:font-size-complex="10.5pt" style:font-name="DejaVu Sans Mono"/>
    </style:style>
    <style:style style:name="T111" style:family="text">
      <style:text-properties style:language-asian="ar" style:country-asian="SA" style:text-line-through-mode="continuous" style:letter-kerning="false" fo:text-shadow="none" style:font-style-asian="normal" style:font-relief="none" style:font-weight-asian="normal" fo:font-style="normal" style:font-style-complex="normal" style:language-complex="none" style:country-complex="none" fo:font-size="11pt" style:text-overline-style="none" style:text-overline-color="font-color" fo:language="en" fo:country="US" style:text-underline-style="none" style:text-underline-color="font-color" fo:font-weight="normal" style:font-size-asian="11pt" style:text-emphasize="none" style:text-outline="false" style:text-line-through-type="none" style:font-name-complex="DejaVu Sans Mono" style:font-size-complex="10.5pt" style:font-name="DejaVu Sans Mono" style:font-weight-complex="bold" fo:color="#cc7832"/>
    </style:style>
    <style:style style:name="T112" style:family="text">
      <style:text-properties style:language-asian="ar" style:country-asian="SA" style:text-line-through-mode="continuous" style:letter-kerning="false" fo:text-shadow="none" style:font-style-asian="normal" style:font-relief="none" style:font-weight-asian="normal" fo:font-style="normal" style:font-style-complex="normal" style:language-complex="none" style:country-complex="none" fo:font-size="11pt" style:text-overline-style="none" style:text-overline-color="font-color" fo:language="en" fo:country="US" style:text-underline-style="none" style:text-underline-color="font-color" fo:font-weight="normal" style:font-size-asian="11pt" style:text-emphasize="none" style:text-outline="false" style:text-line-through-type="none" style:font-size-complex="11pt" style:font-name="Verdana" style:font-weight-complex="normal" style:use-window-font-color="true" style:font-name-complex="Verdana"/>
    </style:style>
    <style:style style:name="T113" style:family="text">
      <style:text-properties style:language-asian="ar" style:country-asian="SA" style:text-line-through-mode="continuous" style:letter-kerning="false" fo:text-shadow="none" style:font-style-asian="normal" style:font-relief="none" style:font-weight-asian="normal" fo:font-style="normal" style:font-style-complex="normal" style:language-complex="none" style:country-complex="none" fo:font-size="11pt" style:text-overline-style="none" style:text-overline-color="font-color" fo:language="en" fo:country="US" style:text-underline-style="none" style:text-underline-color="font-color" fo:font-weight="normal" style:font-size-asian="11pt" style:text-emphasize="none" style:text-outline="false" style:text-line-through-type="none" style:font-weight-complex="bold" style:font-name="DejaVu Sans Mono" style:font-size-complex="10.5pt" fo:color="#cc7832" style:font-name-complex="DejaVu Sans Mono"/>
    </style:style>
    <style:style style:name="T114" style:family="text">
      <style:text-properties style:language-asian="ar" style:country-asian="SA" style:text-line-through-mode="continuous" style:letter-kerning="false" fo:text-shadow="none" style:font-style-asian="normal" style:font-relief="none" style:font-weight-asian="normal" fo:font-style="normal" style:font-style-complex="normal" style:language-complex="none" style:country-complex="none" fo:font-size="11pt" style:text-overline-style="none" style:text-overline-color="font-color" fo:language="en" fo:country="US" style:text-underline-style="none" style:text-underline-color="font-color" fo:font-weight="normal" style:font-size-asian="11pt" style:text-emphasize="none" style:text-outline="false" style:text-line-through-type="none" style:font-name="DejaVu Sans Mono" style:font-size-complex="10.5pt" style:font-name-complex="DejaVu Sans Mono" fo:color="#a9b7c6" style:font-weight-complex="normal"/>
    </style:style>
    <style:style style:name="T115" style:family="text">
      <style:text-properties style:language-asian="ar" style:country-asian="SA" style:text-line-through-mode="continuous" style:letter-kerning="false" fo:text-shadow="none" style:font-style-asian="normal" style:font-relief="none" style:font-weight-asian="normal" fo:font-style="normal" style:font-style-complex="normal" style:language-complex="none" style:country-complex="none" fo:font-size="11pt" style:text-overline-style="none" style:text-overline-color="font-color" fo:language="en" fo:country="US" style:text-underline-style="none" style:text-underline-color="font-color" fo:font-weight="normal" style:font-size-asian="11pt" style:text-emphasize="none" style:text-outline="false" style:text-line-through-type="none" style:font-weight-complex="normal" fo:color="#a9b7c6" style:font-name-complex="DejaVu Sans Mono" style:font-name="DejaVu Sans Mono" style:font-size-complex="10.5pt"/>
    </style:style>
    <style:style style:name="T116" style:family="text">
      <style:text-properties style:language-asian="ar" style:country-asian="SA" style:text-line-through-mode="continuous" style:letter-kerning="false" fo:text-shadow="none" style:font-style-asian="normal" style:font-relief="none" style:font-weight-asian="normal" fo:font-style="normal" style:font-style-complex="normal" style:language-complex="none" style:country-complex="none" fo:font-size="11pt" style:text-overline-style="none" style:text-overline-color="font-color" fo:language="en" fo:country="US" style:text-underline-style="none" style:text-underline-color="font-color" fo:font-weight="normal" style:font-size-asian="11pt" style:text-emphasize="none" style:text-outline="false" style:text-line-through-type="none" style:font-name="Verdana" style:font-size-complex="11pt" style:font-name-complex="Verdana" style:use-window-font-color="true" style:font-weight-complex="normal"/>
    </style:style>
    <style:style style:name="T117" style:family="text">
      <style:text-properties style:language-asian="ar" style:country-asian="SA" style:text-line-through-mode="continuous" style:letter-kerning="false" fo:text-shadow="none" style:font-style-asian="normal" style:font-relief="none" style:font-weight-asian="normal" fo:font-style="normal" style:font-style-complex="normal" style:language-complex="none" style:country-complex="none" fo:font-size="11pt" style:text-overline-style="none" style:text-overline-color="font-color" fo:language="en" fo:country="US" style:text-underline-style="none" style:text-underline-color="font-color" fo:font-weight="normal" style:font-size-asian="11pt" style:text-emphasize="none" style:text-outline="false" style:text-line-through-type="none" style:font-name="DejaVu Sans Mono" style:font-name-complex="DejaVu Sans Mono" fo:color="#cc7832" style:font-size-complex="10.5pt" style:font-weight-complex="bold"/>
    </style:style>
    <style:style style:name="T118" style:family="text">
      <style:text-properties style:language-asian="ar" style:country-asian="SA" style:text-line-through-mode="continuous" style:letter-kerning="false" fo:text-shadow="none" style:font-style-asian="normal" style:font-relief="none" style:font-weight-asian="normal" fo:font-style="normal" style:font-style-complex="normal" style:language-complex="none" style:country-complex="none" fo:font-size="11pt" style:text-overline-style="none" style:text-overline-color="font-color" fo:language="en" fo:country="US" style:text-underline-style="none" style:text-underline-color="font-color" fo:font-weight="normal" style:font-size-asian="11pt" style:text-emphasize="none" style:text-outline="false" style:text-line-through-type="none" style:font-name="DejaVu Sans Mono" style:font-name-complex="DejaVu Sans Mono" style:font-size-complex="10.5pt" style:font-weight-complex="normal" fo:color="#a9b7c6"/>
    </style:style>
    <style:style style:name="T119" style:family="text">
      <style:text-properties style:language-asian="ar" style:country-asian="SA" style:text-line-through-mode="continuous" style:letter-kerning="false" fo:text-shadow="none" style:font-style-asian="normal" style:font-relief="none" style:font-weight-asian="normal" fo:font-style="normal" style:font-style-complex="normal" style:language-complex="none" style:country-complex="none" fo:font-size="11pt" style:text-overline-style="none" style:text-overline-color="font-color" fo:language="en" fo:country="US" style:text-underline-style="none" style:text-underline-color="font-color" fo:font-weight="normal" style:font-size-asian="11pt" style:text-emphasize="none" style:text-outline="false" style:text-line-through-type="none" style:font-weight-complex="normal" style:font-size-complex="11pt" style:font-name-complex="Verdana" style:use-window-font-color="true" style:font-name="Verdana"/>
    </style:style>
    <style:style style:name="T120" style:family="text">
      <style:text-properties style:language-asian="ar" style:country-asian="SA" style:text-line-through-mode="continuous" style:letter-kerning="false" fo:text-shadow="none" style:font-style-asian="normal" style:font-relief="none" style:font-weight-asian="normal" fo:font-style="normal" style:font-style-complex="normal" style:language-complex="none" style:country-complex="none" fo:font-size="11pt" style:text-overline-style="none" style:text-overline-color="font-color" fo:language="en" fo:country="US" style:text-underline-style="none" style:text-underline-color="font-color" fo:font-weight="normal" style:font-size-asian="11pt" style:text-emphasize="none" style:text-outline="false" style:text-line-through-type="none" style:font-size-complex="10.5pt" style:font-name="DejaVu Sans Mono" fo:color="#cc7832" style:font-weight-complex="bold" style:font-name-complex="DejaVu Sans Mono"/>
    </style:style>
    <style:style style:name="T121" style:family="text">
      <style:text-properties style:language-asian="ar" style:country-asian="SA" style:text-line-through-mode="continuous" style:letter-kerning="false" fo:text-shadow="none" style:font-style-asian="normal" style:font-relief="none" style:font-weight-asian="normal" fo:font-style="normal" style:font-style-complex="normal" style:language-complex="none" style:country-complex="none" fo:font-size="11pt" style:text-overline-style="none" style:text-overline-color="font-color" fo:language="en" fo:country="US" style:text-underline-style="none" style:text-underline-color="font-color" fo:font-weight="normal" style:font-size-asian="11pt" style:text-emphasize="none" style:text-outline="false" style:text-line-through-type="none" style:font-name="Verdana" style:font-size-complex="11pt" style:use-window-font-color="true" style:font-name-complex="Verdana" style:font-weight-complex="normal"/>
    </style:style>
    <style:style style:name="T122" style:family="text">
      <style:text-properties style:language-asian="ar" style:country-asian="SA" style:text-line-through-mode="continuous" style:letter-kerning="false" fo:text-shadow="none" style:font-style-asian="normal" style:font-relief="none" style:font-weight-asian="normal" fo:font-style="normal" style:font-style-complex="normal" style:language-complex="none" style:country-complex="none" fo:font-size="11pt" style:text-overline-style="none" style:text-overline-color="font-color" fo:language="en" fo:country="US" style:text-underline-style="none" style:text-underline-color="font-color" fo:font-weight="normal" style:font-size-asian="11pt" style:text-emphasize="none" style:text-outline="false" style:text-line-through-type="none" style:font-size-complex="10.5pt" style:font-name="DejaVu Sans Mono" style:font-name-complex="DejaVu Sans Mono" style:font-weight-complex="bold" fo:color="#cc7832"/>
    </style:style>
    <style:style style:name="T123" style:family="text">
      <style:text-properties style:language-asian="ar" style:country-asian="SA" style:text-line-through-mode="continuous" style:letter-kerning="false" fo:text-shadow="none" style:font-style-asian="normal" style:font-relief="none" style:font-weight-asian="normal" fo:font-style="normal" style:font-style-complex="normal" style:language-complex="none" style:country-complex="none" fo:font-size="11pt" style:text-overline-style="none" style:text-overline-color="font-color" fo:language="en" fo:country="US" style:text-underline-style="none" style:text-underline-color="font-color" fo:font-weight="normal" style:font-size-asian="11pt" style:text-emphasize="none" style:text-outline="false" style:text-line-through-type="none" style:font-size-complex="10.5pt" style:font-name="DejaVu Sans Mono" style:font-name-complex="DejaVu Sans Mono" fo:color="#a9b7c6" style:font-weight-complex="normal"/>
    </style:style>
    <style:style style:name="T124" style:family="text">
      <style:text-properties style:language-asian="ar" style:country-asian="SA" style:text-line-through-mode="continuous" style:letter-kerning="false" fo:text-shadow="none" style:font-style-asian="normal" style:font-relief="none" style:font-weight-asian="normal" fo:font-style="normal" style:font-style-complex="normal" style:language-complex="none" style:country-complex="none" fo:font-size="11pt" style:text-overline-style="none" style:text-overline-color="font-color" fo:language="en" fo:country="US" style:text-underline-style="none" style:text-underline-color="font-color" fo:font-weight="normal" style:font-size-asian="11pt" style:text-emphasize="none" style:text-outline="false" style:text-line-through-type="none" style:font-weight-complex="normal" style:use-window-font-color="true" style:font-size-complex="11pt" style:font-name-complex="Verdana" style:font-name="Verdana"/>
    </style:style>
    <style:style style:name="T125" style:family="text">
      <style:text-properties style:language-asian="ar" style:country-asian="SA" style:text-line-through-mode="continuous" style:letter-kerning="false" fo:text-shadow="none" style:font-style-asian="normal" style:font-relief="none" style:font-weight-asian="normal" fo:font-style="normal" style:font-style-complex="normal" style:language-complex="none" style:country-complex="none" fo:font-size="11pt" style:text-overline-style="none" style:text-overline-color="font-color" fo:language="en" fo:country="US" style:text-underline-style="none" style:text-underline-color="font-color" fo:font-weight="normal" style:font-size-asian="11pt" style:text-emphasize="none" style:text-outline="false" style:text-line-through-type="none" style:font-weight-complex="normal" style:font-size-complex="10.5pt" style:font-name-complex="DejaVu Sans Mono" fo:color="#a9b7c6" style:font-name="DejaVu Sans Mono"/>
    </style:style>
    <style:style style:name="T126" style:family="text">
      <style:text-properties style:language-asian="ar" style:country-asian="SA" style:text-line-through-mode="continuous" style:letter-kerning="false" fo:text-shadow="none" style:font-style-asian="normal" style:font-relief="none" style:font-weight-asian="normal" fo:font-style="normal" style:font-style-complex="normal" style:language-complex="none" style:country-complex="none" fo:font-size="11pt" style:text-overline-style="none" style:text-overline-color="font-color" fo:language="en" fo:country="US" style:text-underline-style="none" style:text-underline-color="font-color" fo:font-weight="normal" style:font-size-asian="11pt" style:text-emphasize="none" style:text-outline="false" style:text-line-through-type="none" style:font-size-complex="10.5pt" style:font-name-complex="DejaVu Sans Mono" style:font-name="DejaVu Sans Mono" fo:color="#cc7832" style:font-weight-complex="bold"/>
    </style:style>
    <style:style style:name="T127" style:family="text">
      <style:text-properties style:language-asian="ar" style:country-asian="SA" style:text-line-through-mode="continuous" style:letter-kerning="false" fo:text-shadow="none" style:font-style-asian="normal" style:font-relief="none" style:font-weight-asian="normal" fo:font-style="normal" style:font-style-complex="normal" style:language-complex="none" style:country-complex="none" fo:font-size="11pt" style:text-overline-style="none" style:text-overline-color="font-color" fo:language="en" fo:country="US" style:text-underline-style="none" style:text-underline-color="font-color" fo:font-weight="normal" style:font-size-asian="11pt" style:text-emphasize="none" style:text-outline="false" style:text-line-through-type="none" style:font-size-complex="10.5pt" style:font-name-complex="DejaVu Sans Mono" style:font-name="DejaVu Sans Mono" style:font-weight-complex="normal" fo:color="#a9b7c6"/>
    </style:style>
    <style:style style:name="T128" style:family="text">
      <style:text-properties style:language-asian="ar" style:country-asian="SA" style:text-line-through-mode="continuous" style:letter-kerning="false" fo:text-shadow="none" style:font-style-asian="normal" style:font-relief="none" style:font-weight-asian="normal" fo:font-style="normal" style:font-style-complex="normal" style:language-complex="none" style:country-complex="none" fo:font-size="11pt" style:text-overline-style="none" style:text-overline-color="font-color" fo:language="en" fo:country="US" style:text-underline-style="none" style:text-underline-color="font-color" fo:font-weight="normal" style:font-size-asian="11pt" style:text-emphasize="none" style:text-outline="false" style:text-line-through-type="none" style:font-weight-complex="normal" style:font-name="Verdana" style:font-name-complex="Verdana" style:font-size-complex="11pt" style:use-window-font-color="true"/>
    </style:style>
    <style:style style:name="T129" style:family="text">
      <style:text-properties style:language-asian="ar" style:country-asian="SA" style:text-line-through-mode="continuous" style:letter-kerning="false" fo:text-shadow="none" style:font-style-asian="normal" style:font-relief="none" style:font-weight-asian="normal" fo:font-style="normal" style:font-style-complex="normal" style:language-complex="none" style:country-complex="none" fo:font-size="11pt" style:text-overline-style="none" style:text-overline-color="font-color" fo:language="en" fo:country="US" style:text-underline-style="none" style:text-underline-color="font-color" fo:font-weight="normal" style:font-size-asian="11pt" style:text-emphasize="none" style:text-outline="false" style:text-line-through-type="none" style:font-weight-complex="normal" fo:color="#a9b7c6" style:font-size-complex="10.5pt" style:font-name-complex="DejaVu Sans Mono" style:font-name="DejaVu Sans Mono"/>
    </style:style>
    <style:style style:name="T130" style:family="text">
      <style:text-properties style:language-asian="ar" style:country-asian="SA" style:text-line-through-mode="continuous" style:letter-kerning="false" fo:text-shadow="none" style:font-style-asian="normal" style:font-relief="none" style:font-weight-asian="normal" fo:font-style="normal" style:font-style-complex="normal" style:language-complex="none" style:country-complex="none" fo:font-size="11pt" style:text-overline-style="none" style:text-overline-color="font-color" fo:language="en" fo:country="US" style:text-underline-style="none" style:text-underline-color="font-color" fo:font-weight="normal" style:font-size-asian="11pt" style:text-emphasize="none" style:text-outline="false" style:text-line-through-type="none" style:font-size-complex="10.5pt" style:font-name-complex="DejaVu Sans Mono" style:font-name="DejaVu Sans Mono" fo:color="#a9b7c6" style:font-weight-complex="normal"/>
    </style:style>
    <style:style style:name="T131" style:family="text">
      <style:text-properties style:language-asian="ar" style:country-asian="SA" style:text-line-through-mode="continuous" style:letter-kerning="false" fo:text-shadow="none" style:font-style-asian="normal" style:font-relief="none" style:font-weight-asian="normal" fo:font-style="normal" style:font-style-complex="normal" style:language-complex="none" style:country-complex="none" fo:font-size="11pt" style:text-overline-style="none" style:text-overline-color="font-color" fo:language="en" fo:country="US" style:text-underline-style="none" style:text-underline-color="font-color" fo:font-weight="normal" style:font-size-asian="11pt" style:text-emphasize="none" style:text-outline="false" style:text-line-through-type="none" style:font-weight-complex="normal" style:font-size-complex="11pt" style:use-window-font-color="true" style:font-name="Verdana" style:font-name-complex="Verdana"/>
    </style:style>
    <style:style style:name="T132" style:family="text">
      <style:text-properties style:language-asian="ar" style:country-asian="SA" style:text-line-through-mode="continuous" style:letter-kerning="false" fo:text-shadow="none" style:font-style-asian="normal" style:font-relief="none" style:font-weight-asian="normal" fo:font-style="normal" style:font-style-complex="normal" style:language-complex="none" style:country-complex="none" fo:font-size="11pt" style:text-overline-style="none" style:text-overline-color="font-color" fo:language="en" fo:country="US" style:text-underline-style="none" style:text-underline-color="font-color" fo:font-weight="normal" style:font-size-asian="11pt" style:text-emphasize="none" style:text-outline="false" style:text-line-through-type="none" style:font-weight-complex="normal" fo:color="#a9b7c6" style:font-name-complex="DejaVu Sans Mono" style:font-size-complex="10.5pt" style:font-name="DejaVu Sans Mono"/>
    </style:style>
    <style:style style:name="T133" style:family="text">
      <style:text-properties style:language-asian="ar" style:country-asian="SA" style:text-line-through-mode="continuous" style:letter-kerning="false" fo:text-shadow="none" style:font-style-asian="normal" style:font-relief="none" style:font-weight-asian="normal" fo:font-style="normal" style:font-style-complex="normal" style:language-complex="none" style:country-complex="none" fo:font-size="11pt" style:text-overline-style="none" style:text-overline-color="font-color" fo:language="en" fo:country="US" style:text-underline-style="none" style:text-underline-color="font-color" fo:font-weight="normal" style:font-size-asian="11pt" style:text-emphasize="none" style:text-outline="false" style:text-line-through-type="none" style:font-name-complex="DejaVu Sans Mono" style:font-size-complex="10.5pt" style:font-name="DejaVu Sans Mono" fo:color="#cc7832" style:font-weight-complex="bold"/>
    </style:style>
    <style:style style:name="T134" style:family="text">
      <style:text-properties style:language-asian="ar" style:country-asian="SA" style:text-line-through-mode="continuous" style:letter-kerning="false" fo:text-shadow="none" style:font-style-asian="normal" style:font-relief="none" style:font-weight-asian="normal" fo:font-style="normal" style:font-style-complex="normal" style:language-complex="none" style:country-complex="none" fo:font-size="11pt" style:text-overline-style="none" style:text-overline-color="font-color" fo:language="en" fo:country="US" style:text-underline-style="none" style:text-underline-color="font-color" fo:font-weight="normal" style:font-size-asian="11pt" style:text-emphasize="none" style:text-outline="false" style:text-line-through-type="none" style:font-name="Verdana" style:font-weight-complex="normal" style:use-window-font-color="true" style:font-name-complex="Verdana" style:font-size-complex="11pt"/>
    </style:style>
    <style:style style:name="T135" style:family="text">
      <style:text-properties style:language-asian="ar" style:country-asian="SA" style:text-line-through-mode="continuous" style:letter-kerning="false" fo:text-shadow="none" style:font-style-asian="normal" style:font-relief="none" style:font-weight-asian="normal" fo:font-style="normal" style:font-style-complex="normal" style:language-complex="none" style:country-complex="none" fo:font-size="11pt" style:text-overline-style="none" style:text-overline-color="font-color" fo:language="en" fo:country="US" style:text-underline-style="none" style:text-underline-color="font-color" fo:font-weight="normal" style:font-size-asian="11pt" style:text-emphasize="none" style:text-outline="false" style:text-line-through-type="none" style:font-name="DejaVu Sans Mono" style:font-weight-complex="bold" fo:color="#cc7832" style:font-size-complex="10.5pt" style:font-name-complex="DejaVu Sans Mono"/>
    </style:style>
    <style:style style:name="T136" style:family="text">
      <style:text-properties style:font-name="Verdana" fo:language="en" fo:country="US" style:language-asian="ar" style:country-asian="SA" style:font-name-asian="" style:font-name-complex="Verdana"/>
    </style:style>
    <style:style style:name="T137" style:family="text">
      <style:text-properties style:font-name="Verdana" fo:language="en" fo:country="US" style:font-name-asian="" style:font-name-complex="Verdana" style:use-window-font-color="true" fo:font-size="11pt" style:letter-kerning="false" style:language-asian="en" style:country-asian="US" style:font-size-asian="11pt" style:font-size-complex="11pt"/>
    </style:style>
    <style:style style:name="T138" style:family="text">
      <style:text-properties fo:language="en" fo:country="US" style:language-asian="ar" style:country-asian="SA" style:font-name-asian="" style:font-name-complex="Verdana"/>
    </style:style>
    <style:style style:name="T139" style:family="text">
      <style:text-properties fo:language="en" fo:country="US" style:font-name-asian="" style:font-name-complex="Verdana" style:use-window-font-color="true" fo:font-size="11pt" style:letter-kerning="false" style:language-asian="en" style:country-asian="US" style:font-size-asian="11pt" style:font-size-complex="11pt"/>
    </style:style>
    <style:style style:name="T140" style:family="text">
      <style:text-properties style:font-name="Verdana" fo:language="en" fo:country="US" style:language-asian="ar" style:country-asian="SA" style:font-name-asian="" style:font-name-complex="Verdana" fo:color="#0d47a1" fo:font-size="11pt" style:letter-kerning="false" style:font-size-asian="11pt" style:font-weight-complex="normal"/>
    </style:style>
    <style:style style:name="T141" style:family="text">
      <style:text-properties style:font-name="Verdana" fo:language="en" fo:country="US" style:language-asian="ar" style:country-asian="SA" style:font-name-asian="" style:font-name-complex="Verdana" fo:font-size="11pt" style:letter-kerning="false" style:font-size-asian="11pt" style:font-weight-complex="normal" style:use-window-font-color="true"/>
    </style:style>
    <style:style style:name="T142" style:family="text">
      <style:text-properties fo:color="#d84315" style:font-name="inherit" fo:font-size="10pt" fo:language="en" fo:country="US" style:language-asian="ar" style:country-asian="SA" style:font-name-asian="Liberation Mono;Courier New" style:font-name-complex="inherit" style:font-size-asian="10pt"/>
    </style:style>
    <style:style style:name="T143" style:family="text">
      <style:text-properties fo:color="#1b5e20" style:font-name="inherit" fo:font-size="10pt" style:language-asian="ar" style:country-asian="SA" style:font-name-asian="Liberation Mono;Courier New" style:font-name-complex="inherit" style:font-size-asian="10pt"/>
    </style:style>
    <style:style style:name="T144" style:family="text">
      <style:text-properties style:font-name="Verdana" fo:font-size="10pt" fo:language="en" fo:country="US" style:language-asian="ar" style:country-asian="SA" style:font-name-asian="Liberation Mono;Courier New" style:font-name-complex="Verdana" style:font-size-asian="10pt"/>
    </style:style>
    <style:style style:name="T145" style:family="text">
      <style:text-properties fo:color="#d84315" fo:font-weight="normal" fo:font-style="normal" style:letter-kerning="false" fo:letter-spacing="normal" fo:language="ru" fo:country="RU" style:font-name="inherit" fo:font-size="10pt" style:language-asian="ar" style:country-asian="SA" style:font-name-asian="Liberation Mono;Courier New" style:font-name-complex="inherit" style:font-size-asian="10pt"/>
    </style:style>
    <style:style style:name="T146" style:family="text">
      <style:text-properties fo:font-weight="normal" fo:font-style="normal" style:letter-kerning="false" fo:letter-spacing="normal" fo:language="ru" fo:country="RU" style:font-name="inherit" fo:font-size="10pt" style:language-asian="ar" style:country-asian="SA" style:font-name-asian="Liberation Mono;Courier New" style:font-name-complex="inherit" style:font-size-asian="10pt" style:use-window-font-color="true"/>
    </style:style>
    <style:style style:name="T147" style:family="text">
      <style:text-properties style:letter-kerning="false" style:font-name-asian="Liberation Mono;Courier New" style:font-size-asian="10pt" fo:letter-spacing="normal" fo:language="ru" fo:country="RU" style:font-name="Liberation Mono;Courier New" fo:font-size="10pt" style:language-asian="ar" style:country-asian="SA" style:use-window-font-color="true"/>
    </style:style>
    <style:style style:name="T148" style:family="text">
      <style:text-properties style:letter-kerning="false" style:font-name-asian="Liberation Mono;Courier New" style:font-size-asian="10pt" fo:letter-spacing="normal" fo:language="ru" fo:country="RU" fo:font-size="10pt" style:language-asian="ar" style:country-asian="SA" fo:color="#d84315" style:font-name-complex="inherit" fo:font-style="normal" fo:font-weight="normal" style:font-name="inherit"/>
    </style:style>
    <style:style style:name="T149" style:family="text">
      <style:text-properties style:letter-kerning="false" style:font-name-asian="Liberation Mono;Courier New" style:font-size-asian="10pt" fo:letter-spacing="normal" fo:language="ru" fo:country="RU" fo:font-size="10pt" style:language-asian="ar" style:country-asian="SA" style:font-name-complex="inherit" fo:font-style="normal" fo:font-weight="normal" style:font-name="inherit" style:use-window-font-color="true"/>
    </style:style>
    <style:style style:name="T150" style:family="text">
      <style:text-properties style:use-window-font-color="true" style:letter-kerning="false" fo:letter-spacing="normal" fo:language="ru" fo:country="RU" style:font-name="Liberation Mono;Courier New" fo:font-size="10pt" style:language-asian="ar" style:country-asian="SA" style:font-name-asian="Liberation Mono;Courier New" style:font-size-asian="10pt"/>
    </style:style>
    <style:style style:name="T151" style:family="text">
      <style:text-properties style:use-window-font-color="true" style:letter-kerning="false" fo:letter-spacing="normal" fo:language="ru" fo:country="RU" fo:font-size="10pt" style:language-asian="ar" style:country-asian="SA" style:font-name-asian="Liberation Mono;Courier New" style:font-size-asian="10pt" style:font-name="inherit" fo:font-weight="normal" fo:font-style="normal" style:font-name-complex="inherit"/>
    </style:style>
    <style:style style:name="T152" style:family="text">
      <style:text-properties fo:color="#d84315" fo:font-weight="normal" fo:font-style="normal" style:letter-kerning="false" fo:letter-spacing="normal" style:font-name="inherit" fo:font-size="10pt" fo:language="en" fo:country="US" style:language-asian="ar" style:country-asian="SA" style:font-name-asian="Liberation Mono;Courier New" style:font-name-complex="inherit" style:font-size-asian="10pt"/>
    </style:style>
    <style:style style:name="T153" style:family="text">
      <style:text-properties fo:font-weight="normal" fo:font-style="normal" style:letter-kerning="false" fo:letter-spacing="normal" style:font-name="inherit" fo:font-size="10pt" fo:language="en" fo:country="US" style:language-asian="ar" style:country-asian="SA" style:font-name-asian="Liberation Mono;Courier New" style:font-name-complex="inherit" style:font-size-asian="10pt" style:use-window-font-color="true"/>
    </style:style>
    <style:style style:name="T154" style:family="text">
      <style:text-properties style:font-name-asian="Liberation Mono;Courier New" style:language-asian="ar" style:country-asian="SA" fo:font-size="10pt" style:font-name="Liberation Mono;Courier New" fo:language="ru" fo:country="RU" fo:letter-spacing="normal" style:font-size-asian="10pt" style:use-window-font-color="true" style:letter-kerning="false"/>
    </style:style>
    <style:style style:name="T155" style:family="text">
      <style:text-properties style:font-name-asian="Liberation Mono;Courier New" style:language-asian="ar" style:country-asian="SA" fo:font-size="10pt" fo:language="ru" fo:country="RU" fo:letter-spacing="normal" style:font-size-asian="10pt" style:use-window-font-color="true" style:letter-kerning="false" style:font-name="inherit" fo:font-weight="normal" fo:font-style="normal" style:font-name-complex="inherit"/>
    </style:style>
    <style:style style:name="T156" style:family="text">
      <style:text-properties style:font-name-asian="Liberation Mono;Courier New" style:language-asian="ar" style:country-asian="SA" fo:font-size="10pt" fo:language="ru" fo:country="RU" fo:letter-spacing="normal" style:font-size-asian="10pt" style:letter-kerning="false" style:font-name="inherit" fo:font-weight="normal" fo:font-style="normal" style:font-name-complex="inherit" fo:color="#d84315"/>
    </style:style>
    <style:style style:name="T157" style:family="text">
      <style:text-properties style:font-name-asian="Liberation Mono;Courier New" style:language-asian="ar" style:country-asian="SA" fo:font-size="10pt" fo:language="ru" fo:country="RU" fo:letter-spacing="normal" style:font-size-asian="10pt" style:letter-kerning="false" style:font-name="inherit" fo:font-weight="normal" fo:font-style="normal" style:font-name-complex="inherit" style:use-window-font-color="true"/>
    </style:style>
    <style:style style:name="T158" style:family="text">
      <style:text-properties style:letter-kerning="false" style:font-name-complex="Verdana" style:font-size-asian="10.5pt" style:language-asian="ar" style:country-asian="SA" fo:language="ru" fo:country="RU" style:font-name-asian="" fo:color="#0070c0"/>
    </style:style>
    <style:style style:name="T159" style:family="text">
      <style:text-properties style:letter-kerning="false" style:font-name-complex="Verdana" style:font-size-asian="10.5pt" style:language-asian="ar" style:country-asian="SA" fo:language="ru" fo:country="RU" style:font-name-asian="" style:use-window-font-color="true"/>
    </style:style>
    <style:style style:name="T160" style:family="text">
      <style:text-properties style:letter-kerning="false" style:font-name-complex="Verdana" style:font-size-asian="10.5pt" style:language-asian="ar" style:country-asian="SA" fo:language="ru" fo:country="RU" style:font-name-asian="" fo:color="#0d47a1"/>
    </style:style>
    <style:style style:name="T161" style:family="text">
      <style:text-properties style:font-name="Verdana" fo:font-size="10.5pt" style:font-size-asian="10.5pt"/>
    </style:style>
    <style:style style:name="T162" style:family="text">
      <style:text-properties fo:color="#ff0000" style:font-name="Verdana" fo:font-size="10.5pt" style:language-asian="ar" style:country-asian="SA" style:font-name-asian="" style:font-name-complex="Verdana" style:font-size-asian="10.5pt" style:font-weight-complex="bold"/>
    </style:style>
    <style:style style:name="T163" style:family="text">
      <style:text-properties style:letter-kerning="false" style:font-size-asian="10.5pt" style:font-name-complex="Verdana" style:font-name-asian="" style:language-asian="ar" style:country-asian="SA" fo:font-size="10.5pt" style:font-name="Verdana" fo:language="ru" fo:country="RU" style:use-window-font-color="true"/>
    </style:style>
    <style:style style:name="T164" style:family="text">
      <style:text-properties style:letter-kerning="false" style:font-size-asian="10.5pt" style:font-name-complex="Verdana" style:font-name-asian="" style:language-asian="ar" style:country-asian="SA" fo:font-size="10.5pt" style:font-name="Verdana" style:use-window-font-color="true" fo:language="en" fo:country="US"/>
    </style:style>
    <style:style style:name="T165" style:family="text">
      <style:text-properties style:letter-kerning="false" style:font-size-asian="10.5pt" style:font-name-complex="Verdana" style:font-name-asian="" style:language-asian="ar" style:country-asian="SA" fo:font-size="10.5pt" style:font-name="Verdana" style:use-window-font-color="true" fo:language="ru" fo:country="RU"/>
    </style:style>
    <style:style style:name="T166" style:family="text">
      <style:text-properties style:font-size-asian="10.5pt" style:font-name-asian="" style:language-asian="ar" style:country-asian="SA" fo:language="ru" fo:country="RU" style:use-window-font-color="true" style:letter-kerning="false" style:font-name-complex="Verdana"/>
    </style:style>
    <style:style style:name="T167" style:family="text">
      <style:text-properties style:font-name="" fo:font-size="12pt"/>
    </style:style>
    <style:style style:name="T168" style:family="text">
      <style:text-properties style:letter-kerning="false" style:font-size-asian="10.5pt" style:font-name-complex="Verdana" style:font-name-asian="" style:language-asian="ar" style:country-asian="SA" fo:language="ru" fo:country="RU" style:use-window-font-color="true"/>
    </style:style>
    <style:style style:name="T169" style:family="text">
      <style:text-properties style:letter-kerning="false" style:font-size-asian="10.5pt" style:font-name-complex="Verdana" style:font-name-asian="" style:language-asian="ar" style:country-asian="SA" style:use-window-font-color="true" fo:language="en" fo:country="US"/>
    </style:style>
    <style:style style:name="T170" style:family="text">
      <style:text-properties style:letter-kerning="false" style:font-size-asian="10.5pt" style:font-name-complex="Verdana" style:font-name-asian="" style:language-asian="ar" style:country-asian="SA" style:use-window-font-color="true" fo:language="ru" fo:country="RU"/>
    </style:style>
    <style:style style:name="T171" style:family="text">
      <style:text-properties style:font-name-complex="Verdana" style:language-asian="ar" style:country-asian="SA" fo:language="ru" fo:country="RU" style:font-size-asian="10.5pt" style:letter-kerning="false" style:use-window-font-color="true" style:font-name-asian=""/>
    </style:style>
    <style:style style:name="T172" style:family="text">
      <style:text-properties style:font-name-complex="Verdana" style:language-asian="ar" style:country-asian="SA" fo:language="ru" fo:country="RU" style:font-size-asian="10.5pt" style:letter-kerning="false" style:use-window-font-color="true" style:font-name-asian="" style:font-size-complex="10.5pt"/>
    </style:style>
    <style:style style:name="T173" style:family="text">
      <style:text-properties style:font-name-complex="Verdana" style:language-asian="ar" style:country-asian="SA" style:font-size-asian="10.5pt" style:letter-kerning="false" style:use-window-font-color="true" style:font-name-asian="" fo:language="en" fo:country="US"/>
    </style:style>
    <style:style style:name="T174" style:family="text">
      <style:text-properties style:font-name-complex="Verdana" style:language-asian="ar" style:country-asian="SA" style:font-size-asian="10.5pt" style:letter-kerning="false" style:use-window-font-color="true" style:font-name-asian="" fo:language="ru" fo:country="RU"/>
    </style:style>
    <style:style style:name="T175" style:family="text">
      <style:text-properties fo:color="#c9211e" style:font-name="Verdana" fo:font-size="10.5pt" style:language-asian="ar" style:country-asian="SA" style:font-name-asian="" style:font-name-complex="Verdana" style:font-size-asian="10.5pt"/>
    </style:style>
    <style:style style:name="T176" style:family="text">
      <style:text-properties style:font-name="Verdana" fo:font-size="10.5pt" style:language-asian="ar" style:country-asian="SA" style:font-name-asian="" style:font-name-complex="Verdana" style:font-size-asian="10.5pt" fo:color="#c9211e"/>
    </style:style>
    <style:style style:name="T177" style:family="text">
      <style:text-properties style:font-size-asian="10.5pt" style:font-name-complex="Verdana" style:language-asian="ar" style:country-asian="SA" fo:font-size="10.5pt" style:font-name="Verdana" fo:language="ru" fo:country="RU" style:use-window-font-color="true" style:letter-kerning="false" style:font-name-asian=""/>
    </style:style>
    <style:style style:name="T178" style:family="text">
      <style:text-properties style:font-size-asian="10.5pt" style:font-name-complex="Verdana" style:language-asian="ar" style:country-asian="SA" fo:font-size="10.5pt" style:font-name="Verdana" fo:language="ru" fo:country="RU" style:letter-kerning="false" style:font-name-asian="" fo:color="#0070c0"/>
    </style:style>
    <style:style style:name="T179" style:family="text">
      <style:text-properties style:font-size-asian="10.5pt" style:font-name-complex="Verdana" style:language-asian="ar" style:country-asian="SA" fo:font-size="10.5pt" style:font-name="Verdana" style:letter-kerning="false" style:font-name-asian="" style:use-window-font-color="true" fo:language="en" fo:country="US"/>
    </style:style>
    <style:style style:name="T180" style:family="text">
      <style:text-properties style:use-window-font-color="true" style:letter-kerning="false" fo:language="ru" fo:country="RU" style:font-name="Verdana" fo:font-size="10.5pt" style:language-asian="ar" style:country-asian="SA" style:font-name-asian="" style:font-name-complex="Verdana" style:font-size-asian="10.5pt"/>
    </style:style>
    <style:style style:name="T181" style:family="text">
      <style:text-properties style:use-window-font-color="true" style:letter-kerning="false" style:font-name="Verdana" fo:font-size="10.5pt" style:language-asian="ar" style:country-asian="SA" style:font-name-asian="" style:font-name-complex="Verdana" style:font-size-asian="10.5pt" fo:language="en" fo:country="US"/>
    </style:style>
    <style:style style:name="T182" style:family="text">
      <style:text-properties style:letter-kerning="false" style:font-size-asian="10.5pt" style:font-name-complex="Verdana" style:font-name-asian="" style:language-asian="ar" style:country-asian="SA" fo:font-size="10.5pt" style:font-name="Verdana" fo:language="en" fo:country="US" style:use-window-font-color="true"/>
    </style:style>
    <style:style style:name="T183" style:family="text">
      <style:text-properties style:font-name-asian="" style:letter-kerning="false" fo:color="#629755" style:font-weight-complex="normal" style:font-size-complex="10.5pt" fo:font-size="11pt" fo:language="en" fo:country="US" style:font-size-asian="11pt" style:font-name-complex="DejaVu Sans Mono" style:font-style-complex="italic" style:language-asian="ar" style:country-asian="SA" style:font-name="DejaVu Sans Mono"/>
    </style:style>
    <style:style style:name="T184" style:family="text">
      <style:text-properties style:font-name-asian="" style:letter-kerning="false" fo:font-size="11pt" fo:language="en" fo:country="US" style:font-size-asian="11pt" style:language-asian="ar" style:country-asian="SA" style:font-name-complex="Verdana" style:use-window-font-color="true" style:font-name="Verdana"/>
    </style:style>
    <style:style style:name="T185" style:family="text">
      <style:text-properties style:font-name-asian="" style:letter-kerning="false" fo:font-size="11pt" fo:language="en" fo:country="US" style:font-size-asian="11pt" style:language-asian="ar" style:country-asian="SA" fo:color="#629755" style:font-name="DejaVu Sans Mono" style:font-name-complex="DejaVu Sans Mono" style:font-size-complex="10.5pt" style:font-weight-complex="normal" style:font-style-complex="italic"/>
    </style:style>
    <style:style style:name="T186" style:family="text">
      <style:text-properties style:font-size-asian="10.5pt" style:font-name-complex="Verdana" style:language-asian="ar" style:country-asian="SA" fo:language="en" fo:country="US" style:letter-kerning="false" style:font-name-asian="" fo:color="#d84315"/>
    </style:style>
    <style:style style:name="T187" style:family="text">
      <style:text-properties style:font-size-asian="10.5pt" style:font-name-complex="Verdana" style:language-asian="ar" style:country-asian="SA" fo:language="en" fo:country="US" style:letter-kerning="false" style:font-name-asian="" style:use-window-font-color="true"/>
    </style:style>
    <style:style style:name="T188" style:family="text">
      <style:text-properties style:use-window-font-color="true" fo:language="ru" fo:country="RU" style:letter-kerning="true" style:language-asian="ar" style:country-asian="SA" style:font-name-asian="Times New Roman" style:font-size-asian="16pt" style:font-weight-asian="bold"/>
    </style:style>
    <style:style style:name="T189" style:family="text">
      <style:text-properties style:use-window-font-color="true" fo:language="ru" fo:country="RU" style:language-asian="ar" style:country-asian="SA" style:font-name-asian="Times New Roman" style:font-size-asian="11pt"/>
    </style:style>
    <style:style style:name="T190" style:family="text">
      <style:text-properties style:use-window-font-color="true" style:font-name="Calibri" fo:font-size="11pt" fo:language="ru" fo:country="RU" style:language-asian="ar" style:country-asian="SA" style:font-name-asian="Times New Roman" style:font-size-asian="11pt"/>
    </style:style>
    <style:style style:name="T191" style:family="text">
      <style:text-properties style:letter-kerning="true" fo:language="ru" fo:country="RU" style:language-asian="zh" style:country-asian="CN" style:font-name-complex="Calibri" style:font-size-asian="16pt" style:font-size-complex="11pt" style:font-name-asian="Times New Roman" style:font-weight-asian="bold" style:font-name="Calibri" fo:font-size="11pt"/>
    </style:style>
    <style:style style:name="T192" style:family="text">
      <style:text-properties fo:language="ru" fo:country="RU" style:font-size-asian="10pt" fo:font-size="10pt" fo:letter-spacing="normal" fo:color="#242729" fo:font-weight="normal" style:text-underline-style="none" style:text-underline-color="font-color" style:text-line-through-type="none" fo:font-style="normal" style:text-outline="false" fo:text-shadow="none" style:text-line-through-mode="continuous" style:language-asian="ar" style:country-asian="SA" style:language-complex="none" style:country-complex="none" style:font-name-asian="Liberation Mono;Courier New" style:font-name-complex="Calibri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Mono;Courier New"/>
    </style:style>
    <style:style style:name="T193" style:family="text">
      <style:text-properties fo:language="ru" fo:country="RU" style:font-size-asian="10pt" fo:font-size="10pt" fo:letter-spacing="normal" fo:color="#242729" fo:font-weight="normal" style:text-underline-style="none" style:text-underline-color="font-color" style:text-line-through-type="none" fo:font-style="normal" style:text-outline="false" fo:text-shadow="none" style:text-line-through-mode="continuous" style:language-asian="ar" style:country-asian="SA" style:language-complex="none" style:country-complex="none" style:font-name-asian="Liberation Mono;Courier New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nsolas;Menlo" style:font-name-complex="Consolas;Menlo"/>
    </style:style>
    <style:style style:name="T194" style:family="text">
      <style:text-properties fo:color="#4a148c" fo:language="ru" fo:country="RU" style:language-asian="ar" style:country-asian="SA" style:font-name-asian="Times New Roman" style:font-name-complex="Calibri" style:font-size-asian="11pt"/>
    </style:style>
    <style:style style:name="T195" style:family="text">
      <style:text-properties fo:language="ru" fo:country="RU" style:language-asian="ar" style:country-asian="SA" style:font-name-asian="Times New Roman" style:font-name-complex="Calibri" style:font-size-asian="11pt" style:use-window-font-color="true"/>
    </style:style>
    <style:style style:name="T196" style:family="text">
      <style:text-properties style:font-name-asian="Times New Roman" style:font-name-complex="Calibri" fo:color="#7030a0" style:font-size-asian="11pt" style:font-name="Calibri" fo:language="en" fo:country="US" fo:font-size="11pt" style:language-asian="ar" style:country-asian="SA"/>
    </style:style>
    <style:style style:name="T197" style:family="text">
      <style:text-properties style:font-name-asian="Times New Roman" style:font-name-complex="Calibri" style:font-size-asian="11pt" style:font-name="Calibri" fo:font-size="11pt" style:language-asian="ar" style:country-asian="SA"/>
    </style:style>
    <style:style style:name="T198" style:family="text">
      <style:text-properties style:font-name-asian="Times New Roman" style:font-name-complex="Calibri" style:font-size-asian="11pt" style:font-name="Calibri" fo:font-size="11pt" style:language-asian="ar" style:country-asian="SA" fo:color="#7030a0" fo:language="en" fo:country="US"/>
    </style:style>
    <style:style style:name="T199" style:family="text">
      <style:text-properties style:font-name-asian="Times New Roman" style:font-name-complex="Calibri" style:font-size-asian="11pt" style:font-name="Calibri" fo:font-size="11pt" style:language-asian="ar" style:country-asian="SA" style:use-window-font-color="true" fo:language="ru" fo:country="RU"/>
    </style:style>
    <style:style style:name="T200" style:family="text">
      <style:text-properties fo:language="en" fo:country="US" fo:font-size="11pt" style:font-size-asian="11pt" style:language-asian="ar" style:country-asian="SA" style:font-name-asian="Times New Roman" fo:color="#7030a0" style:font-name="Calibri" style:font-name-complex="Calibri"/>
    </style:style>
    <style:style style:name="T201" style:family="text">
      <style:text-properties fo:font-size="11pt" style:font-size-asian="11pt" style:language-asian="ar" style:country-asian="SA" style:font-name-asian="Times New Roman" fo:color="#7030a0" style:font-name="Calibri" style:font-name-complex="Calibri" fo:language="ru" fo:country="RU"/>
    </style:style>
    <style:style style:name="T202" style:family="text">
      <style:text-properties fo:font-size="11pt" style:font-size-asian="11pt" style:language-asian="ar" style:country-asian="SA" style:font-name-asian="Times New Roman" fo:color="#7030a0" style:font-name="Calibri" style:font-name-complex="Calibri" fo:language="en" fo:country="US"/>
    </style:style>
    <style:style style:name="T203" style:family="text">
      <style:text-properties fo:font-size="11pt" style:font-size-asian="11pt" style:language-asian="ar" style:country-asian="SA" style:font-name-asian="Times New Roman" style:font-name="Calibri" style:font-name-complex="Calibri"/>
    </style:style>
    <style:style style:name="T204" style:family="text">
      <style:text-properties fo:font-size="11pt" style:font-size-asian="11pt" style:language-asian="ar" style:country-asian="SA" style:font-name-asian="Times New Roman" style:font-name="Calibri" style:font-name-complex="Calibri" fo:color="#ff0000" fo:language="ru" fo:country="RU"/>
    </style:style>
    <style:style style:name="T205" style:family="text">
      <style:text-properties fo:font-size="11pt" style:font-size-asian="11pt" style:language-asian="ar" style:country-asian="SA" style:font-name-asian="Times New Roman" style:font-name="Calibri" style:font-name-complex="Calibri" fo:color="#ff0000" fo:language="en" fo:country="US"/>
    </style:style>
    <style:style style:name="T206" style:family="text">
      <style:text-properties fo:color="#7030a0" fo:language="en" fo:country="US" style:font-name="Calibri" fo:font-size="11pt" style:language-asian="ar" style:country-asian="SA" style:font-name-asian="Times New Roman" style:font-name-complex="Calibri" style:font-size-asian="11pt"/>
    </style:style>
    <style:style style:name="T207" style:family="text">
      <style:text-properties style:font-name="Calibri" fo:font-size="11pt" style:language-asian="ar" style:country-asian="SA" style:font-name-asian="Times New Roman" style:font-name-complex="Calibri" style:font-size-asian="11pt"/>
    </style:style>
    <style:style style:name="T208" style:family="text">
      <style:text-properties style:font-name="Calibri" fo:font-size="11pt" style:language-asian="ar" style:country-asian="SA" style:font-name-asian="Times New Roman" style:font-name-complex="Calibri" style:font-size-asian="11pt" fo:color="#ff0000" fo:language="en" fo:country="US"/>
    </style:style>
    <style:style style:name="T209" style:family="text">
      <style:text-properties fo:color="#6a1b9a" fo:language="ru" fo:country="RU" style:font-name="Calibri" fo:font-size="11pt" style:language-asian="ar" style:country-asian="SA" style:font-name-asian="Times New Roman" style:font-name-complex="Calibri" style:font-size-asian="11pt"/>
    </style:style>
    <style:style style:name="T210" style:family="text">
      <style:text-properties style:font-name="Calibri" fo:font-size="11pt" style:language-asian="ar" style:country-asian="SA" style:font-name-asian="Times New Roman" style:font-name-complex="Calibri" style:font-size-asian="11pt" fo:color="#00838f" fo:language="en" fo:country="US"/>
    </style:style>
    <style:style style:name="T211" style:family="text">
      <style:text-properties style:font-name-asian="Times New Roman" style:font-size-asian="11pt" style:language-asian="ar" style:country-asian="SA" style:text-overline-style="none" style:text-overline-color="font-color" fo:color="#6a1b9a" fo:language="ru" fo:country="RU" fo:font-size="11pt" fo:font-weight="normal" style:text-underline-style="none" style:text-underline-color="font-color" style:text-line-through-type="none" fo:font-style="normal" style:font-name-complex="Calibri" style:text-outline="false" style:text-line-through-mode="continuous" style:language-complex="none" style:country-complex="none" style:font-size-complex="11pt" style:font-weight-asian="normal" style:font-weight-complex="normal" style:font-style-asian="normal" style:font-style-complex="normal" style:text-emphasize="none" style:font-relief="none" fo:text-shadow="none"/>
    </style:style>
    <style:style style:name="T212" style:family="text">
      <style:text-properties style:font-name-asian="Times New Roman" style:font-size-asian="11pt" style:language-asian="ar" style:country-asian="SA" style:text-overline-style="none" style:text-overline-color="font-color" fo:language="ru" fo:country="RU" fo:font-size="11pt" fo:font-weight="normal" style:text-underline-style="none" style:text-underline-color="font-color" style:text-line-through-type="none" fo:font-style="normal" style:font-name-complex="Calibri" style:text-outline="false" style:text-line-through-mode="continuous" style:language-complex="none" style:country-complex="none" style:font-size-complex="11pt" style:font-weight-asian="normal" style:font-weight-complex="normal" style:font-style-asian="normal" style:font-style-complex="normal" style:text-emphasize="none" style:font-relief="none" fo:text-shadow="none" fo:color="#0d47a1"/>
    </style:style>
    <style:style style:name="T213" style:family="text">
      <style:text-properties style:font-name-asian="Times New Roman" style:font-size-asian="11pt" style:language-asian="ar" style:country-asian="SA" style:text-overline-style="none" style:text-overline-color="font-color" fo:language="ru" fo:country="RU" fo:font-size="11pt" fo:font-weight="normal" style:text-underline-style="none" style:text-underline-color="font-color" style:text-line-through-type="none" fo:font-style="normal" style:font-name-complex="Calibri" style:text-outline="false" style:text-line-through-mode="continuous" style:language-complex="none" style:country-complex="none" style:font-size-complex="11pt" style:font-weight-asian="normal" style:font-weight-complex="normal" style:font-style-asian="normal" style:font-style-complex="normal" style:text-emphasize="none" style:font-relief="none" fo:text-shadow="none" fo:color="#6a1b9a"/>
    </style:style>
    <style:style style:name="T214" style:family="text">
      <style:text-properties style:font-name-asian="Times New Roman" style:font-size-asian="11pt" style:text-overline-style="none" style:text-overline-color="font-color" fo:font-size="11pt" fo:font-weight="normal" style:text-underline-style="none" style:text-underline-color="font-color" style:text-line-through-type="none" fo:font-style="normal" style:font-name-complex="Calibri" style:text-outline="false" style:text-line-through-mode="continuous" style:language-complex="none" style:country-complex="none" style:font-size-complex="11pt" style:font-weight-asian="normal" style:font-weight-complex="normal" style:font-style-asian="normal" style:font-style-complex="normal" style:text-emphasize="none" style:font-relief="none" fo:text-shadow="none" fo:color="#33691e" fo:language="en" fo:country="US" style:language-asian="zh" style:country-asian="CN"/>
    </style:style>
    <style:style style:name="T215" style:family="text">
      <style:text-properties style:font-name-asian="Times New Roman" style:font-size-asian="11pt" style:text-overline-style="none" style:text-overline-color="font-color" fo:font-size="11pt" fo:font-weight="normal" style:text-underline-style="none" style:text-underline-color="font-color" style:text-line-through-type="none" fo:font-style="normal" style:font-name-complex="Calibri" style:text-outline="false" style:text-line-through-mode="continuous" style:language-complex="none" style:country-complex="none" style:font-size-complex="11pt" style:font-weight-asian="normal" style:font-weight-complex="normal" style:font-style-asian="normal" style:font-style-complex="normal" style:text-emphasize="none" style:font-relief="none" fo:text-shadow="none" fo:language="ru" fo:country="RU" style:language-asian="ar" style:country-asian="SA" fo:color="#0d47a1"/>
    </style:style>
    <style:style style:name="T216" style:family="text">
      <style:text-properties fo:language="en" fo:country="US" style:font-size-asian="11pt" style:language-asian="ar" style:country-asian="SA" style:font-name-asian="Times New Roman" style:font-name-complex="Calibri" fo:color="#7030a0" fo:font-size="11pt"/>
    </style:style>
    <style:style style:name="T217" style:family="text">
      <style:text-properties style:font-size-asian="11pt" style:language-asian="ar" style:country-asian="SA" style:font-name-asian="Times New Roman" style:font-name-complex="Calibri" fo:color="#7030a0" fo:font-size="11pt" fo:language="ru" fo:country="RU"/>
    </style:style>
    <style:style style:name="T218" style:family="text">
      <style:text-properties style:font-size-asian="11pt" style:language-asian="ar" style:country-asian="SA" style:font-name-asian="Times New Roman" style:font-name-complex="Calibri" fo:font-size="11pt" fo:language="en" fo:country="US" fo:color="#0d47a1"/>
    </style:style>
    <style:style style:name="T219" style:family="text">
      <style:text-properties style:font-size-asian="11pt" style:language-asian="ar" style:country-asian="SA" style:font-name-asian="Times New Roman" style:font-name-complex="Calibri" fo:font-size="11pt" fo:color="#0d47a1" fo:language="ru" fo:country="RU"/>
    </style:style>
    <style:style style:name="T220" style:family="text">
      <style:text-properties style:font-size-asian="11pt" style:language-asian="ar" style:country-asian="SA" style:font-name-asian="Times New Roman" style:font-name-complex="Calibri" fo:font-size="11pt" fo:color="#0d47a1" fo:language="en" fo:country="US"/>
    </style:style>
    <style:style style:name="T221" style:family="text">
      <style:text-properties fo:font-weight="normal" style:font-weight-asian="normal" style:font-weight-complex="normal" fo:color="#0d47a1"/>
    </style:style>
    <style:style style:name="T222" style:family="text">
      <style:text-properties fo:color="#0097a7"/>
    </style:style>
    <style:style style:name="T223" style:family="text">
      <style:text-properties fo:color="#388e3c"/>
    </style:style>
    <style:style style:name="T224" style:family="text">
      <style:text-properties style:font-name-complex="Calibri" style:font-name-asian="Times New Roman" style:font-size-asian="11pt" style:language-asian="ar" style:country-asian="SA" fo:color="#4a148c"/>
    </style:style>
    <style:style style:name="T225" style:family="text">
      <style:text-properties style:font-name-complex="Calibri" style:font-name-asian="Times New Roman" style:font-size-asian="11pt" style:language-asian="ar" style:country-asian="SA"/>
    </style:style>
    <style:style style:name="T226" style:family="text">
      <style:text-properties style:font-name-complex="Calibri" style:font-name-asian="Times New Roman" style:font-size-asian="11pt" style:language-asian="ar" style:country-asian="SA" fo:color="#e64a19"/>
    </style:style>
    <style:style style:name="T227" style:family="text">
      <style:text-properties style:font-name-complex="Calibri" style:font-name-asian="Times New Roman" style:font-size-asian="11pt" style:language-asian="ar" style:country-asian="SA" fo:language="en" fo:country="US" fo:color="#33691e"/>
    </style:style>
    <style:style style:name="T228" style:family="text">
      <style:text-properties style:font-name-complex="Calibri" style:font-name-asian="Times New Roman" style:font-size-asian="11pt" style:language-asian="ar" style:country-asian="SA" fo:color="#33691e" fo:language="ru" fo:country="RU"/>
    </style:style>
    <style:style style:name="T229" style:family="text">
      <style:text-properties style:font-name-complex="Calibri" style:font-name-asian="Times New Roman" style:font-size-asian="11pt" style:language-asian="ar" style:country-asian="SA" fo:color="#33691e" fo:language="en" fo:country="US"/>
    </style:style>
    <style:style style:name="T230" style:family="text">
      <style:text-properties style:font-name-complex="Calibri" style:font-name-asian="Times New Roman" style:font-size-asian="11pt" style:language-asian="ar" style:country-asian="SA" fo:language="en" fo:country="US" style:use-window-font-color="true"/>
    </style:style>
    <style:style style:name="T231" style:family="text">
      <style:text-properties style:font-name-complex="Calibri" style:font-name-asian="Times New Roman" style:font-size-asian="11pt" style:language-asian="ar" style:country-asian="SA" fo:language="en" fo:country="US" fo:color="#1b5e20"/>
    </style:style>
    <style:style style:name="T232" style:family="text">
      <style:text-properties style:font-name-complex="Calibri" style:font-name-asian="Times New Roman" style:font-size-asian="11pt" style:language-asian="ar" style:country-asian="SA" fo:color="#1b5e20"/>
    </style:style>
    <style:style style:name="T233" style:family="text">
      <style:text-properties style:font-name-complex="Calibri" style:font-name-asian="Times New Roman" style:font-size-asian="11pt" fo:color="#1b5e20" fo:language="ru" fo:country="RU" style:font-size-complex="11pt" style:language-asian="zh" style:country-asian="CN"/>
    </style:style>
    <style:style style:name="T234" style:family="text">
      <style:text-properties style:font-name-complex="Calibri" style:font-name-asian="Times New Roman" style:font-size-asian="11pt" fo:color="#1b5e20" style:language-asian="ar" style:country-asian="SA"/>
    </style:style>
    <style:style style:name="T235" style:family="text">
      <style:text-properties style:font-name-complex="Calibri" style:font-name-asian="Times New Roman" style:font-size-asian="11pt" fo:color="#1b5e20" style:language-asian="ar" style:country-asian="SA" fo:language="en" fo:country="US"/>
    </style:style>
    <style:style style:name="T236" style:family="text">
      <style:text-properties style:font-name-complex="Calibri" style:font-name-asian="Times New Roman" style:font-size-asian="11pt" style:language-asian="ar" style:country-asian="SA" style:use-window-font-color="true" fo:language="ru" fo:country="RU"/>
    </style:style>
    <style:style style:name="T237" style:family="text">
      <style:text-properties style:font-name-complex="Calibri" style:font-name-asian="Times New Roman" style:font-size-asian="11pt" style:language-asian="ar" style:country-asian="SA" fo:language="ru" fo:country="RU" fo:color="#0d47a1"/>
    </style:style>
    <style:style style:name="T238" style:family="text">
      <style:text-properties fo:color="#7030a0" style:font-name-asian="Times New Roman" style:language-asian="ar" style:country-asian="SA" style:font-size-asian="11pt" fo:font-size="11pt" fo:language="en" fo:country="US" style:font-name-complex="Calibri" style:font-name="Calibri"/>
    </style:style>
    <style:style style:name="T239" style:family="text">
      <style:text-properties style:font-name-asian="Times New Roman" style:language-asian="ar" style:country-asian="SA" style:font-size-asian="11pt" fo:font-size="11pt" fo:language="en" fo:country="US" style:font-name-complex="Calibri" style:font-name="Calibri" fo:color="#c62828"/>
    </style:style>
    <style:style style:name="T240" style:family="text">
      <style:text-properties style:font-name-asian="Times New Roman" style:language-asian="ar" style:country-asian="SA" style:font-size-asian="11pt" fo:font-size="11pt" fo:language="en" fo:country="US" style:font-name-complex="Calibri" style:font-name="Calibri" fo:color="#7030a0"/>
    </style:style>
    <style:style style:name="T241" style:family="text">
      <style:text-properties style:font-name-asian="Times New Roman" style:language-asian="ar" style:country-asian="SA" style:font-size-asian="11pt" fo:font-size="11pt" fo:language="en" fo:country="US" style:font-name-complex="Calibri" style:font-name="Calibri" fo:color="#33691e"/>
    </style:style>
    <style:style style:name="T242" style:family="text">
      <style:text-properties style:font-name-asian="Times New Roman" style:language-asian="ar" style:country-asian="SA" style:font-size-asian="11pt" fo:font-size="11pt" style:font-name-complex="Calibri" style:font-name="Calibri" fo:color="#33691e" fo:language="ru" fo:country="RU"/>
    </style:style>
    <style:style style:name="T243" style:family="text">
      <style:text-properties style:font-name-asian="Times New Roman" style:language-asian="ar" style:country-asian="SA" style:font-size-asian="11pt" fo:font-size="11pt" style:font-name-complex="Calibri" style:font-name="Calibri" fo:color="#33691e" fo:language="en" fo:country="US"/>
    </style:style>
    <style:style style:name="T244" style:family="text">
      <style:text-properties style:font-name-asian="Times New Roman" style:language-asian="ar" style:country-asian="SA" style:font-size-asian="11pt" fo:font-size="11pt" style:font-name-complex="Calibri" style:font-name="Calibri" fo:language="en" fo:country="US" style:use-window-font-color="true"/>
    </style:style>
    <style:style style:name="T245" style:family="text">
      <style:text-properties style:font-name-asian="Times New Roman" style:language-asian="ar" style:country-asian="SA" style:font-size-asian="11pt" fo:font-size="11pt" style:font-name-complex="Calibri" style:font-name="Calibri"/>
    </style:style>
    <style:style style:name="T246" style:family="text">
      <style:text-properties style:font-name-asian="Times New Roman" style:font-size-asian="11pt" fo:font-size="11pt" style:font-name-complex="Calibri" style:font-name="Calibri" style:font-size-complex="11pt" fo:color="#000000" style:language-asian="zh" style:country-asian="CN" fo:language="ru" fo:country="RU"/>
    </style:style>
    <style:style style:name="T247" style:family="text">
      <style:text-properties style:font-name-asian="Times New Roman" style:font-size-asian="11pt" fo:font-size="11pt" style:font-name-complex="Calibri" style:font-name="Calibri" style:language-asian="ar" style:country-asian="SA"/>
    </style:style>
    <style:style style:name="T248" style:family="text">
      <style:text-properties style:font-name-asian="Times New Roman" style:font-size-asian="11pt" fo:font-size="11pt" style:font-name-complex="Calibri" style:font-name="Calibri" style:language-asian="ar" style:country-asian="SA" style:use-window-font-color="true" fo:language="en" fo:country="US"/>
    </style:style>
    <style:style style:name="T249" style:family="text">
      <style:text-properties style:font-name-asian="Times New Roman" style:font-size-asian="11pt" fo:font-size="11pt" style:font-name-complex="Calibri" style:font-name="Calibri" style:language-asian="ar" style:country-asian="SA" fo:language="en" fo:country="US" fo:color="#7030a0"/>
    </style:style>
    <style:style style:name="T250" style:family="text">
      <style:text-properties fo:font-size="11pt" style:font-name-asian="Times New Roman" style:font-name-complex="Calibri" fo:language="en" fo:country="US" style:font-size-asian="11pt" style:font-weight-complex="normal" style:language-asian="ar" style:country-asian="SA" fo:color="#7030a0"/>
    </style:style>
    <style:style style:name="T251" style:family="text">
      <style:text-properties fo:font-size="11pt" style:font-name-asian="Times New Roman" style:font-name-complex="Calibri" fo:language="en" fo:country="US" style:font-size-asian="11pt" style:font-weight-complex="normal" style:language-asian="ar" style:country-asian="SA" fo:color="#536dfe"/>
    </style:style>
    <style:style style:name="T252" style:family="text">
      <style:text-properties fo:font-size="11pt" style:font-name-asian="Times New Roman" style:font-name-complex="Calibri" fo:language="en" fo:country="US" style:font-size-asian="11pt" style:font-weight-complex="normal" fo:color="#536dfe" style:language-asian="zh" style:country-asian="CN" style:font-size-complex="11pt"/>
    </style:style>
    <style:style style:name="T253" style:family="text">
      <style:text-properties fo:font-size="11pt" style:font-name-asian="Times New Roman" style:font-name-complex="Calibri" fo:language="en" fo:country="US" style:font-size-asian="11pt" style:font-weight-complex="normal" fo:color="#536dfe" style:language-asian="ar" style:country-asian="SA"/>
    </style:style>
    <style:style style:name="T254" style:family="text">
      <style:text-properties fo:font-size="11pt" style:font-name-asian="Times New Roman" style:font-name-complex="Calibri" fo:language="en" fo:country="US" style:font-size-asian="11pt" style:font-weight-complex="normal" style:language-asian="ar" style:country-asian="SA" fo:color="#558b2f"/>
    </style:style>
    <style:style style:name="T255" style:family="text">
      <style:text-properties fo:font-size="11pt" style:font-name-asian="Times New Roman" style:font-name-complex="Calibri" fo:language="en" fo:country="US" style:font-size-asian="11pt" style:font-weight-complex="normal" fo:color="#558b2f" style:language-asian="zh" style:country-asian="CN" style:font-size-complex="11pt"/>
    </style:style>
    <style:style style:name="T256" style:family="text">
      <style:text-properties fo:font-size="11pt" style:font-name-asian="Times New Roman" style:font-name-complex="Calibri" fo:language="en" fo:country="US" style:font-size-asian="11pt" style:font-weight-complex="normal" fo:color="#558b2f" style:language-asian="ar" style:country-asian="SA"/>
    </style:style>
    <style:style style:name="T257" style:family="text">
      <style:text-properties fo:font-size="11pt" style:font-name-asian="Times New Roman" style:font-name-complex="Calibri" fo:language="en" fo:country="US" style:font-size-asian="11pt" style:font-weight-complex="normal" style:language-asian="ar" style:country-asian="SA" fo:color="#000000"/>
    </style:style>
    <style:style style:name="T258" style:family="text">
      <style:text-properties fo:font-size="11pt" style:font-name-asian="Times New Roman" style:font-name-complex="Calibri" fo:language="en" fo:country="US" style:font-size-asian="11pt" style:font-weight-complex="normal" fo:color="#2e7d32" style:language-asian="zh" style:country-asian="CN" style:font-size-complex="11pt"/>
    </style:style>
    <style:style style:name="T259" style:family="text">
      <style:text-properties fo:font-size="11pt" style:font-name-asian="Times New Roman" style:font-name-complex="Calibri" fo:language="en" fo:country="US" style:font-size-asian="11pt" style:font-weight-complex="normal" fo:color="#7030a0" style:language-asian="ar" style:country-asian="SA"/>
    </style:style>
    <style:style style:name="T260" style:family="text">
      <style:text-properties style:font-size-asian="11pt" style:language-asian="ar" style:country-asian="SA" style:font-name-asian="Times New Roman" style:font-name-complex="Calibri" fo:color="#6a1b9a" fo:font-size="11pt" fo:language="ru" fo:country="RU"/>
    </style:style>
    <style:style style:name="T261" style:family="text">
      <style:text-properties style:font-size-asian="11pt" style:font-name-asian="Times New Roman" style:font-name-complex="Calibri" fo:font-size="11pt" style:font-size-complex="11pt" fo:color="#33691e" style:language-asian="zh" style:country-asian="CN" fo:language="en" fo:country="US"/>
    </style:style>
    <style:style style:name="T262" style:family="text">
      <style:text-properties style:font-size-asian="11pt" style:font-name-asian="Times New Roman" style:font-name-complex="Calibri" fo:font-size="11pt" style:use-window-font-color="true" fo:language="ru" fo:country="RU" style:language-asian="ar" style:country-asian="SA"/>
    </style:style>
    <style:style style:name="T263" style:family="text">
      <style:text-properties fo:color="#7030a0" style:font-name="Calibri" fo:font-size="11pt" fo:language="en" fo:country="US" style:language-asian="ar" style:country-asian="SA" style:font-name-asian="Times New Roman" style:font-name-complex="Calibri" style:font-size-asian="11pt"/>
    </style:style>
    <style:style style:name="T264" style:family="text">
      <style:text-properties fo:color="#4a148c" fo:font-size="11pt" style:font-size-asian="11pt" fo:language="en" fo:country="US" style:language-asian="ar" style:country-asian="SA" style:font-name-asian="Times New Roman" style:font-name-complex="Calibri"/>
    </style:style>
    <style:style style:name="T265" style:family="text">
      <style:text-properties fo:font-size="11pt" style:font-size-asian="11pt" fo:language="en" fo:country="US" style:language-asian="ar" style:country-asian="SA" style:font-name-asian="Times New Roman" style:font-name-complex="Calibri" fo:color="#33691e"/>
    </style:style>
    <style:style style:name="T266" style:family="text">
      <style:text-properties fo:language="en" fo:country="US" style:language-asian="ar" style:country-asian="SA" style:font-name-asian="Times New Roman" style:font-name-complex="Calibri" fo:color="#4a148c" fo:font-size="11pt" style:font-size-asian="11pt"/>
    </style:style>
    <style:style style:name="T267" style:family="text">
      <style:text-properties fo:language="en" fo:country="US" style:language-asian="ar" style:country-asian="SA" style:font-name-asian="Times New Roman" style:font-name-complex="Calibri" fo:font-size="11pt" style:font-size-asian="11pt" fo:color="#7030a0"/>
    </style:style>
    <style:style style:name="T268" style:family="text">
      <style:text-properties fo:language="en" fo:country="US" style:language-asian="ar" style:country-asian="SA" style:font-name-asian="Times New Roman" style:font-name-complex="Calibri" fo:font-size="11pt" style:font-size-asian="11pt" fo:color="#33691e"/>
    </style:style>
    <style:style style:name="T269" style:family="text">
      <style:text-properties fo:language="en" fo:country="US" style:language-asian="ar" style:country-asian="SA" style:font-name-asian="Times New Roman" style:font-name-complex="Calibri" fo:font-size="11pt" style:font-size-asian="11pt" fo:color="#006064"/>
    </style:style>
    <style:style style:name="T270" style:family="text">
      <style:text-properties style:font-size-asian="11pt" fo:color="#4a148c" style:font-name-complex="Calibri" fo:font-size="11pt" fo:language="en" fo:country="US" style:language-asian="ar" style:country-asian="SA" style:font-name-asian="Times New Roman"/>
    </style:style>
    <style:style style:name="T271" style:family="text">
      <style:text-properties style:font-size-asian="11pt" fo:color="#4a148c" style:font-name-complex="Calibri" fo:font-size="11pt" style:language-asian="ar" style:country-asian="SA" style:font-name-asian="Times New Roman" fo:language="ru" fo:country="RU"/>
    </style:style>
    <style:style style:name="T272" style:family="text">
      <style:text-properties style:font-size-asian="11pt" fo:color="#4a148c" style:font-name-complex="Calibri" fo:font-size="11pt" style:language-asian="ar" style:country-asian="SA" style:font-name-asian="Times New Roman" fo:language="en" fo:country="US"/>
    </style:style>
    <style:style style:name="T273" style:family="text">
      <style:text-properties style:font-name-complex="Calibri" style:language-asian="ar" style:country-asian="SA" style:font-name-asian="Times New Roman"/>
    </style:style>
    <style:style style:name="T274" style:family="text">
      <style:text-properties style:font-name-complex="Calibri" style:language-asian="ar" style:country-asian="SA" style:font-name-asian="Times New Roman" fo:color="#b71c1c" style:font-size-asian="11pt" fo:language="ru" fo:country="RU" fo:font-size="11pt"/>
    </style:style>
    <style:style style:name="T275" style:family="text">
      <style:text-properties style:font-name-complex="Calibri" style:language-asian="ar" style:country-asian="SA" style:font-name-asian="Times New Roman" fo:color="#b71c1c" style:font-size-asian="11pt" fo:font-size="11pt" fo:language="en" fo:country="US"/>
    </style:style>
    <style:style style:name="T276" style:family="text">
      <style:text-properties style:font-name-complex="Calibri" style:language-asian="ar" style:country-asian="SA" style:font-name-asian="Times New Roman" fo:font-size="11pt" style:font-size-asian="11pt" fo:language="ru" fo:country="RU" fo:color="#006064"/>
    </style:style>
    <style:style style:name="T277" style:family="text">
      <style:text-properties style:font-name-complex="Calibri" style:language-asian="ar" style:country-asian="SA" style:font-name-asian="Times New Roman" fo:color="#33691e" fo:font-size="11pt" fo:language="ru" fo:country="RU" style:font-size-asian="11pt"/>
    </style:style>
    <style:style style:name="T278" style:family="text">
      <style:text-properties style:language-asian="ar" style:country-asian="SA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.80000019073486pt" style:language-complex="none" style:country-complex="none" style:text-line-through-mode="continuous" fo:text-shadow="none" fo:font-style="normal" style:text-line-through-type="none" style:text-underline-style="none" style:text-underline-color="font-color" fo:font-weight="normal" style:font-name="Calibri" fo:color="#4a148c" style:font-name-complex="Calibri" fo:language="en" fo:country="US" style:font-name-asian="Times New Roman" fo:font-size="11pt" style:font-size-asian="11pt" style:text-outline="false"/>
    </style:style>
    <style:style style:name="T279" style:family="text">
      <style:text-properties style:language-asian="ar" style:country-asian="SA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.80000019073486pt" style:language-complex="none" style:country-complex="none" style:text-line-through-mode="continuous" fo:text-shadow="none" fo:font-style="normal" style:text-line-through-type="none" style:text-underline-style="none" style:text-underline-color="font-color" fo:font-weight="normal" style:font-name="Calibri" style:font-name-complex="Calibri" fo:language="en" fo:country="US" style:font-name-asian="Times New Roman" fo:font-size="11pt" style:font-size-asian="11pt" style:text-outline="false" fo:color="#7030a0"/>
    </style:style>
    <style:style style:name="T280" style:family="text">
      <style:text-properties style:language-asian="ar" style:country-asian="SA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.80000019073486pt" style:language-complex="none" style:country-complex="none" style:text-line-through-mode="continuous" fo:text-shadow="none" fo:font-style="normal" style:text-line-through-type="none" style:text-underline-style="none" style:text-underline-color="font-color" fo:font-weight="normal" style:font-name="Calibri" style:font-name-complex="Calibri" style:font-name-asian="Times New Roman" fo:font-size="11pt" style:font-size-asian="11pt" style:text-outline="false" fo:color="#7030a0" fo:language="ru" fo:country="RU"/>
    </style:style>
    <style:style style:name="T281" style:family="text">
      <style:text-properties style:language-asian="ar" style:country-asian="SA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.80000019073486pt" style:language-complex="none" style:country-complex="none" style:text-line-through-mode="continuous" fo:text-shadow="none" fo:font-style="normal" style:text-line-through-type="none" style:text-underline-style="none" style:text-underline-color="font-color" fo:font-weight="normal" style:font-name="Calibri" style:font-name-complex="Calibri" style:font-name-asian="Times New Roman" fo:font-size="11pt" style:font-size-asian="11pt" style:text-outline="false" fo:color="#7030a0" fo:language="en" fo:country="US"/>
    </style:style>
    <style:style style:name="T282" style:family="text">
      <style:text-properties style:language-asian="ar" style:country-asian="SA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.80000019073486pt" style:text-line-through-mode="continuous" fo:text-shadow="none" fo:font-style="normal" style:text-line-through-type="none" style:text-underline-style="none" style:text-underline-color="font-color" fo:font-weight="normal" fo:font-size="11pt" style:font-size-asian="11pt" style:text-outline="false" fo:language="ru" fo:country="RU" style:font-name-complex="Calibri" style:font-name="Calibri" style:language-complex="none" style:country-complex="none" fo:color="#006064" style:font-name-asian="Times New Roman"/>
    </style:style>
    <style:style style:name="T283" style:family="text">
      <style:text-properties style:language-asian="ar" style:country-asian="SA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.80000019073486pt" style:text-line-through-mode="continuous" fo:text-shadow="none" fo:font-style="normal" style:text-line-through-type="none" style:text-underline-style="none" style:text-underline-color="font-color" fo:font-weight="normal" style:text-outline="false" style:language-complex="none" style:country-complex="none" style:font-name="Calibri" style:font-name-complex="Calibri" style:font-name-asian="Times New Roman"/>
    </style:style>
    <style:style style:name="T284" style:family="text">
      <style:text-properties style:language-asian="ar" style:country-asian="SA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.80000019073486pt" style:text-line-through-mode="continuous" fo:text-shadow="none" fo:font-style="normal" style:text-line-through-type="none" style:text-underline-style="none" style:text-underline-color="font-color" fo:font-weight="normal" style:text-outline="false" style:language-complex="none" style:country-complex="none" style:font-name="Calibri" style:font-name-complex="Calibri" style:font-name-asian="Times New Roman" fo:color="#ff0000" fo:language="ru" fo:country="RU" fo:font-size="11pt" style:font-size-asian="11pt"/>
    </style:style>
    <style:style style:name="T285" style:family="text">
      <style:text-properties style:language-asian="ar" style:country-asian="SA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.80000019073486pt" style:text-line-through-mode="continuous" fo:text-shadow="none" fo:font-style="normal" style:text-line-through-type="none" style:text-underline-style="none" style:text-underline-color="font-color" fo:font-weight="normal" style:text-outline="false" style:language-complex="none" style:country-complex="none" style:font-name="Calibri" style:font-name-complex="Calibri" style:font-name-asian="Times New Roman" fo:color="#ff0000" fo:font-size="11pt" style:font-size-asian="11pt" fo:language="en" fo:country="US"/>
    </style:style>
    <style:style style:name="T286" style:family="text">
      <style:text-properties style:language-asian="ar" style:country-asian="SA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.80000019073486pt" style:text-line-through-mode="continuous" fo:text-shadow="none" fo:font-style="normal" style:text-line-through-type="none" style:text-underline-style="none" style:text-underline-color="font-color" fo:font-weight="normal" style:text-outline="false" style:language-complex="none" style:country-complex="none" style:font-name="Calibri" style:font-name-complex="Calibri" style:font-name-asian="Times New Roman" fo:font-size="11pt" style:font-size-asian="11pt" fo:color="#7030a0" fo:language="ru" fo:country="RU"/>
    </style:style>
    <style:style style:name="T287" style:family="text">
      <style:text-properties style:language-asian="ar" style:country-asian="SA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.80000019073486pt" style:text-line-through-mode="continuous" fo:text-shadow="none" fo:font-style="normal" style:text-line-through-type="none" style:text-underline-style="none" style:text-underline-color="font-color" fo:font-weight="normal" style:text-outline="false" fo:font-size="11pt" style:font-size-asian="11pt" fo:language="ru" fo:country="RU" style:font-name-complex="Calibri" fo:color="#33691e" style:language-complex="none" style:country-complex="none" style:font-name-asian="Times New Roman" style:font-name="Calibri"/>
    </style:style>
    <style:style style:name="T288" style:family="text">
      <style:text-properties fo:color="#7030a0" fo:font-size="11pt" style:language-asian="ar" style:country-asian="SA" style:font-size-asian="11pt" fo:language="en" fo:country="US" style:font-name-asian="Times New Roman" style:font-name-complex="Calibri" style:font-weight-complex="bold"/>
    </style:style>
    <style:style style:name="T289" style:family="text">
      <style:text-properties fo:font-size="11pt" style:language-asian="ar" style:country-asian="SA" style:font-size-asian="11pt" fo:language="en" fo:country="US" style:font-name-asian="Times New Roman" style:font-name-complex="Calibri" style:font-weight-complex="bold" fo:color="#00838f"/>
    </style:style>
    <style:style style:name="T290" style:family="text">
      <style:text-properties fo:color="#6a1b9a" fo:font-size="11pt" style:language-asian="ar" style:country-asian="SA" style:font-size-asian="11pt" fo:language="en" fo:country="US" style:font-name-asian="Times New Roman" style:font-name-complex="Calibri"/>
    </style:style>
    <style:style style:name="T291" style:family="text">
      <style:text-properties fo:font-size="11pt" style:language-asian="ar" style:country-asian="SA" style:font-size-asian="11pt" fo:language="en" fo:country="US" style:font-name-asian="Times New Roman" style:font-name-complex="Calibri" fo:color="#000000"/>
    </style:style>
    <style:style style:name="T292" style:family="text">
      <style:text-properties fo:font-size="11pt" style:language-asian="ar" style:country-asian="SA" style:font-size-asian="11pt" fo:language="en" fo:country="US" style:font-name-asian="Times New Roman" style:font-name-complex="Calibri" fo:color="#00838f"/>
    </style:style>
    <style:style style:name="T293" style:family="text">
      <style:text-properties fo:font-size="11pt" style:language-asian="ar" style:country-asian="SA" style:font-size-asian="11pt" fo:language="en" fo:country="US" style:font-name-asian="Times New Roman" style:font-name-complex="Calibri" fo:color="#c62828"/>
    </style:style>
    <style:style style:name="T294" style:family="text">
      <style:text-properties style:language-asian="ar" style:country-asian="SA" style:font-name-complex="Calibri" style:font-size-asian="11pt" fo:font-size="11pt" fo:language="en" fo:country="US" style:font-name-asian="Times New Roman"/>
    </style:style>
    <style:style style:name="T295" style:family="text">
      <style:text-properties style:font-name-complex="Calibri" style:font-name-asian="Times New Roman"/>
    </style:style>
    <style:style style:name="T296" style:family="text">
      <style:text-properties style:font-name-complex="Calibri" style:font-name-asian="Times New Roman" style:font-size-asian="11pt" fo:font-size="11pt" style:language-asian="ar" style:country-asian="SA" fo:language="en" fo:country="US" fo:color="#0d47a1"/>
    </style:style>
    <style:style style:name="T297" style:family="text">
      <style:text-properties style:font-name-complex="Calibri" style:font-name-asian="Times New Roman" fo:color="#e64a19"/>
    </style:style>
    <style:style style:name="T298" style:family="text">
      <style:text-properties style:font-name-complex="Calibri" style:font-name-asian="Times New Roman" fo:color="#e64a19" style:font-size-asian="11pt" fo:font-size="11pt" style:language-asian="ar" style:country-asian="SA" fo:language="en" fo:country="US"/>
    </style:style>
    <style:style style:name="T299" style:family="text">
      <style:text-properties style:font-name-complex="Calibri" style:font-name-asian="Times New Roman" fo:color="#d84315"/>
    </style:style>
    <style:style style:name="T300" style:family="text">
      <style:text-properties style:font-name-complex="Calibri" style:font-name-asian="Times New Roman" fo:color="#d84315" style:font-size-asian="11pt" style:language-asian="ar" style:country-asian="SA" fo:language="en" fo:country="US" fo:font-size="11pt"/>
    </style:style>
    <style:style style:name="T301" style:family="text">
      <style:text-properties style:font-name-complex="Calibri" style:font-name-asian="Times New Roman" fo:language="en" fo:country="US" style:font-size-asian="11pt" style:language-asian="ar" style:country-asian="SA" fo:font-size="11pt"/>
    </style:style>
    <style:style style:name="T302" style:family="text">
      <style:text-properties fo:color="#7030a0" fo:font-size="11pt" style:font-name-asian="Times New Roman" fo:language="en" fo:country="US" style:font-size-complex="11pt" style:font-size-asian="11pt" style:language-asian="zh" style:country-asian="CN" style:font-name-complex="Calibri"/>
    </style:style>
    <style:style style:name="T303" style:family="text">
      <style:text-properties fo:color="#7030a0" fo:font-size="11pt" style:font-name-asian="Times New Roman" fo:language="en" fo:country="US" style:font-size-asian="11pt" style:font-name-complex="Calibri" style:language-asian="ar" style:country-asian="SA"/>
    </style:style>
    <style:style style:name="T304" style:family="text">
      <style:text-properties fo:font-size="11pt" style:font-name-asian="Times New Roman" fo:language="en" fo:country="US" style:font-size-asian="11pt" style:font-name-complex="Calibri" style:language-asian="ar" style:country-asian="SA" fo:color="#558b2f"/>
    </style:style>
    <style:style style:name="T305" style:family="text">
      <style:text-properties fo:font-size="11pt" style:font-name-asian="Times New Roman" fo:language="en" fo:country="US" style:font-size-asian="11pt" style:font-name-complex="Calibri" style:language-asian="ar" style:country-asian="SA" fo:color="#7030a0"/>
    </style:style>
    <style:style style:name="T306" style:family="text">
      <style:text-properties fo:font-size="11pt" style:font-name-asian="Times New Roman" fo:language="en" fo:country="US" style:font-size-asian="11pt" style:font-name-complex="Calibri" style:language-asian="ar" style:country-asian="SA" fo:color="#e65100"/>
    </style:style>
    <style:style style:name="T307" style:family="text">
      <style:text-properties fo:font-size="11pt" style:font-name-complex="Calibri" fo:language="en" fo:country="US" style:font-name-asian="Times New Roman" style:language-asian="zh" style:country-asian="CN" style:font-size-asian="11pt" style:font-size-complex="11pt" fo:color="#7030a0"/>
    </style:style>
    <style:style style:name="T308" style:family="text">
      <style:text-properties fo:font-size="11pt" style:font-name-complex="Calibri" fo:language="en" fo:country="US" style:font-name-asian="Times New Roman" style:font-size-asian="11pt" fo:color="#7030a0" style:language-asian="ar" style:country-asian="SA"/>
    </style:style>
    <style:style style:name="T309" style:family="text">
      <style:text-properties fo:font-size="11pt" style:font-name-complex="Calibri" fo:language="en" fo:country="US" style:font-name-asian="Times New Roman" style:font-size-asian="11pt" style:language-asian="ar" style:country-asian="SA" fo:color="#ff4081"/>
    </style:style>
    <style:style style:name="T310" style:family="text">
      <style:text-properties fo:font-size="11pt" style:font-name-complex="Calibri" fo:language="en" fo:country="US" style:font-name-asian="Times New Roman" style:font-size-asian="11pt" style:language-asian="ar" style:country-asian="SA" fo:color="#7030a0"/>
    </style:style>
    <style:style style:name="T311" style:family="text">
      <style:text-properties fo:font-size="11pt" style:font-name-complex="Calibri" fo:language="en" fo:country="US" style:font-name-asian="Times New Roman" style:font-size-asian="11pt" style:language-asian="ar" style:country-asian="SA" fo:color="#558b2f"/>
    </style:style>
    <style:style style:name="T312" style:family="text">
      <style:text-properties fo:font-size="11pt" style:font-name-complex="Calibri" fo:language="en" fo:country="US" style:font-name-asian="Times New Roman" style:font-size-asian="11pt" fo:color="#e65100" style:language-asian="zh" style:country-asian="CN" style:font-size-complex="11pt"/>
    </style:style>
    <style:style style:name="T313" style:family="text">
      <style:text-properties style:font-size-asian="11pt" style:font-name-asian="Times New Roman" fo:color="#6a1b9a" fo:font-size="11pt" style:font-name-complex="Calibri" style:language-asian="zh" style:country-asian="CN" style:font-size-complex="11pt" fo:language="en" fo:country="US"/>
    </style:style>
    <style:style style:name="T314" style:family="text">
      <style:text-properties style:font-size-asian="11pt" style:font-name-asian="Times New Roman" fo:font-size="11pt" style:font-name-complex="Calibri" style:language-asian="zh" style:country-asian="CN" style:font-size-complex="11pt" fo:language="en" fo:country="US" fo:color="#000000"/>
    </style:style>
    <style:style style:name="T315" style:family="text">
      <style:text-properties style:font-size-asian="11pt" style:font-name-asian="Times New Roman" fo:font-size="11pt" style:font-name-complex="Calibri" style:language-asian="zh" style:country-asian="CN" style:font-size-complex="11pt" fo:language="en" fo:country="US" fo:color="#c2185b"/>
    </style:style>
    <style:style style:name="T316" style:family="text">
      <style:text-properties style:font-size-asian="11pt" style:font-name-asian="Times New Roman" fo:font-size="11pt" style:font-name-complex="Calibri" style:language-asian="zh" style:country-asian="CN" style:font-size-complex="11pt" fo:language="en" fo:country="US" fo:color="#33691e"/>
    </style:style>
    <style:style style:name="T317" style:family="text">
      <style:text-properties fo:language="en" fo:country="US" style:font-name-asian="Times New Roman" style:language-asian="ar" style:country-asian="SA" style:font-name-complex="Calibri" fo:color="#7030a0" fo:font-size="11pt" style:font-size-asian="11pt"/>
    </style:style>
    <style:style style:name="T318" style:family="text">
      <style:text-properties style:font-name-asian="Times New Roman" style:language-asian="ar" style:country-asian="SA" style:font-name-complex="Calibri" fo:color="#7030a0" fo:font-size="11pt" style:font-size-asian="11pt" fo:language="ru" fo:country="RU"/>
    </style:style>
    <style:style style:name="T319" style:family="text">
      <style:text-properties style:font-name-asian="Times New Roman" style:language-asian="ar" style:country-asian="SA" style:font-name-complex="Calibri" fo:color="#7030a0" fo:font-size="11pt" style:font-size-asian="11pt" fo:language="en" fo:country="US"/>
    </style:style>
    <style:style style:name="T320" style:family="text">
      <style:text-properties style:font-name-asian="Times New Roman" style:language-asian="ar" style:country-asian="SA" style:font-name-complex="Calibri"/>
    </style:style>
    <style:style style:name="T321" style:family="text">
      <style:text-properties style:font-name-asian="Times New Roman" style:language-asian="ar" style:country-asian="SA" style:font-name-complex="Calibri" style:font-size-asian="11pt" fo:font-size="11pt" fo:language="ru" fo:country="RU" fo:color="#00838f"/>
    </style:style>
    <style:style style:name="T322" style:family="text">
      <style:text-properties style:font-name-asian="Times New Roman" style:language-asian="ar" style:country-asian="SA" style:font-name-complex="Calibri" fo:color="#ff0000" fo:language="ru" fo:country="RU" fo:font-size="11pt" style:font-size-asian="11pt"/>
    </style:style>
    <style:style style:name="T323" style:family="text">
      <style:text-properties style:font-name-asian="Times New Roman" style:language-asian="ar" style:country-asian="SA" style:font-name-complex="Calibri" fo:color="#ff0000" fo:font-size="11pt" style:font-size-asian="11pt" fo:language="en" fo:country="US"/>
    </style:style>
    <style:style style:name="T324" style:family="text">
      <style:text-properties style:font-name-asian="Times New Roman" style:language-asian="ar" style:country-asian="SA" style:font-name-complex="Calibri" fo:color="#b71c1c"/>
    </style:style>
    <style:style style:name="T325" style:family="text">
      <style:text-properties style:font-name-asian="Times New Roman" style:language-asian="ar" style:country-asian="SA" style:font-name-complex="Calibri" fo:color="#b71c1c" fo:language="ru" fo:country="RU" fo:font-size="11pt" style:font-size-asian="11pt"/>
    </style:style>
    <style:style style:name="T326" style:family="text">
      <style:text-properties style:font-name-asian="Times New Roman" style:language-asian="ar" style:country-asian="SA" style:font-name-complex="Calibri" fo:color="#b71c1c" fo:font-size="11pt" style:font-size-asian="11pt" fo:language="en" fo:country="US"/>
    </style:style>
    <style:style style:name="T327" style:family="text">
      <style:text-properties style:font-name-asian="Times New Roman" style:language-asian="ar" style:country-asian="SA" style:font-name-complex="Calibri" fo:color="#2e7d32" fo:font-size="11pt" fo:language="ru" fo:country="RU" style:font-size-asian="11pt"/>
    </style:style>
    <style:style style:name="T328" style:family="text">
      <style:text-properties fo:font-size="11pt" fo:language="en" fo:country="US" style:language-asian="ar" style:country-asian="SA" style:font-name-asian="Times New Roman" style:font-size-asian="11pt" fo:color="#7030a0" style:font-name-complex="Calibri" style:font-name="Calibri"/>
    </style:style>
    <style:style style:name="T329" style:family="text">
      <style:text-properties fo:font-size="11pt" style:language-asian="ar" style:country-asian="SA" style:font-name-asian="Times New Roman" style:font-size-asian="11pt" fo:color="#7030a0" style:font-name-complex="Calibri" style:font-name="Calibri" fo:language="ru" fo:country="RU"/>
    </style:style>
    <style:style style:name="T330" style:family="text">
      <style:text-properties fo:font-size="11pt" style:language-asian="ar" style:country-asian="SA" style:font-name-asian="Times New Roman" style:font-size-asian="11pt" fo:color="#7030a0" style:font-name-complex="Calibri" style:font-name="Calibri" fo:language="en" fo:country="US"/>
    </style:style>
    <style:style style:name="T331" style:family="text">
      <style:text-properties style:language-asian="ar" style:country-asian="SA" style:font-name-asian="Times New Roman" style:font-name-complex="Calibri" style:font-name="Calibri"/>
    </style:style>
    <style:style style:name="T332" style:family="text">
      <style:text-properties style:language-asian="ar" style:country-asian="SA" style:font-name-asian="Times New Roman" style:font-name-complex="Calibri" style:font-name="Calibri" fo:font-size="11pt" fo:color="#00838f" style:font-size-asian="11pt" fo:language="ru" fo:country="RU"/>
    </style:style>
    <style:style style:name="T333" style:family="text">
      <style:text-properties style:language-asian="ar" style:country-asian="SA" style:font-name-asian="Times New Roman" style:font-name-complex="Calibri" style:font-name="Calibri" style:font-size-asian="11pt" fo:language="en" fo:country="US" fo:font-size="11pt" style:use-window-font-color="true"/>
    </style:style>
    <style:style style:name="T334" style:family="text">
      <style:text-properties style:language-asian="ar" style:country-asian="SA" style:font-name-asian="Times New Roman" style:font-name-complex="Calibri" style:font-name="Calibri" style:font-size-asian="11pt" fo:color="#ff0000" fo:language="ru" fo:country="RU" fo:font-size="11pt"/>
    </style:style>
    <style:style style:name="T335" style:family="text">
      <style:text-properties style:language-asian="ar" style:country-asian="SA" style:font-name-asian="Times New Roman" style:font-name-complex="Calibri" style:font-name="Calibri" style:font-size-asian="11pt" fo:color="#ff0000" fo:font-size="11pt" fo:language="en" fo:country="US"/>
    </style:style>
    <style:style style:name="T336" style:family="text">
      <style:text-properties style:language-asian="ar" style:country-asian="SA" style:font-name-asian="Times New Roman" style:font-name-complex="Calibri" style:font-name="Calibri" style:font-size-asian="11pt" fo:color="#ff0000" fo:font-size="11pt" fo:language="ru" fo:country="RU"/>
    </style:style>
    <style:style style:name="T337" style:family="text">
      <style:text-properties style:language-asian="ar" style:country-asian="SA" style:font-name-asian="Times New Roman" style:font-name-complex="Calibri" style:font-name="Calibri" style:font-size-asian="11pt" fo:font-size="11pt" fo:language="ru" fo:country="RU" style:use-window-font-color="true"/>
    </style:style>
    <style:style style:name="T338" style:family="text">
      <style:text-properties fo:language="en" fo:country="US" fo:color="#7030a0" style:language-asian="ar" style:country-asian="SA" style:font-name="Calibri" fo:font-size="11pt" style:font-name-complex="Calibri" style:font-size-asian="11pt" style:font-name-asian="Times New Roman"/>
    </style:style>
    <style:style style:name="T339" style:family="text">
      <style:text-properties fo:color="#7030a0" style:language-asian="ar" style:country-asian="SA" style:font-name="Calibri" fo:font-size="11pt" style:font-name-complex="Calibri" style:font-size-asian="11pt" style:font-name-asian="Times New Roman" fo:language="ru" fo:country="RU"/>
    </style:style>
    <style:style style:name="T340" style:family="text">
      <style:text-properties fo:color="#7030a0" style:language-asian="ar" style:country-asian="SA" style:font-name="Calibri" fo:font-size="11pt" style:font-name-complex="Calibri" style:font-size-asian="11pt" style:font-name-asian="Times New Roman" fo:language="en" fo:country="US"/>
    </style:style>
    <style:style style:name="T341" style:family="text">
      <style:text-properties style:language-asian="ar" style:country-asian="SA" style:font-name="Calibri" style:font-name-complex="Calibri" style:font-name-asian="Times New Roman"/>
    </style:style>
    <style:style style:name="T342" style:family="text">
      <style:text-properties style:language-asian="ar" style:country-asian="SA" style:font-name="Calibri" style:font-name-complex="Calibri" style:font-name-asian="Times New Roman" style:font-size-asian="11pt" fo:color="#00838f" fo:language="ru" fo:country="RU" fo:font-size="11pt"/>
    </style:style>
    <style:style style:name="T343" style:family="text">
      <style:text-properties style:language-asian="ar" style:country-asian="SA" style:font-name="Calibri" style:font-name-complex="Calibri" style:font-name-asian="Times New Roman" style:font-size-asian="11pt" fo:font-size="11pt" fo:language="en" fo:country="US" style:use-window-font-color="true"/>
    </style:style>
    <style:style style:name="T344" style:family="text">
      <style:text-properties style:language-asian="ar" style:country-asian="SA" style:font-name="Calibri" style:font-name-complex="Calibri" style:font-name-asian="Times New Roman" style:font-size-asian="11pt" style:use-window-font-color="true" fo:language="en" fo:country="US" fo:font-size="11pt"/>
    </style:style>
    <style:style style:name="T345" style:family="text">
      <style:text-properties style:language-asian="ar" style:country-asian="SA" style:font-name="Calibri" style:font-name-complex="Calibri" style:font-name-asian="Times New Roman" fo:font-size="11pt" fo:language="ru" fo:country="RU" fo:color="#ff0000" style:font-size-asian="11pt"/>
    </style:style>
    <style:style style:name="T346" style:family="text">
      <style:text-properties style:language-asian="ar" style:country-asian="SA" style:font-name="Calibri" style:font-name-complex="Calibri" style:font-name-asian="Times New Roman" fo:font-size="11pt" fo:color="#ff0000" style:font-size-asian="11pt" fo:language="en" fo:country="US"/>
    </style:style>
    <style:style style:name="T347" style:family="text">
      <style:text-properties style:language-asian="ar" style:country-asian="SA" style:font-name="Calibri" style:font-name-complex="Calibri" style:font-name-asian="Times New Roman" fo:font-size="11pt" fo:color="#ff0000" style:font-size-asian="11pt" fo:language="ru" fo:country="RU"/>
    </style:style>
    <style:style style:name="T348" style:family="text">
      <style:text-properties style:language-asian="ar" style:country-asian="SA" style:font-name="Calibri" style:font-name-complex="Calibri" style:font-name-asian="Times New Roman" fo:font-size="11pt" style:font-size-asian="11pt" style:use-window-font-color="true" fo:language="ru" fo:country="RU"/>
    </style:style>
    <style:style style:name="T349" style:family="text">
      <style:text-properties style:language-asian="ar" style:country-asian="SA" style:font-name-asian="Times New Roman" style:font-name-complex="Calibri" style:font-size-asian="11pt" fo:color="#7030a0" style:font-name="Calibri" fo:font-size="11pt" fo:language="en" fo:country="US"/>
    </style:style>
    <style:style style:name="T350" style:family="text">
      <style:text-properties style:language-asian="ar" style:country-asian="SA" style:font-name-asian="Times New Roman" style:font-name-complex="Calibri" style:font-size-asian="11pt" fo:color="#7030a0" style:font-name="Calibri" fo:font-size="11pt" fo:language="ru" fo:country="RU"/>
    </style:style>
    <style:style style:name="T351" style:family="text">
      <style:text-properties style:font-name-complex="Calibri" fo:color="#00838f" style:font-name="Calibri" fo:language="ru" fo:country="RU" style:language-asian="ar" style:country-asian="SA" style:font-name-asian="Times New Roman" style:font-size-asian="11pt" fo:font-size="11pt"/>
    </style:style>
    <style:style style:name="T352" style:family="text">
      <style:text-properties style:font-name-complex="Calibri" style:use-window-font-color="true" style:font-name="Calibri" fo:language="en" fo:country="US" style:language-asian="ar" style:country-asian="SA" style:font-name-asian="Times New Roman" style:font-size-asian="11pt" fo:font-size="11pt"/>
    </style:style>
    <style:style style:name="T353" style:family="text">
      <style:text-properties style:use-window-font-color="true" style:font-name="Calibri" fo:font-size="11pt" fo:language="en" fo:country="US" style:language-asian="ar" style:country-asian="SA" style:font-name-asian="Times New Roman" style:font-name-complex="Calibri" style:font-size-asian="11pt"/>
    </style:style>
    <style:style style:name="T354" style:family="text">
      <style:text-properties fo:language="en" fo:country="US" fo:font-size="11pt" style:font-name-complex="Calibri" style:font-size-asian="11pt" style:font-name="Calibri" style:use-window-font-color="true" style:language-asian="ar" style:country-asian="SA" style:font-name-asian="Times New Roman"/>
    </style:style>
    <style:style style:name="T355" style:family="text">
      <style:text-properties fo:font-size="11pt" fo:language="en" fo:country="US" style:use-window-font-color="true" style:font-name="Calibri" style:font-name-complex="Calibri" style:font-size-asian="11pt" style:language-asian="ar" style:country-asian="SA" style:font-name-asian="Times New Roman"/>
    </style:style>
    <style:style style:name="T356" style:family="text">
      <style:text-properties fo:color="#ff0000" style:font-name="Calibri" fo:font-size="11pt" fo:language="ru" fo:country="RU" style:language-asian="ar" style:country-asian="SA" style:font-name-asian="Times New Roman" style:font-name-complex="Calibri" style:font-size-asian="11pt"/>
    </style:style>
    <style:style style:name="T357" style:family="text">
      <style:text-properties fo:color="#ff0000" style:font-name="Calibri" fo:font-size="11pt" style:language-asian="ar" style:country-asian="SA" style:font-name-asian="Times New Roman" style:font-name-complex="Calibri" style:font-size-asian="11pt" fo:language="en" fo:country="US"/>
    </style:style>
    <style:style style:name="T358" style:family="text">
      <style:text-properties fo:color="#ff0000" style:font-name="Calibri" fo:font-size="11pt" style:language-asian="ar" style:country-asian="SA" style:font-name-asian="Times New Roman" style:font-name-complex="Calibri" style:font-size-asian="11pt" fo:language="ru" fo:country="RU"/>
    </style:style>
    <style:style style:name="T359" style:family="text">
      <style:text-properties style:font-name="Calibri" fo:font-size="11pt" style:language-asian="ar" style:country-asian="SA" style:font-name-asian="Times New Roman" style:font-name-complex="Calibri" style:font-size-asian="11pt" fo:language="ru" fo:country="RU" style:use-window-font-color="true"/>
    </style:style>
    <style:style style:name="T360" style:family="text">
      <style:text-properties fo:color="#6a1b9a" style:font-name-asian="Times New Roman" style:font-size-complex="11pt" style:font-size-asian="11pt" style:language-asian="zh" style:country-asian="CN" fo:language="ru" fo:country="RU" fo:font-size="11pt" style:font-name-complex="Calibri"/>
    </style:style>
    <style:style style:name="T361" style:family="text">
      <style:text-properties fo:color="#6a1b9a" style:font-name-asian="Times New Roman" style:font-size-complex="11pt" style:font-size-asian="11pt" style:language-asian="zh" style:country-asian="CN" fo:language="ru" fo:country="RU" fo:font-size="11pt" style:font-name-complex="Calibri" style:font-style-complex="normal"/>
    </style:style>
    <style:style style:name="T362" style:family="text">
      <style:text-properties style:font-name-asian="Times New Roman" style:font-size-complex="11pt" style:font-size-asian="11pt" style:language-asian="zh" style:country-asian="CN" fo:language="ru" fo:country="RU" fo:font-size="11pt" style:font-name-complex="Calibri" style:font-style-complex="normal" fo:color="#ff4081"/>
    </style:style>
    <style:style style:name="T363" style:family="text">
      <style:text-properties style:font-name-asian="Times New Roman" style:font-size-complex="11pt" style:font-size-asian="11pt" style:language-asian="zh" style:country-asian="CN" fo:language="ru" fo:country="RU" fo:font-size="11pt" style:font-name-complex="Calibri" style:font-style-complex="normal" style:use-window-font-color="true"/>
    </style:style>
    <style:style style:name="T364" style:family="text">
      <style:text-properties style:font-name-asian="Times New Roman" style:font-size-complex="11pt" style:font-size-asian="11pt" style:language-asian="zh" style:country-asian="CN" fo:language="ru" fo:country="RU" fo:font-size="11pt" style:font-name-complex="Calibri" style:font-style-complex="normal" fo:color="#d500f9"/>
    </style:style>
    <style:style style:name="T365" style:family="text">
      <style:text-properties style:font-name-asian="Times New Roman" style:font-size-complex="11pt" style:font-size-asian="11pt" style:language-asian="zh" style:country-asian="CN" fo:language="ru" fo:country="RU" fo:font-size="11pt" style:font-name-complex="Calibri" style:font-style-complex="normal" fo:color="#558b2f"/>
    </style:style>
    <style:style style:name="T366" style:family="text">
      <style:text-properties fo:font-size="11pt" style:language-asian="ar" style:country-asian="SA" fo:language="en" fo:country="US" style:font-name-asian="Times New Roman" style:font-name-complex="Calibri" style:font-size-asian="11pt" style:font-name="Calibri" fo:color="#7030a0"/>
    </style:style>
    <style:style style:name="T367" style:family="text">
      <style:text-properties style:language-asian="ar" style:country-asian="SA" fo:color="#7030a0"/>
    </style:style>
    <style:style style:name="T368" style:family="text">
      <style:text-properties style:language-asian="ar" style:country-asian="SA" fo:color="#7030a0" style:font-size-asian="11pt" style:font-name="Calibri" fo:language="en" fo:country="US" fo:font-size="11pt" style:font-name-complex="Calibri" style:font-name-asian="Times New Roman"/>
    </style:style>
    <style:style style:name="T369" style:family="text">
      <style:text-properties style:language-asian="ar" style:country-asian="SA" fo:color="#7030a0" style:font-name-complex="Calibri" style:font-name-asian="Times New Roman" style:font-size-asian="11pt" fo:language="en" fo:country="US" fo:font-size="11pt" style:font-name="Calibri"/>
    </style:style>
    <style:style style:name="T370" style:family="text">
      <style:text-properties style:language-asian="ar" style:country-asian="SA" fo:color="#7030a0" style:font-size-asian="11pt" style:font-name-asian="Times New Roman" fo:language="en" fo:country="US" style:font-name-complex="Calibri" style:font-name="Calibri" fo:font-size="11pt"/>
    </style:style>
    <style:style style:name="T371" style:family="text">
      <style:text-properties style:language-asian="ar" style:country-asian="SA" fo:color="#7030a0" fo:font-size="11pt" style:font-name-complex="Calibri" style:font-name="Calibri" fo:language="en" fo:country="US" style:font-size-asian="11pt" style:font-name-asian="Times New Roman"/>
    </style:style>
    <style:style style:name="T372" style:family="text">
      <style:text-properties style:language-asian="ar" style:country-asian="SA" fo:color="#7030a0" style:font-name="Calibri" fo:font-size="11pt" fo:language="en" fo:country="US" style:font-name-asian="Times New Roman" style:font-name-complex="Calibri" style:font-size-asian="11pt"/>
    </style:style>
    <style:style style:name="T373" style:family="text">
      <style:text-properties style:font-size-asian="11pt" style:font-style-asian="normal" style:language-complex="none" style:country-complex="none" style:font-size-complex="6.80000019073486pt" style:font-weight-asian="normal" style:font-weight-complex="normal" style:font-style-complex="normal" style:text-emphasize="none" style:font-relief="none" style:text-overline-style="none" style:text-overline-color="font-color" style:font-name-complex="Calibri" style:text-outline="false" style:font-name-asian="Times New Roman" style:text-line-through-mode="continuous" fo:font-style="normal" style:text-line-through-type="none" style:text-underline-style="none" style:text-underline-color="font-color" fo:font-weight="normal" fo:font-size="11pt" fo:color="#7030a0" fo:language="en" fo:country="US" style:language-asian="ar" style:country-asian="SA" fo:text-shadow="none"/>
    </style:style>
    <style:style style:name="T374" style:family="text">
      <style:text-properties style:font-size-asian="11pt" style:font-style-asian="normal" style:language-complex="none" style:country-complex="none" style:font-size-complex="6.80000019073486pt" style:font-weight-asian="normal" style:font-weight-complex="normal" style:font-style-complex="normal" style:text-emphasize="none" style:font-relief="none" style:text-overline-style="none" style:text-overline-color="font-color" style:font-name-complex="Calibri" style:text-outline="false" style:font-name-asian="Times New Roman" style:text-line-through-mode="continuous" fo:font-style="normal" style:text-line-through-type="none" style:text-underline-style="none" style:text-underline-color="font-color" fo:font-weight="normal" fo:font-size="11pt" fo:color="#7030a0" style:language-asian="ar" style:country-asian="SA" fo:text-shadow="none" fo:language="ru" fo:country="RU"/>
    </style:style>
    <style:style style:name="T375" style:family="text">
      <style:text-properties style:font-size-asian="11pt" style:font-style-asian="normal" style:language-complex="none" style:country-complex="none" style:font-size-complex="6.80000019073486pt" style:font-weight-asian="normal" style:font-weight-complex="normal" style:font-style-complex="normal" style:text-emphasize="none" style:font-relief="none" style:text-overline-style="none" style:text-overline-color="font-color" style:font-name-complex="Calibri" style:text-outline="false" style:font-name-asian="Times New Roman" style:text-line-through-mode="continuous" fo:font-style="normal" style:text-line-through-type="none" style:text-underline-style="none" style:text-underline-color="font-color" fo:font-weight="normal" fo:font-size="11pt" fo:color="#7030a0" style:language-asian="ar" style:country-asian="SA" fo:text-shadow="none" fo:language="en" fo:country="US"/>
    </style:style>
    <style:style style:name="T376" style:family="text">
      <style:text-properties style:font-size-asian="11pt" style:font-style-asian="normal" style:language-complex="none" style:country-complex="none" style:font-size-complex="6.80000019073486pt" style:font-weight-asian="normal" style:font-weight-complex="normal" style:font-style-complex="normal" style:text-emphasize="none" style:font-relief="none" style:text-overline-style="none" style:text-overline-color="font-color" style:font-name-complex="Calibri" style:text-outline="false" style:font-name-asian="Times New Roman" style:text-line-through-mode="continuous" fo:font-style="normal" style:text-line-through-type="none" style:text-underline-style="none" style:text-underline-color="font-color" fo:font-weight="normal" fo:font-size="11pt" style:language-asian="ar" style:country-asian="SA" fo:text-shadow="none" fo:language="ru" fo:country="RU"/>
    </style:style>
    <style:style style:name="T377" style:family="text">
      <style:text-properties style:font-size-asian="11pt" style:font-style-asian="normal" style:language-complex="none" style:country-complex="none" style:font-size-complex="6.80000019073486pt" style:font-weight-asian="normal" style:font-weight-complex="normal" style:font-style-complex="normal" style:text-emphasize="none" style:font-relief="none" style:text-overline-style="none" style:text-overline-color="font-color" style:font-name-complex="Calibri" style:text-outline="false" style:font-name-asian="Times New Roman" style:text-line-through-mode="continuous" fo:font-style="normal" style:text-line-through-type="none" style:text-underline-style="none" style:text-underline-color="font-color" fo:font-weight="normal" fo:font-size="11pt" style:language-asian="ar" style:country-asian="SA" fo:text-shadow="none" fo:language="ru" fo:country="RU" fo:color="#5d4037"/>
    </style:style>
    <style:style style:name="T378" style:family="text">
      <style:text-properties style:font-size-asian="11pt" style:font-name-asian="Times New Roman" style:font-name-complex="Calibri" fo:color="#7030a0" fo:font-size="11pt" fo:language="en" fo:country="US" style:language-asian="ar" style:country-asian="SA"/>
    </style:style>
    <style:style style:name="T379" style:family="text">
      <style:text-properties style:font-size-asian="11pt" style:font-name-asian="Times New Roman" style:font-name-complex="Calibri" fo:color="#7030a0" fo:font-size="11pt" style:language-asian="ar" style:country-asian="SA" fo:language="ru" fo:country="RU"/>
    </style:style>
    <style:style style:name="T380" style:family="text">
      <style:text-properties style:font-size-asian="11pt" style:font-name-asian="Times New Roman" style:font-name-complex="Calibri" fo:color="#7030a0" fo:font-size="11pt" style:language-asian="ar" style:country-asian="SA" fo:language="en" fo:country="US"/>
    </style:style>
    <style:style style:name="T381" style:family="text">
      <style:text-properties style:font-size-asian="11pt" style:font-name-asian="Times New Roman" style:font-name-complex="Calibri" fo:font-size="11pt" style:language-asian="ar" style:country-asian="SA" style:use-window-font-color="true" fo:language="ru" fo:country="RU"/>
    </style:style>
    <style:style style:name="T382" style:family="text">
      <style:text-properties style:language-asian="ar" style:country-asian="SA" style:font-name="Calibri" style:font-size-asian="11pt" fo:color="#7030a0" style:font-name-complex="Calibri" fo:font-size="11pt" fo:language="en" fo:country="US" style:font-name-asian="Times New Roman"/>
    </style:style>
    <style:style style:name="T383" style:family="text">
      <style:text-properties style:language-asian="ar" style:country-asian="SA" style:font-name="Calibri" style:font-size-asian="11pt" fo:color="#7030a0" style:font-name-complex="Calibri" fo:font-size="11pt" style:font-name-asian="Times New Roman" fo:language="ru" fo:country="RU"/>
    </style:style>
    <style:style style:name="T384" style:family="text">
      <style:text-properties style:language-asian="ar" style:country-asian="SA" style:font-name="Calibri" style:font-size-asian="11pt" fo:color="#7030a0" style:font-name-complex="Calibri" fo:font-size="11pt" style:font-name-asian="Times New Roman" fo:language="en" fo:country="US"/>
    </style:style>
    <style:style style:name="T385" style:family="text">
      <style:text-properties style:font-name="Calibri" style:font-name-complex="Calibri" style:font-name-asian="Times New Roman"/>
    </style:style>
    <style:style style:name="T386" style:family="text">
      <style:text-properties style:font-name="Calibri" style:font-name-complex="Calibri" style:font-name-asian="Times New Roman" fo:language="ru" fo:country="RU" style:font-size-asian="11pt" fo:font-size="11pt" fo:color="#7030a0" style:language-asian="ar" style:country-asian="SA"/>
    </style:style>
    <style:style style:name="T387" style:family="text">
      <style:text-properties style:font-name="Calibri" style:font-name-complex="Calibri" style:font-name-asian="Times New Roman" style:font-size-asian="11pt" fo:font-size="11pt" fo:color="#7030a0" style:language-asian="ar" style:country-asian="SA" fo:language="en" fo:country="US"/>
    </style:style>
    <style:style style:name="T388" style:family="text">
      <style:text-properties style:font-name="Calibri" style:font-name-complex="Calibri" style:font-name-asian="Times New Roman" style:font-size-asian="11pt" fo:font-size="11pt" fo:color="#7030a0" style:language-asian="ar" style:country-asian="SA" fo:language="ru" fo:country="RU"/>
    </style:style>
    <style:style style:name="T389" style:family="text">
      <style:text-properties style:font-name="Calibri" style:font-name-complex="Calibri" style:font-name-asian="Times New Roman" style:font-size-asian="11pt" fo:font-size="11pt" style:language-asian="ar" style:country-asian="SA" fo:color="#ff0000" fo:language="en" fo:country="US"/>
    </style:style>
    <style:style style:name="T390" style:family="text">
      <style:text-properties style:font-name="Calibri" style:font-name-complex="Calibri" style:font-name-asian="Times New Roman" style:font-size-asian="11pt" fo:font-size="11pt" style:language-asian="ar" style:country-asian="SA" fo:color="#ff0000" fo:language="ru" fo:country="RU"/>
    </style:style>
    <style:style style:name="T391" style:family="text">
      <style:text-properties style:font-name="Calibri" style:font-name-complex="Calibri" style:font-name-asian="Times New Roman" style:font-size-asian="11pt" fo:font-size="11pt" style:language-asian="ar" style:country-asian="SA" fo:language="ru" fo:country="RU" style:use-window-font-color="true"/>
    </style:style>
    <style:style style:name="T392" style:family="text">
      <style:text-properties fo:language="ru" fo:country="RU" style:font-name-asian="Times New Roman" style:font-size-asian="11pt" style:font-name-complex="Calibri" fo:color="#6a1b9a" style:font-name="Calibri" fo:font-size="11pt" style:language-asian="ar" style:country-asian="SA"/>
    </style:style>
    <style:style style:name="T393" style:family="text">
      <style:text-properties style:font-name-asian="Times New Roman" style:font-name-complex="Calibri" style:font-name="Calibri" style:language-asian="ar" style:country-asian="SA"/>
    </style:style>
    <style:style style:name="T394" style:family="text">
      <style:text-properties style:font-name-asian="Times New Roman" style:font-name-complex="Calibri" style:font-name="Calibri" style:language-asian="ar" style:country-asian="SA" fo:color="#d32f2f" style:font-size-asian="11pt" fo:font-size="11pt" fo:language="ru" fo:country="RU"/>
    </style:style>
    <style:style style:name="T395" style:family="text">
      <style:text-properties style:font-name-asian="Times New Roman" style:font-name-complex="Calibri" style:font-name="Calibri" style:language-asian="ar" style:country-asian="SA" style:font-size-asian="11pt" fo:font-size="11pt" fo:color="#00838f" fo:language="en" fo:country="US"/>
    </style:style>
    <style:style style:name="T396" style:family="text">
      <style:text-properties style:font-name-asian="Times New Roman" style:font-name-complex="Calibri" style:font-name="Calibri" style:language-asian="ar" style:country-asian="SA" style:font-size-asian="11pt" fo:font-size="11pt" fo:color="#ef6c00" fo:language="ru" fo:country="RU"/>
    </style:style>
    <style:style style:name="T397" style:family="text">
      <style:text-properties style:font-name-asian="Times New Roman" style:font-name-complex="Calibri" style:font-name="Calibri" style:language-asian="ar" style:country-asian="SA" style:font-size-asian="11pt" fo:font-size="11pt" fo:language="ru" fo:country="RU" style:use-window-font-color="true"/>
    </style:style>
    <style:style style:name="T398" style:family="text">
      <style:text-properties style:font-name-asian="Times New Roman" fo:language="ru" fo:country="RU" style:font-name-complex="Calibri" style:language-asian="ar" style:country-asian="SA" style:font-size-asian="11pt" fo:color="#6a1b9a" fo:font-size="11pt"/>
    </style:style>
    <style:style style:name="T399" style:family="text">
      <style:text-properties style:font-name-asian="Times New Roman" style:font-name-complex="Calibri" style:language-asian="ar" style:country-asian="SA" style:font-size-asian="11pt" fo:font-size="11pt" fo:color="#00838f" fo:language="en" fo:country="US"/>
    </style:style>
    <style:style style:name="T400" style:family="text">
      <style:text-properties style:font-name-asian="Times New Roman" style:font-name-complex="Calibri" style:language-asian="ar" style:country-asian="SA"/>
    </style:style>
    <style:style style:name="T401" style:family="text">
      <style:text-properties style:font-name-asian="Times New Roman" style:font-name-complex="Calibri" style:language-asian="ar" style:country-asian="SA" fo:color="#c62828" fo:font-size="11pt" fo:language="ru" fo:country="RU" style:font-size-asian="11pt"/>
    </style:style>
    <style:style style:name="T402" style:family="text">
      <style:text-properties fo:color="#7030a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ar" style:country-asian="SA" style:language-complex="none" style:country-complex="none" style:font-name-asian="Times New Roman" style:font-name-complex="Calibri" style:font-size-asian="11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3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ar" style:country-asian="SA" style:font-size-asian="11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 style:language-complex="none" style:country-complex="none" style:font-name-complex="Calibri" fo:color="#00838f" style:font-name="Calibri" style:font-name-asian="Times New Roman"/>
    </style:style>
    <style:style style:name="T404" style:family="text">
      <style:text-properties fo:color="#000000" style:font-name="Calibri" fo:language="en" fo:country="US" style:language-asian="ar" style:country-asian="SA" style:font-name-asian="Times New Roman" style:font-name-complex="Calibri"/>
    </style:style>
    <style:style style:name="T405" style:family="text">
      <style:text-properties fo:color="#000000" style:font-name="Calibri" fo:language="en" fo:country="US" style:font-name-asian="Times New Roman" style:font-name-complex="Calibri" fo:font-size="11pt" style:language-asian="zh" style:country-asian="CN" style:font-size-asian="11pt" style:font-size-complex="11pt" style:font-weight-complex="normal"/>
    </style:style>
    <style:style style:name="T406" style:family="text">
      <style:text-properties fo:font-size="11pt" style:font-name-complex="Calibri" fo:color="#4527a0" style:font-name-asian="Times New Roman" style:language-asian="ar" style:country-asian="SA" fo:language="en" fo:country="US" style:font-weight-complex="normal" style:font-size-asian="11pt"/>
    </style:style>
    <style:style style:name="T407" style:family="text">
      <style:text-properties fo:font-size="11pt" style:font-name-complex="Calibri" style:font-name-asian="Times New Roman" style:language-asian="ar" style:country-asian="SA" fo:language="en" fo:country="US" style:font-weight-complex="normal" style:font-size-asian="11pt" fo:color="#0d47a1"/>
    </style:style>
    <style:style style:name="T408" style:family="text">
      <style:text-properties fo:font-size="11pt" style:font-name-complex="Calibri" style:font-name-asian="Times New Roman" style:language-asian="ar" style:country-asian="SA" fo:language="en" fo:country="US" style:font-weight-complex="normal" style:font-size-asian="11pt" fo:color="#000000"/>
    </style:style>
    <style:style style:name="T409" style:family="text">
      <style:text-properties fo:font-size="11pt" style:font-name-complex="Calibri" style:font-name-asian="Times New Roman" style:language-asian="ar" style:country-asian="SA" fo:language="en" fo:country="US" style:font-weight-complex="normal" style:font-size-asian="11pt" fo:color="#ad1457"/>
    </style:style>
    <style:style style:name="T410" style:family="text">
      <style:text-properties fo:font-size="11pt" style:font-name-complex="Calibri" style:font-name-asian="Times New Roman" style:language-asian="ar" style:country-asian="SA" fo:language="en" fo:country="US" style:font-weight-complex="normal" style:font-size-asian="11pt" fo:color="#558b2f"/>
    </style:style>
    <style:style style:name="T411" style:family="text">
      <style:text-properties fo:font-size="11pt" style:font-name-complex="Calibri" style:font-name-asian="Times New Roman" style:language-asian="ar" style:country-asian="SA" fo:language="en" fo:country="US" style:font-weight-complex="normal" style:font-size-asian="11pt" fo:color="#00838f"/>
    </style:style>
    <style:style style:name="T412" style:family="text">
      <style:text-properties fo:font-size="11pt" style:font-size-asian="11pt" fo:color="#7030a0" fo:language="en" fo:country="US" style:language-asian="ar" style:country-asian="SA" style:font-name-asian="Times New Roman" style:font-name-complex="Calibri"/>
    </style:style>
    <style:style style:name="T413" style:family="text">
      <style:text-properties fo:font-size="11pt" style:font-size-asian="11pt" fo:language="en" fo:country="US" style:language-asian="ar" style:country-asian="SA" style:font-name-asian="Times New Roman" style:font-name-complex="Calibri" fo:color="#0d47a1"/>
    </style:style>
    <style:style style:name="T414" style:family="text">
      <style:text-properties fo:font-size="11pt" style:font-size-asian="11pt" fo:language="en" fo:country="US" style:language-asian="ar" style:country-asian="SA" style:font-name-asian="Times New Roman" style:font-name-complex="Calibri" fo:color="#7030a0"/>
    </style:style>
    <style:style style:name="T415" style:family="text">
      <style:text-properties fo:font-size="11pt" style:font-size-asian="11pt" fo:language="en" fo:country="US" style:language-asian="ar" style:country-asian="SA" style:font-name-asian="Times New Roman" style:font-name-complex="Calibri" fo:color="#0097a7"/>
    </style:style>
    <style:style style:name="T416" style:family="text">
      <style:text-properties fo:font-size="11pt" style:font-size-asian="11pt" fo:language="en" fo:country="US" style:language-asian="ar" style:country-asian="SA" style:font-name-asian="Times New Roman" style:font-name-complex="Calibri" fo:color="#1b5e20"/>
    </style:style>
    <style:style style:name="T417" style:family="text">
      <style:text-properties fo:font-size="11pt" style:font-size-asian="11pt" fo:language="en" fo:country="US" style:language-asian="ar" style:country-asian="SA" style:font-name-asian="Times New Roman" style:font-name-complex="Calibri" fo:color="#388e3c"/>
    </style:style>
    <style:style style:name="T418" style:family="text">
      <style:text-properties style:language-asian="ar" style:country-asian="SA" style:font-name-asian="Times New Roman" style:font-name-complex="Calibri" fo:color="#7030a0" fo:font-size="11pt" style:font-size-asian="11pt" fo:language="en" fo:country="US"/>
    </style:style>
    <style:style style:name="T419" style:family="text">
      <style:text-properties style:language-asian="ar" style:country-asian="SA" style:font-name-asian="Times New Roman" style:font-name-complex="Calibri" fo:font-size="11pt" style:font-size-asian="11pt" fo:language="en" fo:country="US" fo:color="#ff0000"/>
    </style:style>
    <style:style style:name="T420" style:family="text">
      <style:text-properties style:language-asian="ar" style:country-asian="SA" style:font-name-asian="Times New Roman" style:font-name-complex="Calibri" fo:font-size="11pt" style:font-size-asian="11pt" fo:language="en" fo:country="US" fo:color="#7030a0"/>
    </style:style>
    <style:style style:name="T421" style:family="text">
      <style:text-properties style:font-name-asian="Times New Roman" style:font-name-complex="Calibri" fo:font-size="11pt" style:font-size-asian="11pt" fo:language="en" fo:country="US" fo:color="#00838f" style:language-asian="zh" style:country-asian="CN" style:font-size-complex="11pt"/>
    </style:style>
    <style:style style:name="T422" style:family="text">
      <style:text-properties style:language-asian="ar" style:country-asian="SA" style:font-name-asian="Times New Roman" style:font-name-complex="Calibri" fo:color="#6a1b9a" fo:font-size="11pt" style:font-size-asian="11pt" fo:language="en" fo:country="US"/>
    </style:style>
    <style:style style:name="T423" style:family="text">
      <style:text-properties style:language-asian="ar" style:country-asian="SA" style:font-name-asian="Times New Roman" style:font-name-complex="Calibri" fo:font-size="11pt" style:font-size-asian="11pt" fo:language="en" fo:country="US" fo:color="#c62828"/>
    </style:style>
    <style:style style:name="T424" style:family="text">
      <style:text-properties style:language-asian="ar" style:country-asian="SA" style:font-name-asian="Times New Roman" style:font-name-complex="Calibri" fo:font-size="11pt" style:font-size-asian="11pt" fo:language="en" fo:country="US" fo:color="#000000"/>
    </style:style>
    <style:style style:name="T425" style:family="text">
      <style:text-properties fo:language="en" fo:country="US" style:language-asian="ar" style:country-asian="SA" style:font-name-asian="Times New Roman" style:font-name-complex="Calibri" style:font-size-asian="11pt" fo:color="#7030a0" style:font-name="Calibri" fo:font-size="11pt"/>
    </style:style>
    <style:style style:name="T426" style:family="text">
      <style:text-properties style:use-window-font-color="true" fo:language="ru" fo:country="RU"/>
    </style:style>
    <style:style style:name="T427" style:family="text">
      <style:text-properties style:font-name-complex="Calibri" style:font-name-asian="Times New Roman" style:language-asian="ar" style:country-asian="SA" style:font-size-asian="11pt" fo:font-size="11pt" fo:color="#ff0000" fo:language="en" fo:country="US" style:font-name="Calibri"/>
    </style:style>
    <style:style style:name="T428" style:family="text">
      <style:text-properties fo:language="ru" fo:country="RU" fo:color="#00838f" style:font-name="Calibri" fo:font-size="11pt" style:language-asian="ar" style:country-asian="SA" style:font-name-asian="Times New Roman" style:font-name-complex="Calibri" style:font-size-asian="11pt"/>
    </style:style>
    <style:style style:name="T429" style:family="text">
      <style:text-properties fo:color="#00838f" style:font-name="Calibri" fo:font-size="11pt" style:language-asian="ar" style:country-asian="SA" style:font-name-asian="Times New Roman" style:font-name-complex="Calibri" style:font-size-asian="11pt" fo:language="en" fo:country="US"/>
    </style:style>
    <style:style style:name="T430" style:family="text">
      <style:text-properties fo:color="#00838f" style:font-name="Calibri" fo:font-size="11pt" style:language-asian="ar" style:country-asian="SA" style:font-name-asian="Times New Roman" style:font-name-complex="Calibri" style:font-size-asian="11pt" fo:language="ru" fo:country="RU"/>
    </style:style>
    <style:style style:name="T431" style:family="text">
      <style:text-properties style:font-size-asian="11pt" fo:color="#6a1b9a" style:font-name="Calibri" fo:font-size="11pt" fo:language="en" fo:country="US" style:language-asian="ar" style:country-asian="SA" style:font-name-asian="Times New Roman" style:font-name-complex="Calibri"/>
    </style:style>
    <style:style style:name="T432" style:family="text">
      <style:text-properties style:font-size-asian="11pt" fo:color="#6a1b9a" style:font-name="Calibri" fo:font-size="11pt" style:language-asian="ar" style:country-asian="SA" style:font-name-asian="Times New Roman" style:font-name-complex="Calibri" fo:language="ru" fo:country="RU"/>
    </style:style>
    <style:style style:name="T433" style:family="text">
      <style:text-properties style:font-size-asian="11pt" fo:color="#6a1b9a" style:font-name="Calibri" fo:font-size="11pt" style:language-asian="ar" style:country-asian="SA" style:font-name-asian="Times New Roman" style:font-name-complex="Calibri" fo:language="en" fo:country="US"/>
    </style:style>
    <style:style style:name="T434" style:family="text">
      <style:text-properties style:language-asian="ar" style:country-asian="SA" style:font-name-complex="Calibri" fo:font-size="11pt" fo:language="en" fo:country="US" fo:color="#6a1b9a" style:font-name="Calibri" style:font-size-asian="11pt" style:font-name-asian="Times New Roman"/>
    </style:style>
    <style:style style:name="T435" style:family="text">
      <style:text-properties style:language-asian="ar" style:country-asian="SA" style:font-name-complex="Calibri" fo:font-size="11pt" fo:color="#6a1b9a" style:font-name="Calibri" style:font-size-asian="11pt" style:font-name-asian="Times New Roman" fo:language="ru" fo:country="RU"/>
    </style:style>
    <style:style style:name="T436" style:family="text">
      <style:text-properties style:language-asian="ar" style:country-asian="SA" style:font-name-complex="Calibri" fo:font-size="11pt" fo:color="#6a1b9a" style:font-name="Calibri" style:font-size-asian="11pt" style:font-name-asian="Times New Roman" fo:language="en" fo:country="US"/>
    </style:style>
    <style:style style:name="T437" style:family="text">
      <style:text-properties style:use-window-font-color="true" style:font-name="Calibri" style:font-size-asian="11pt" style:font-name-complex="Calibri" style:font-name-asian="Times New Roman" style:language-asian="ar" style:country-asian="SA" fo:language="en" fo:country="US" fo:font-size="11pt"/>
    </style:style>
    <style:style style:name="T438" style:family="text">
      <style:text-properties style:use-window-font-color="true" style:font-name="Calibri" style:font-size-asian="11pt" style:font-name-complex="Calibri" style:font-name-asian="Times New Roman" style:language-asian="ar" style:country-asian="SA" fo:font-size="11pt" fo:language="ru" fo:country="RU"/>
    </style:style>
    <style:style style:name="T439" style:family="text">
      <style:text-properties style:language-asian="ar" style:country-asian="SA" fo:language="en" fo:country="US" style:font-name-asian="Times New Roman" style:font-size-asian="11pt" style:font-name-complex="Calibri" fo:color="#7030a0" style:font-name="Calibri" fo:font-size="11pt"/>
    </style:style>
    <style:style style:name="T440" style:family="text">
      <style:text-properties style:language-asian="ar" style:country-asian="SA" style:font-name-asian="Times New Roman" style:font-name-complex="Calibri" style:font-name="Calibri" style:font-size-asian="11pt" fo:language="en" fo:country="US" fo:font-size="11pt" fo:color="#7030a0"/>
    </style:style>
    <style:style style:name="T441" style:family="text">
      <style:text-properties style:language-asian="ar" style:country-asian="SA" style:font-name-asian="Times New Roman" style:font-name-complex="Calibri" style:font-name="Calibri" fo:color="#33691e" fo:font-size="11pt" fo:language="ru" fo:country="RU" style:font-size-asian="11pt"/>
    </style:style>
    <style:style style:name="T442" style:family="text">
      <style:text-properties fo:language="en" fo:country="US" style:font-name-asian="Times New Roman" style:font-size-asian="11pt" style:font-name-complex="Calibri" fo:color="#7030a0" style:font-name="Calibri" fo:font-size="11pt" style:language-asian="ar" style:country-asian="SA"/>
    </style:style>
    <style:style style:name="T443" style:family="text">
      <style:text-properties style:font-name-asian="Times New Roman" style:font-name-complex="Calibri" style:font-name="Calibri" style:language-asian="ar" style:country-asian="SA" fo:language="en" fo:country="US" fo:color="#7030a0" fo:font-size="11pt" style:font-size-asian="11pt"/>
    </style:style>
    <style:style style:name="T444" style:family="text">
      <style:text-properties style:font-name-asian="Times New Roman" style:font-name-complex="Calibri" style:font-name="Calibri" style:language-asian="ar" style:country-asian="SA" style:font-size-asian="11pt" fo:language="en" fo:country="US" fo:font-size="11pt" fo:color="#6a1b9a"/>
    </style:style>
    <style:style style:name="T445" style:family="text">
      <style:text-properties style:font-name-asian="Times New Roman" style:font-name-complex="Calibri" style:font-name="Calibri" style:language-asian="ar" style:country-asian="SA" style:font-size-asian="11pt" fo:font-size="11pt" fo:color="#6a1b9a" fo:language="ru" fo:country="RU"/>
    </style:style>
    <style:style style:name="T446" style:family="text">
      <style:text-properties style:font-name-asian="Times New Roman" style:font-name-complex="Calibri" style:font-name="Calibri" style:language-asian="ar" style:country-asian="SA" style:font-size-asian="11pt" fo:font-size="11pt" fo:color="#6a1b9a" fo:language="en" fo:country="US"/>
    </style:style>
    <style:style style:name="T447" style:family="text">
      <style:text-properties style:font-name-asian="Times New Roman" style:font-name-complex="Calibri" style:font-name="Calibri" style:language-asian="ar" style:country-asian="SA" style:font-size-asian="11pt" fo:font-size="11pt" style:use-window-font-color="true" fo:language="ru" fo:country="RU"/>
    </style:style>
    <style:style style:name="T448" style:family="text">
      <style:text-properties fo:color="#6a1b9a" fo:font-size="11pt" fo:language="ru" fo:country="RU" style:font-size-asian="11pt" style:font-name="Calibri" style:language-asian="ar" style:country-asian="SA" style:font-name-asian="Times New Roman"/>
    </style:style>
    <style:style style:name="T449" style:family="text">
      <style:text-properties style:font-name="Calibri" style:language-asian="ar" style:country-asian="SA" style:font-name-asian="Times New Roman"/>
    </style:style>
    <style:style style:name="T450" style:family="text">
      <style:text-properties style:font-name="Calibri" style:language-asian="ar" style:country-asian="SA" style:font-name-asian="Times New Roman" fo:color="#6a1b9a" fo:font-size="11pt" fo:language="ru" fo:country="RU" style:font-size-asian="11pt"/>
    </style:style>
    <style:style style:name="T451" style:family="text">
      <style:text-properties style:font-name="Calibri" style:language-asian="ar" style:country-asian="SA" style:font-name-asian="Times New Roman" fo:font-size="11pt" fo:language="ru" fo:country="RU" style:font-size-asian="11pt" style:use-window-font-color="true"/>
    </style:style>
    <style:style style:name="T452" style:family="text">
      <style:text-properties fo:color="#7030a0" style:font-name="Calibri" fo:language="en" fo:country="US" style:language-asian="ar" style:country-asian="SA" style:font-name-asian="Times New Roman" style:font-name-complex="Calibri"/>
    </style:style>
    <style:style style:name="T453" style:family="text">
      <style:text-properties fo:color="#7030a0" fo:font-size="11pt" style:font-size-asian="11pt" style:font-name="Calibri" fo:language="en" fo:country="US" style:language-asian="ar" style:country-asian="SA" style:font-name-asian="Times New Roman" style:font-name-complex="Calibri"/>
    </style:style>
    <style:style style:name="T454" style:family="text">
      <style:text-properties fo:font-size="11pt" style:font-size-asian="11pt" style:font-name="Calibri" fo:language="en" fo:country="US" style:language-asian="ar" style:country-asian="SA" style:font-name-asian="Times New Roman" style:font-name-complex="Calibri" fo:color="#558b2f"/>
    </style:style>
    <style:style style:name="T455" style:family="text">
      <style:text-properties style:font-size-asian="11pt" style:font-name-complex="Calibri" fo:language="en" fo:country="US" fo:font-size="11pt" fo:color="#7030a0" fo:font-weight="normal" style:text-underline-style="none" style:text-underline-color="font-color" style:text-line-through-type="none" fo:font-style="normal" fo:text-shadow="none" style:language-asian="ar" style:country-asian="SA" style:text-outline="false" style:language-complex="hi" style:country-complex="IN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imes New Roman" style:text-line-through-mode="continuous"/>
    </style:style>
    <style:style style:name="T456" style:family="text">
      <style:text-properties style:font-size-asian="11pt" style:font-name-complex="Calibri" fo:language="en" fo:country="US" fo:font-size="11pt" fo:font-weight="normal" style:text-underline-style="none" style:text-underline-color="font-color" style:text-line-through-type="none" fo:font-style="normal" fo:text-shadow="none" style:language-asian="ar" style:country-asian="SA" style:text-outline="false" style:language-complex="hi" style:country-complex="IN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imes New Roman" style:text-line-through-mode="continuous" fo:color="#b71c1c"/>
    </style:style>
    <style:style style:name="T457" style:family="text">
      <style:text-properties style:font-size-asian="11pt" style:font-name-complex="Calibri" fo:language="en" fo:country="US" fo:font-size="11pt" fo:font-weight="normal" style:text-underline-style="none" style:text-underline-color="font-color" style:text-line-through-type="none" fo:font-style="normal" fo:text-shadow="none" style:language-asian="ar" style:country-asian="SA" style:text-outline="false" style:language-complex="hi" style:country-complex="IN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imes New Roman" style:text-line-through-mode="continuous" fo:color="#7030a0"/>
    </style:style>
    <style:style style:name="T458" style:family="text">
      <style:text-properties style:font-size-asian="11pt" style:font-name-complex="Calibri" fo:language="en" fo:country="US" fo:font-size="11pt" fo:font-weight="normal" style:text-line-through-type="none" fo:font-style="normal" fo:text-shadow="none" style:language-asian="ar" style:country-asian="SA" style:text-outline="false" style:language-complex="hi" style:country-complex="IN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imes New Roman" style:text-line-through-mode="continuous" fo:color="#558b2f" style:text-underline-style="solid" style:text-underline-width="auto" style:text-underline-color="font-color"/>
    </style:style>
    <style:style style:name="T459" style:family="text">
      <style:text-properties fo:language="en" fo:country="US" style:font-name-asian="Times New Roman" fo:color="#7030a0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language-asian="ar" style:country-asian="SA" fo:font-size="11pt" style:language-complex="hi" style:country-complex="IN" style:text-line-through-mode="continuous" fo:text-shadow="none" style:text-outline="false" fo:font-style="normal" style:text-line-through-type="none" style:text-underline-style="none" style:text-underline-color="font-color" fo:font-weight="normal" style:font-name="Calibri" style:font-name-complex="Calibri"/>
    </style:style>
    <style:style style:name="T460" style:family="text">
      <style:text-properties fo:font-weight="normal" fo:language="en" fo:country="US" style:font-relief="none" style:text-outline="false" style:language-complex="hi" style:country-complex="IN" style:font-style-asian="normal" style:text-line-through-type="none" style:font-name-asian="Times New Roman" style:text-line-through-mode="continuous" style:text-underline-style="none" style:text-underline-color="font-color" fo:font-size="11pt" style:language-asian="ar" style:country-asian="SA" fo:font-style="normal" style:font-style-complex="normal" style:font-weight-complex="normal" style:font-name="Calibri" style:text-overline-style="none" style:text-overline-color="font-color" style:font-weight-asian="normal" fo:text-shadow="none" style:font-name-complex="Calibri" style:font-size-asian="11pt" style:text-emphasize="none" style:font-size-complex="11pt" fo:color="#7030a0"/>
    </style:style>
    <style:style style:name="T461" style:family="text">
      <style:text-properties fo:font-weight="normal" style:font-relief="none" style:text-outline="false" style:language-complex="hi" style:country-complex="IN" style:font-style-asian="normal" style:text-line-through-type="none" style:font-name-asian="Times New Roman" style:text-line-through-mode="continuous" style:text-underline-style="none" style:text-underline-color="font-color" fo:font-size="11pt" style:language-asian="ar" style:country-asian="SA" fo:font-style="normal" style:font-style-complex="normal" style:font-weight-complex="normal" style:font-name="Calibri" style:text-overline-style="none" style:text-overline-color="font-color" style:font-weight-asian="normal" fo:text-shadow="none" style:font-name-complex="Calibri" style:font-size-asian="11pt" style:text-emphasize="none" style:font-size-complex="11pt" fo:color="#7030a0" fo:language="ru" fo:country="RU"/>
    </style:style>
    <style:style style:name="T462" style:family="text">
      <style:text-properties fo:font-weight="normal" style:font-relief="none" style:text-outline="false" style:language-complex="hi" style:country-complex="IN" style:font-style-asian="normal" style:text-line-through-type="none" style:font-name-asian="Times New Roman" style:text-line-through-mode="continuous" style:text-underline-style="none" style:text-underline-color="font-color" fo:font-size="11pt" style:language-asian="ar" style:country-asian="SA" fo:font-style="normal" style:font-weight-complex="normal" style:font-name="Calibri" style:text-overline-style="none" style:text-overline-color="font-color" style:font-weight-asian="normal" fo:text-shadow="none" style:font-name-complex="Calibri" style:font-size-asian="11pt" style:text-emphasize="none" style:font-size-complex="11pt" fo:language="ru" fo:country="RU" style:use-window-font-color="true" style:font-style-complex="italic"/>
    </style:style>
    <style:style style:name="T463" style:family="text">
      <style:text-properties style:text-outline="false" fo:language="en" fo:country="US" style:text-line-through-mode="continuous" style:font-style-asian="normal" style:font-style-complex="normal" fo:text-shadow="none" fo:font-style="normal" style:text-line-through-type="none" style:text-underline-style="none" style:text-underline-color="font-color" fo:font-weight="normal" style:font-name-asian="Times New Roman" style:font-size-complex="11pt" style:font-weight-asian="normal" style:font-size-asian="11pt" style:font-name-complex="Calibri" style:language-complex="hi" style:country-complex="IN" style:language-asian="ar" style:country-asian="SA" style:text-overline-style="none" style:text-overline-color="font-color" style:font-relief="none" style:text-emphasize="none" style:font-weight-complex="normal" fo:font-size="11pt"/>
    </style:style>
    <style:style style:name="T464" style:family="text">
      <style:text-properties style:text-outline="false" style:text-line-through-mode="continuous" style:font-style-asian="normal" style:font-style-complex="normal" fo:text-shadow="none" fo:font-style="normal" style:text-line-through-type="none" style:text-underline-style="none" style:text-underline-color="font-color" fo:font-weight="normal" style:font-name-asian="Times New Roman" style:font-size-complex="11pt" style:font-weight-asian="normal" style:font-size-asian="11pt" style:font-name-complex="Calibri" style:language-complex="hi" style:country-complex="IN" style:language-asian="ar" style:country-asian="SA" style:text-overline-style="none" style:text-overline-color="font-color" style:font-relief="none" style:text-emphasize="none" style:font-weight-complex="normal" fo:font-size="11pt" fo:language="ru" fo:country="RU"/>
    </style:style>
    <style:style style:name="T465" style:family="text">
      <style:text-properties style:text-outline="false" style:text-line-through-mode="continuous" style:font-style-asian="normal" style:font-style-complex="normal" fo:text-shadow="none" fo:font-style="normal" style:text-line-through-type="none" style:text-underline-style="none" style:text-underline-color="font-color" fo:font-weight="normal" style:font-name-asian="Times New Roman" style:font-size-complex="11pt" style:font-weight-asian="normal" style:font-size-asian="11pt" style:font-name-complex="Calibri" style:language-complex="hi" style:country-complex="IN" style:language-asian="ar" style:country-asian="SA" style:text-overline-style="none" style:text-overline-color="font-color" style:font-relief="none" style:text-emphasize="none" style:font-weight-complex="normal" fo:font-size="11pt" fo:language="en" fo:country="US"/>
    </style:style>
    <style:style style:name="T466" style:family="text">
      <style:text-properties fo:language="en" fo:country="US" style:font-name-complex="Calibri" style:font-size-asian="11pt" style:language-asian="ar" style:country-asian="SA" fo:font-size="11pt" style:font-name-asian="Times New Roman"/>
    </style:style>
    <style:style style:name="T467" style:family="text">
      <style:text-properties style:font-name-complex="Calibri" style:font-size-asian="11pt" style:language-asian="ar" style:country-asian="SA" fo:font-size="11pt" style:font-name-asian="Times New Roman" fo:language="ru" fo:country="RU"/>
    </style:style>
    <style:style style:name="T468" style:family="text">
      <style:text-properties style:font-name-complex="Calibri" style:font-size-asian="11pt" style:language-asian="ar" style:country-asian="SA" fo:font-size="11pt" style:font-name-asian="Times New Roman" fo:language="en" fo:country="US"/>
    </style:style>
    <style:style style:name="T469" style:family="text">
      <style:text-properties fo:color="#e65100" fo:font-size="11pt" fo:language="ru" fo:country="RU" style:font-size-asian="11pt" style:font-name="Calibri" style:language-asian="ar" style:country-asian="SA" style:font-name-asian="Times New Roman"/>
    </style:style>
    <style:style style:name="T470" style:family="text">
      <style:text-properties style:font-name="Calibri" style:language-asian="ar" style:country-asian="SA" style:font-name-asian="Times New Roman" fo:color="#e65100" fo:font-size="11pt" fo:language="ru" fo:country="RU" style:font-size-asian="11pt"/>
    </style:style>
    <style:style style:name="T471" style:family="text">
      <style:text-properties style:font-name="Calibri" style:language-asian="ar" style:country-asian="SA" style:font-name-asian="Times New Roman" fo:color="#4527a0" fo:font-size="11pt" fo:language="ru" fo:country="RU" style:font-size-asian="11pt"/>
    </style:style>
    <style:style style:name="T472" style:family="text">
      <style:text-properties fo:font-size="11pt" fo:language="ru" fo:country="RU" style:font-size-asian="11pt" style:font-name="Calibri" style:language-asian="ar" style:country-asian="SA" style:font-name-asian="Times New Roman" fo:color="#4527a0"/>
    </style:style>
    <style:style style:name="T473" style:family="text">
      <style:text-properties style:font-name="Calibri" style:font-name-asian="Times New Roman" style:use-window-font-color="true" fo:font-size="11pt" fo:language="ru" fo:country="RU" style:language-asian="zh" style:country-asian="CN" style:font-size-asian="11pt"/>
    </style:style>
    <style:style style:name="T474" style:family="text">
      <style:text-properties style:use-window-font-color="true" fo:language="ru" fo:country="RU" style:letter-kerning="true" style:language-asian="ar" style:country-asian="SA" style:font-name-asian="Times New Roman" style:font-name-complex="Calibri" style:font-size-asian="16pt" style:font-weight-asian="bold"/>
    </style:style>
    <style:style style:name="T475" style:family="text">
      <style:text-properties style:text-underline-style="none" style:text-underline-color="font-color" style:font-size-complex="11pt" fo:font-size="11pt" style:text-overline-style="none" style:text-overline-color="font-color" style:letter-kerning="true" style:language-asian="zh" style:country-asian="CN" style:font-name="Calibri" fo:language="ru" fo:country="RU" style:font-name-asian="Times New Roman" style:font-name-complex="Calibri" style:font-size-asian="16pt" style:text-line-through-type="none" style:font-weight-asian="bold" fo:font-style="normal" style:text-outline="false" fo:text-shadow="none" style:text-line-through-mode="continuous" fo:font-weight="bold" style:font-style-asian="normal" style:font-style-complex="normal" style:text-emphasize="none" style:font-relief="none" style:language-complex="none" style:country-complex="none" style:font-weight-complex="bold"/>
    </style:style>
    <style:style style:name="T476" style:family="text">
      <style:text-properties style:text-underline-style="none" style:text-underline-color="font-color" style:font-size-complex="11pt" fo:font-size="11pt" style:text-overline-style="none" style:text-overline-color="font-color" style:letter-kerning="true" style:language-asian="zh" style:country-asian="CN" style:font-name="Calibri" fo:language="ru" fo:country="RU" style:font-name-asian="Times New Roman" style:font-name-complex="Calibri" style:font-size-asian="16pt" style:text-line-through-type="none" style:font-weight-asian="bold" fo:font-style="normal" style:text-outline="false" fo:text-shadow="none" style:text-line-through-mode="continuous" style:font-style-asian="normal" style:font-style-complex="normal" style:text-emphasize="none" style:font-relief="none" style:language-complex="none" style:country-complex="none" style:font-weight-complex="normal" fo:font-weight="normal"/>
    </style:style>
    <style:style style:name="T477" style:family="text">
      <style:text-properties fo:font-weight="bold" style:font-weight-complex="bold" style:font-weight-asian="bold" style:font-size-asian="11pt" fo:text-shadow="none" style:letter-kerning="true" style:font-name-complex="Calibri" style:font-name-asian="Times New Roman" style:language-asian="zh" style:country-asian="CN" fo:language="ru" fo:country="RU" fo:font-size="11pt" style:font-name="Calibri" style:text-underline-style="none" style:text-underline-color="font-color" style:text-line-through-type="none" fo:font-style="normal" style:text-outline="false" style:language-complex="none" style:country-complex="none" style:text-line-through-mode="continuous" style:font-style-asian="normal" style:font-style-complex="normal" style:text-emphasize="none" style:font-relief="none" style:text-overline-style="none" style:text-overline-color="font-color" fo:color="#000000" style:font-size-complex="11pt"/>
    </style:style>
    <style:style style:name="T478" style:family="text">
      <style:text-properties style:font-weight-asian="bold" fo:text-shadow="none" style:letter-kerning="true" style:font-name-complex="Calibri" style:font-name-asian="Times New Roman" style:language-asian="zh" style:country-asian="CN" fo:language="ru" fo:country="RU" fo:font-size="11pt" style:font-name="Calibri" style:text-underline-style="none" style:text-underline-color="font-color" style:text-line-through-type="none" fo:font-style="normal" style:text-outline="false" style:language-complex="none" style:country-complex="none" style:text-line-through-mode="continuous" style:font-style-asian="normal" style:font-style-complex="normal" style:text-emphasize="none" style:font-relief="none" style:text-overline-style="none" style:text-overline-color="font-color" fo:color="#000000" style:font-size-complex="11pt" fo:font-weight="normal" style:font-size-asian="16pt" style:font-weight-complex="normal"/>
    </style:style>
    <style:style style:name="T479" style:family="text">
      <style:text-properties fo:color="#242729" style:font-name="inherit" style:language-asian="zh" style:country-asian="CN" style:font-name-complex="inherit" style:font-size-complex="11.5pt"/>
    </style:style>
    <style:style style:name="T480" style:family="text">
      <style:text-properties fo:color="#242729" style:language-asian="ar" style:country-asian="SA" style:font-name="inherit" style:font-name-complex="inherit" style:font-size-complex="11.5pt"/>
    </style:style>
    <style:style style:name="T481" style:family="text">
      <style:text-properties fo:letter-spacing="normal" fo:language="ru" fo:country="RU" fo:color="#242729" fo:font-size="10pt" style:language-asian="ar" style:country-asian="SA" style:font-name-asian="Liberation Mono;Courier New" style:font-size-asian="10pt"/>
    </style:style>
    <style:style style:name="T482" style:family="text">
      <style:text-properties fo:color="#242729" fo:font-size="11pt" fo:letter-spacing="normal" style:language-asian="ar" style:country-asian="SA" fo:language="ru" fo:country="RU" style:font-name-asian="Times New Roman" style:font-name-complex="inherit" style:font-size-asian="11pt" style:font-size-complex="11.5pt" style:font-weight-complex="normal" style:font-style-complex="normal" style:font-name="inherit"/>
    </style:style>
    <style:style style:name="T483" style:family="text">
      <style:text-properties fo:color="#242729" fo:letter-spacing="normal" style:language-asian="ar" style:country-asian="SA" fo:language="ru" fo:country="RU" style:font-size-asian="11pt" style:font-name-complex="Consolas;Menlo" fo:font-size="10pt" style:font-name-asian="Liberation Mono;Courier New" fo:font-style="normal" fo:font-weight="normal" style:font-name="Consolas;Menlo"/>
    </style:style>
    <style:style style:name="T484" style:family="text">
      <style:text-properties fo:color="#242729" fo:letter-spacing="normal" style:language-asian="ar" style:country-asian="SA" fo:language="ru" fo:country="RU" style:font-size-asian="11pt" style:font-name="inherit" fo:font-size="11pt" style:font-name-asian="Times New Roman" style:font-name-complex="inherit" style:font-size-complex="11.5pt" style:font-weight-complex="normal" style:font-style-complex="normal"/>
    </style:style>
    <style:style style:name="T485" style:family="text">
      <style:text-properties fo:color="#242729" style:font-name="inherit" style:language-asian="ar" style:country-asian="SA" style:font-name-complex="inherit" style:font-size-complex="11.5pt"/>
    </style:style>
    <style:style style:name="T486" style:family="text">
      <style:text-properties fo:letter-spacing="normal" fo:language="ru" fo:country="RU" fo:color="#242729" style:font-name="Liberation Mono;Courier New" fo:font-size="10pt" style:language-asian="ar" style:country-asian="SA" style:font-name-asian="Liberation Mono;Courier New" style:font-size-asian="10pt"/>
    </style:style>
    <style:style style:name="T487" style:family="text">
      <style:text-properties fo:letter-spacing="normal" fo:language="ru" fo:country="RU" fo:color="#242729" fo:font-size="10pt" style:language-asian="ar" style:country-asian="SA" style:font-name-asian="Liberation Mono;Courier New" style:font-size-asian="10pt" style:font-name="Consolas;Menlo" fo:font-weight="normal" fo:font-style="normal" style:font-name-complex="Consolas;Menlo"/>
    </style:style>
    <style:style style:name="T488" style:family="text">
      <style:text-properties fo:color="#242729" style:font-name="Consolas;Menlo" fo:font-size="10pt" style:language-asian="zh" style:country-asian="CN" style:font-name-asian="Liberation Mono;Courier New" style:font-name-complex="Consolas;Menlo" style:font-size-asian="10pt"/>
    </style:style>
    <style:style style:name="T489" style:family="text">
      <style:text-properties style:font-name-asian="Times New Roman" style:font-name-complex="Calibri" style:font-size-asian="11pt" style:font-name="Calibri" fo:font-size="11pt" style:language-asian="ar" style:country-asian="SA" fo:color="#ff0000" fo:language="ru" fo:country="RU"/>
    </style:style>
    <style:style style:name="T490" style:family="text">
      <style:text-properties style:font-name-asian="Times New Roman" style:font-name-complex="Calibri" style:font-size-asian="11pt" style:font-name="Calibri" fo:font-size="11pt" style:language-asian="ar" style:country-asian="SA" fo:color="#ff0000" fo:language="en" fo:country="US"/>
    </style:style>
    <style:style style:name="T491" style:family="text">
      <style:text-properties style:font-name-asian="Times New Roman" style:font-name-complex="Calibri" style:font-size-asian="11pt" style:font-name="Calibri" fo:font-size="11pt" style:language-asian="ar" style:country-asian="SA" fo:language="ru" fo:country="RU" style:use-window-font-color="true"/>
    </style:style>
    <style:style style:name="T492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ar" style:country-asian="SA" style:language-complex="none" style:country-complex="none" style:font-name-asian="Lohit Devanagari" style:font-name-complex="DejaVu Sans" style:font-size-asian="11pt" style:font-size-complex="11pt" style:font-weight-asian="bold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3" style:family="text">
      <style:text-properties fo:color="#e64a19"/>
    </style:style>
    <style:style style:name="T494" style:family="text">
      <style:text-properties style:language-asian="ar" style:country-asian="SA" style:font-name="Calibri" style:font-name-complex="Calibri" fo:font-size="11pt" style:font-name-asian="Times New Roman" style:font-size-asian="11pt"/>
    </style:style>
    <style:style style:name="T495" style:family="text">
      <style:text-properties style:font-name="Calibri" style:font-name-complex="Calibri" fo:font-size="11pt" style:font-name-asian="Times New Roman" style:font-size-asian="11pt" style:font-size-complex="11pt" style:use-window-font-color="true" fo:language="ru" fo:country="RU" style:language-asian="zh" style:country-asian="CN"/>
    </style:style>
    <style:style style:name="T496" style:family="text">
      <style:text-properties style:font-name="Calibri" style:font-name-complex="Calibri" fo:font-size="11pt" style:font-name-asian="Times New Roman" style:font-size-asian="11pt" style:language-asian="ar" style:country-asian="SA"/>
    </style:style>
    <style:style style:name="T497" style:family="text">
      <style:text-properties style:font-name="Calibri" style:font-name-complex="Calibri" fo:font-size="11pt" style:font-name-asian="Times New Roman" style:font-size-asian="11pt" style:language-asian="ar" style:country-asian="SA" fo:language="en" fo:country="US" style:use-window-font-color="true"/>
    </style:style>
    <style:style style:name="T498" style:family="text">
      <style:text-properties style:font-name="Calibri" style:font-name-complex="Calibri" fo:font-size="11pt" style:font-name-asian="Times New Roman" style:font-size-asian="11pt" style:language-asian="ar" style:country-asian="SA" style:use-window-font-color="true" fo:language="en" fo:country="US"/>
    </style:style>
    <style:style style:name="T499" style:family="text">
      <style:text-properties style:font-name="Calibri" style:font-name-complex="Calibri" fo:font-size="11pt" style:font-name-asian="Times New Roman" style:font-size-asian="11pt" style:language-asian="ar" style:country-asian="SA" style:use-window-font-color="true" fo:language="ru" fo:country="RU"/>
    </style:style>
    <style:style style:name="T500" style:family="text">
      <style:text-properties style:font-name-complex="Calibri" fo:language="en" fo:country="US" fo:color="#000000" style:font-name-asian="Times New Roman" style:font-name="Calibri" style:language-asian="ar" style:country-asian="SA"/>
    </style:style>
    <style:style style:name="T501" style:family="text">
      <style:text-properties style:font-name-complex="Calibri" fo:language="en" fo:country="US" fo:color="#000000" style:font-name-asian="Times New Roman" style:font-name="Calibri" style:font-size-complex="11pt" style:font-weight-complex="normal" style:font-size-asian="11pt" style:language-asian="zh" style:country-asian="CN" fo:font-size="11pt"/>
    </style:style>
    <style:style style:name="T502" style:family="text">
      <style:text-properties style:font-name-complex="Calibri" fo:language="en" fo:country="US" fo:color="#000000" style:font-name-asian="Times New Roman" style:font-name="Calibri" style:font-weight-complex="normal" style:font-size-complex="11pt" style:font-size-asian="11pt" style:language-asian="zh" style:country-asian="CN" fo:font-size="11pt"/>
    </style:style>
    <style:style style:name="T503" style:family="text">
      <style:text-properties style:font-name-complex="Calibri" fo:language="en" fo:country="US" fo:color="#000000" style:font-name-asian="Times New Roman" style:font-name="Calibri" style:font-weight-complex="normal" style:font-size-asian="11pt" fo:font-size="11pt" style:language-asian="ar" style:country-asian="SA"/>
    </style:style>
    <style:style style:name="T504" style:family="text">
      <style:text-properties style:font-size-asian="11pt" style:font-name="Calibri" fo:font-size="11pt" style:language-asian="ar" style:country-asian="SA" style:font-name-asian="Times New Roman" style:font-name-complex="Calibri"/>
    </style:style>
    <style:style style:name="T505" style:family="text">
      <style:text-properties style:font-size-asian="11pt" style:font-name="Calibri" fo:font-size="11pt" style:language-asian="ar" style:country-asian="SA" style:font-name-asian="Times New Roman" style:font-name-complex="Calibri" style:font-style-complex="normal" style:font-weight-complex="normal" fo:color="#33444d" style:font-size-complex="10.5pt" fo:letter-spacing="normal" fo:language="ru" fo:country="RU"/>
    </style:style>
    <style:style style:name="T506" style:family="text">
      <style:text-properties style:font-size-asian="11pt" style:font-name="Calibri" fo:font-size="11pt" style:language-asian="ar" style:country-asian="SA" style:font-name-asian="Times New Roman" style:font-name-complex="Calibri" fo:language="ru" fo:country="RU" style:use-window-font-color="true"/>
    </style:style>
    <style:style style:name="T507" style:family="text">
      <style:text-properties fo:color="#000000" style:font-name="Calibri" fo:language="en" fo:country="US" style:font-name-asian="Times New Roman" style:font-name-complex="Calibri" fo:font-size="11pt" style:language-asian="zh" style:country-asian="CN" style:font-size-asian="11pt" style:font-size-complex="11pt"/>
    </style:style>
    <style:style style:name="T508" style:family="text">
      <style:text-properties fo:color="#000000" style:font-name="Calibri" fo:language="en" fo:country="US" style:font-name-asian="Times New Roman" style:font-name-complex="Calibri" fo:font-size="11pt" style:font-size-asian="11pt" style:language-asian="ar" style:country-asian="SA"/>
    </style:style>
    <style:style style:name="T509" style:family="text">
      <style:text-properties style:font-name="Calibri" style:language-asian="ar" style:country-asian="SA" style:font-name-asian="Times New Roman" style:font-name-complex="Calibri"/>
    </style:style>
    <style:style style:name="T510" style:family="text">
      <style:text-properties style:font-name="Calibri" style:language-asian="ar" style:country-asian="SA" style:font-name-asian="Times New Roman" style:font-name-complex="Calibri" fo:color="#00838f" fo:font-size="11pt" fo:language="ru" fo:country="RU" style:font-size-asian="11pt"/>
    </style:style>
    <style:style style:name="T511" style:family="text">
      <style:text-properties style:font-name="Calibri" fo:font-size="11pt" fo:language="ru" fo:country="RU" style:language-asian="ar" style:country-asian="SA" style:font-name-asian="Times New Roman" style:font-name-complex="Calibri" style:font-size-asian="11pt" style:use-window-font-color="true"/>
    </style:style>
    <style:style style:name="T512" style:family="text">
      <style:text-properties fo:color="#000000" fo:language="en" fo:country="US" style:language-asian="ar" style:country-asian="SA" style:font-name-asian="Times New Roman" style:font-name-complex="Calibri" style:font-size-asian="11pt"/>
    </style:style>
    <style:style style:name="T513" style:family="text">
      <style:text-properties fo:language="en" fo:country="US" style:font-name-asian="Times New Roman" style:font-name-complex="Calibri" style:font-size-asian="11pt" style:language-asian="zh" style:country-asian="CN" fo:color="#d32f2f" style:font-size-complex="11pt"/>
    </style:style>
    <style:style style:name="T514" style:family="text">
      <style:text-properties fo:language="en" fo:country="US" style:font-name-asian="Times New Roman" style:font-name-complex="Calibri" style:font-size-asian="11pt" fo:color="#000000" style:language-asian="ar" style:country-asian="SA"/>
    </style:style>
    <style:style style:name="T515" style:family="text">
      <style:text-properties style:font-name-asian="Times New Roman" fo:color="#000000" style:font-weight-asian="normal" style:font-weight-complex="normal" style:font-style-asian="normal" style:font-style-complex="normal" style:font-relief="none" style:text-overline-style="none" style:text-overline-color="font-color" style:font-size-asian="11pt" style:font-name-complex="Calibri" style:font-size-complex="6.80000019073486pt" style:language-complex="none" style:country-complex="none" style:language-asian="ar" style:country-asian="SA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text-emphasize="none"/>
    </style:style>
    <style:style style:name="T516" style:family="text">
      <style:text-properties style:font-name-asian="Times New Roman" style:font-weight-asian="normal" style:font-weight-complex="normal" style:font-style-asian="normal" style:font-style-complex="normal" style:font-relief="none" style:text-overline-style="none" style:text-overline-color="font-color" style:font-size-asian="11pt" style:font-name-complex="Calibri" style:font-size-complex="6.80000019073486pt" style:language-complex="none" style:country-complex="none" style:language-asian="ar" style:country-asian="SA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text-emphasize="none" fo:color="#d84315"/>
    </style:style>
    <style:style style:name="T517" style:family="text">
      <style:text-properties style:font-name-asian="Times New Roman" style:font-weight-asian="normal" style:font-weight-complex="normal" style:font-style-asian="normal" style:font-style-complex="normal" style:font-relief="none" style:text-overline-style="none" style:text-overline-color="font-color" style:font-size-asian="11pt" style:font-name-complex="Calibri" style:font-size-complex="6.80000019073486pt" style:language-complex="none" style:country-complex="none" style:language-asian="ar" style:country-asian="SA" style:text-line-through-mode="continuous" fo:text-shadow="none" style:text-outline="false" fo:font-style="normal" style:text-line-through-type="none" style:text-underline-style="none" style:text-underline-color="font-color" fo:font-weight="normal" style:text-emphasize="none" fo:color="#d84315" fo:language="en" fo:country="US"/>
    </style:style>
    <style:style style:name="T518" style:family="text">
      <style:text-properties style:font-name-asian="Times New Roman" style:font-weight-asian="normal" style:font-weight-complex="normal" style:font-style-asian="normal" style:font-style-complex="normal" style:font-relief="none" style:text-overline-style="none" style:text-overline-color="font-color" style:font-size-asian="11pt" style:font-name-complex="Calibri" style:font-size-complex="6.80000019073486pt" style:language-complex="none" style:country-complex="none" style:language-asian="ar" style:country-asian="SA" style:text-line-through-mode="continuous" fo:text-shadow="none" style:text-outline="false" fo:font-style="normal" style:text-line-through-type="none" style:text-underline-style="none" style:text-underline-color="font-color" fo:font-weight="normal" style:text-emphasize="none" fo:language="ru" fo:country="RU" fo:color="#000000"/>
    </style:style>
    <style:style style:name="T519" style:family="text">
      <style:text-properties fo:language="ru" fo:country="RU" fo:color="#d84315" style:font-name-asian="Times New Roman" style:font-weight-complex="normal" style:font-style-asian="normal" style:font-style-complex="normal" style:font-relief="none" style:text-overline-style="none" style:text-overline-color="font-color" style:font-size-asian="11pt" style:font-name-complex="Calibri" style:font-size-complex="6.80000019073486pt" style:language-complex="none" style:country-complex="none" style:language-asian="ar" style:country-asian="SA" style:text-line-through-mode="continuous" fo:text-shadow="none" style:text-outline="false" fo:font-style="normal" style:text-line-through-type="none" style:text-underline-style="none" style:text-underline-color="font-color" fo:font-weight="normal" style:text-emphasize="none" style:font-weight-asian="normal"/>
    </style:style>
    <style:style style:name="T520" style:family="text">
      <style:text-properties fo:color="#d84315" style:font-name-asian="Times New Roman" style:font-weight-complex="normal" style:font-style-asian="normal" style:font-style-complex="normal" style:font-relief="none" style:text-overline-style="none" style:text-overline-color="font-color" style:font-size-asian="11pt" style:font-name-complex="Calibri" style:font-size-complex="6.80000019073486pt" style:language-complex="none" style:country-complex="none" style:language-asian="ar" style:country-asian="SA" style:text-line-through-mode="continuous" fo:text-shadow="none" style:text-outline="false" fo:font-style="normal" style:text-line-through-type="none" style:text-underline-style="none" style:text-underline-color="font-color" fo:font-weight="normal" style:text-emphasize="none" style:font-weight-asian="normal" fo:language="en" fo:country="US"/>
    </style:style>
    <style:style style:name="T521" style:family="text">
      <style:text-properties style:font-name-asian="Times New Roman" style:font-weight-complex="normal" style:font-style-asian="normal" style:font-style-complex="normal" style:font-relief="none" style:text-overline-style="none" style:text-overline-color="font-color" style:font-size-asian="11pt" style:font-name-complex="Calibri" style:font-size-complex="6.80000019073486pt" style:language-complex="none" style:country-complex="none" style:language-asian="ar" style:country-asian="SA" style:text-line-through-mode="continuous" fo:text-shadow="none" style:text-outline="false" fo:font-style="normal" style:text-line-through-type="none" style:text-underline-style="none" style:text-underline-color="font-color" fo:font-weight="normal" style:text-emphasize="none" style:font-weight-asian="normal" fo:color="#000000" fo:language="ru" fo:country="RU"/>
    </style:style>
    <style:style style:name="T522" style:family="text">
      <style:text-properties fo:color="#000000" fo:font-size="11pt" style:font-size-asian="11pt" fo:language="en" fo:country="US" style:language-asian="ar" style:country-asian="SA" style:font-name-asian="Times New Roman" style:font-name-complex="Calibri"/>
    </style:style>
    <style:style style:name="T523" style:family="text">
      <style:text-properties fo:font-size="11pt" style:font-size-asian="11pt" fo:language="en" fo:country="US" style:language-asian="ar" style:country-asian="SA" style:font-name-asian="Times New Roman" style:font-name-complex="Calibri" fo:color="#ef6c00"/>
    </style:style>
    <style:style style:name="T524" style:family="text">
      <style:text-properties style:font-name-complex="Calibri" fo:color="#000000" style:font-name-asian="Times New Roman" fo:language="en" fo:country="US" style:font-size-complex="11pt" style:font-size-asian="11pt" style:language-asian="zh" style:country-asian="CN" fo:font-size="11pt"/>
    </style:style>
    <style:style style:name="T525" style:family="text">
      <style:text-properties style:font-name-complex="Calibri" style:font-name-asian="Times New Roman" fo:language="en" fo:country="US" style:font-size-complex="11pt" style:font-size-asian="11pt" style:language-asian="zh" style:country-asian="CN" fo:font-size="11pt" fo:color="#ff4081"/>
    </style:style>
    <style:style style:name="T526" style:family="text">
      <style:text-properties style:font-name-complex="Calibri" style:font-name-asian="Times New Roman" fo:language="en" fo:country="US" style:font-size-complex="11pt" style:font-size-asian="11pt" style:language-asian="zh" style:country-asian="CN" fo:font-size="11pt" fo:color="#000000"/>
    </style:style>
    <style:style style:name="T527" style:family="text">
      <style:text-properties style:font-name-complex="Calibri" style:font-name-asian="Times New Roman" fo:language="en" fo:country="US" style:font-size-complex="11pt" style:font-size-asian="11pt" style:language-asian="zh" style:country-asian="CN" fo:font-size="11pt" fo:color="#e65100"/>
    </style:style>
    <style:style style:name="T528" style:family="text">
      <style:text-properties fo:color="#000000" fo:font-size="11pt" style:language-asian="zh" style:country-asian="CN" style:font-size-asian="11pt" style:font-size-complex="11pt" fo:language="en" fo:country="US" style:font-name-asian="Times New Roman" style:font-name-complex="Calibri"/>
    </style:style>
    <style:style style:name="T529" style:family="text">
      <style:text-properties fo:font-size="11pt" style:language-asian="zh" style:country-asian="CN" style:font-size-asian="11pt" style:font-size-complex="11pt" fo:language="en" fo:country="US" style:font-name-asian="Times New Roman" style:font-name-complex="Calibri" fo:color="#880e4f"/>
    </style:style>
    <style:style style:name="T530" style:family="text">
      <style:text-properties fo:font-size="11pt" style:language-asian="zh" style:country-asian="CN" style:font-size-asian="11pt" style:font-size-complex="11pt" fo:language="en" fo:country="US" style:font-name-asian="Times New Roman" style:font-name-complex="Calibri" fo:color="#000000"/>
    </style:style>
    <style:style style:name="T531" style:family="text">
      <style:text-properties fo:font-size="11pt" style:language-asian="zh" style:country-asian="CN" style:font-size-asian="11pt" style:font-size-complex="11pt" fo:language="en" fo:country="US" style:font-name-asian="Times New Roman" style:font-name-complex="Calibri" fo:color="#c2185b"/>
    </style:style>
    <style:style style:name="T532" style:family="text">
      <style:text-properties style:language-asian="ar" style:country-asian="SA" style:font-name-asian="Times New Roman" style:font-name-complex="Calibri"/>
    </style:style>
    <style:style style:name="T533" style:family="text">
      <style:text-properties style:language-asian="ar" style:country-asian="SA" style:font-name-asian="Times New Roman" style:font-name-complex="Calibri" fo:color="#ff0000" fo:font-size="11pt" fo:language="ru" fo:country="RU" style:font-size-asian="11pt"/>
    </style:style>
    <style:style style:name="T534" style:family="text">
      <style:text-properties style:language-asian="ar" style:country-asian="SA" style:font-name-asian="Times New Roman" style:font-name-complex="Calibri" fo:font-size="11pt" fo:language="ru" fo:country="RU" style:font-size-asian="11pt" style:use-window-font-color="true"/>
    </style:style>
    <style:style style:name="T535" style:family="text">
      <style:text-properties style:language-asian="ar" style:country-asian="SA" style:font-name-asian="Times New Roman" style:font-name-complex="Calibri" fo:font-size="11pt" fo:language="ru" fo:country="RU" style:font-size-asian="11pt" fo:color="#b71c1c"/>
    </style:style>
    <style:style style:name="T536" style:family="text">
      <style:text-properties style:font-name="Calibri" style:language-asian="ar" style:country-asian="SA" style:font-name-asian="Times New Roman" style:font-name-complex="Calibri" style:use-window-font-color="true" fo:font-size="11pt" fo:language="en" fo:country="US" style:font-size-asian="11pt"/>
    </style:style>
    <style:style style:name="T537" style:family="text">
      <style:text-properties style:font-name="Calibri" style:language-asian="ar" style:country-asian="SA" style:font-name-asian="Times New Roman" style:font-name-complex="Calibri" style:use-window-font-color="true" fo:font-size="11pt" style:font-size-asian="11pt" fo:language="ru" fo:country="RU"/>
    </style:style>
    <style:style style:name="T538" style:family="text">
      <style:text-properties style:font-name="Calibri" style:language-asian="ar" style:country-asian="SA" style:font-name-asian="Times New Roman" style:font-name-complex="Calibri" fo:color="#ff0000" fo:font-size="11pt" fo:language="ru" fo:country="RU" style:font-size-asian="11pt"/>
    </style:style>
    <style:style style:name="T539" style:family="text">
      <style:text-properties style:font-name="Calibri" style:language-asian="ar" style:country-asian="SA" style:font-name-asian="Times New Roman" style:font-name-complex="Calibri" fo:font-size="11pt" fo:language="ru" fo:country="RU" style:font-size-asian="11pt" style:use-window-font-color="true"/>
    </style:style>
    <style:style style:name="T540" style:family="text">
      <style:text-properties fo:color="#ff4081" fo:font-size="11pt" fo:language="ru" fo:country="RU" style:language-asian="zh" style:country-asian="CN" style:font-size-asian="11pt" style:font-size-complex="11pt" style:font-style-complex="normal" style:font-name-asian="Times New Roman" style:font-name-complex="Calibri"/>
    </style:style>
    <style:style style:name="T541" style:family="text">
      <style:text-properties fo:font-size="11pt" fo:language="ru" fo:country="RU" style:language-asian="zh" style:country-asian="CN" style:font-size-asian="11pt" style:font-size-complex="11pt" style:font-style-complex="normal" style:font-name-asian="Times New Roman" style:font-name-complex="Calibri" fo:color="#000000"/>
    </style:style>
    <style:style style:name="T542" style:family="text">
      <style:text-properties fo:font-size="11pt" fo:language="ru" fo:country="RU" style:language-asian="zh" style:country-asian="CN" style:font-size-asian="11pt" style:font-size-complex="11pt" style:font-style-complex="normal" style:font-name-asian="Times New Roman" style:font-name-complex="Calibri" fo:color="#d500f9"/>
    </style:style>
    <style:style style:name="T543" style:family="text">
      <style:text-properties style:language-asian="ar" style:country-asian="SA"/>
    </style:style>
    <style:style style:name="T544" style:family="text">
      <style:text-properties style:language-asian="ar" style:country-asian="SA" style:use-window-font-color="true" style:font-name="Calibri" fo:font-size="11pt" fo:language="en" fo:country="US" style:font-name-asian="Times New Roman" style:font-name-complex="Calibri" style:font-size-asian="11pt"/>
    </style:style>
    <style:style style:name="T545" style:family="text">
      <style:text-properties style:language-asian="ar" style:country-asian="SA" style:use-window-font-color="true" style:font-name="Calibri" fo:font-size="11pt" style:font-name-asian="Times New Roman" style:font-name-complex="Calibri" style:font-size-asian="11pt" fo:language="ru" fo:country="RU"/>
    </style:style>
    <style:style style:name="T546" style:family="text">
      <style:text-properties style:language-asian="ar" style:country-asian="SA" style:use-window-font-color="true" style:font-name="Calibri" fo:font-size="11pt" style:font-name-asian="Times New Roman" style:font-name-complex="Calibri" style:font-size-asian="11pt" fo:language="ru" fo:country="RU" fo:font-weight="bold" style:font-weight-asian="bold" style:font-weight-complex="bold"/>
    </style:style>
    <style:style style:name="T547" style:family="text">
      <style:text-properties style:font-name="Calibri" style:font-name-asian="Times New Roman" style:font-name-complex="Calibri"/>
    </style:style>
    <style:style style:name="T548" style:family="text">
      <style:text-properties style:font-name="Calibri" style:font-name-asian="Times New Roman" style:font-name-complex="Calibri" fo:color="#ff0000" fo:font-size="11pt" fo:language="ru" fo:country="RU" style:language-asian="ar" style:country-asian="SA" style:font-size-asian="11pt"/>
    </style:style>
    <style:style style:name="T549" style:family="text">
      <style:text-properties fo:language="ru" fo:country="RU" style:font-name-asian="Times New Roman" style:font-size-asian="11pt" style:font-name-complex="Calibri" fo:color="#d32f2f" style:font-name="Calibri" fo:font-size="11pt" style:language-asian="ar" style:country-asian="SA"/>
    </style:style>
    <style:style style:name="T550" style:family="text">
      <style:text-properties style:font-name-asian="Times New Roman" style:font-name-complex="Calibri" style:font-name="Calibri" style:language-asian="ar" style:country-asian="SA" fo:font-size="11pt" fo:color="#c62828" fo:language="ru" fo:country="RU" style:font-size-asian="11pt"/>
    </style:style>
    <style:style style:name="T551" style:family="text">
      <style:text-properties style:font-name-asian="Times New Roman" style:font-name-complex="Calibri" style:font-name="Calibri" style:language-asian="ar" style:country-asian="SA" fo:color="#ef6c00" fo:font-size="11pt" fo:language="ru" fo:country="RU" style:font-size-asian="11pt"/>
    </style:style>
    <style:style style:name="T552" style:family="text">
      <style:text-properties style:font-name-asian="Times New Roman" style:font-name-complex="Calibri" style:font-name="Calibri" style:language-asian="ar" style:country-asian="SA" fo:font-size="11pt" fo:language="ru" fo:country="RU" style:font-size-asian="11pt" style:use-window-font-color="true"/>
    </style:style>
    <style:style style:name="T553" style:family="text">
      <style:text-properties fo:color="#000000" fo:font-size="11pt" style:font-size-asian="11pt" style:font-weight-complex="normal" fo:language="en" fo:country="US" style:language-asian="ar" style:country-asian="SA" style:font-name-asian="Times New Roman" style:font-name-complex="Calibri"/>
    </style:style>
    <style:style style:name="T554" style:family="text">
      <style:text-properties fo:font-size="11pt" style:font-size-asian="11pt" style:font-weight-complex="normal" fo:language="en" fo:country="US" style:language-asian="ar" style:country-asian="SA" style:font-name-asian="Times New Roman" style:font-name-complex="Calibri"/>
    </style:style>
    <style:style style:name="T555" style:family="text">
      <style:text-properties fo:color="#ff0000" fo:font-size="11pt" style:font-size-asian="11pt" fo:language="en" fo:country="US" style:language-asian="ar" style:country-asian="SA" style:font-name-asian="Times New Roman" style:font-name-complex="Calibri"/>
    </style:style>
    <style:style style:name="T556" style:family="text">
      <style:text-properties fo:font-size="11pt" style:font-size-asian="11pt" fo:language="en" fo:country="US" style:language-asian="ar" style:country-asian="SA" style:font-name-asian="Times New Roman" style:font-name-complex="Calibri" fo:color="#000000"/>
    </style:style>
    <style:style style:name="T557" style:family="text">
      <style:text-properties fo:color="#c62828" fo:font-size="11pt" style:language-asian="zh" style:country-asian="CN" style:font-size-asian="11pt" style:font-size-complex="11pt" fo:language="en" fo:country="US" style:font-name-asian="Times New Roman" style:font-name-complex="Calibri"/>
    </style:style>
    <style:style style:name="T558" style:family="text">
      <style:text-properties fo:font-size="11pt" style:language-asian="zh" style:country-asian="CN" style:font-size-asian="11pt" style:font-size-complex="11pt" fo:language="en" fo:country="US" style:font-name-asian="Times New Roman" style:font-name-complex="Calibri" fo:color="#00838f"/>
    </style:style>
    <style:style style:name="T559" style:family="text">
      <style:text-properties style:font-name-complex="Calibri" style:font-name-asian="Times New Roman" style:font-name="Calibri" style:language-asian="ar" style:country-asian="SA"/>
    </style:style>
    <style:style style:name="T560" style:family="text">
      <style:text-properties style:font-name-complex="Calibri" style:font-name-asian="Times New Roman" style:font-name="Calibri" style:language-asian="ar" style:country-asian="SA" style:font-size-asian="11pt" style:use-window-font-color="true" fo:font-size="11pt" fo:language="en" fo:country="US"/>
    </style:style>
    <style:style style:name="T561" style:family="text">
      <style:text-properties style:font-name-complex="Calibri" style:font-name-asian="Times New Roman" style:font-name="Calibri" style:language-asian="ar" style:country-asian="SA" style:use-window-font-color="true" fo:font-size="11pt" fo:language="en" fo:country="US" style:font-size-asian="11pt"/>
    </style:style>
    <style:style style:name="T562" style:family="text">
      <style:text-properties style:font-name-complex="Calibri" style:font-name-asian="Times New Roman" style:font-name="Calibri" style:language-asian="ar" style:country-asian="SA" style:use-window-font-color="true" fo:font-size="11pt" style:font-size-asian="11pt" fo:language="ru" fo:country="RU"/>
    </style:style>
    <style:style style:name="T563" style:family="text">
      <style:text-properties style:text-overline-style="none" style:text-overline-color="font-color" fo:font-size="11pt" style:font-size-asian="11pt" style:font-size-complex="11pt" style:font-weight-asian="normal" style:font-style-asian="normal" style:font-style-complex="normal" style:text-emphasize="none" fo:color="#000000" style:font-relief="none" style:font-name-complex="Calibri" style:font-name-asian="Times New Roman" style:language-complex="hi" style:country-complex="IN" style:language-asian="ar" style:country-asian="SA"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weight-complex="normal"/>
    </style:style>
    <style:style style:name="T564" style:family="text">
      <style:text-properties style:text-overline-style="none" style:text-overline-color="font-color" fo:font-size="11pt" style:font-size-asian="11pt" style:font-size-complex="11pt" style:font-weight-asian="normal" style:font-style-asian="normal" style:font-style-complex="normal" style:text-emphasize="none" style:font-relief="none" style:font-name-complex="Calibri" style:font-name-asian="Times New Roman" style:language-complex="hi" style:country-complex="IN" style:language-asian="ar" style:country-asian="SA"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weight-complex="normal" fo:color="#b71c1c"/>
    </style:style>
    <style:style style:name="T565" style:family="text">
      <style:text-properties style:text-overline-style="none" style:text-overline-color="font-color" fo:font-size="11pt" style:font-size-asian="11pt" style:font-size-complex="11pt" style:font-weight-asian="normal" style:font-style-asian="normal" style:font-style-complex="normal" style:text-emphasize="none" style:font-relief="none" style:font-name-complex="Calibri" style:font-name-asian="Times New Roman" style:language-complex="hi" style:country-complex="IN" style:language-asian="ar" style:country-asian="SA"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weight-complex="normal" fo:color="#000000"/>
    </style:style>
    <style:style style:name="T566" style:family="text">
      <style:text-properties style:text-overline-style="none" style:text-overline-color="font-color" fo:font-size="11pt" style:font-size-asian="11pt" style:font-size-complex="11pt" style:font-weight-asian="normal" style:font-style-asian="normal" style:font-style-complex="normal" style:text-emphasize="none" style:font-relief="none" style:font-name-complex="Calibri" style:font-name-asian="Times New Roman" style:language-complex="hi" style:country-complex="IN" style:language-asian="ar" style:country-asian="SA" style:font-name="Calibri" fo:font-weight="normal" style:text-line-through-type="none" fo:font-style="normal" style:text-outline="false" fo:text-shadow="none" style:text-line-through-mode="continuous" fo:language="en" fo:country="US" style:font-weight-complex="normal" style:text-underline-style="solid" style:text-underline-width="auto" style:text-underline-color="font-color" fo:color="#1b5e20"/>
    </style:style>
    <style:style style:name="T567" style:family="text">
      <style:text-properties style:font-name="Calibri" style:language-asian="ar" style:country-asian="SA" style:font-name-complex="Calibri" style:font-name-asian="Times New Roman"/>
    </style:style>
    <style:style style:name="T568" style:family="text">
      <style:text-properties style:font-name="Calibri" style:language-asian="ar" style:country-asian="SA" style:font-name-complex="Calibri" style:font-name-asian="Times New Roman" style:font-size-asian="11pt" style:use-window-font-color="true" fo:font-size="11pt" fo:language="en" fo:country="US"/>
    </style:style>
    <style:style style:name="T569" style:family="text">
      <style:text-properties style:font-name="Calibri" style:language-asian="ar" style:country-asian="SA" style:font-name-complex="Calibri" style:font-name-asian="Times New Roman" fo:language="en" fo:country="US" fo:font-size="11pt" style:font-size-asian="11pt" fo:color="#7030a0"/>
    </style:style>
    <style:style style:name="T570" style:family="text">
      <style:text-properties style:font-name="Calibri" style:language-asian="ar" style:country-asian="SA" style:font-name-complex="Calibri" style:font-name-asian="Times New Roman" fo:font-size="11pt" style:font-size-asian="11pt" fo:color="#7030a0" fo:language="ru" fo:country="RU"/>
    </style:style>
    <style:style style:name="T571" style:family="text">
      <style:text-properties style:font-name="Calibri" style:language-asian="ar" style:country-asian="SA" style:font-name-complex="Calibri" style:font-name-asian="Times New Roman" fo:font-size="11pt" style:font-size-asian="11pt" fo:color="#7030a0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Linux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1022" table:default-cell-style-name="ce6"/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tutorials.ubuntu.com/tutorial/command-line-for-beginners" xlink:type="simple">https://tutorials.ubuntu.com/tutorial/command-line-for-beginners</text:a></text:p>
          </table:table-cell>
          <table:table-cell table:style-name="ce1" office:value-type="string" calcext:value-type="string">
            <text:p>The Linux command line for beginner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youtube.com/playlist?list=PLT98CRl2KxKEKvszPW-d4wYLo2fxEJYK" xlink:type="simple">https://www.youtube.com/playlist?list=PLT98CRl2KxKEKvszPW-d4wYLo2fxEJYK</text:a></text:p>
          </table:table-cell>
          <table:table-cell table:style-name="ce1" office:value-type="string" calcext:value-type="string">
            <text:p>Ubuntu Server 18.04 Essentials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УСТАНОВКА И ДЕИНСТАЛЛЯЦИЯ ПАКЕТОВ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1" office:value-type="string" calcext:value-type="string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/var/log</text:p>
          </table:table-cell>
          <table:table-cell table:style-name="ce1" office:value-type="string" calcext:value-type="string">
            <text:p>место хранения логов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dmesg</text:p>
          </table:table-cell>
          <table:table-cell table:style-name="ce1" office:value-type="string" calcext:value-type="string">
            <text:p>лог Линуксовского ядра, хранится в памяти, пока комп работае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ТЕРМИНАЛ</text:p>
          </table:table-cell>
          <table:table-cell table:style-name="ce2" office:value-type="string" calcext:value-type="string">
            <text:p>ИСПОЛЬЗУЕМ TAB для автозаполнения команд!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do !!</text:p>
          </table:table-cell>
          <table:table-cell table:style-name="ce1" office:value-type="string" calcext:value-type="string">
            <text:p>Повторить последнюю комнаду, но с sud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trl+'+' <text:s/>или Ctrl+9</text:p>
          </table:table-cell>
          <table:table-cell table:style-name="ce1" office:value-type="string" calcext:value-type="string">
            <text:p>Масштаб (change font size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ft+C</text:p>
          </table:table-cell>
          <table:table-cell table:style-name="ce1" office:value-type="string" calcext:value-type="string">
            <text:p>Копировать (Copy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ft+Insert</text:p>
          </table:table-cell>
          <table:table-cell table:style-name="ce1" office:value-type="string" calcext:value-type="string">
            <text:p>Вставить скопированную строку в терминал <text:s/>(Paste)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trl+Alt+F3</text:p>
          </table:table-cell>
          <table:table-cell table:style-name="ce1" office:value-type="string" calcext:value-type="string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trl+Alt+F1</text:p>
          </table:table-cell>
          <table:table-cell table:style-name="ce1" office:value-type="string" calcext:value-type="string">
            <text:p>Вернуться обратно в GU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ear</text:p>
          </table:table-cell>
          <table:table-cell table:style-name="ce1" office:value-type="string" calcext:value-type="string">
            <text:p>очистить экран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randr</text:p>
          </table:table-cell>
          <table:table-cell table:style-name="ce1" office:value-type="string" calcext:value-type="string">
            <text:p>вывести поддерживаемые разрешения экрана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randr -s 1024x768</text:p>
          </table:table-cell>
          <table:table-cell table:style-name="ce1" office:value-type="string" calcext:value-type="string">
            <text:p>установить разрешение экрана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sudo</text:p>
          </table:table-cell>
          <table:table-cell table:style-name="ce1" office:value-type="string" calcext:value-type="string">
            <text:p>сделать что-то с правами суперюзера (надо будет ввести пароль)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echo</text:p>
          </table:table-cell>
          <table:table-cell table:style-name="ce1" office:value-type="string" calcext:value-type="string">
            <text:p>напечатать что-то на экране или в файл, если после указать "&gt;" и имя файла.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<text:s text:c="2"/>|</text:p>
          </table:table-cell>
          <table:table-cell table:style-name="ce1" office:value-type="string" calcext:value-type="string">
            <text:p>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 -k &lt;интересующая команда keyword или её кусок&gt;</text:p>
          </table:table-cell>
          <table:table-cell table:style-name="ce1" office:value-type="string" calcext:value-type="string">
            <text:p>получить мануал (инструкцию) по команде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atis &lt;интересующая команда или её кусок&gt;</text:p>
          </table:table-cell>
          <table:table-cell table:style-name="ce1" office:value-type="string" calcext:value-type="string">
            <text:p>почти то же самое.</text:p>
          </table:table-cell>
          <table:table-cell table:number-columns-repeated="1022"/>
        </table:table-row>
        <table:table-row table:style-name="ro1" table:number-rows-repeated="5">
          <table:table-cell table:style-name="ce1" table:number-columns-repeated="2"/>
          <table:table-cell table:number-columns-repeated="1022"/>
        </table:table-row>
        <table:table-row table:style-name="ro5">
          <table:table-cell table:style-name="ce2" office:value-type="string" calcext:value-type="string">
            <text:p>ПАМЯТЬ И ПРОЦЕССЫ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4" office:value-type="string" calcext:value-type="string">
            <text:p>ps</text:p>
          </table:table-cell>
          <table:table-cell table:style-name="ce1" office:value-type="string" calcext:value-type="string">
            <text:p>показать текущие процессы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s x</text:p>
          </table:table-cell>
          <table:table-cell table:style-name="ce1" office:value-type="string" calcext:value-type="string">
            <text:p>более подробное описание процессов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s &lt;имя пользователя&gt;</text:p>
          </table:table-cell>
          <table:table-cell table:style-name="ce1" office:value-type="string" calcext:value-type="string">
            <text:p>показать процессы другого пользователя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s -aux</text:p>
          </table:table-cell>
          <table:table-cell table:style-name="ce1" office:value-type="string" calcext:value-type="string">
            <text:p>подробные данные по процессам юзеров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s -aux | grep denis</text:p>
          </table:table-cell>
          <table:table-cell table:style-name="ce1" office:value-type="string" calcext:value-type="string">
            <text:p>все процессы пользователя Денис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ll</text:p>
          </table:table-cell>
          <table:table-cell table:style-name="ce1" office:value-type="string" calcext:value-type="string">
            <text:p>посылает сигнал процессу остановиться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llall &lt;имя процесса&gt;</text:p>
          </table:table-cell>
          <table:table-cell table:style-name="ce1" office:value-type="string" calcext:value-type="string">
            <text:p>терминирует ВСЕ процессы по указанному имени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ll <text:span text:style-name="T1">-STOP</text:span> &lt;имя процесса&gt;</text:p>
          </table:table-cell>
          <table:table-cell table:style-name="ce1" office:value-type="string" calcext:value-type="string">
            <text:p>приостанавливает процесс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ll <text:span text:style-name="T1">-CONT</text:span> &lt;имя процесса&gt;</text:p>
          </table:table-cell>
          <table:table-cell table:style-name="ce1" office:value-type="string" calcext:value-type="string">
            <text:p>возобновляет процесс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перевести на foregrond (лицевую сторону) фоновый процесс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trl+С</text:p>
          </table:table-cell>
          <table:table-cell table:style-name="ce1" office:value-type="string" calcext:value-type="string">
            <text:p>остановить процесс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trl+Z</text:p>
          </table:table-cell>
          <table:table-cell table:style-name="ce1" office:value-type="string" calcext:value-type="string">
            <text:p>перевести процесс в фоновый режим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top</text:p>
          </table:table-cell>
          <table:table-cell table:style-name="ce1" office:value-type="string" calcext:value-type="string">
            <text:p>Task Manager, диспетчер задач в Linux, можем видеть процессы, память используемую и т. д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ft+P</text:p>
          </table:table-cell>
          <table:table-cell table:style-name="ce1" office:value-type="string" calcext:value-type="string">
            <text:p>отфильтровать по CP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ft+M</text:p>
          </table:table-cell>
          <table:table-cell table:style-name="ce1" office:value-type="string" calcext:value-type="string">
            <text:p>отфильтровать по памяти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ee -h</text:p>
          </table:table-cell>
          <table:table-cell table:style-name="ce1" office:value-type="string" calcext:value-type="string">
            <text:p>показать наличие памяти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shutdown</text:p>
          </table:table-cell>
          <table:table-cell table:style-name="ce1" office:value-type="string" calcext:value-type="string">
            <text:p>останавливает или перезагружает систему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do reboot now</text:p>
          </table:table-cell>
          <table:table-cell table:style-name="ce1" office:value-type="string" calcext:value-type="string">
            <text:p>перезапустить сейчас</text:p>
          </table:table-cell>
          <table:table-cell table:number-columns-repeated="1022"/>
        </table:table-row>
        <table:table-row table:style-name="ro1" table:number-rows-repeated="2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НАВИГАЦИЯ И ПОИСК.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4" office:value-type="string" calcext:value-type="string">
            <text:p>cd</text:p>
          </table:table-cell>
          <table:table-cell table:style-name="ce1" office:value-type="string" calcext:value-type="string">
            <text:p>перейти в папку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d .</text:p>
          </table:table-cell>
          <table:table-cell table:style-name="ce1" office:value-type="string" calcext:value-type="string">
            <text:p>Текущая папка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d ..</text:p>
          </table:table-cell>
          <table:table-cell table:style-name="ce1" office:value-type="string" calcext:value-type="string">
            <text:p>перейти в папку выше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d ../..</text:p>
          </table:table-cell>
          <table:table-cell table:style-name="ce1" office:value-type="string" calcext:value-type="string">
            <text:p>перейти на 2 папки выше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d ~</text:p>
          </table:table-cell>
          <table:table-cell table:style-name="ce1" office:value-type="string" calcext:value-type="string">
            <text:p>перейти в папку home текущего пользователя, то же самое, что cd hom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wd</text:p>
          </table:table-cell>
          <table:table-cell table:style-name="ce1" office:value-type="string" calcext:value-type="string">
            <text:p>показать путь текущей папки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s</text:p>
          </table:table-cell>
          <table:table-cell table:style-name="ce1" office:value-type="string" calcext:value-type="string">
            <text:p>показать сожержимое текущей папки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ls -la</text:p>
          </table:table-cell>
          <table:table-cell table:style-name="ce1" office:value-type="string" calcext:value-type="string">
            <text:p>показать сожержимое текущей папки, l - длинно, a - включая скрытые папки и файлы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sudo ls -la -R / </text:p>
          </table:table-cell>
          <table:table-cell table:style-name="ce1" office:value-type="string" calcext:value-type="string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cate &lt;имя файла/папки&gt;</text:p>
          </table:table-cell>
          <table:table-cell table:style-name="ce1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ereis &lt;имя файла/папки&gt;</text:p>
          </table:table-cell>
          <table:table-cell table:style-name="ce1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find /home -name "&lt;имя файла/папки&gt;"</text:p>
          </table:table-cell>
          <table:table-cell table:style-name="ce1" office:value-type="string" calcext:value-type="string">
            <text:p>найти файл/папку, атрибут -name указывает, что ищем по имени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-i</text:p>
          </table:table-cell>
          <table:table-cell table:style-name="ce1" office:value-type="string" calcext:value-type="string">
            <text:p>атрибут игнорирования keysensitive - различия больших и маленьких букв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d /media/cdrom</text:p>
          </table:table-cell>
          <table:table-cell table:style-name="ce1" office:value-type="string" calcext:value-type="string">
            <text:p>перейти в сд-ром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РАБОТА С ФАЙЛАМИ И ПАПКАМИ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4" office:value-type="string" calcext:value-type="string">
            <text:p>mkdir</text:p>
          </table:table-cell>
          <table:table-cell table:style-name="ce1" office:value-type="string" calcext:value-type="string">
            <text:p>создать папку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mkdir -p Dir4/Dir5 </text:p>
          </table:table-cell>
          <table:table-cell table:style-name="ce1" office:value-type="string" calcext:value-type="string">
            <text:p>с атрибутом parent создает сразу родительскую и дочернюю папки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touch</text:p>
          </table:table-cell>
          <table:table-cell table:style-name="ce1" office:value-type="string" calcext:value-type="string">
            <text:p>создать файл, либо обновить время последней активности у существующего файла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rm</text:p>
          </table:table-cell>
          <table:table-cell table:style-name="ce1" office:value-type="string" calcext:value-type="string">
            <text:p>удалить файл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mdir</text:p>
          </table:table-cell>
          <table:table-cell table:style-name="ce1" office:value-type="string" calcext:value-type="string">
            <text:p>удалить папку пустую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mdir -p dir1/dir2/dir3</text:p>
          </table:table-cell>
          <table:table-cell table:style-name="ce1" office:value-type="string" calcext:value-type="string">
            <text:p>удалить указанное дерево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-i</text:p>
          </table:table-cell>
          <table:table-cell table:style-name="ce1" office:value-type="string" calcext:value-type="string">
            <text:p>(interactive) option to rm, which will prompt you to confirm the deletion of each file;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rm -R</text:p>
          </table:table-cell>
          <table:table-cell table:style-name="ce1" office:value-type="string" calcext:value-type="string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sudo rm -R /</text:p>
          </table:table-cell>
          <table:table-cell table:style-name="ce1" office:value-type="string" calcext:value-type="string">
            <text:p>удалить всё с машины, начиная с корня, включая саму систему Linux</text:p>
          </table:table-cell>
          <table:table-cell table:number-columns-repeated="1022"/>
        </table:table-row>
        <table:table-row table:style-name="ro1" table:number-rows-repeated="2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cat</text:p>
          </table:table-cell>
          <table:table-cell table:style-name="ce1" office:value-type="string" calcext:value-type="string">
            <text:p>ПРОСМОТРЕТЬ ФАЙЛ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more</text:p>
          </table:table-cell>
          <table:table-cell table:style-name="ce1" office:value-type="string" calcext:value-type="string">
            <text:p>тоже просмотреть файл, но по кнопке Enter читается по строкам. q - для выхода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less</text:p>
          </table:table-cell>
          <table:table-cell table:style-name="ce1" office:value-type="string" calcext:value-type="string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span text:style-name="T2">cp</text:span> &lt;название файла&gt; &lt;путь, куда копируем&gt;</text:p>
          </table:table-cell>
          <table:table-cell table:style-name="ce1" office:value-type="string" calcext:value-type="string">
            <text:p>скопировать файл/папку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p hello*.*</text:p>
          </table:table-cell>
          <table:table-cell table:style-name="ce1" office:value-type="string" calcext:value-type="string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p hello?.*</text:p>
          </table:table-cell>
          <table:table-cell table:style-name="ce1" office:value-type="string" calcext:value-type="string">
            <text:p>скопировать ВСЕ файлы с "hello" в начале названия и с любым 1 символом после этого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p -R Dir2 Dir 4</text:p>
          </table:table-cell>
          <table:table-cell table:style-name="ce1" office:value-type="string" calcext:value-type="string">
            <text:p>скопировать папку Dir2 со всем сожержимым в папку Dir4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-v </text:p>
          </table:table-cell>
          <table:table-cell table:style-name="ce1" office:value-type="string" calcext:value-type="string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mv</text:p>
          </table:table-cell>
          <table:table-cell table:style-name="ce1" office:value-type="string" calcext:value-type="string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v text.txt .text.txt</text:p>
          </table:table-cell>
          <table:table-cell table:style-name="ce1" office:value-type="string" calcext:value-type="string">
            <text:p>сделать файл скрытым, если поставить точку в начале имени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v &lt;file name&gt; &lt;folder name&gt;/</text:p>
          </table:table-cell>
          <table:table-cell table:style-name="ce1" office:value-type="string" calcext:value-type="string">
            <text:p>move file to fold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v &lt;file name&gt; .. </text:p>
          </table:table-cell>
          <table:table-cell table:style-name="ce1" office:value-type="string" calcext:value-type="string">
            <text:p>move file one level up to parent folder</text:p>
          </table:table-cell>
          <table:table-cell table:number-columns-repeated="1022"/>
        </table:table-row>
        <table:table-row table:style-name="ro1" table:number-rows-repeated="2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ЗАПИСЬ В ФАЙЛЫ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gedit</text:p>
          </table:table-cell>
          <table:table-cell table:style-name="ce1" office:value-type="string" calcext:value-type="string">
            <text:p>открытие простого блокнота в GUI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4" office:value-type="string" calcext:value-type="string">
            <text:p>nano</text:p>
          </table:table-cell>
          <table:table-cell table:style-name="ce1" office:value-type="string" calcext:value-type="string">
            <text:p>текстовый редактор прямо в терминале</text:p>
          </table:table-cell>
          <table:table-cell table:number-columns-repeated="1022"/>
        </table:table-row>
        <table:table-row table:style-name="ro6">
          <table:table-cell table:style-name="ce1" office:value-type="string" calcext:value-type="string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 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table:style-name="ce1" office:value-type="string" calcext:value-type="string">
            <text:p>ВЫДЕЛЕНИЕ ТЕКСТА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trl-K (или F9)</text:p>
          </table:table-cell>
          <table:table-cell table:style-name="ce1" office:value-type="string" calcext:value-type="string">
            <text:p>Далее выделенный текст можно удалить или скопировать в буффер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комбинация Alt-6</text:p>
          </table:table-cell>
          <table:table-cell table:style-name="ce1" office:value-type="string" calcext:value-type="string">
            <text:p>Выделенный текст можно скопировать в буффер обмена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trl-U или F10</text:p>
          </table:table-cell>
          <table:table-cell table:style-name="ce1" office:value-type="string" calcext:value-type="string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pico</text:p>
          </table:table-cell>
          <table:table-cell table:style-name="ce1" office:value-type="string" calcext:value-type="string">
            <text:p>Тот же nano, но версия постарше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vi</text:p>
          </table:table-cell>
          <table:table-cell table:style-name="ce1" office:value-type="string" calcext:value-type="string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1022"/>
        </table:table-row>
        <table:table-row table:style-name="ro1" table:number-rows-repeated="2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ЯРЛЫКИ, СОРТИНГ, РЕГУЛЯРНЫЕ ВЫРАЖЕНИЯ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ln -s</text:p>
          </table:table-cell>
          <table:table-cell table:style-name="ce1" office:value-type="string" calcext:value-type="string">
            <text:p>создать ярлык на файл/папку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ln</text:p>
          </table:table-cell>
          <table:table-cell table:style-name="ce1" office:value-type="string" calcext:value-type="string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wc &lt;имя файла&gt;</text:p>
          </table:table-cell>
          <table:table-cell table:style-name="ce1" office:value-type="string" calcext:value-type="string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rt &lt;имя файла с данными&gt;</text:p>
          </table:table-cell>
          <table:table-cell table:style-name="ce1" office:value-type="string" calcext:value-type="string">
            <text:p>возвращает данные в файле, сортированные по алфавиту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-n</text:p>
          </table:table-cell>
          <table:table-cell table:style-name="ce1" office:value-type="string" calcext:value-type="string">
            <text:p>атрибут для сортировки чисел по возрастанию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ut -d "&lt;символ-резделитель&gt;" -f 3 &lt;имя файла, в который это записать&gt;</text:p>
          </table:table-cell>
          <table:table-cell table:style-name="ce1" office:value-type="string" calcext:value-type="string">
            <text:p>разрезает строку по делиметеру -d, как split в Python, выдает массив кусочков.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атрибут -f 3</text:p>
          </table:table-cell>
          <table:table-cell table:style-name="ce1" office:value-type="string" calcext:value-type="string">
            <text:p>(field) выбирает не весь массив, а только указанный элемент.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3">
          <table:table-cell table:style-name="ce1" office:value-type="string" calcext:value-type="string">
            <text:p><text:span text:style-name="T2">grep</text:span> &lt;искомый текст&gt; &lt;папка/файл&gt;</text:p>
          </table:table-cell>
          <table:table-cell table:style-name="ce1" office:value-type="string" calcext:value-type="string">
            <text:p>ищет определённый текст в файлах/папках/выходных данных pipeline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grep -E "[A-Za-z].gov" mydatafile.txt</text:p>
          </table:table-cell>
          <table:table-cell table:style-name="ce1" office:value-type="string" calcext:value-type="string">
            <text:p>ищем все вхождения с любой 1 буквой в любом регистре перед <text:s/>".gov"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p -E "[A-Za-z]*.gov" mydatafile.txt</text:p>
          </table:table-cell>
          <table:table-cell table:style-name="ce1" office:value-type="string" calcext:value-type="string">
            <text:p>ищем все вхождения с любым количеством букв перед <text:s/>".gov"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p -E "(kgb.gov|intel.com)"</text:p>
          </table:table-cell>
          <table:table-cell table:style-name="ce1" office:value-type="string" calcext:value-type="string">
            <text:p>ищем (или то, или другое) через разделитель |</text:p>
          </table:table-cell>
          <table:table-cell table:number-columns-repeated="1022"/>
        </table:table-row>
        <table:table-row table:style-name="ro1" table:number-rows-repeated="2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ПЕРЕНАПРАВЛЕНИЕ ВЫВОДА/ВВОД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прочитать вводимую строку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ad &lt;имя переменной&gt;</text:p>
          </table:table-cell>
          <table:table-cell table:style-name="ce1" office:value-type="string" calcext:value-type="string">
            <text:p>прочитать строку и присвоить её как значение переменной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rt names.txt</text:p>
          </table:table-cell>
          <table:table-cell table:style-name="ce1" office:value-type="string" calcext:value-type="string">
            <text:p>выведет отсортированное содержимое на экран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sort names.txt &gt; sorted.txt</text:p>
          </table:table-cell>
          <table:table-cell table:style-name="ce1" office:value-type="string" calcext:value-type="string">
            <text:p>выведет отсортированное содержимое в файл sorted.txt (если такой файл что-то содержал, сначала он затрётся!) </text:p>
            <text:p>Выдаёт только хорошие результаты, за исключением ошибок!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»</text:p>
          </table:table-cell>
          <table:table-cell table:style-name="ce1" office:value-type="string" calcext:value-type="string">
            <text:p>append, добваить данные в конец файла, аналогично комманде append в Python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2&gt;</text:p>
          </table:table-cell>
          <table:table-cell table:style-name="ce1" office:value-type="string" calcext:value-type="string">
            <text:p>перенаправить данные, выдавшие ошибки в... <text:s/>вникуда в данном случае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&gt; errors.txt</text:p>
          </table:table-cell>
          <table:table-cell table:style-name="ce1" office:value-type="string" calcext:value-type="string">
            <text:p>перенаправить плохие ответы в файл errors.tx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p anton /etc/* 2&gt; /dev/null</text:p>
          </table:table-cell>
          <table:table-cell table:style-name="ce1" office:value-type="string" calcext:value-type="string">
            <text:p>перенаправить плохие ответы в девайс "вникуда"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p anton /etc/* &gt; good.txt 2&gt; errors.txt </text:p>
          </table:table-cell>
          <table:table-cell table:style-name="ce1" office:value-type="string" calcext:value-type="string">
            <text:p>разделили по 2 файлам хорошие ответы и плохие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p anton /etc/* &amp;&gt; allresults.txt</text:p>
          </table:table-cell>
          <table:table-cell table:style-name="ce1" office:value-type="string" calcext:value-type="string">
            <text:p>вывести ВСЕ результаты, и плохие, и хорошие, в файл</text:p>
          </table:table-cell>
          <table:table-cell table:number-columns-repeated="1022"/>
        </table:table-row>
        <table:table-row table:style-name="ro1" table:number-rows-repeated="3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АРХИВИРОВАНИЕ И КОМПРЕССИЯ ДАННЫХ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tar</text:p>
          </table:table-cell>
          <table:table-cell table:style-name="ce1" office:value-type="string" calcext:value-type="string">
            <text:p>tape archive - объединяет несколько файлов/папок в один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<text:span text:style-name="T2">tar</text:span> cvf mytar.tar Folder1</text:p>
          </table:table-cell>
          <table:table-cell table:style-name="ce1" office:value-type="string" calcext:value-type="string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r tf mytar.tar</text:p>
          </table:table-cell>
          <table:table-cell table:style-name="ce1" office:value-type="string" calcext:value-type="string">
            <text:p>посмотреть внутрь файла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r xvf mytar.tar</text:p>
          </table:table-cell>
          <table:table-cell table:style-name="ce1" office:value-type="string" calcext:value-type="string">
            <text:p>распаковать, показывая действия (v)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4">
          <table:table-cell table:style-name="ce1" office:value-type="string" calcext:value-type="string">
            <text:p><text:span text:style-name="T2">gzip</text:span> mytar.tar </text:p>
          </table:table-cell>
          <table:table-cell table:style-name="ce1" office:value-type="string" calcext:value-type="string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nzip mytar.tar.gz</text:p>
          </table:table-cell>
          <table:table-cell table:style-name="ce1" office:value-type="string" calcext:value-type="string">
            <text:p>раскомпрессировать файл gz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span text:style-name="T2">bzip2</text:span> mytar.tar</text:p>
          </table:table-cell>
          <table:table-cell table:style-name="ce1" office:value-type="string" calcext:value-type="string">
            <text:p>скомпрессировать более мощным методом в формат .bz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nzip2 mytar.tar.bz2</text:p>
          </table:table-cell>
          <table:table-cell table:style-name="ce1" office:value-type="string" calcext:value-type="string">
            <text:p>раскопрессировать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span text:style-name="T2">xz</text:span>     и  unxz</text:p>
          </table:table-cell>
          <table:table-cell table:style-name="ce1" office:value-type="string" calcext:value-type="string">
            <text:p>скомпрессовать и раскомпрессовать в формат .xz 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tar cvzf mytar.tar Folder1</text:p>
          </table:table-cell>
          <table:table-cell table:style-name="ce1" office:value-type="string" calcext:value-type="string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4">
          <table:table-cell table:style-name="ce1" office:value-type="string" calcext:value-type="string">
            <text:p>zip -r myZIP.zip Folder1</text:p>
          </table:table-cell>
          <table:table-cell table:style-name="ce1" office:value-type="string" calcext:value-type="string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zip myZIP.zip</text:p>
          </table:table-cell>
          <table:table-cell table:style-name="ce1" office:value-type="string" calcext:value-type="string">
            <text:p>распаковать zip-файл</text:p>
          </table:table-cell>
          <table:table-cell table:number-columns-repeated="1022"/>
        </table:table-row>
        <table:table-row table:style-name="ro1" table:number-rows-repeated="2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ПОЛЬЗОВАТЕЛИ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cat /etc/passwd</text:p>
          </table:table-cell>
          <table:table-cell table:style-name="ce1" office:value-type="string" calcext:value-type="string">
            <text:p>открыть файл с данными всех аккаунтов пользователей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oami</text:p>
          </table:table-cell>
          <table:table-cell table:style-name="ce1" office:value-type="string" calcext:value-type="string">
            <text:p>показывает, какой юзер сейчас активен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span text:style-name="T2">su</text:span> &lt;имя юзера&gt;</text:p>
          </table:table-cell>
          <table:table-cell table:style-name="ce1" office:value-type="string" calcext:value-type="string">
            <text:p>switch user, меняет текущего юзера на указанного, попросит ввести пароль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it</text:p>
          </table:table-cell>
          <table:table-cell table:style-name="ce1" office:value-type="string" calcext:value-type="string">
            <text:p>выйти из временно примеренного юзера )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gout</text:p>
          </table:table-cell>
          <table:table-cell table:style-name="ce1" office:value-type="string" calcext:value-type="string">
            <text:p>выйти из текущего пользователя (root, например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d &lt;имя юзера&gt;</text:p>
          </table:table-cell>
          <table:table-cell table:style-name="ce1" office:value-type="string" calcext:value-type="string">
            <text:p>показывает группы пользователя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st</text:p>
          </table:table-cell>
          <table:table-cell table:style-name="ce1" office:value-type="string" calcext:value-type="string">
            <text:p>показывает крайние логины в систему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o</text:p>
          </table:table-cell>
          <table:table-cell table:style-name="ce1" office:value-type="string" calcext:value-type="string">
            <text:p>показывает, кто сейчас залогинен в систему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w</text:p>
          </table:table-cell>
          <table:table-cell table:style-name="ce1" office:value-type="string" calcext:value-type="string">
            <text:p>всё то же самое, но ещё показывает и текущий работающий процесс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do <text:span text:style-name="T2">useradd</text:span> -m &lt;имя пользователя&gt;</text:p>
          </table:table-cell>
          <table:table-cell table:style-name="ce1" office:value-type="string" calcext:value-type="string">
            <text:p>создаем нового юзера. -m создает ему папку в /hom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do passwd &lt;имя пользователя&gt;</text:p>
          </table:table-cell>
          <table:table-cell table:style-name="ce1" office:value-type="string" calcext:value-type="string">
            <text:p>установить пароль пользователю, чтобы он мог залогиниться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/etc/skel/</text:p>
          </table:table-cell>
          <table:table-cell table:style-name="ce1" office:value-type="string" calcext:value-type="string">
            <text:p>папка-скелет, которая сожержит всё, что будет создаваться для нового пользователя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do userdel -r &lt;имя пользователя&gt;</text:p>
          </table:table-cell>
          <table:table-cell table:style-name="ce1" office:value-type="string" calcext:value-type="string">
            <text:p>удалить пользователя и все его данные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do groupadd &lt;имя группы&gt;</text:p>
          </table:table-cell>
          <table:table-cell table:style-name="ce1" office:value-type="string" calcext:value-type="string">
            <text:p>создать группу с указанным именем 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sudo groupdel &lt;имя группы&gt;</text:p>
          </table:table-cell>
          <table:table-cell table:style-name="ce1" office:value-type="string" calcext:value-type="string">
            <text:p>удалить группу (пользователи сохраняются, просто выходят из этой группы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do <text:span text:style-name="T2">usermod</text:span> <text:span text:style-name="T1">-aG</text:span> &lt;имя группы&gt; &lt;имя пользователя&gt; </text:p>
          </table:table-cell>
          <table:table-cell table:style-name="ce1" office:value-type="string" calcext:value-type="string">
            <text:p>добавить в группу пользователя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do deluser &lt;имя группы&gt; &lt;имя пользователя&gt;</text:p>
          </table:table-cell>
          <table:table-cell table:style-name="ce1" office:value-type="string" calcext:value-type="string">
            <text:p>удалить из группы пользователя</text:p>
          </table:table-cell>
          <table:table-cell table:number-columns-repeated="1022"/>
        </table:table-row>
        <table:table-row table:style-name="ro1" table:number-rows-repeated="3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СЕТЬ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env | grep proxy</text:p>
          </table:table-cell>
          <table:table-cell table:style-name="ce1" office:value-type="string" calcext:value-type="string">
            <text:p>узнать свой proxy-сервер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ifconfig</text:p>
          </table:table-cell>
          <table:table-cell table:style-name="ce1" office:value-type="string" calcext:value-type="string">
            <text:p>узнать ip-адрес сервера</text:p>
            <text:p>если команда не найдена, то sudo apt install net-tools (<text:a xlink:href="https://losst.ru/oshibka-ifconfig-komanda-ne-najdena" xlink:type="simple">https://losst.ru/oshibka-ifconfig-komanda-ne-najdena</text:a>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stat -antu</text:p>
          </table:table-cell>
          <table:table-cell table:style-name="ce1" office:value-type="string" calcext:value-type="string">
            <text:p>увидеть занятые порты на локальной машине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fconfig</text:p>
          </table:table-cell>
          <table:table-cell table:style-name="ce1" office:value-type="string" calcext:value-type="string">
            <text:p>данные о сети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p addr show</text:p>
          </table:table-cell>
          <table:table-cell table:style-name="ce1" office:value-type="string" calcext:value-type="string">
            <text:p>другой вариант данных о сети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ute</text:p>
          </table:table-cell>
          <table:table-cell table:style-name="ce1" office:value-type="string" calcext:value-type="string">
            <text:p>адреса пересылки пакетов в разных странах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ing</text:p>
          </table:table-cell>
          <table:table-cell table:style-name="ce1" office:value-type="string" calcext:value-type="string">
            <text:p>отослать пакеты на адрес, проверить ответ (пропинговать)</text:p>
          </table:table-cell>
          <table:table-cell table:number-columns-repeated="1022"/>
        </table:table-row>
        <table:table-row table:style-name="ro1" table:number-rows-repeated="2">
          <table:table-cell table:style-name="ce4"/>
          <table:table-cell table:style-name="ce1"/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ПРАВА</text:p>
          </table:table-cell>
          <table:table-cell table:style-name="ce2"/>
          <table:table-cell table:number-columns-repeated="1022"/>
        </table:table-row>
        <table:table-row table:style-name="ro3">
          <table:table-cell table:style-name="ce1" office:value-type="string" calcext:value-type="string">
            <text:p>rwx</text:p>
          </table:table-cell>
          <table:table-cell table:style-name="ce1" office:value-type="string" calcext:value-type="string">
            <text:p>права на чтение, запись, исполнение файла (или вход в папку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--</text:p>
          </table:table-cell>
          <table:table-cell table:style-name="ce1" office:value-type="string" calcext:value-type="string">
            <text:p>право только на чтение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do chown &lt;имя пользователя&gt; &lt;имя файла/папки&gt;</text:p>
          </table:table-cell>
          <table:table-cell table:style-name="ce1" office:value-type="string" calcext:value-type="string">
            <text:p>поменять владельца файла/папки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do chgrp &lt;имя группы&gt; &lt;имя файла/папки&gt;</text:p>
          </table:table-cell>
          <table:table-cell table:style-name="ce1" office:value-type="string" calcext:value-type="string">
            <text:p>поменять доступ группы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do chmod o+x &lt;имя файла/папки&gt;</text:p>
          </table:table-cell>
          <table:table-cell table:style-name="ce1" office:value-type="string" calcext:value-type="string">
            <text:p>добавить право others (o) на запуск файла (x)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sudo chmod u+x, g-w, o+r &lt;имя файла/папки&gt;</text:p>
          </table:table-cell>
          <table:table-cell table:style-name="ce1" office:value-type="string" calcext:value-type="string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hmod ugo=r &lt;имя файла/папки&gt;</text:p>
          </table:table-cell>
          <table:table-cell table:style-name="ce1" office:value-type="string" calcext:value-type="string">
            <text:p>юзеру, группе и остальным - всем поставить толкьо право read, остальные права отключить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 = 4, w = 2, x = 1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rwx = 7, rw- = 6, r-x = 5, r-- = 4, -wx = 3, -w- = 2, --x = 1, --- = 0</text:p>
          </table:table-cell>
          <table:table-cell table:style-name="ce1"/>
          <table:table-cell table:number-columns-repeated="1022"/>
        </table:table-row>
        <table:table-row table:style-name="ro3">
          <table:table-cell table:style-name="ce1" office:value-type="string" calcext:value-type="string">
            <text:p>chmod 777 &lt;имя файла/папки&gt;</text:p>
          </table:table-cell>
          <table:table-cell table:style-name="ce1" office:value-type="string" calcext:value-type="string">
            <text:p>дать полные права всем. Первая 7 - пользователю, вторая - группе, третья — остальным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sudo chmod o+t &lt;имя папки&gt;</text:p>
          </table:table-cell>
          <table:table-cell table:style-name="ce1" office:value-type="string" calcext:value-type="string">
            <text:p>сделать sticky beat для папки, запретить удалять файлы не владельцам файла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sudo chmod 1777 &lt;имя папки&gt;</text:p>
          </table:table-cell>
          <table:table-cell table:style-name="ce1" office:value-type="string" calcext:value-type="string">
            <text:p>сделать в папке полные права. Первая цифра - sticky beat. 1 включает, 0 выключает</text:p>
          </table:table-cell>
          <table:table-cell table:number-columns-repeated="1022"/>
        </table:table-row>
        <table:table-row table:style-name="ro1" table:number-rows-repeated="5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УСТАНОВКА ДОПОЛНЕНИЙ НА VBOX для открытия общих папок</text:p>
          </table:table-cell>
          <table:table-cell table:style-name="ce2"/>
          <table:table-cell table:number-columns-repeated="1022"/>
        </table:table-row>
        <table:table-row table:style-name="ro7">
          <table:table-cell table:style-name="ce1" office:value-type="string" calcext:value-type="string">
            <text:p>В VB настраиваем общие папки и затем проводим следующие команды:</text:p>
            <text:p><text:a xlink:href="http://the-komp.ru/virtualbox-dopolneniya-gostevoj-os.html" xlink:type="simple">http://the-komp.ru/virtualbox-dopolneniya-gostevoj-os.html</text:a></text:p>
            <text:p/>
            <text:p><text:a xlink:href="https://qna.habr.com/q/466840" xlink:type="simple">https://qna.habr.com/q/466840</text:a></text:p>
          </table:table-cell>
          <table:table-cell table:style-name="ce1"/>
          <table:table-cell table:number-columns-repeated="1022"/>
        </table:table-row>
        <table:table-row table:style-name="ro4">
          <table:table-cell table:style-name="ce1" office:value-type="string" calcext:value-type="string">
            <text:p>cd /media/cdrom </text:p>
          </table:table-cell>
          <table:table-cell table:style-name="ce1" office:value-type="string" calcext:value-type="string">
            <text:p>- или немного по-другому - перейти в сд-ром, перед уэтим через меню Vbox монтирвоав сд-ром с дополнениями</text:p>
            <text:p/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<text:span text:style-name="T3">sudo sh ./VBoxLinuxAdditions.run</text:span></text:p>
            <text:p><text:span text:style-name="T4">sudo adduser username vboxsf</text:span></text:p>
            <text:p><text:span text:style-name="T4">sudo reboot</text:span></text:p>
          </table:table-cell>
          <table:table-cell table:style-name="ce1"/>
          <table:table-cell table:number-columns-repeated="1022"/>
        </table:table-row>
        <table:table-row table:style-name="ro1" table:number-rows-repeated="7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BASH SCRIPTS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1"/>
          <table:table-cell table:style-name="ce1" office:value-type="string" calcext:value-type="string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mod a+x myscript.sh</text:p>
          </table:table-cell>
          <table:table-cell table:style-name="ce1" office:value-type="string" calcext:value-type="string">
            <text:p>файлу скрипта надо дать возможность запускаться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1" office:value-type="string" calcext:value-type="string">
            <text:p>./myscript.sh</text:p>
          </table:table-cell>
          <table:table-cell table:style-name="ce1" office:value-type="string" calcext:value-type="string">
            <text:p>запустить скрипт с именем  myscript.sh, если мы в его директории</text:p>
            <text:p>переменные пишутся в кавычках и со знаком $, затем пишется порядковый номер переменной.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$0</text:p>
          </table:table-cell>
          <table:table-cell table:style-name="ce1" office:value-type="string" calcext:value-type="string">
            <text:p>название файла со скриптом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$1</text:p>
          </table:table-cell>
          <table:table-cell table:style-name="ce1" office:value-type="string" calcext:value-type="string">
            <text:p>первая переменная и т. д.</text:p>
          </table:table-cell>
          <table:table-cell table:number-columns-repeated="1022"/>
        </table:table-row>
        <table:table-row table:style-name="ro8">
          <table:table-cell table:style-name="ce1" office:value-type="string" office:string-value="if [ &quot;$1&quot; == &quot;Vasya&quot; ]; then&#10;echo &quot;Privet $1&quot;&#10;elif [ &quot;$1&quot; == &quot;Trump&quot; ]; then&#10;echo &quot;Hello $1&quot;&#10;else echo &quot;Zdarova, neznakomez, $1&quot;&#10;fi" calcext:value-type="string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table:style-name="ce1" office:value-type="string" calcext:value-type="string">
            <text:p>Обычный if.</text:p>
            <text:p/>
            <text:p>конец if, тот же if, но наоборот… получается fi</text:p>
          </table:table-cell>
          <table:table-cell table:number-columns-repeated="1022"/>
        </table:table-row>
        <table:table-row table:style-name="ro9">
          <table:table-cell table:style-name="ce1" office:value-type="string" office:string-value="read -p &quot;Please, enter something: &quot; x&#10;echo &quot;Starting CASE selection...&quot;&#10;case $x in &#10;1) echo &quot;This is one&quot;;;&#10;[2-9]) echo &quot;From two to nine&quot;;;&#10;&quot;Petya&quot;) echo &quot;Privet, $x&quot;;;&#10;*) echo &quot;Parametr unknown&quot;&#10;esac" calcext:value-type="string">
            <text:p>read -p "Please, enter something: " x</text:p>
            <text:p>echo "Starting CASE selection..."</text:p>
            <text:p>case $x in 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table:style-name="ce1" office:value-type="string" calcext:value-type="string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1022"/>
        </table:table-row>
        <table:table-row table:style-name="ro7">
          <table:table-cell table:style-name="ce1" office:value-type="string" office:string-value="COUNTER=0&#10;while [ $COUNTER -lt 10 ]; do&#10;echo &quot;Current counter is $COUNTER&quot;&#10;COUNTER=$(($COUNTER+1))&#10;# let COUNTER+=1" calcext:value-type="string">
            <text:p>COUNTER=0</text:p>
            <text:p>while [ $COUNTER -lt 10 ]; do</text:p>
            <text:p>echo "Current counter is $COUNTER"</text:p>
            <text:p>COUNTER=$(($COUNTER+1))</text:p>
            <text:p><text:span text:style-name="T5"># let COUNTER+=1</text:span></text:p>
          </table:table-cell>
          <table:table-cell table:style-name="ce1" office:value-type="string" calcext:value-type="string">
            <text:p>while</text:p>
          </table:table-cell>
          <table:table-cell table:number-columns-repeated="1022"/>
        </table:table-row>
        <table:table-row table:style-name="ro4">
          <table:table-cell table:style-name="ce1" office:value-type="string" office:string-value="for myfile in `ls *.txt`; do&#10;cat $myfile&#10;done" calcext:value-type="string">
            <text:p>for myfile in `ls *.txt`; do</text:p>
            <text:p>cat $myfile</text:p>
            <text:p>done</text:p>
          </table:table-cell>
          <table:table-cell table:style-name="ce1" office:value-type="string" calcext:value-type="string">
            <text:p>for</text:p>
          </table:table-cell>
          <table:table-cell table:number-columns-repeated="1022"/>
        </table:table-row>
        <table:table-row table:style-name="ro4">
          <table:table-cell table:style-name="ce1" office:value-type="string" office:string-value="for x in {1...10}; do&#10;echo &quot;X = $x&quot;&#10;done" calcext:value-type="string">
            <text:p>for x in {1...10}; do</text:p>
            <text:p>echo "X = $x"</text:p>
            <text:p>done</text:p>
          </table:table-cell>
          <table:table-cell table:style-name="ce1" office:value-type="string" calcext:value-type="string">
            <text:p>for</text:p>
          </table:table-cell>
          <table:table-cell table:number-columns-repeated="1022"/>
        </table:table-row>
        <table:table-row table:style-name="ro4">
          <table:table-cell table:style-name="ce1" office:value-type="string" office:string-value="for (( i=1; i&lt;=10; i++ )); do&#10;echo &quot;Nomer I = $i&quot;&#10;done" calcext:value-type="string">
            <text:p>for (( i=1; i&lt;=10; i++ )); do</text:p>
            <text:p>echo "Nomer I = $i"</text:p>
            <text:p>done</text:p>
          </table:table-cell>
          <table:table-cell table:style-name="ce1" office:value-type="string" calcext:value-type="string">
            <text:p>for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umma=0</text:p>
          </table:table-cell>
          <table:table-cell table:style-name="ce1" office:value-type="string" calcext:value-type="string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1022"/>
        </table:table-row>
        <table:table-row table:style-name="ro10">
          <table:table-cell table:style-name="ce1" office:value-type="string" office:string-value="myFunction()&#10;{&#10;echo &quot;This is a text from Function!&quot;&#10;echo &quot;First parametr is $1&quot;&#10;echo &quot;Second parametr is $2&quot;&#10;summa=$(($1+$2))&#10;}" calcext:value-type="string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table:style-name="ce1" office:value-type="string" calcext:value-type="string">
            <text:p>задаём функцию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yFunction 50 vasya</text:p>
          </table:table-cell>
          <table:table-cell table:style-name="ce1" office:value-type="string" calcext:value-type="string">
            <text:p>вызываем функцию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"Summa = $summa"</text:p>
          </table:table-cell>
          <table:table-cell table:style-name="ce1" office:value-type="string" calcext:value-type="string">
            <text:p>выводим изменившуюся переменную</text:p>
          </table:table-cell>
          <table:table-cell table:number-columns-repeated="1022"/>
        </table:table-row>
        <table:table-row table:style-name="ro1" table:number-rows-repeated="52">
          <table:table-cell table:style-name="ce1" table:number-columns-repeated="2"/>
          <table:table-cell table:number-columns-repeated="1022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1">
        <table:table-column table:style-name="co4" table:default-cell-style-name="ce31"/>
        <table:table-column table:style-name="co5" table:default-cell-style-name="ce31"/>
        <table:table-column table:style-name="co3" table:number-columns-repeated="1022" table:default-cell-style-name="ce31"/>
        <table:table-row table:style-name="ro11" table:number-rows-repeated="2">
          <table:table-cell table:style-name="ce7" table:number-columns-repeated="2"/>
          <table:table-cell table:number-columns-repeated="1022"/>
        </table:table-row>
        <table:table-row table:style-name="ro12">
          <table:table-cell table:style-name="ce8" office:value-type="string" calcext:value-type="string">
            <text:p>КОММИТ, ПУШ и ПУЛЛ</text:p>
          </table:table-cell>
          <table:table-cell table:style-name="ce8"/>
          <table:table-cell table:number-columns-repeated="1022"/>
        </table:table-row>
        <table:table-row table:style-name="ro11">
          <table:table-cell table:style-name="ce7" table:number-columns-repeated="2"/>
          <table:table-cell table:number-columns-repeated="1022"/>
        </table:table-row>
        <table:table-row table:style-name="ro12">
          <table:table-cell table:style-name="ce9" office:value-type="string" calcext:value-type="string">
            <text:p><text:span text:style-name="T6">git </text:span><text:span text:style-name="T7">add</text:span><text:span text:style-name="T6"> .  </text:span></text:p>
          </table:table-cell>
          <table:table-cell table:style-name="ce9" office:value-type="string" calcext:value-type="string">
            <text:p>добавить в список назначенных к выгрузке ВСЕ файлы и папки</text:p>
          </table:table-cell>
          <table:table-cell table:number-columns-repeated="1022"/>
        </table:table-row>
        <table:table-row table:style-name="ro13">
          <table:table-cell table:style-name="ce10" office:value-type="string" calcext:value-type="string">
            <text:p><text:span text:style-name="T8">git </text:span><text:span text:style-name="T9">commit</text:span><text:span text:style-name="T8"> -m "README file was changed"</text:span></text:p>
          </table:table-cell>
          <table:table-cell table:style-name="ce9" office:value-type="string" calcext:value-type="string">
            <text:p>НАЗНАЧИТЬ к выгрузке в ЛОКАЛЬНЫЙ репозиторий файлы и <text:s/>дать комментарий</text:p>
          </table:table-cell>
          <table:table-cell table:number-columns-repeated="1022"/>
        </table:table-row>
        <table:table-row table:style-name="ro13">
          <table:table-cell table:style-name="ce10" office:value-type="string" calcext:value-type="string">
            <text:p><text:span text:style-name="T10">git </text:span><text:span text:style-name="T11">push</text:span><text:span text:style-name="T10">  -u </text:span><text:span text:style-name="T12">origin </text:span><text:span text:style-name="T13">master</text:span></text:p>
          </table:table-cell>
          <table:table-cell table:style-name="ce32" office:value-type="string" calcext:value-type="string">
            <text:p><text:span text:style-name="T18">из локального выгрузить ветку главную в репозиторий, подключенный как </text:span><text:span text:style-name="T158">origin</text:span><text:span text:style-name="T159">, в ветку </text:span><text:span text:style-name="T160">master</text:span></text:p>
          </table:table-cell>
          <table:table-cell table:number-columns-repeated="1022"/>
        </table:table-row>
        <table:table-row table:style-name="ro11" table:number-rows-repeated="2">
          <table:table-cell table:style-name="ce7" table:number-columns-repeated="2"/>
          <table:table-cell table:number-columns-repeated="1022"/>
        </table:table-row>
        <table:table-row table:style-name="ro12">
          <table:table-cell table:style-name="ce11" office:value-type="string" calcext:value-type="string">
            <text:p>git rm --cached blog/blog.php</text:p>
          </table:table-cell>
          <table:table-cell table:style-name="ce33" office:value-type="string" calcext:value-type="string">
            <text:p>исключить из назначенных к выгрузке конкретный файл</text:p>
          </table:table-cell>
          <table:table-cell table:number-columns-repeated="1022"/>
        </table:table-row>
        <table:table-row table:style-name="ro12">
          <table:table-cell table:style-name="ce9" office:value-type="string" calcext:value-type="string">
            <text:p>git push</text:p>
          </table:table-cell>
          <table:table-cell table:style-name="ce9" office:value-type="string" calcext:value-type="string">
            <text:p>краткая команда выгрузить из локалки в репозиторий</text:p>
          </table:table-cell>
          <table:table-cell table:number-columns-repeated="1022"/>
        </table:table-row>
        <table:table-row table:style-name="ro13">
          <table:table-cell table:style-name="ce10" office:value-type="string" calcext:value-type="string">
            <text:p>PS D:\Python\aanikin\Python&gt; git <text:span text:style-name="T1">add</text:span> Practice/a.makarov/test.py</text:p>
          </table:table-cell>
          <table:table-cell table:style-name="ce9" office:value-type="string" calcext:value-type="string">
            <text:p>добавление к коммиту папки, либо можно добавить всё указав точку</text:p>
          </table:table-cell>
          <table:table-cell table:number-columns-repeated="1022"/>
        </table:table-row>
        <table:table-row table:style-name="ro11">
          <table:table-cell table:style-name="ce10"/>
          <table:table-cell table:style-name="ce9"/>
          <table:table-cell table:number-columns-repeated="1022"/>
        </table:table-row>
        <table:table-row table:style-name="ro12">
          <table:table-cell table:style-name="ce10" office:value-type="string" calcext:value-type="string">
            <text:p>git <text:span text:style-name="T14">pull</text:span> aanikin  master –allow-unrelated-histories</text:p>
          </table:table-cell>
          <table:table-cell table:style-name="ce9" office:value-type="string" calcext:value-type="string">
            <text:p>скачать данные с репозитория, обновив свою папку</text:p>
          </table:table-cell>
          <table:table-cell table:number-columns-repeated="1022"/>
        </table:table-row>
        <table:table-row table:style-name="ro13">
          <table:table-cell table:style-name="ce10" office:value-type="string" calcext:value-type="string">
            <text:p>PS D:\Python\aanikin\Python&gt; git <text:span text:style-name="T14">push</text:span> -u aanikin --all </text:p>
          </table:table-cell>
          <table:table-cell table:style-name="ce9" office:value-type="string" calcext:value-type="string">
            <text:p>ПОСЛЕ pull <text:s/>можно изменять файлы и делать push — закинуть измененные свои файлы</text:p>
          </table:table-cell>
          <table:table-cell table:number-columns-repeated="1022"/>
        </table:table-row>
        <table:table-row table:style-name="ro12">
          <table:table-cell table:style-name="ce10" office:value-type="string" calcext:value-type="string">
            <text:p><text:span text:style-name="T15">git </text:span><text:span text:style-name="T16">clone</text:span><text:span text:style-name="T17"> </text:span><text:span text:style-name="T17"><text:a xlink:href="https://github.com/aanikin/Python" xlink:type="simple">https://github.com/aanikin/Python</text:a></text:span></text:p>
          </table:table-cell>
          <table:table-cell table:style-name="ce9" office:value-type="string" calcext:value-type="string">
            <text:p>скачать содержимое репозитория</text:p>
          </table:table-cell>
          <table:table-cell table:number-columns-repeated="1022"/>
        </table:table-row>
        <table:table-row table:style-name="ro11" table:number-rows-repeated="3">
          <table:table-cell table:style-name="ce10"/>
          <table:table-cell table:style-name="ce9"/>
          <table:table-cell table:number-columns-repeated="1022"/>
        </table:table-row>
        <table:table-row table:style-name="ro12">
          <table:table-cell table:style-name="ce8" office:value-type="string" calcext:value-type="string">
            <text:p>ТЭГИ</text:p>
          </table:table-cell>
          <table:table-cell table:style-name="ce8"/>
          <table:table-cell table:number-columns-repeated="1022"/>
        </table:table-row>
        <table:table-row table:style-name="ro14">
          <table:table-cell table:style-name="ce12" office:value-type="string" calcext:value-type="string">
            <text:p>git tag stable-1</text:p>
          </table:table-cell>
          <table:table-cell table:style-name="ce9" office:value-type="string" calcext:value-type="string">
            <text:p><text:span text:style-name="T161">создать «легковесный» тэг, связанный с последним</text:span></text:p>
            <text:p><text:span text:style-name="T161">коммитом. Если тэг уже есть, то еще один создан не будет.</text:span></text:p>
          </table:table-cell>
          <table:table-cell table:number-columns-repeated="1022"/>
        </table:table-row>
        <table:table-row table:style-name="ro12">
          <table:table-cell table:style-name="ce13" office:value-type="string" calcext:value-type="string">
            <text:p>git tag stable-2 f292ef5</text:p>
          </table:table-cell>
          <table:table-cell table:style-name="ce13" office:value-type="string" calcext:value-type="string">
            <text:p>пометить тэгом определенный коммит.</text:p>
          </table:table-cell>
          <table:table-cell table:number-columns-repeated="1022"/>
        </table:table-row>
        <table:table-row table:style-name="ro11">
          <table:table-cell table:style-name="ce9" table:number-columns-repeated="2"/>
          <table:table-cell table:number-columns-repeated="1022"/>
        </table:table-row>
        <table:table-row table:style-name="ro12">
          <table:table-cell table:style-name="ce8" office:value-type="string" calcext:value-type="string">
            <text:p>БЭКАП</text:p>
          </table:table-cell>
          <table:table-cell table:style-name="ce8"/>
          <table:table-cell table:number-columns-repeated="1022"/>
        </table:table-row>
        <table:table-row table:style-name="ro15">
          <table:table-cell table:style-name="ce9" office:value-type="string" calcext:value-type="string">
            <text:p><text:span text:style-name="T18">git </text:span><text:span text:style-name="T19">reset</text:span><text:span text:style-name="T18"> --soft</text:span><text:span text:style-name="T20"> </text:span><text:span text:style-name="T21">origin </text:span><text:span text:style-name="T22">feature</text:span></text:p>
          </table:table-cell>
          <table:table-cell table:style-name="ce7" office:value-type="string" calcext:value-type="string">
            <text:p><text:span text:style-name="T162">Главная команда!</text:span></text:p>
            <text:p><text:span text:style-name="T163">Отменяет сделанный коммит, если он ещё не запушен. Вместо </text:span><text:span text:style-name="T164">origin</text:span><text:span text:style-name="T165"> ставьте свой репозиторий и ветку можно ещё добавить.</text:span></text:p>
          </table:table-cell>
          <table:table-cell table:number-columns-repeated="1022"/>
        </table:table-row>
        <table:table-row table:style-name="ro12">
          <table:table-cell table:style-name="ce9" office:value-type="string" calcext:value-type="string">
            <text:p><text:span text:style-name="T6">git </text:span><text:span text:style-name="T7">checkout</text:span><text:span text:style-name="T6"> &lt;hello.html&gt;</text:span></text:p>
          </table:table-cell>
          <table:table-cell table:style-name="ce9" office:value-type="string" calcext:value-type="string">
            <text:p>отбэкапиться на версию до коммита с hello.html</text:p>
          </table:table-cell>
          <table:table-cell table:number-columns-repeated="1022"/>
        </table:table-row>
        <table:table-row table:style-name="ro13">
          <table:table-cell table:style-name="ce9" office:value-type="string" calcext:value-type="string">
            <text:p>git reset &lt;кусок изменённого объекта, например HEAD hello.html&gt;</text:p>
          </table:table-cell>
          <table:table-cell table:style-name="ce9" office:value-type="string" calcext:value-type="string">
            <text:p>убрать из индексации часть изменений (после случайного git add .)</text:p>
          </table:table-cell>
          <table:table-cell table:number-columns-repeated="1022"/>
        </table:table-row>
        <table:table-row table:style-name="ro11">
          <table:table-cell table:style-name="ce7" table:number-columns-repeated="2"/>
          <table:table-cell table:number-columns-repeated="1022"/>
        </table:table-row>
        <table:table-row table:style-name="ro12">
          <table:table-cell table:style-name="ce13" office:value-type="string" calcext:value-type="string">
            <text:p>git revert 7f6b500</text:p>
          </table:table-cell>
          <table:table-cell table:style-name="ce13" office:value-type="string" calcext:value-type="string">
            <text:p>отменить коммит с указанным ID</text:p>
          </table:table-cell>
          <table:table-cell table:number-columns-repeated="1022"/>
        </table:table-row>
        <table:table-row table:style-name="ro12">
          <table:table-cell table:style-name="ce13" office:value-type="string" calcext:value-type="string">
            <text:p>git reset 9cf99cc —hard</text:p>
          </table:table-cell>
          <table:table-cell table:style-name="ce13" office:value-type="string" calcext:value-type="string">
            <text:p>нормально отбэкапиться к ID версии</text:p>
          </table:table-cell>
          <table:table-cell table:number-columns-repeated="1022"/>
        </table:table-row>
        <table:table-row table:style-name="ro11" table:number-rows-repeated="4">
          <table:table-cell table:style-name="ce7" table:number-columns-repeated="2"/>
          <table:table-cell table:number-columns-repeated="1022"/>
        </table:table-row>
        <table:table-row table:style-name="ro12">
          <table:table-cell table:style-name="ce8" office:value-type="string" calcext:value-type="string">
            <text:p>АНАЛИЗ</text:p>
          </table:table-cell>
          <table:table-cell table:style-name="ce8"/>
          <table:table-cell table:number-columns-repeated="1022"/>
        </table:table-row>
        <table:table-row table:style-name="ro12">
          <table:table-cell table:style-name="ce9" office:value-type="string" calcext:value-type="string">
            <text:p>git log —oneline</text:p>
          </table:table-cell>
          <table:table-cell table:style-name="ce9" office:value-type="string" calcext:value-type="string">
            <text:p>посмотреть лог по 1 строчке</text:p>
          </table:table-cell>
          <table:table-cell table:number-columns-repeated="1022"/>
        </table:table-row>
        <table:table-row table:style-name="ro12">
          <table:table-cell table:style-name="ce13" office:value-type="string" calcext:value-type="string">
            <text:p>git status <text:s/></text:p>
          </table:table-cell>
          <table:table-cell table:style-name="ce13" office:value-type="string" calcext:value-type="string">
            <text:p>посмотреть, что назначено к выгрузке в Локалку</text:p>
          </table:table-cell>
          <table:table-cell table:number-columns-repeated="1022"/>
        </table:table-row>
        <table:table-row table:style-name="ro12">
          <table:table-cell table:style-name="ce14" office:value-type="string" calcext:value-type="string">
            <text:p><text:span text:style-name="T10">git </text:span><text:span text:style-name="T11">remote</text:span><text:span text:style-name="T10"> </text:span><text:span text:style-name="T12">show </text:span><text:span text:style-name="T23">origin</text:span></text:p>
          </table:table-cell>
          <table:table-cell table:style-name="ce13" office:value-type="string" calcext:value-type="string">
            <text:p><text:span text:style-name="T166">то</text:span><text:span text:style-name="T41"> </text:span><text:span text:style-name="T40">же</text:span><text:span text:style-name="T41"> </text:span><text:span text:style-name="T40">самое</text:span></text:p>
          </table:table-cell>
          <table:table-cell table:number-columns-repeated="1022"/>
        </table:table-row>
        <table:table-row table:style-name="ro12">
          <table:table-cell table:style-name="ce13" office:value-type="string" calcext:value-type="string">
            <text:p>git remote -v</text:p>
          </table:table-cell>
          <table:table-cell table:style-name="ce13" office:value-type="string" calcext:value-type="string">
            <text:p>узнать, к каким репозиториям подключен</text:p>
          </table:table-cell>
          <table:table-cell table:number-columns-repeated="1022"/>
        </table:table-row>
        <table:table-row table:style-name="ro12">
          <table:table-cell table:style-name="ce14" office:value-type="string" calcext:value-type="string">
            <text:p>git config --get remote.origin.url</text:p>
          </table:table-cell>
          <table:table-cell table:style-name="ce13" office:value-type="string" calcext:value-type="string">
            <text:p>увидеть, какой онлайн-репозиторий выбран как origin</text:p>
          </table:table-cell>
          <table:table-cell table:number-columns-repeated="1022"/>
        </table:table-row>
        <table:table-row table:style-name="ro11">
          <table:table-cell table:style-name="ce14"/>
          <table:table-cell table:style-name="ce13"/>
          <table:table-cell table:number-columns-repeated="1022"/>
        </table:table-row>
        <table:table-row table:style-name="ro12">
          <table:table-cell table:style-name="ce12" office:value-type="string" calcext:value-type="string">
            <text:p>git branch -a</text:p>
          </table:table-cell>
          <table:table-cell table:style-name="ce13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2">
          <table:table-cell table:style-name="ce12" office:value-type="string" calcext:value-type="string">
            <text:p>git log —pretty=oneline</text:p>
          </table:table-cell>
          <table:table-cell table:style-name="ce13" office:value-type="string" calcext:value-type="string">
            <text:p>Вывести историю коммитов</text:p>
          </table:table-cell>
          <table:table-cell table:number-columns-repeated="1022"/>
        </table:table-row>
        <table:table-row table:style-name="ro13">
          <table:table-cell table:style-name="ce13" office:value-type="string" calcext:value-type="string">
            <text:p>git tag</text:p>
          </table:table-cell>
          <table:table-cell table:style-name="ce7" office:value-type="string" calcext:value-type="string">
            <text:p><text:span text:style-name="T48">Посмотреть список имеющихся тегов</text:span></text:p>
            <text:p><text:span text:style-name="T167"/></text:p>
          </table:table-cell>
          <table:table-cell table:number-columns-repeated="1022"/>
        </table:table-row>
        <table:table-row table:style-name="ro11">
          <table:table-cell table:style-name="ce7" table:number-columns-repeated="2"/>
          <table:table-cell table:number-columns-repeated="1022"/>
        </table:table-row>
        <table:table-row table:style-name="ro12">
          <table:table-cell table:style-name="ce8" office:value-type="string" calcext:value-type="string">
            <text:p>НАСТРОЙКИ ПОДКЛЮЧЕНИЯ</text:p>
          </table:table-cell>
          <table:table-cell table:style-name="ce8"/>
          <table:table-cell table:number-columns-repeated="1022"/>
        </table:table-row>
        <table:table-row table:style-name="ro12">
          <table:table-cell table:style-name="ce10" office:value-type="string" calcext:value-type="string">
            <text:p>git config --global user.name <text:span text:style-name="T5">"AntAlMakarov"</text:span></text:p>
          </table:table-cell>
          <table:table-cell table:style-name="ce9" office:value-type="string" calcext:value-type="string">
            <text:p>установить имя своего юзера</text:p>
          </table:table-cell>
          <table:table-cell table:number-columns-repeated="1022"/>
        </table:table-row>
        <table:table-row table:style-name="ro13">
          <table:table-cell table:style-name="ce15" office:value-type="string" calcext:value-type="string">
            <text:p><text:span text:style-name="T24">git config --global user.email </text:span><text:span text:style-name="T25">"</text:span><text:span text:style-name="T25"><text:a xlink:href="mailto:AntAlMakarov@greenatom.ru" xlink:type="simple">AntAlMakarov@greenatom.ru</text:a></text:span><text:span text:style-name="T25">"</text:span></text:p>
          </table:table-cell>
          <table:table-cell table:style-name="ce9" office:value-type="string" calcext:value-type="string">
            <text:p><text:span text:style-name="T168">установить </text:span><text:span text:style-name="T169">email</text:span><text:span text:style-name="T170"> своего юзера</text:span></text:p>
          </table:table-cell>
          <table:table-cell table:number-columns-repeated="1022"/>
        </table:table-row>
        <table:table-row table:style-name="ro11">
          <table:table-cell table:style-name="ce7" table:number-columns-repeated="2"/>
          <table:table-cell table:number-columns-repeated="1022"/>
        </table:table-row>
        <table:table-row table:style-name="ro14">
          <table:table-cell table:style-name="ce16" office:value-type="string" calcext:value-type="string">
            <text:p><text:span text:style-name="T26">git </text:span><text:span text:style-name="T27">remote </text:span><text:span text:style-name="T28">add</text:span><text:span text:style-name="T29"> </text:span><text:span text:style-name="T28">origin</text:span><text:span text:style-name="T30"> </text:span><text:span text:style-name="T30"><text:a xlink:href="https://gitlab.com/dev/name_repo" xlink:type="simple">https://gitlab.com/dev/name_repo</text:a></text:span><text:span text:style-name="T31">/</text:span><text:span text:style-name="T32">    </text:span></text:p>
          </table:table-cell>
          <table:table-cell table:style-name="ce9" office:value-type="string" calcext:value-type="string">
            <text:p>подключиться к репозиторию "dev/name_repo", созданному на гит</text:p>
          </table:table-cell>
          <table:table-cell table:number-columns-repeated="1022"/>
        </table:table-row>
        <table:table-row table:style-name="ro13">
          <table:table-cell table:style-name="ce10" office:value-type="string" calcext:value-type="string">
            <text:p><text:span text:style-name="T15">git remote add origin </text:span><text:span text:style-name="T15"><text:a xlink:href="https://github.com/Antohnio123/Antohnio.git" xlink:type="simple">https://github.com/Antohnio123/Antohnio.git</text:a></text:span></text:p>
          </table:table-cell>
          <table:table-cell table:style-name="ce9" office:value-type="string" calcext:value-type="string">
            <text:p>подключиться к моему репозиторию на GitHub</text:p>
          </table:table-cell>
          <table:table-cell table:number-columns-repeated="1022"/>
        </table:table-row>
        <table:table-row table:style-name="ro12">
          <table:table-cell table:style-name="ce10" office:value-type="string" calcext:value-type="string">
            <text:p><text:span text:style-name="T33">git </text:span><text:span text:style-name="T34">remote </text:span><text:span text:style-name="T35">set-url</text:span><text:span text:style-name="T36"> </text:span><text:span text:style-name="T35">origin</text:span><text:span text:style-name="T36"> </text:span><text:span text:style-name="T37">new.git.url/here</text:span></text:p>
          </table:table-cell>
          <table:table-cell table:style-name="ce7" office:value-type="string" calcext:value-type="string">
            <text:p>Переключиться на другой репозиторий</text:p>
          </table:table-cell>
          <table:table-cell table:number-columns-repeated="1022"/>
        </table:table-row>
        <table:table-row table:style-name="ro11">
          <table:table-cell table:style-name="ce10"/>
          <table:table-cell table:style-name="ce7"/>
          <table:table-cell table:number-columns-repeated="1022"/>
        </table:table-row>
        <table:table-row table:style-name="ro11">
          <table:table-cell table:style-name="ce17" table:number-columns-repeated="2"/>
          <table:table-cell table:number-columns-repeated="1022"/>
        </table:table-row>
        <table:table-row table:style-name="ro13">
          <table:table-cell table:style-name="ce10" office:value-type="string" calcext:value-type="string">
            <text:p><text:span text:style-name="T38">git remote add   </text:span><text:span text:style-name="T38"/><text:span text:style-name="T38">aanikin  </text:span><text:span text:style-name="T38"><text:a xlink:href="https://github.com/aanikin/Python" xlink:type="simple">https://github.com/aanikin/Python</text:a></text:span></text:p>
          </table:table-cell>
          <table:table-cell table:style-name="ce9" office:value-type="string" calcext:value-type="string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1022"/>
        </table:table-row>
        <table:table-row table:style-name="ro11">
          <table:table-cell table:style-name="ce7" table:number-columns-repeated="2"/>
          <table:table-cell table:number-columns-repeated="1022"/>
        </table:table-row>
        <table:table-row table:style-name="ro12">
          <table:table-cell table:style-name="ce8" office:value-type="string" calcext:value-type="string">
            <text:p>ВЕТКИ:</text:p>
          </table:table-cell>
          <table:table-cell table:style-name="ce8"/>
          <table:table-cell table:number-columns-repeated="1022"/>
        </table:table-row>
        <table:table-row table:style-name="ro12">
          <table:table-cell table:style-name="ce18" office:value-type="string" calcext:value-type="string">
            <text:p>git branch -a</text:p>
          </table:table-cell>
          <table:table-cell table:style-name="ce13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3">
          <table:table-cell table:style-name="ce13" office:value-type="string" calcext:value-type="string">
            <text:p>git checkout -b admin</text:p>
          </table:table-cell>
          <table:table-cell table:style-name="ce7" office:value-type="string" calcext:value-type="string">
            <text:p><text:span text:style-name="T48">создать ветку admin и сразу на неё переключиться</text:span></text:p>
            <text:p><text:span text:style-name="T167"/></text:p>
          </table:table-cell>
          <table:table-cell table:number-columns-repeated="1022"/>
        </table:table-row>
        <table:table-row table:style-name="ro12">
          <table:table-cell table:style-name="ce19" office:value-type="string" calcext:value-type="string">
            <text:p>git checkout forum</text:p>
          </table:table-cell>
          <table:table-cell table:style-name="ce13" office:value-type="string" calcext:value-type="string">
            <text:p>переключиться на ветку форума</text:p>
          </table:table-cell>
          <table:table-cell table:number-columns-repeated="1022"/>
        </table:table-row>
        <table:table-row table:style-name="ro12">
          <table:table-cell table:style-name="ce13" office:value-type="string" calcext:value-type="string">
            <text:p>git checkout 2a36c1b</text:p>
          </table:table-cell>
          <table:table-cell table:style-name="ce13" office:value-type="string" calcext:value-type="string">
            <text:p>переключиться на версию с указанным ID</text:p>
          </table:table-cell>
          <table:table-cell table:number-columns-repeated="1022"/>
        </table:table-row>
        <table:table-row table:style-name="ro11">
          <table:table-cell table:style-name="ce7" table:number-columns-repeated="2"/>
          <table:table-cell table:number-columns-repeated="1022"/>
        </table:table-row>
        <table:table-row table:style-name="ro12">
          <table:table-cell table:style-name="ce13" office:value-type="string" calcext:value-type="string">
            <text:p>git merge forum</text:p>
          </table:table-cell>
          <table:table-cell table:style-name="ce13" office:value-type="string" calcext:value-type="string">
            <text:p>слить текущую ветку и указанную (forum)</text:p>
          </table:table-cell>
          <table:table-cell table:number-columns-repeated="1022"/>
        </table:table-row>
        <table:table-row table:style-name="ro12">
          <table:table-cell table:style-name="ce13" office:value-type="string" calcext:value-type="string">
            <text:p><text:span text:style-name="T39">git branch -d &lt;</text:span><text:span text:style-name="T40">имя</text:span><text:span text:style-name="T41"> </text:span><text:span text:style-name="T40">ветки</text:span><text:span text:style-name="T41">&gt;</text:span></text:p>
          </table:table-cell>
          <table:table-cell table:style-name="ce13" office:value-type="string" calcext:value-type="string">
            <text:p>удалить ветку за ненадобностью или после merge с другой.</text:p>
          </table:table-cell>
          <table:table-cell table:number-columns-repeated="1022"/>
        </table:table-row>
        <table:table-row table:style-name="ro11">
          <table:table-cell table:style-name="ce7" table:number-columns-repeated="2"/>
          <table:table-cell table:number-columns-repeated="1022"/>
        </table:table-row>
        <table:table-row table:style-name="ro14">
          <table:table-cell table:style-name="ce14" office:value-type="string" calcext:value-type="string">
            <text:p>git branch --set-upstream-to=master tocheck</text:p>
          </table:table-cell>
          <table:table-cell table:style-name="ce13" office:value-type="string" calcext:value-type="string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1022"/>
        </table:table-row>
        <table:table-row table:style-name="ro11">
          <table:table-cell table:style-name="ce14"/>
          <table:table-cell table:style-name="ce13"/>
          <table:table-cell table:number-columns-repeated="1022"/>
        </table:table-row>
        <table:table-row table:style-name="ro16">
          <table:table-cell table:style-name="ce14" office:value-type="string" calcext:value-type="string">
            <text:p>$ git checkout &lt;feature&gt;</text:p>
            <text:p>$ git <text:span text:style-name="T1">merge</text:span> master</text:p>
            <text:p>(or)</text:p>
            <text:p>$ git <text:span text:style-name="T1">merge</text:span> master &lt;feature&gt;</text:p>
          </table:table-cell>
          <table:table-cell table:style-name="ce13" office:value-type="string" calcext:value-type="string">
            <text:p>Merge (слияние веток)</text:p>
          </table:table-cell>
          <table:table-cell table:number-columns-repeated="1022"/>
        </table:table-row>
        <table:table-row table:style-name="ro11">
          <table:table-cell table:style-name="ce14"/>
          <table:table-cell table:style-name="ce13"/>
          <table:table-cell table:number-columns-repeated="1022"/>
        </table:table-row>
        <table:table-row table:style-name="ro17">
          <table:table-cell table:style-name="ce14" office:value-type="string" calcext:value-type="string">
            <text:p><text:span text:style-name="T42">git checkout &lt;feature&gt;</text:span></text:p>
            <text:p><text:span text:style-name="T42">git </text:span><text:span text:style-name="T43">rebase</text:span><text:span text:style-name="T44"> -i master</text:span></text:p>
          </table:table-cell>
          <table:table-cell table:style-name="ce13" office:value-type="string" calcext:value-type="string">
            <text:p>Перебазирвоание одной ветки в другую (мастера в &lt;feature&gt;). ОСТОРОЖНО!   Перезаписывает историю, срывает связи с удаленными ветками (требуется новый пуш) 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1022"/>
        </table:table-row>
        <table:table-row table:style-name="ro11" table:number-rows-repeated="7">
          <table:table-cell table:style-name="ce14"/>
          <table:table-cell table:style-name="ce13"/>
          <table:table-cell table:number-columns-repeated="1022"/>
        </table:table-row>
        <table:table-row table:style-name="ro11">
          <table:table-cell table:style-name="ce7" table:number-columns-repeated="2"/>
          <table:table-cell table:number-columns-repeated="1022"/>
        </table:table-row>
        <table:table-row table:style-name="ro11">
          <table:table-cell table:style-name="ce13"/>
          <table:table-cell table:style-name="ce7"/>
          <table:table-cell table:number-columns-repeated="1022"/>
        </table:table-row>
        <table:table-row table:style-name="ro11">
          <table:table-cell table:style-name="ce7" table:number-columns-repeated="2"/>
          <table:table-cell table:number-columns-repeated="1022"/>
        </table:table-row>
        <table:table-row table:style-name="ro12">
          <table:table-cell table:style-name="ce20" office:value-type="string" calcext:value-type="string">
            <text:p>SSH-key</text:p>
          </table:table-cell>
          <table:table-cell table:style-name="ce8"/>
          <table:table-cell table:number-columns-repeated="1022"/>
        </table:table-row>
        <table:table-row table:style-name="ro18">
          <table:table-cell table:style-name="ce21" office:value-type="string" calcext:value-type="string" table:number-columns-spanned="2" table:number-rows-spanned="1">
            <text:p><text:span text:style-name="T45">Open a terminal on Linux or macOS, or Git Bash / WSL on Windows.</text:span></text:p>
            <text:p><text:span text:style-name="T45">Generate a new ED25519 SSH key pair:</text:span></text:p>
            <text:p><text:span text:style-name="T45">ssh-keygen -t ed25519 -C "email@example.com"  </text:span></text:p>
            <text:p><text:span text:style-name="T45"/></text:p>
            <text:p><text:span text:style-name="T46">Or, if you want to use RSA:</text:span></text:p>
            <text:p><text:span text:style-name="T45">ssh-keygen -t rsa -b 4096 -C "email@example.com"  </text:span></text:p>
            <text:p><text:span text:style-name="T45"/></text:p>
            <text:p><text:span text:style-name="T45">It will generate the key in =&gt; C:\Users\yourname.ssh directory.</text:span></text:p>
            <text:p><text:span text:style-name="T45">Copy the public key and paste in the gitlab location.</text:span></text:p>
            <text:p><text:span text:style-name="T45"/></text:p>
            <text:p><text:span text:style-name="T45">ssh-agent $(ssh-add C:\Users\youname\.ssh\id_rsa; git clone </text:span><text:span text:style-name="T45"><text:a xlink:href="mailto:git@gitlab.com" xlink:type="simple">git@gitlab.com</text:a></text:span><text:span text:style-name="T45">:xyz/SpringBootStarter.git)</text:span></text:p>
          </table:table-cell>
          <table:covered-table-cell table:style-name="ce7"/>
          <table:table-cell table:number-columns-repeated="1022"/>
        </table:table-row>
        <table:table-row table:style-name="ro14">
          <table:table-cell table:style-name="ce14" office:value-type="string" calcext:value-type="string">
            <text:p>В Винде надо удалить старый пароль и логин в Windows Credentials</text:p>
          </table:table-cell>
          <table:table-cell table:style-name="ce7"/>
          <table:table-cell table:number-columns-repeated="1022"/>
        </table:table-row>
        <table:table-row table:style-name="ro11" table:number-rows-repeated="2">
          <table:table-cell table:style-name="ce7" table:number-columns-repeated="2"/>
          <table:table-cell table:number-columns-repeated="1022"/>
        </table:table-row>
        <table:table-row table:style-name="ro12">
          <table:table-cell table:style-name="ce20" office:value-type="string" calcext:value-type="string">
            <text:p><text:span text:style-name="T6">.</text:span><text:span text:style-name="T47">GITIGNORE</text:span></text:p>
          </table:table-cell>
          <table:table-cell table:style-name="ce20"/>
          <table:table-cell table:number-columns-repeated="1022"/>
        </table:table-row>
        <table:table-row table:style-name="ro15">
          <table:table-cell table:style-name="ce13" office:value-type="string" calcext:value-type="string">
            <text:p>.gitignore</text:p>
          </table:table-cell>
          <table:table-cell table:style-name="ce34" office:value-type="string" calcext:value-type="string">
            <text:p><text:span text:style-name="T171">Файл должен иметь </text:span><text:span text:style-name="T172">формат</text:span><text:span text:style-name="T171"> «.</text:span><text:span text:style-name="T173">gitignore</text:span><text:span text:style-name="T174">» без имени. Винда не даст такой создать, но можно сделать «.</text:span><text:span text:style-name="T173">gitignore</text:span><text:span text:style-name="T174">.» с точкой в конце, которая исчезнет автоматически.</text:span></text:p>
          </table:table-cell>
          <table:table-cell table:number-columns-repeated="1022"/>
        </table:table-row>
        <table:table-row table:style-name="ro19">
          <table:table-cell table:style-name="ce14" office:value-type="string" calcext:value-type="string">
            <text:p>/</text:p>
          </table:table-cell>
          <table:table-cell table:style-name="ce7" office:value-type="string" calcext:value-type="string">
            <text:p><text:span text:style-name="T48">Если шаблон начинается со слеша, то он соответствует файлам и каталогам только в корне хранилища.  ???</text:span></text:p>
            <text:p><text:span text:style-name="T48"/></text:p>
            <text:p><text:span text:style-name="T175">Если шаблон не начинается со слэша, он соответствует файлам и каталогам в любом каталоге или подкаталоге.  ???</text:span></text:p>
          </table:table-cell>
          <table:table-cell table:number-columns-repeated="1022"/>
        </table:table-row>
        <table:table-row table:style-name="ro12">
          <table:table-cell table:style-name="ce22" office:value-type="string" calcext:value-type="string">
            <text:p>*</text:p>
          </table:table-cell>
          <table:table-cell table:style-name="ce13" office:value-type="string" calcext:value-type="string">
            <text:p>Символ звездочки соответствует нулю или более символам</text:p>
          </table:table-cell>
          <table:table-cell table:number-columns-repeated="1022"/>
        </table:table-row>
        <table:table-row table:style-name="ro15">
          <table:table-cell table:style-name="ce22" office:value-type="string" calcext:value-type="string">
            <text:p>**</text:p>
          </table:table-cell>
          <table:table-cell table:style-name="ce13" office:value-type="string" calcext:value-type="string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1022"/>
        </table:table-row>
        <table:table-row table:style-name="ro14"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Вопросительный знак соответствует любому отдельному символу</text:p>
          </table:table-cell>
          <table:table-cell table:number-columns-repeated="1022"/>
        </table:table-row>
        <table:table-row table:style-name="ro12">
          <table:table-cell table:style-name="ce22" office:value-type="string" calcext:value-type="string">
            <text:p>[…]</text:p>
          </table:table-cell>
          <table:table-cell table:style-name="ce13" office:value-type="string" calcext:value-type="string">
            <text:p>Любой ИЗ символов в скобках</text:p>
          </table:table-cell>
          <table:table-cell table:number-columns-repeated="1022"/>
        </table:table-row>
        <table:table-row table:style-name="ro20">
          <table:table-cell table:style-name="ce13" office:value-type="string" calcext:value-type="string">
            <text:p>*.[oa]</text:p>
          </table:table-cell>
          <table:table-cell table:style-name="ce7" office:value-type="string" calcext:value-type="string">
            <text:p><text:span text:style-name="T45">file.o</text:span></text:p>
            <text:p><text:span text:style-name="T45">file.a</text:span></text:p>
            <text:p><text:span text:style-name="T45">dsfgfdg.o</text:span></text:p>
            <text:p><text:span text:style-name="T167"/></text:p>
          </table:table-cell>
          <table:table-cell table:number-columns-repeated="1022"/>
        </table:table-row>
        <table:table-row table:style-name="ro19">
          <table:table-cell table:style-name="ce13" office:value-type="string" calcext:value-type="string">
            <text:p>*.[!oa]</text:p>
          </table:table-cell>
          <table:table-cell table:style-name="ce7" office:value-type="string" calcext:value-type="string">
            <text:p><text:span text:style-name="T48">Если первым знаком стоит восклицательный, он зачит отрицание - любой символ КРОМЕ указанных в скобках</text:span></text:p>
            <text:p><text:span text:style-name="T48">file.s</text:span></text:p>
            <text:p><text:span text:style-name="T48">file.1</text:span></text:p>
            <text:p><text:span text:style-name="T48">file.0</text:span></text:p>
          </table:table-cell>
          <table:table-cell table:number-columns-repeated="1022"/>
        </table:table-row>
        <table:table-row table:style-name="ro11">
          <table:table-cell table:style-name="ce7" table:number-columns-repeated="2"/>
          <table:table-cell table:number-columns-repeated="1022"/>
        </table:table-row>
        <table:table-row table:style-name="ro15">
          <table:table-cell table:style-name="ce7" office:value-type="string" calcext:value-type="string">
            <text:p><text:span text:style-name="T45">!.gitignore</text:span></text:p>
            <text:p><text:span text:style-name="T45">!script.pl</text:span></text:p>
            <text:p><text:span text:style-name="T45">!template.latex</text:span></text:p>
          </table:table-cell>
          <table:table-cell table:style-name="ce14" office:value-type="string" calcext:value-type="string">
            <text:p>…But not these files…</text:p>
          </table:table-cell>
          <table:table-cell table:number-columns-repeated="1022"/>
        </table:table-row>
        <table:table-row table:style-name="ro13">
          <table:table-cell table:style-name="ce14" office:value-type="string" calcext:value-type="string">
            <text:p>!*/</text:p>
          </table:table-cell>
          <table:table-cell table:style-name="ce7" office:value-type="string" calcext:value-type="string">
            <text:p><text:span text:style-name="T45">...even if they are in subdirectories</text:span></text:p>
            <text:p><text:span text:style-name="T167"/></text:p>
          </table:table-cell>
          <table:table-cell table:number-columns-repeated="1022"/>
        </table:table-row>
        <table:table-row table:style-name="ro14">
          <table:table-cell table:style-name="ce7" office:value-type="string" calcext:value-type="string">
            <text:p><text:span text:style-name="T45">!*/a/b/file1.txt</text:span></text:p>
            <text:p><text:span text:style-name="T45">!*/a/b/c/*</text:span></text:p>
          </table:table-cell>
          <table:table-cell table:style-name="ce7" office:value-type="string" calcext:value-type="string">
            <text:p><text:span text:style-name="T45">if the files to be tracked are in subdirectories</text:span></text:p>
            <text:p><text:span text:style-name="T45"/></text:p>
          </table:table-cell>
          <table:table-cell table:number-columns-repeated="1022"/>
        </table:table-row>
        <table:table-row table:style-name="ro11">
          <table:table-cell table:style-name="ce7" table:number-columns-repeated="2"/>
          <table:table-cell table:number-columns-repeated="1022"/>
        </table:table-row>
        <table:table-row table:style-name="ro15">
          <table:table-cell table:style-name="ce7" office:value-type="string" calcext:value-type="string">
            <text:p><text:span text:style-name="T45">/files/data.zip</text:span></text:p>
            <text:p><text:span text:style-name="T45">/server.log</text:span></text:p>
            <text:p><text:span text:style-name="T45">/uploads/users/data/info.xls</text:span></text:p>
          </table:table-cell>
          <table:table-cell table:style-name="ce7" office:value-type="string" calcext:value-type="string">
            <text:p><text:span text:style-name="T48">Конкретные файлы</text:span></text:p>
            <text:p><text:span text:style-name="T167"/></text:p>
          </table:table-cell>
          <table:table-cell table:number-columns-repeated="1022"/>
        </table:table-row>
        <table:table-row table:style-name="ro16">
          <table:table-cell table:style-name="ce7" office:value-type="string" calcext:value-type="string">
            <text:p><text:span text:style-name="T48">*.zip</text:span></text:p>
            <text:p><text:span text:style-name="T48">*.log</text:span></text:p>
            <text:p><text:span text:style-name="T48">*.pdf</text:span></text:p>
            <text:p><text:span text:style-name="T48">*.xls</text:span></text:p>
          </table:table-cell>
          <table:table-cell table:style-name="ce7" office:value-type="string" calcext:value-type="string">
            <text:p><text:span text:style-name="T48">Игнорирование по типу файла, будут игнорироваться в АБСОЛЮТНО всех директориях</text:span></text:p>
            <text:p><text:span text:style-name="T48"/></text:p>
          </table:table-cell>
          <table:table-cell table:number-columns-repeated="1022"/>
        </table:table-row>
        <table:table-row table:style-name="ro15">
          <table:table-cell table:style-name="ce13" office:value-type="string" calcext:value-type="string">
            <text:p>config.php</text:p>
          </table:table-cell>
          <table:table-cell table:style-name="ce7" office:value-type="string" calcext:value-type="string">
            <text:p><text:span text:style-name="T48">Игнорирование конкретного файла </text:span><text:span text:style-name="T176">ТОЛЬКО в корне проекта</text:span></text:p>
            <text:p><text:span text:style-name="T176">(корнём считается расположение файла .gitignore)</text:span></text:p>
            <text:p><text:span text:style-name="T176">Например НЕ БУДЕТ проигнорирован файл /db/config.php  ???</text:span></text:p>
          </table:table-cell>
          <table:table-cell table:number-columns-repeated="1022"/>
        </table:table-row>
        <table:table-row table:style-name="ro21">
          <table:table-cell table:style-name="ce13" office:value-type="string" calcext:value-type="string">
            <text:p>/params/config.php</text:p>
          </table:table-cell>
          <table:table-cell table:style-name="ce7" office:value-type="string" calcext:value-type="string">
            <text:p><text:span text:style-name="T48">Игнорирование конкретного файла ТОЛЬКО в указанной директории</text:span></text:p>
            <text:p><text:span text:style-name="T167"/></text:p>
          </table:table-cell>
          <table:table-cell table:number-columns-repeated="1022"/>
        </table:table-row>
        <table:table-row table:style-name="ro11">
          <table:table-cell table:style-name="ce7" table:number-columns-repeated="2"/>
          <table:table-cell table:number-columns-repeated="1022"/>
        </table:table-row>
        <table:table-row table:style-name="ro22">
          <table:table-cell table:style-name="ce13" office:value-type="string" calcext:value-type="string">
            <text:p>/images/*</text:p>
          </table:table-cell>
          <table:table-cell table:style-name="ce7" office:value-type="string" calcext:value-type="string">
            <text:p><text:span text:style-name="T177">Игнорирование всех файлов и папок ТОЛЬКО в конкретной директории </text:span><text:span text:style-name="T178">корень/</text:span><text:span text:style-name="T179">images</text:span></text:p>
            <text:p><text:span text:style-name="T48">(включая поддиректории и файлы в них)</text:span></text:p>
            <text:p><text:span text:style-name="T180">Например</text:span><text:span text:style-name="T181"> /images/user.jpg, /images/company/logo.png</text:span></text:p>
            <text:p><text:span text:style-name="T48"># НЕ БУДУТ проигнорированы файлы и папки /prod/images/user.jpg</text:span></text:p>
          </table:table-cell>
          <table:table-cell table:number-columns-repeated="1022"/>
        </table:table-row>
        <table:table-row table:style-name="ro16">
          <table:table-cell table:style-name="ce13" office:value-type="string" calcext:value-type="string">
            <text:p>/private/*.html</text:p>
          </table:table-cell>
          <table:table-cell table:style-name="ce7" office:value-type="string" calcext:value-type="string">
            <text:p><text:span text:style-name="T48">Игнорирование ВСЕХ html-файлов в ОДНОЙ КОНКРЕТНОЙ директории(НЕ ВКЛЮЧАЯ поддиректории)</text:span></text:p>
            <text:p><text:span text:style-name="T48"># Например /private/index.html</text:span></text:p>
            <text:p><text:span text:style-name="T48"># НЕ БУДУТ проигнорированы файлы в /private/ivan/index.html</text:span></text:p>
          </table:table-cell>
          <table:table-cell table:number-columns-repeated="1022"/>
        </table:table-row>
        <table:table-row table:style-name="ro15">
          <table:table-cell table:style-name="ce13" office:value-type="string" calcext:value-type="string">
            <text:p>/private/**/*.html</text:p>
          </table:table-cell>
          <table:table-cell table:style-name="ce7" office:value-type="string" calcext:value-type="string">
            <text:p><text:span text:style-name="T48">Игнорирование ВСЕХ html-файлов в КОНКРЕТНОЙ директории ВКЛЮЧАЯ поддиректории</text:span></text:p>
            <text:p><text:span text:style-name="T182"># </text:span><text:span text:style-name="T165">Например</text:span><text:span text:style-name="T164"> /private/info.html, /private/users/ivan/info.html</text:span></text:p>
          </table:table-cell>
          <table:table-cell table:number-columns-repeated="1022"/>
        </table:table-row>
        <table:table-row table:style-name="ro19">
          <table:table-cell table:style-name="ce7" office:value-type="string" calcext:value-type="string">
            <text:p><text:span text:style-name="T48">/secret/*</text:span></text:p>
            <text:p><text:span text:style-name="T48">!/secret/free.txt</text:span></text:p>
          </table:table-cell>
          <table:table-cell table:style-name="ce7" office:value-type="string" calcext:value-type="string">
            <text:p><text:span text:style-name="T48">Исключение из игнорирования</text:span></text:p>
            <text:p><text:span text:style-name="T48"># Игнорирование ВСЕХ файлов и папок внутри директории /secret,</text:span></text:p>
            <text:p><text:span text:style-name="T48"># за исключением файла /secret/free.txt, он не будет проигнорирован</text:span></text:p>
          </table:table-cell>
          <table:table-cell table:number-columns-repeated="1022"/>
        </table:table-row>
        <table:table-row table:style-name="ro12">
          <table:table-cell table:style-name="ce13" office:value-type="string" calcext:value-type="string">
            <text:p><text:span text:style-name="T49">\!</text:span><text:span text:style-name="T50">readme</text:span><text:span text:style-name="T51">!.</text:span><text:span text:style-name="T50">txt</text:span></text:p>
          </table:table-cell>
          <table:table-cell table:style-name="ce13" office:value-type="string" calcext:value-type="string">
            <text:p>Игнорирование файла с именем, содержащим спецсимволы</text:p>
          </table:table-cell>
          <table:table-cell table:number-columns-repeated="1022"/>
        </table:table-row>
        <table:table-row table:style-name="ro16">
          <table:table-cell table:style-name="ce14" office:value-type="string" calcext:value-type="string">
            <text:p>/images/h?/*.jp?g</text:p>
          </table:table-cell>
          <table:table-cell table:style-name="ce7" office:value-type="string" calcext:value-type="string">
            <text:p><text:span text:style-name="T48">Игнорирование всех JPG и JPEG файлов внутри директорий,</text:span></text:p>
            <text:p><text:span text:style-name="T48">которые начинаются на "h" и МОГУТ содержать ещё один символ после</text:span></text:p>
            <text:p><text:span text:style-name="T182"># </text:span><text:span text:style-name="T165">Например</text:span><text:span text:style-name="T164"> /images/h4/user.jpg, /images/h/company.jpeg</text:span></text:p>
          </table:table-cell>
          <table:table-cell table:number-columns-repeated="1022"/>
        </table:table-row>
        <table:table-row table:style-name="ro11">
          <table:table-cell table:style-name="ce7" table:number-columns-repeated="2"/>
          <table:table-cell table:number-columns-repeated="1022"/>
        </table:table-row>
        <table:table-row table:style-name="ro12">
          <table:table-cell table:style-name="ce20" office:value-type="string" calcext:value-type="string">
            <text:p>CI/CD</text:p>
          </table:table-cell>
          <table:table-cell table:style-name="ce20"/>
          <table:table-cell table:number-columns-repeated="1022"/>
        </table:table-row>
        <table:table-row table:style-name="ro14">
          <table:table-cell table:style-name="ce23" office:value-type="string" calcext:value-type="string">
            <text:p><text:span text:style-name="T52"><text:a xlink:href="https://youtu.be/jkwJCR0rqDc" xlink:type="simple">https://youtu.be/jkwJCR0rqDc</text:a></text:span></text:p>
            <text:p><text:span text:style-name="T52"/></text:p>
          </table:table-cell>
          <table:table-cell table:style-name="ce23" office:value-type="string" calcext:value-type="string">
            <text:p>Доки</text:p>
          </table:table-cell>
          <table:table-cell table:number-columns-repeated="1022"/>
        </table:table-row>
        <table:table-row table:style-name="ro14">
          <table:table-cell table:style-name="ce23" office:value-type="string" calcext:value-type="string">
            <text:p><text:span text:style-name="T53"><text:a xlink:href="https://docs.gitlab.com/ee/ci/yaml/" xlink:type="simple">https://docs.gitlab.com/ee/ci/yaml/</text:a></text:span></text:p>
            <text:p><text:span text:style-name="T53"/></text:p>
          </table:table-cell>
          <table:table-cell table:style-name="ce14" office:value-type="string" calcext:value-type="string">
            <text:p>Доки по написанию yml-файлов</text:p>
          </table:table-cell>
          <table:table-cell table:number-columns-repeated="1022"/>
        </table:table-row>
        <table:table-row table:style-name="ro23">
          <table:table-cell table:style-name="ce24" office:value-type="string" calcext:value-type="string">
            <text:p><text:span text:style-name="T54"><text:a xlink:href="https://docs.gitlab.com/ee/ci/variables/predefined_variables.html" xlink:type="simple">https://docs.gitlab.com/ee/ci/variables/predefined_variables.html</text:a></text:span></text:p>
            <text:p><text:span text:style-name="T54"/></text:p>
          </table:table-cell>
          <table:table-cell table:style-name="ce14" office:value-type="string" calcext:value-type="string">
            <text:p>Набор предопределённых переменных в CI/CD. </text:p>
            <text:p>Можно вводить и свои дополнительно!</text:p>
          </table:table-cell>
          <table:table-cell table:number-columns-repeated="1022"/>
        </table:table-row>
        <table:table-row table:style-name="ro11">
          <table:table-cell table:style-name="ce24"/>
          <table:table-cell table:style-name="ce14"/>
          <table:table-cell table:number-columns-repeated="1022"/>
        </table:table-row>
        <table:table-row table:style-name="ro24">
          <table:table-cell table:style-name="ce25" office:value-type="string" office:string-value="image: docker:stableservices:  - docker:dind  stages:  - pre-build  - build" calcext:value-type="string">
            <text:p><text:span text:style-name="T55">image: </text:span><text:span text:style-name="T56">docker:stable</text:span><text:span text:style-name="T57"/><text:span text:style-name="T57"/><text:span text:style-name="T58">services:</text:span><text:span text:style-name="T57"/><text:span text:style-name="T59">  </text:span><text:span text:style-name="T60">- docker:dind</text:span><text:span text:style-name="T61"/><text:span text:style-name="T62">  </text:span><text:span text:style-name="T61"/><text:span text:style-name="T61"/><text:span text:style-name="T63">stages:</text:span><text:span text:style-name="T64"/><text:span text:style-name="T65">  </text:span><text:span text:style-name="T66">- pre-build</text:span><text:span text:style-name="T61"/><text:span text:style-name="T67">  - build</text:span></text:p>
          </table:table-cell>
          <table:table-cell table:style-name="ce7" office:value-type="string" office:string-value="&#10;&#10;# Это сервис, позволяющий запускать докер внутри докера внутри докера...Git Runner  бежит в докере, а внутри мы билдим свой докер имадж. Получается матрёшка докеров. dind позволяет это.&#10;" calcext:value-type="string">
            <text:p/>
            <text:p/>
            <text:p><text:span text:style-name="T183"># Это сервис, позволяющий запускать докер внутри докера внутри докера...</text:span><text:span text:style-name="T184"/><text:span text:style-name="T185">Git Runner  бежит в докере, а внутри мы билдим свой докер имадж. Получается матрёшка докеров. dind позволяет это.</text:span></text:p>
            <text:p/>
          </table:table-cell>
          <table:table-cell table:number-columns-repeated="1022"/>
        </table:table-row>
        <table:table-row table:style-name="ro24">
          <table:table-cell table:style-name="ce25" office:value-type="string" office:string-value=".base:#  tags:#    - docker-shell  before_script:    - docker login -u gitlab-ci-token -p $CI_JOB_TOKEN $CI_REGISTRY  script:    - BRANCH_TAG=$CI_COMMIT_REF_NAME    " calcext:value-type="string">
            <text:p><text:span text:style-name="T68">.base:</text:span><text:span text:style-name="T69"/><text:span text:style-name="T70">#  tags:</text:span><text:span text:style-name="T71"/><text:span text:style-name="T72">#    - docker-shell</text:span><text:span text:style-name="T73"/><text:span text:style-name="T74">  </text:span><text:span text:style-name="T75">before_script:</text:span><text:span text:style-name="T76"/><text:span text:style-name="T77">    </text:span><text:span text:style-name="T78">- docker login -u gitlab-ci-token -p $CI_JOB_TOKEN $CI_REGISTRY</text:span><text:span text:style-name="T76"/><text:span text:style-name="T79">  </text:span><text:span text:style-name="T80">script:</text:span><text:span text:style-name="T81"/><text:span text:style-name="T82">    </text:span><text:span text:style-name="T83">- BRANCH_TAG=$CI_COMMIT_REF_NAME</text:span><text:span text:style-name="T84"/><text:span text:style-name="T85">    </text:span></text:p>
          </table:table-cell>
          <table:table-cell table:style-name="ce7" office:value-type="string" calcext:value-type="string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1022"/>
        </table:table-row>
        <table:table-row table:style-name="ro25">
          <table:table-cell table:style-name="ce25" office:value-type="string" office:string-value="- docker pull $CI_REGISTRY_IMAGE:latest || true    - docker pull $CI_REGISTRY_IMAGE:$BRANCH_TAG || true  # Сделано для того, чтобы не подтягивать каждый раз предыдущие коммиты    - docker build --cache-from $CI_REGISTRY_IMAGE:$BRANCH_TAG --tag $CI_REGISTRY_IMAGE:$CI_COMMIT_REF_SLUG . #$CI_REGISTRY_IMAGE:$BRANCH_TAG .    #- docker-compose up -d    #- docker push $CI_REGISTRY_IMAGE/$FOLDER:$BRANCH_TAG    - docker push $CI_REGISTRY_IMAGE:$CI_COMMIT_REF_SLUG" calcext:value-type="string">
            <text:p><text:span text:style-name="T86">- docker pull $CI_REGISTRY_IMAGE:latest || true</text:span><text:span text:style-name="T87"/><text:span text:style-name="T88">    - docker pull $CI_REGISTRY_IMAGE:$BRANCH_TAG || true  </text:span><text:span text:style-name="T89"># Сделано для того, чтобы не подтягивать каждый раз предыдущие коммиты</text:span><text:span text:style-name="T90"/><text:span text:style-name="T91">    </text:span><text:span text:style-name="T92">- docker build --cache-from $CI_REGISTRY_IMAGE:$BRANCH_TAG --tag $CI_REGISTRY_IMAGE:$CI_COMMIT_REF_SLUG . </text:span><text:span text:style-name="T93">#$CI_REGISTRY_IMAGE:$BRANCH_TAG .</text:span><text:span text:style-name="T94"/><text:span text:style-name="T95">    #- docker-compose up -d</text:span><text:span text:style-name="T96"/><text:span text:style-name="T97">    #- docker push $CI_REGISTRY_IMAGE/$FOLDER:$BRANCH_TAG</text:span><text:span text:style-name="T98"/><text:span text:style-name="T99">    </text:span><text:span text:style-name="T100">- docker push $CI_REGISTRY_IMAGE:$CI_COMMIT_REF_SLUG</text:span></text:p>
          </table:table-cell>
          <table:table-cell table:style-name="ce7" office:value-type="string" calcext:value-type="string">
            <text:p>...Продолжение срипта...</text:p>
          </table:table-cell>
          <table:table-cell table:number-columns-repeated="1022"/>
        </table:table-row>
        <table:table-row table:style-name="ro26">
          <table:table-cell table:style-name="ce26" office:value-type="string" office:string-value="build:master:  extends: .base  stage: build  variables:      CI_COMMIT_REF_NAME: latest  only:    - masterpre_build:features:  when: manual  extends: .base  stage: pre-build  except:    - master" calcext:value-type="string">
            <text:p><text:span text:style-name="T101">build:master:</text:span><text:span text:style-name="T102"/><text:span text:style-name="T103">  extends: </text:span><text:span text:style-name="T104">.base</text:span><text:span text:style-name="T105"/><text:span text:style-name="T106">  </text:span><text:span text:style-name="T107">stage: </text:span><text:span text:style-name="T108">build</text:span><text:span text:style-name="T109"/><text:span text:style-name="T110">  </text:span><text:span text:style-name="T111">variables:</text:span><text:span text:style-name="T112"/><text:span text:style-name="T113">      CI_COMMIT_REF_NAME: </text:span><text:span text:style-name="T114">latest</text:span><text:span text:style-name="T109"/><text:span text:style-name="T115">  </text:span><text:span text:style-name="T107">only:</text:span><text:span text:style-name="T116"/><text:span text:style-name="T117">    </text:span><text:span text:style-name="T118">- master</text:span><text:span text:style-name="T119"/><text:span text:style-name="T119"/><text:span text:style-name="T120">pre_build:features:</text:span><text:span text:style-name="T121"/><text:span text:style-name="T122">  when: </text:span><text:span text:style-name="T123">manual</text:span><text:span text:style-name="T124"/><text:span text:style-name="T125">  </text:span><text:span text:style-name="T126">extends: </text:span><text:span text:style-name="T127">.base</text:span><text:span text:style-name="T128"/><text:span text:style-name="T129">  </text:span><text:span text:style-name="T126">stage: </text:span><text:span text:style-name="T130">pre-build</text:span><text:span text:style-name="T131"/><text:span text:style-name="T132">  </text:span><text:span text:style-name="T133">except:</text:span><text:span text:style-name="T134"/><text:span text:style-name="T135">    </text:span><text:span text:style-name="T114">- master</text:span></text:p>
          </table:table-cell>
          <table:table-cell table:style-name="ce7" office:value-type="string" calcext:value-type="string">
            <text:p>Модули, расширяющие .base</text:p>
          </table:table-cell>
          <table:table-cell table:number-columns-repeated="1022"/>
        </table:table-row>
        <table:table-row table:style-name="ro12">
          <table:table-cell table:style-name="ce27" office:value-type="string" calcext:value-type="string">
            <text:p>$CI_REGISTRY</text:p>
          </table:table-cell>
          <table:table-cell table:style-name="ce7" office:value-type="string" calcext:value-type="string">
            <text:p>путь к registry — хранилищу образов</text:p>
          </table:table-cell>
          <table:table-cell table:number-columns-repeated="1022"/>
        </table:table-row>
        <table:table-row table:style-name="ro12">
          <table:table-cell table:style-name="ce27" office:value-type="string" calcext:value-type="string">
            <text:p>$CI_REGISTRY_IMAGE</text:p>
          </table:table-cell>
          <table:table-cell table:style-name="ce14" office:value-type="string" calcext:value-type="string">
            <text:p>Докер-имадж в GitLab registry</text:p>
          </table:table-cell>
          <table:table-cell table:number-columns-repeated="1022"/>
        </table:table-row>
        <table:table-row table:style-name="ro14">
          <table:table-cell table:style-name="ce27" office:value-type="string" calcext:value-type="string">
            <text:p>$CI_COMMIT_REF_NAME</text:p>
          </table:table-cell>
          <table:table-cell table:style-name="ce14" office:value-type="string" calcext:value-type="string">
            <text:p>Название ветки или тэга. <text:s text:c="2"/>The branch or tag name for which project is built.</text:p>
          </table:table-cell>
          <table:table-cell table:number-columns-repeated="1022"/>
        </table:table-row>
        <table:table-row table:style-name="ro20">
          <table:table-cell table:style-name="ce28" office:value-type="string" calcext:value-type="string">
            <text:p><text:span text:style-name="T136">$CI_COMMIT_REF_</text:span><text:span text:style-name="T137">SLUG</text:span></text:p>
          </table:table-cell>
          <table:table-cell table:style-name="ce7" office:value-type="string" calcext:value-type="string">
            <text:p><text:span text:style-name="T45">CI_COMMIT_REF_NAME in lowercase, shortened to 63 bytes, and with everything except 0-9 and a-z replaced with -. No leading / trailing -. Use in URLs, host names and domain names.</text:span></text:p>
            <text:p><text:span text:style-name="T167"/></text:p>
          </table:table-cell>
          <table:table-cell table:number-columns-repeated="1022"/>
        </table:table-row>
        <table:table-row table:style-name="ro14">
          <table:table-cell table:style-name="ce29" office:value-type="string" calcext:value-type="string">
            <text:p><text:span text:style-name="T138">$CI_</text:span><text:span text:style-name="T139">JOB_TOKEN</text:span></text:p>
          </table:table-cell>
          <table:table-cell table:style-name="ce14" office:value-type="string" calcext:value-type="string">
            <text:p>A token to authenticate with certain API endpoints. The token is valid as long as the job is running.</text:p>
          </table:table-cell>
          <table:table-cell table:number-columns-repeated="1022"/>
        </table:table-row>
        <table:table-row table:style-name="ro12">
          <table:table-cell table:style-name="ce27" office:value-type="string" calcext:value-type="string">
            <text:p>$CI_JOB_STAGE</text:p>
          </table:table-cell>
          <table:table-cell table:style-name="ce14" office:value-type="string" calcext:value-type="string">
            <text:p>текущий стейдж джобы (stage)</text:p>
          </table:table-cell>
          <table:table-cell table:number-columns-repeated="1022"/>
        </table:table-row>
        <table:table-row table:style-name="ro12">
          <table:table-cell table:style-name="ce30" office:value-type="string" calcext:value-type="string">
            <text:p><text:span text:style-name="T136">- </text:span><text:span text:style-name="T140">echo</text:span><text:span text:style-name="T141"> "$CI_JOB_STAGE"</text:span></text:p>
          </table:table-cell>
          <table:table-cell table:style-name="ce14" office:value-type="string" calcext:value-type="string">
            <text:p>вывести в консоль сообщение со значением переменной</text:p>
          </table:table-cell>
          <table:table-cell table:number-columns-repeated="1022"/>
        </table:table-row>
        <table:table-row table:style-name="ro27">
          <table:table-cell table:style-name="ce7" office:value-type="string" calcext:value-type="string">
            <text:p><text:span text:style-name="T142">.deploy_common:</text:span></text:p>
            <text:p><text:span text:style-name="T143"># common config HERE</text:span></text:p>
            <text:p><text:span text:style-name="T144"/></text:p>
            <text:p><text:span text:style-name="T145">deploy_master_CD</text:span><text:span text:style-name="T146">:</text:span></text:p>
            <text:p><text:span text:style-name="T147">  </text:span><text:span text:style-name="T148">extends</text:span><text:span text:style-name="T149">: .deploy_common</text:span></text:p>
            <text:p><text:span text:style-name="T147">  </text:span><text:span text:style-name="T148">only</text:span><text:span text:style-name="T149">:</text:span></text:p>
            <text:p><text:span text:style-name="T147">    </text:span><text:span text:style-name="T148">refs</text:span><text:span text:style-name="T149">:</text:span></text:p>
            <text:p><text:span text:style-name="T150">      </text:span><text:span text:style-name="T151">- master</text:span></text:p>
            <text:p><text:span text:style-name="T144"/></text:p>
            <text:p><text:span text:style-name="T145">deploy_manual</text:span><text:span text:style-name="T146">:</text:span></text:p>
            <text:p><text:span text:style-name="T147">  </text:span><text:span text:style-name="T148">extends</text:span><text:span text:style-name="T149">: .deploy_common</text:span></text:p>
            <text:p><text:span text:style-name="T147">  </text:span><text:span text:style-name="T148">when</text:span><text:span text:style-name="T149">: manual</text:span></text:p>
          </table:table-cell>
          <table:table-cell table:style-name="ce7" office:value-type="string" calcext:value-type="string">
            <text:p>Способ назначить джобу ТОЛЬКО на ручной запуск или при пушах в ветку «мастер»</text:p>
            <text:p><text:a xlink:href="https://stackoverflow.com/questions/47651769/gitlab-ci-run-build-job-when-manual-or-when-master-only" xlink:type="simple">https://stackoverflow.com/questions/47651769/gitlab-ci-run-build-job-when-manual-or-when-master-only</text:a></text:p>
          </table:table-cell>
          <table:table-cell table:number-columns-repeated="1022"/>
        </table:table-row>
        <table:table-row table:style-name="ro28">
          <table:table-cell table:style-name="ce7" office:value-type="string" calcext:value-type="string">
            <text:p><text:span text:style-name="T152">deploy</text:span><text:span text:style-name="T153">:</text:span></text:p>
            <text:p><text:span text:style-name="T147">  </text:span><text:span text:style-name="T148">rules</text:span><text:span text:style-name="T149">:</text:span></text:p>
            <text:p><text:span text:style-name="T154">    </text:span><text:span text:style-name="T155">- </text:span><text:span text:style-name="T156">if</text:span><text:span text:style-name="T157">: '$CI_COMMIT_REF_NAME == "master"'</text:span></text:p>
            <text:p><text:span text:style-name="T154">    </text:span><text:span text:style-name="T155">- </text:span><text:span text:style-name="T156">when</text:span><text:span text:style-name="T157">: manual</text:span></text:p>
          </table:table-cell>
          <table:table-cell table:style-name="ce14" office:value-type="string" calcext:value-type="string">
            <text:p><text:span text:style-name="T38">УСЛОВИЯ запуска лучше ставить через </text:span><text:span text:style-name="T186">rules</text:span><text:span text:style-name="T187">, НЕ через only/except</text:span></text:p>
          </table:table-cell>
          <table:table-cell table:number-columns-repeated="1022"/>
        </table:table-row>
        <table:table-row table:style-name="ro11" table:number-rows-repeated="28">
          <table:table-cell table:style-name="ce7" table:number-columns-repeated="2"/>
          <table:table-cell table:number-columns-repeated="1022"/>
        </table:table-row>
        <table:table-row table:style-name="ro11" table:number-rows-repeated="104841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Docker" table:style-name="ta1">
        <table:table-column table:style-name="co6" table:default-cell-style-name="ce31"/>
        <table:table-column table:style-name="co7" table:default-cell-style-name="ce31"/>
        <table:table-column table:style-name="co3" table:number-columns-repeated="1022" table:default-cell-style-name="ce31"/>
        <table:table-row table:style-name="ro23">
          <table:table-cell table:style-name="ce35" office:value-type="string" calcext:value-type="string">
            <text:p><text:span text:style-name="T188"><text:a xlink:href="https://habr.com/ru/post/310460/" xlink:type="simple">https://habr.com/ru/post/310460</text:a></text:span></text:p>
            <text:p><text:span text:style-name="T188"/></text:p>
          </table:table-cell>
          <table:table-cell table:style-name="ce62" office:value-type="string" calcext:value-type="string">
            <text:p><text:span text:style-name="T474">отличное пособие</text:span></text:p>
          </table:table-cell>
          <table:table-cell table:number-columns-repeated="1022"/>
        </table:table-row>
        <table:table-row table:style-name="ro23">
          <table:table-cell table:style-name="ce36" office:value-type="string" calcext:value-type="string">
            <text:p><text:span text:style-name="T189"><text:a xlink:href="https://rominirani.com/docker-tutorial-series-writing-a-dockerfile-ce5746617cd&quot; \t &quot;_blank" xlink:type="simple">https://rominirani.com/docker-tutorial-series-writing-a-dockerfile-ce5746617cd</text:a></text:span></text:p>
          </table:table-cell>
          <table:table-cell table:style-name="ce63" office:value-type="string" calcext:value-type="string">
            <text:p>Getting started - официальная документация Docker - больше деталей #2</text:p>
          </table:table-cell>
          <table:table-cell table:number-columns-repeated="1022"/>
        </table:table-row>
        <table:table-row table:style-name="ro23">
          <table:table-cell table:style-name="ce36" office:value-type="string" calcext:value-type="string">
            <text:p><text:span text:style-name="T190"><text:a xlink:href="https://www.docker.com/101-tutorial&quot; \t &quot;_blank" xlink:type="simple">https://www.docker.com/101-tutorial</text:a></text:span></text:p>
          </table:table-cell>
          <table:table-cell table:style-name="ce63" office:value-type="string" calcext:value-type="string">
            <text:p>Getting started - официальная документация Docker - больше деталей #1</text:p>
          </table:table-cell>
          <table:table-cell table:number-columns-repeated="1022"/>
        </table:table-row>
        <table:table-row table:style-name="ro29">
          <table:table-cell table:style-name="ce37" office:value-type="string" calcext:value-type="string">
            <text:p><text:span text:style-name="T191"/></text:p>
          </table:table-cell>
          <table:table-cell table:style-name="ce63" office:value-type="string" calcext:value-type="string">
            <text:p><text:span text:style-name="T475">Docker Desktop</text:span><text:span text:style-name="T476"> разворачивает приложения по умолчанию на адресе localhost</text:span></text:p>
            <text:p><text:span text:style-name="T477">Docker Toolbox</text:span><text:span text:style-name="T478"> — на 192.168.99.100</text:span></text:p>
          </table:table-cell>
          <table:table-cell table:number-columns-repeated="1022"/>
        </table:table-row>
        <table:table-row table:style-name="ro30">
          <table:table-cell table:style-name="ce38" office:value-type="string" calcext:value-type="string">
            <text:p>sudo groupadd docker</text:p>
            <text:p>sudo </text:p>
            <text:p/>
            <text:p/>
            <text:p/>
            <text:p><text:span text:style-name="T192">s</text:span><text:span text:style-name="T193">udo gpasswd -a $USER docker</text:span></text:p>
          </table:table-cell>
          <table:table-cell table:style-name="ce63" office:value-type="string" calcext:value-type="string">
            <text:p><text:span text:style-name="T479">To run docker without sudo:</text:span></text:p>
            <text:p><text:span text:style-name="T479">Add the docker group if it doesn't already exist.</text:span></text:p>
            <text:p><text:span text:style-name="T480">Add the connected user "$USER" to the docker group.</text:span></text:p>
            <text:p><text:span text:style-name="T480"/></text:p>
            <text:p><text:span text:style-name="T480">Change the user name to match your preferred user if you do not want to use your current user:</text:span></text:p>
            <text:p><text:span text:style-name="T481"/></text:p>
            <text:p><text:span text:style-name="T482">Either do a </text:span><text:span text:style-name="T483">newgrp docker</text:span><text:span text:style-name="T484"> or log out/in to activate the changes to groups.</text:span></text:p>
            <text:p><text:span text:style-name="T485">You can use</text:span></text:p>
            <text:p><text:span text:style-name="T486"> </text:span><text:span text:style-name="T487">docker run hello-world</text:span></text:p>
            <text:p><text:span text:style-name="T485">to check if you can run docker without sudo.</text:span></text:p>
            <text:p><text:span text:style-name="T488">sudo setfacl -m user:$USER:rw /var/run/docker.sock</text:span></text:p>
          </table:table-cell>
          <table:table-cell table:number-columns-repeated="1022"/>
        </table:table-row>
        <table:table-row table:style-name="ro12">
          <table:table-cell table:style-name="ce39" office:value-type="string" calcext:value-type="string">
            <text:p>Анализ</text:p>
          </table:table-cell>
          <table:table-cell table:style-name="ce39"/>
          <table:table-cell table:number-columns-repeated="1022"/>
        </table:table-row>
        <table:table-row table:style-name="ro11">
          <table:table-cell table:style-name="ce7" table:number-columns-repeated="2"/>
          <table:table-cell table:number-columns-repeated="1022"/>
        </table:table-row>
        <table:table-row table:style-name="ro12">
          <table:table-cell table:style-name="ce40" office:value-type="string" calcext:value-type="string">
            <text:p>docker <text:span text:style-name="T2">ps</text:span></text:p>
          </table:table-cell>
          <table:table-cell table:style-name="ce41" office:value-type="string" calcext:value-type="string">
            <text:p>показать РАБОТАЮЩИЕ контейнеры</text:p>
          </table:table-cell>
          <table:table-cell table:number-columns-repeated="1022"/>
        </table:table-row>
        <table:table-row table:style-name="ro12">
          <table:table-cell table:style-name="ce41" office:value-type="string" calcext:value-type="string">
            <text:p><text:span text:style-name="T194">docker ps --all</text:span><text:span text:style-name="T195">  </text:span></text:p>
          </table:table-cell>
          <table:table-cell table:style-name="ce41" office:value-type="string" calcext:value-type="string">
            <text:p>показать ВСЕ контейнера, когда либо работавшие</text:p>
          </table:table-cell>
          <table:table-cell table:number-columns-repeated="1022"/>
        </table:table-row>
        <table:table-row table:style-name="ro12">
          <table:table-cell table:style-name="ce28" office:value-type="string" office:string-value="docker ps -a" calcext:value-type="string">
            <text:p><text:span text:style-name="T196">docker</text:span><text:span text:style-name="T197"> </text:span><text:span text:style-name="T198">ps</text:span><text:span text:style-name="T197"> -</text:span><text:span text:style-name="T198">a</text:span><text:span text:style-name="T199"/></text:p>
          </table:table-cell>
          <table:table-cell table:style-name="ce41" office:value-type="string" calcext:value-type="string">
            <text:p>увидеть контейнеры работающие и отработавшие</text:p>
          </table:table-cell>
          <table:table-cell table:number-columns-repeated="1022"/>
        </table:table-row>
        <table:table-row table:style-name="ro12">
          <table:table-cell table:style-name="ce28" office:value-type="string" calcext:value-type="string">
            <text:p><text:span text:style-name="T200">docker</text:span><text:span text:style-name="T201"> </text:span><text:span text:style-name="T202">ps</text:span><text:span text:style-name="T203">  </text:span><text:span text:style-name="T204">-</text:span><text:span text:style-name="T205">a</text:span><text:span text:style-name="T204"> -</text:span><text:span text:style-name="T205">q</text:span></text:p>
          </table:table-cell>
          <table:table-cell table:style-name="ce28" office:value-type="string" calcext:value-type="string">
            <text:p><text:span text:style-name="T197">увидеть </text:span><text:span text:style-name="T489">только </text:span><text:span text:style-name="T490">ID</text:span><text:span text:style-name="T489"> всех</text:span><text:span text:style-name="T491"> существующих контейнеров</text:span></text:p>
          </table:table-cell>
          <table:table-cell table:number-columns-repeated="1022"/>
        </table:table-row>
        <table:table-row table:style-name="ro11" table:number-rows-repeated="2">
          <table:table-cell table:style-name="ce7" table:number-columns-repeated="2"/>
          <table:table-cell table:number-columns-repeated="1022"/>
        </table:table-row>
        <table:table-row table:style-name="ro12">
          <table:table-cell table:style-name="ce28" office:value-type="string" calcext:value-type="string">
            <text:p><text:span text:style-name="T206">docker</text:span><text:span text:style-name="T207"> </text:span><text:span text:style-name="T208">images</text:span></text:p>
          </table:table-cell>
          <table:table-cell table:style-name="ce41" office:value-type="string" calcext:value-type="string">
            <text:p>посмотреть установленные имаджи</text:p>
          </table:table-cell>
          <table:table-cell table:number-columns-repeated="1022"/>
        </table:table-row>
        <table:table-row table:style-name="ro12">
          <table:table-cell table:style-name="ce28" office:value-type="string" calcext:value-type="string">
            <text:p><text:span text:style-name="T209">docker logs</text:span><text:span text:style-name="T207"> </text:span><text:span text:style-name="T210">&lt;container ID&gt;</text:span></text:p>
          </table:table-cell>
          <table:table-cell table:style-name="ce64" office:value-type="string" calcext:value-type="string">
            <text:p>shows all logs of a container even daemon</text:p>
          </table:table-cell>
          <table:table-cell table:number-columns-repeated="1022"/>
        </table:table-row>
        <table:table-row table:style-name="ro11">
          <table:table-cell table:style-name="ce7" table:number-columns-repeated="2"/>
          <table:table-cell table:number-columns-repeated="1022"/>
        </table:table-row>
        <table:table-row table:style-name="ro12">
          <table:table-cell table:style-name="ce42" office:value-type="string" calcext:value-type="string">
            <text:p><text:span text:style-name="T211">docker </text:span><text:span text:style-name="T212">run</text:span><text:span text:style-name="T213"> -it </text:span><text:span text:style-name="T214">&lt;image name or ID&gt; </text:span><text:span text:style-name="T215">sh</text:span></text:p>
          </table:table-cell>
          <table:table-cell table:style-name="ce65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1">
          <table:table-cell table:style-name="ce7" table:number-columns-repeated="2"/>
          <table:table-cell table:number-columns-repeated="1022"/>
        </table:table-row>
        <table:table-row table:style-name="ro23">
          <table:table-cell table:style-name="ce43" office:value-type="string" calcext:value-type="string">
            <text:p><text:span text:style-name="T216">docker</text:span><text:span text:style-name="T217"> </text:span><text:span text:style-name="T218">volume</text:span><text:span text:style-name="T219"> </text:span><text:span text:style-name="T220">ls</text:span><text:span text:style-name="T219"> </text:span></text:p>
          </table:table-cell>
          <table:table-cell table:style-name="ce43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11">
          <table:table-cell table:style-name="ce43" table:number-columns-repeated="2"/>
          <table:table-cell table:number-columns-repeated="1022"/>
        </table:table-row>
        <table:table-row table:style-name="ro12">
          <table:table-cell table:style-name="ce44" office:value-type="string" calcext:value-type="string">
            <text:p>docker <text:span text:style-name="T221">search</text:span> tomcat</text:p>
          </table:table-cell>
          <table:table-cell table:style-name="ce7" office:value-type="string" calcext:value-type="string">
            <text:p>Найти имадж в репозитории DockerHub</text:p>
          </table:table-cell>
          <table:table-cell table:number-columns-repeated="1022"/>
        </table:table-row>
        <table:table-row table:style-name="ro11" table:number-rows-repeated="2">
          <table:table-cell table:style-name="ce43"/>
          <table:table-cell table:style-name="ce7"/>
          <table:table-cell table:number-columns-repeated="1022"/>
        </table:table-row>
        <table:table-row table:style-name="ro12">
          <table:table-cell table:style-name="ce39" office:value-type="string" calcext:value-type="string">
            <text:p>ТЭГИ</text:p>
          </table:table-cell>
          <table:table-cell table:style-name="ce39"/>
          <table:table-cell table:number-columns-repeated="1022"/>
        </table:table-row>
        <table:table-row table:style-name="ro31">
          <table:table-cell table:style-name="ce7"/>
          <table:table-cell table:style-name="ce66" office:value-type="string" calcext:value-type="string">
            <text:p><text:span text:style-name="T492">Создают доп. ссылку на имадж. </text:span></text:p>
            <text:p><text:span text:style-name="T492">Старая ссылка, если была, то остается, и получается 2 ссылки на 1 имадж.</text:span></text:p>
            <text:p><text:span text:style-name="T492">Получается, как в Python, несколько ссылок (имен с тэгом) на один объект, имеющий один и тот же ID</text:span></text:p>
          </table:table-cell>
          <table:table-cell table:number-columns-repeated="1022"/>
        </table:table-row>
        <table:table-row table:style-name="ro13">
          <table:table-cell table:style-name="ce43" office:value-type="string" calcext:value-type="string">
            <text:p>docker <text:span text:style-name="T1">tag</text:span> <text:span text:style-name="T222">0e5574283393</text:span> <text:span text:style-name="T5">fedora</text:span>/<text:span text:style-name="T5">httpd</text:span>:<text:span text:style-name="T223">version1.0</text:span></text:p>
          </table:table-cell>
          <table:table-cell table:style-name="ce7" office:value-type="string" calcext:value-type="string">
            <text:p>Поставить тэг на имадж с <text:s/>ID “0e5574283393”: “fedora” репозиторий, имя «httpd», тэг “version1.0”</text:p>
          </table:table-cell>
          <table:table-cell table:number-columns-repeated="1022"/>
        </table:table-row>
        <table:table-row table:style-name="ro12">
          <table:table-cell table:style-name="ce7" office:value-type="string" calcext:value-type="string">
            <text:p>docker tag httpd:test fedora/httpd:version1.0.test</text:p>
          </table:table-cell>
          <table:table-cell table:style-name="ce7"/>
          <table:table-cell table:number-columns-repeated="1022"/>
        </table:table-row>
        <table:table-row table:style-name="ro11" table:number-rows-repeated="2">
          <table:table-cell table:style-name="ce7" table:number-columns-repeated="2"/>
          <table:table-cell table:number-columns-repeated="1022"/>
        </table:table-row>
        <table:table-row table:style-name="ro12">
          <table:table-cell table:style-name="ce39" office:value-type="string" calcext:value-type="string">
            <text:p>Построение образа</text:p>
          </table:table-cell>
          <table:table-cell table:style-name="ce39"/>
          <table:table-cell table:number-columns-repeated="1022"/>
        </table:table-row>
        <table:table-row table:style-name="ro11">
          <table:table-cell table:style-name="ce7" table:number-columns-repeated="2"/>
          <table:table-cell table:number-columns-repeated="1022"/>
        </table:table-row>
        <table:table-row table:style-name="ro12">
          <table:table-cell table:style-name="ce45" office:value-type="string" calcext:value-type="string">
            <text:p>docker build .</text:p>
          </table:table-cell>
          <table:table-cell table:style-name="ce41" office:value-type="string" calcext:value-type="string">
            <text:p>build from a dockerfile from build context = current directory</text:p>
          </table:table-cell>
          <table:table-cell table:number-columns-repeated="1022"/>
        </table:table-row>
        <table:table-row table:style-name="ro13">
          <table:table-cell table:style-name="ce46" office:value-type="string" calcext:value-type="string">
            <text:p><text:span text:style-name="T224">docker build</text:span><text:span text:style-name="T225"> </text:span><text:span text:style-name="T226">-t </text:span><text:span text:style-name="T227">&lt;</text:span><text:span text:style-name="T228">имя</text:span><text:span text:style-name="T229"> </text:span><text:span text:style-name="T228">имаджа</text:span><text:span text:style-name="T229">&gt;</text:span><text:span text:style-name="T230">:</text:span><text:span text:style-name="T231">&lt;</text:span><text:span text:style-name="T232">т</text:span><text:span text:style-name="T233">э</text:span><text:span text:style-name="T234">г</text:span><text:span text:style-name="T235">&gt;</text:span><text:span text:style-name="T236"> . </text:span><text:span text:style-name="T237">--no-cache</text:span></text:p>
          </table:table-cell>
          <table:table-cell table:style-name="ce41" office:value-type="string" calcext:value-type="string">
            <text:p>остроить имадж <text:span text:style-name="T493">с указанием имени и тэга</text:span>, <text:span text:style-name="T1">не используя кэш</text:span></text:p>
          </table:table-cell>
          <table:table-cell table:number-columns-repeated="1022"/>
        </table:table-row>
        <table:table-row table:style-name="ro29">
          <table:table-cell table:style-name="ce28" office:value-type="string" calcext:value-type="string">
            <text:p><text:span text:style-name="T238">docker build </text:span><text:span text:style-name="T239">-f Dockerfile</text:span><text:span text:style-name="T240"> -t </text:span><text:span text:style-name="T241">&lt;</text:span><text:span text:style-name="T242">имя</text:span><text:span text:style-name="T243"> </text:span><text:span text:style-name="T242">имаджа</text:span><text:span text:style-name="T243">&gt;</text:span><text:span text:style-name="T244">:&lt;</text:span><text:span text:style-name="T245">т</text:span><text:span text:style-name="T246">э</text:span><text:span text:style-name="T247">г</text:span><text:span text:style-name="T248">&gt;  </text:span><text:span text:style-name="T249">.</text:span></text:p>
          </table:table-cell>
          <table:table-cell table:style-name="ce28" office:value-type="string" calcext:value-type="string">
            <text:p><text:span text:style-name="T494">(точка в конце) создание имаджа </text:span><text:span text:style-name="T495">с указанием в</text:span><text:span text:style-name="T496"> текущей папке (</text:span><text:span text:style-name="T497">pwd</text:span><text:span text:style-name="T496">) конкретного </text:span><text:span text:style-name="T497">Docker</text:span><text:span text:style-name="T496">-</text:span><text:span text:style-name="T498">file</text:span><text:span text:style-name="T499"> как инструкции по сборке. </text:span></text:p>
          </table:table-cell>
          <table:table-cell table:number-columns-repeated="1022"/>
        </table:table-row>
        <table:table-row table:style-name="ro23">
          <table:table-cell table:style-name="ce47" office:value-type="string" calcext:value-type="string">
            <text:p><text:span text:style-name="T250">docker build -t </text:span><text:span text:style-name="T251">&lt;</text:span><text:span text:style-name="T252">DockerHub account name</text:span><text:span text:style-name="T253">&gt;</text:span><text:span text:style-name="T250">/</text:span><text:span text:style-name="T254">&lt;</text:span><text:span text:style-name="T255">New Image name</text:span><text:span text:style-name="T256">&gt;</text:span><text:span text:style-name="T257">:</text:span><text:span text:style-name="T258">&lt;Tag of version&gt;</text:span><text:span text:style-name="T259"> .</text:span></text:p>
          </table:table-cell>
          <table:table-cell table:style-name="ce28" office:value-type="string" calcext:value-type="string">
            <text:p><text:span text:style-name="T500">(</text:span><text:span text:style-name="T501">dot in the end!</text:span><text:span text:style-name="T500">) </text:span><text:span text:style-name="T502">create an image for your</text:span><text:span text:style-name="T503"> DockerHub</text:span></text:p>
          </table:table-cell>
          <table:table-cell table:number-columns-repeated="1022"/>
        </table:table-row>
        <table:table-row table:style-name="ro12">
          <table:table-cell table:style-name="ce41" office:value-type="string" calcext:value-type="string">
            <text:p>-t </text:p>
          </table:table-cell>
          <table:table-cell table:style-name="ce41" office:value-type="string" calcext:value-type="string">
            <text:p>Флаг ставит на образ имя и тэг</text:p>
          </table:table-cell>
          <table:table-cell table:number-columns-repeated="1022"/>
        </table:table-row>
        <table:table-row table:style-name="ro12">
          <table:table-cell table:style-name="ce41" office:value-type="string" calcext:value-type="string">
            <text:p>-p </text:p>
          </table:table-cell>
          <table:table-cell table:style-name="ce41" office:value-type="string" calcext:value-type="string">
            <text:p>флаг пробрасывает порты</text:p>
          </table:table-cell>
          <table:table-cell table:number-columns-repeated="1022"/>
        </table:table-row>
        <table:table-row table:style-name="ro23">
          <table:table-cell table:style-name="ce41" office:value-type="string" calcext:value-type="string">
            <text:p>-d </text:p>
          </table:table-cell>
          <table:table-cell table:style-name="ce28" office:value-type="string" calcext:value-type="string">
            <text:p><text:span text:style-name="T504">запускает образ в </text:span><text:span text:style-name="T505">detached режиме (</text:span><text:span text:style-name="T506">демоном), оставляя консоль совбодной для использования</text:span></text:p>
          </table:table-cell>
          <table:table-cell table:number-columns-repeated="1022"/>
        </table:table-row>
        <table:table-row table:style-name="ro13">
          <table:table-cell table:style-name="ce41" office:value-type="string" calcext:value-type="string">
            <text:p>--no-cache</text:p>
          </table:table-cell>
          <table:table-cell table:style-name="ce41" office:value-type="string" calcext:value-type="string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1022"/>
        </table:table-row>
        <table:table-row table:style-name="ro12">
          <table:table-cell table:style-name="ce7" office:value-type="string" calcext:value-type="string">
            <text:p><text:a xlink:href="https://docs.docker.com/engine/reference/commandline/build/" xlink:type="simple">https://docs.docker.com/engine/reference/commandline/build/</text:a></text:p>
          </table:table-cell>
          <table:table-cell table:style-name="ce7" office:value-type="string" calcext:value-type="string">
            <text:p>Варианты флагов для docker build</text:p>
          </table:table-cell>
          <table:table-cell table:number-columns-repeated="1022"/>
        </table:table-row>
        <table:table-row table:style-name="ro11">
          <table:table-cell table:style-name="ce7" table:number-columns-repeated="2"/>
          <table:table-cell table:number-columns-repeated="1022"/>
        </table:table-row>
        <table:table-row table:style-name="ro12">
          <table:table-cell table:style-name="ce42" office:value-type="string" calcext:value-type="string">
            <text:p><text:span text:style-name="T260">docker run -it </text:span><text:span text:style-name="T261">&lt;image name or ID&gt; </text:span><text:span text:style-name="T262">sh</text:span></text:p>
          </table:table-cell>
          <table:table-cell table:style-name="ce7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1">
          <table:table-cell table:style-name="ce7" table:number-columns-repeated="2"/>
          <table:table-cell table:number-columns-repeated="1022"/>
        </table:table-row>
        <table:table-row table:style-name="ro12">
          <table:table-cell table:style-name="ce39" office:value-type="string" calcext:value-type="string">
            <text:p>Запуск</text:p>
          </table:table-cell>
          <table:table-cell table:style-name="ce39"/>
          <table:table-cell table:number-columns-repeated="1022"/>
        </table:table-row>
        <table:table-row table:style-name="ro12">
          <table:table-cell table:style-name="ce48" office:value-type="string" calcext:value-type="string">
            <text:p>run <text:span text:style-name="T263">= docker create + docker start</text:span></text:p>
          </table:table-cell>
          <table:table-cell table:style-name="ce7"/>
          <table:table-cell table:number-columns-repeated="1022"/>
        </table:table-row>
        <table:table-row table:style-name="ro32">
          <table:table-cell table:style-name="ce49" office:value-type="string" calcext:value-type="string">
            <text:p><text:span text:style-name="T264">docker run </text:span><text:span text:style-name="T265">&lt;имя имаджа&gt;</text:span></text:p>
          </table:table-cell>
          <table:table-cell table:style-name="ce28" office:value-type="string" calcext:value-type="string">
            <text:p><text:span text:style-name="T404">запустить контейнер, </text:span></text:p>
            <text:p><text:span text:style-name="T404">если его нет, то создать из имаджа,  скачав его с DockerHub, если </text:span><text:span text:style-name="T507">имаджа</text:span><text:span text:style-name="T508"> нет на локальном компе.</text:span></text:p>
          </table:table-cell>
          <table:table-cell table:number-columns-repeated="1022"/>
        </table:table-row>
        <table:table-row table:style-name="ro11">
          <table:table-cell table:style-name="ce7" table:number-columns-repeated="2"/>
          <table:table-cell table:number-columns-repeated="1022"/>
        </table:table-row>
        <table:table-row table:style-name="ro23">
          <table:table-cell table:style-name="ce49" office:value-type="string" calcext:value-type="string">
            <text:p><text:span text:style-name="T266">docker run</text:span><text:span text:style-name="T267"> </text:span><text:span text:style-name="T268">&lt;имя имаджа&gt; </text:span><text:span text:style-name="T269"> </text:span><text:span text:style-name="T267">command </text:span></text:p>
          </table:table-cell>
          <table:table-cell table:style-name="ce67" office:value-type="string" calcext:value-type="string">
            <text:p>запустить контейнер и сменить комманду запуска на заданную.</text:p>
          </table:table-cell>
          <table:table-cell table:number-columns-repeated="1022"/>
        </table:table-row>
        <table:table-row table:style-name="ro12">
          <table:table-cell table:style-name="ce43" office:value-type="string" calcext:value-type="string">
            <text:p><text:span text:style-name="T270">docker</text:span><text:span text:style-name="T271"> </text:span><text:span text:style-name="T272">run</text:span><text:span text:style-name="T273"> </text:span><text:span text:style-name="T274">--</text:span><text:span text:style-name="T275">name</text:span><text:span text:style-name="T273"> </text:span><text:span text:style-name="T276">&lt;имя контейнера&gt;</text:span><text:span text:style-name="T273"> </text:span><text:span text:style-name="T277">&lt;имя имаджа&gt;</text:span></text:p>
          </table:table-cell>
          <table:table-cell table:style-name="ce30" office:value-type="string" calcext:value-type="string">
            <text:p><text:span text:style-name="T509">создать и запустить контейнер, указав ему </text:span><text:span text:style-name="T510">ИМЯ</text:span></text:p>
          </table:table-cell>
          <table:table-cell table:number-columns-repeated="1022"/>
        </table:table-row>
        <table:table-row table:style-name="ro23">
          <table:table-cell table:style-name="ce50" office:value-type="string" calcext:value-type="string">
            <text:p><text:span text:style-name="T278">docker </text:span><text:span text:style-name="T279">run</text:span><text:span text:style-name="T280"> --</text:span><text:span text:style-name="T281">name</text:span><text:span text:style-name="T280"> </text:span><text:span text:style-name="T282">&lt;имя контейнера&gt;</text:span><text:span text:style-name="T283"> </text:span><text:span text:style-name="T284">-</text:span><text:span text:style-name="T285">d</text:span><text:span text:style-name="T286"> </text:span><text:span text:style-name="T287">&lt;имя имаджа&gt;</text:span></text:p>
          </table:table-cell>
          <table:table-cell table:style-name="ce68" office:value-type="string" calcext:value-type="string">
            <text:p>создать и запустить контейнер <text:span text:style-name="T356">фоном, ДЕМОНОМ</text:span><text:span text:style-name="T511">.</text:span></text:p>
          </table:table-cell>
          <table:table-cell table:number-columns-repeated="1022"/>
        </table:table-row>
        <table:table-row table:style-name="ro11">
          <table:table-cell table:style-name="ce50"/>
          <table:table-cell table:style-name="ce68"/>
          <table:table-cell table:number-columns-repeated="1022"/>
        </table:table-row>
        <table:table-row table:style-name="ro23">
          <table:table-cell table:style-name="ce51" office:value-type="string" calcext:value-type="string">
            <text:p><text:span text:style-name="T288">start </text:span><text:span text:style-name="T289">&lt;container ID&gt;</text:span></text:p>
          </table:table-cell>
          <table:table-cell table:style-name="ce69" office:value-type="string" calcext:value-type="string">
            <text:p>starts a container, that was created and exited before, by ID (starts its command once again)</text:p>
          </table:table-cell>
          <table:table-cell table:number-columns-repeated="1022"/>
        </table:table-row>
        <table:table-row table:style-name="ro12">
          <table:table-cell table:style-name="ce49" office:value-type="string" calcext:value-type="string">
            <text:p><text:span text:style-name="T290">docker start</text:span><text:span text:style-name="T291"> </text:span><text:span text:style-name="T292">225824d4f37c</text:span></text:p>
          </table:table-cell>
          <table:table-cell table:style-name="ce69" office:value-type="string" calcext:value-type="string">
            <text:p>start a container with ID 225824d4f37c</text:p>
          </table:table-cell>
          <table:table-cell table:number-columns-repeated="1022"/>
        </table:table-row>
        <table:table-row table:style-name="ro23">
          <table:table-cell table:style-name="ce49" office:value-type="string" calcext:value-type="string">
            <text:p><text:span text:style-name="T290">docker start</text:span><text:span text:style-name="T291"> </text:span><text:span text:style-name="T293">-a</text:span><text:span text:style-name="T291"> </text:span><text:span text:style-name="T292">225824d4f37c</text:span></text:p>
          </table:table-cell>
          <table:table-cell table:style-name="ce70" office:value-type="string" calcext:value-type="string">
            <text:p><text:span text:style-name="T512">start a container with ID 225824d4f37c </text:span><text:span text:style-name="T513">showing</text:span><text:span text:style-name="T514"> its output in terminal</text:span></text:p>
          </table:table-cell>
          <table:table-cell table:number-columns-repeated="1022"/>
        </table:table-row>
        <table:table-row table:style-name="ro11">
          <table:table-cell table:style-name="ce50"/>
          <table:table-cell table:style-name="ce68"/>
          <table:table-cell table:number-columns-repeated="1022"/>
        </table:table-row>
        <table:table-row table:style-name="ro33">
          <table:table-cell table:style-name="ce52" office:value-type="string" calcext:value-type="string">
            <text:p><text:span text:style-name="T294">docker</text:span><text:span text:style-name="T295"> </text:span><text:span text:style-name="T296">run</text:span><text:span text:style-name="T295"> </text:span><text:span text:style-name="T297">-</text:span><text:span text:style-name="T298">it</text:span><text:span text:style-name="T295"> </text:span><text:span text:style-name="T299">-</text:span><text:span text:style-name="T300">p</text:span><text:span text:style-name="T295"> 1234:8080 </text:span><text:span text:style-name="T301">tomcat</text:span></text:p>
          </table:table-cell>
          <table:table-cell table:style-name="ce71" office:value-type="string" calcext:value-type="string">
            <text:p><text:span text:style-name="T515">запустить Томкат </text:span></text:p>
            <text:p><text:span text:style-name="T516">-</text:span><text:span text:style-name="T517">it</text:span><text:span text:style-name="T518"> - интерактивно, будем видеть, как он бежит в терминале, </text:span></text:p>
            <text:p><text:span text:style-name="T519">-</text:span><text:span text:style-name="T520">p</text:span><text:span text:style-name="T521"> 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1022"/>
        </table:table-row>
        <table:table-row table:style-name="ro12">
          <table:table-cell table:style-name="ce44" office:value-type="string" calcext:value-type="string">
            <text:p>docker run -it -p 8888:80 nginx</text:p>
          </table:table-cell>
          <table:table-cell table:style-name="ce71" office:value-type="string" calcext:value-type="string">
            <text:p>запускает Nginx с внешним портом 8888</text:p>
          </table:table-cell>
          <table:table-cell table:number-columns-repeated="1022"/>
        </table:table-row>
        <table:table-row table:style-name="ro11" table:number-rows-repeated="3">
          <table:table-cell table:style-name="ce44"/>
          <table:table-cell table:style-name="ce71"/>
          <table:table-cell table:number-columns-repeated="1022"/>
        </table:table-row>
        <table:table-row table:style-name="ro12">
          <table:table-cell table:style-name="ce53" office:value-type="string" calcext:value-type="string">
            <text:p>С открытым терминалом внутри контейнера</text:p>
          </table:table-cell>
          <table:table-cell table:style-name="ce53"/>
          <table:table-cell table:number-columns-repeated="1022"/>
        </table:table-row>
        <table:table-row table:style-name="ro23">
          <table:table-cell table:style-name="ce47" office:value-type="string" calcext:value-type="string">
            <text:p><text:span text:style-name="T302">d</text:span><text:span text:style-name="T303">ocker run </text:span><text:span text:style-name="T304">busybox</text:span><text:span text:style-name="T305"> </text:span><text:span text:style-name="T306">&lt;LINUX COMMAND&gt;</text:span></text:p>
          </table:table-cell>
          <table:table-cell table:style-name="ce49" office:value-type="string" calcext:value-type="string">
            <text:p><text:span text:style-name="T522">контейнер</text:span><text:span text:style-name="T414">, </text:span><text:span text:style-name="T523">позволяющий выполнять комманды Linux</text:span></text:p>
          </table:table-cell>
          <table:table-cell table:number-columns-repeated="1022"/>
        </table:table-row>
        <table:table-row table:style-name="ro29">
          <table:table-cell table:style-name="ce47" office:value-type="string" calcext:value-type="string">
            <text:p><text:span text:style-name="T307">d</text:span><text:span text:style-name="T308">ocker run </text:span><text:span text:style-name="T309">-it</text:span><text:span text:style-name="T310"> </text:span><text:span text:style-name="T311">busybox</text:span><text:span text:style-name="T310"> </text:span><text:span text:style-name="T312">sh</text:span></text:p>
          </table:table-cell>
          <table:table-cell table:style-name="ce47" office:value-type="string" calcext:value-type="string">
            <text:p><text:span text:style-name="T524">run a container with this window </text:span><text:span text:style-name="T525">connected to STDIN</text:span><text:span text:style-name="T526"> of a container and </text:span><text:span text:style-name="T527">linux terminal opened</text:span><text:span text:style-name="T526"> inside it  (Ctrl+D  or ‘exit’  to exit)</text:span></text:p>
          </table:table-cell>
          <table:table-cell table:number-columns-repeated="1022"/>
        </table:table-row>
        <table:table-row table:style-name="ro12">
          <table:table-cell table:style-name="ce53" office:value-type="string" calcext:value-type="string">
            <text:p>С ПОРТАМИ</text:p>
          </table:table-cell>
          <table:table-cell table:style-name="ce53"/>
          <table:table-cell table:number-columns-repeated="1022"/>
        </table:table-row>
        <table:table-row table:style-name="ro32">
          <table:table-cell table:style-name="ce47" office:value-type="string" calcext:value-type="string">
            <text:p><text:span text:style-name="T313">docker run</text:span><text:span text:style-name="T314"> </text:span><text:span text:style-name="T315">-p</text:span><text:span text:style-name="T314"> </text:span><text:span text:style-name="T315">8080</text:span><text:span text:style-name="T314">:8080 </text:span><text:span text:style-name="T316">&lt;image name or ID&gt;</text:span></text:p>
          </table:table-cell>
          <table:table-cell table:style-name="ce47" office:value-type="string" calcext:value-type="string">
            <text:p><text:span text:style-name="T528">Порты:  </text:span><text:span text:style-name="T529">СНАРУЖИ</text:span><text:span text:style-name="T530">:ВНУТРИ.   </text:span></text:p>
            <text:p><text:span text:style-name="T528">run a container with </text:span><text:span text:style-name="T531">redirecting incoming fetches</text:span><text:span text:style-name="T530"> on port … to a container. Second port is a port inside of a container for inside programs to listen.</text:span></text:p>
          </table:table-cell>
          <table:table-cell table:number-columns-repeated="1022"/>
        </table:table-row>
        <table:table-row table:style-name="ro12">
          <table:table-cell table:style-name="ce53" office:value-type="string" calcext:value-type="string">
            <text:p>самоликвидация контейнера</text:p>
          </table:table-cell>
          <table:table-cell table:style-name="ce53"/>
          <table:table-cell table:number-columns-repeated="1022"/>
        </table:table-row>
        <table:table-row table:style-name="ro23">
          <table:table-cell table:style-name="ce43" office:value-type="string" calcext:value-type="string">
            <text:p><text:span text:style-name="T317">docker</text:span><text:span text:style-name="T318"> </text:span><text:span text:style-name="T319">run</text:span><text:span text:style-name="T318"> --</text:span><text:span text:style-name="T319">name</text:span><text:span text:style-name="T320"> </text:span><text:span text:style-name="T321">&lt;имя контейнера&gt;</text:span><text:span text:style-name="T320"> </text:span><text:span text:style-name="T322">-</text:span><text:span text:style-name="T323">d</text:span><text:span text:style-name="T324"> </text:span><text:span text:style-name="T325">--</text:span><text:span text:style-name="T326">rm</text:span><text:span text:style-name="T324"> </text:span><text:span text:style-name="T327">&lt;имя имаджа&gt;</text:span></text:p>
          </table:table-cell>
          <table:table-cell table:style-name="ce43" office:value-type="string" calcext:value-type="string">
            <text:p><text:span text:style-name="T532">- создать и запустить контейнер </text:span><text:span text:style-name="T533">фоном</text:span><text:span text:style-name="T534">, </text:span><text:span text:style-name="T535">который сам удалится после выполнения</text:span></text:p>
          </table:table-cell>
          <table:table-cell table:number-columns-repeated="1022"/>
        </table:table-row>
        <table:table-row table:style-name="ro23">
          <table:table-cell table:style-name="ce30" office:value-type="string" office:string-value="docker run --rm --name &lt;имя контейнера&gt; -d -p 8080:8080 &lt;имя имаджа&gt;" calcext:value-type="string">
            <text:p><text:span text:style-name="T328">docker</text:span><text:span text:style-name="T329"> </text:span><text:span text:style-name="T330">run</text:span><text:span text:style-name="T329"> --</text:span><text:span text:style-name="T330">rm</text:span><text:span text:style-name="T329"> --</text:span><text:span text:style-name="T330">name</text:span><text:span text:style-name="T331"> </text:span><text:span text:style-name="T332">&lt;имя контейнера&gt;</text:span><text:span text:style-name="T331"> -</text:span><text:span text:style-name="T333">d</text:span><text:span text:style-name="T331"> </text:span><text:span text:style-name="T334">-</text:span><text:span text:style-name="T335">p</text:span><text:span text:style-name="T336"> 8080:8080</text:span><text:span text:style-name="T337"> &lt;имя имаджа&gt;</text:span><text:span text:style-name="T337"/></text:p>
          </table:table-cell>
          <table:table-cell table:style-name="ce43" office:value-type="string" calcext:value-type="string">
            <text:p>то же самое с пробрасыванием порта 8080</text:p>
          </table:table-cell>
          <table:table-cell table:number-columns-repeated="1022"/>
        </table:table-row>
        <table:table-row table:style-name="ro11">
          <table:table-cell table:style-name="ce7" table:number-columns-repeated="2"/>
          <table:table-cell table:number-columns-repeated="1022"/>
        </table:table-row>
        <table:table-row table:style-name="ro12">
          <table:table-cell table:style-name="ce53" office:value-type="string" calcext:value-type="string">
            <text:p>ВРЕМЕННЫЕ ЗОНЫ</text:p>
          </table:table-cell>
          <table:table-cell table:style-name="ce53"/>
          <table:table-cell table:number-columns-repeated="1022"/>
        </table:table-row>
        <table:table-row table:style-name="ro23">
          <table:table-cell table:style-name="ce30" office:value-type="string" calcext:value-type="string">
            <text:p><text:span text:style-name="T338">docker</text:span><text:span text:style-name="T339"> </text:span><text:span text:style-name="T340">run</text:span><text:span text:style-name="T339"> --</text:span><text:span text:style-name="T340">rm</text:span><text:span text:style-name="T339"> --</text:span><text:span text:style-name="T340">name</text:span><text:span text:style-name="T341"> </text:span><text:span text:style-name="T342">&lt;имя контейнера&gt;</text:span><text:span text:style-name="T341"> -</text:span><text:span text:style-name="T343">d</text:span><text:span text:style-name="T341"> -</text:span><text:span text:style-name="T344">p</text:span><text:span text:style-name="T341"> 8080:8080  </text:span><text:span text:style-name="T345">-</text:span><text:span text:style-name="T346">e</text:span><text:span text:style-name="T347"> </text:span><text:span text:style-name="T346">TZ</text:span><text:span text:style-name="T347">=</text:span><text:span text:style-name="T346">Europe</text:span><text:span text:style-name="T347">/</text:span><text:span text:style-name="T346">Moscow</text:span><text:span text:style-name="T348"> &lt;имя имаджа&gt;</text:span></text:p>
          </table:table-cell>
          <table:table-cell table:style-name="ce30" office:value-type="string" calcext:value-type="string">
            <text:p><text:span text:style-name="T509">о же самое с декларацией переменной </text:span><text:span text:style-name="T536">e</text:span><text:span text:style-name="T537">, отвечающей за временную зону.</text:span></text:p>
          </table:table-cell>
          <table:table-cell table:number-columns-repeated="1022"/>
        </table:table-row>
        <table:table-row table:style-name="ro11" table:number-rows-repeated="2">
          <table:table-cell table:style-name="ce7" table:number-columns-repeated="2"/>
          <table:table-cell table:number-columns-repeated="1022"/>
        </table:table-row>
        <table:table-row table:style-name="ro12">
          <table:table-cell table:style-name="ce39" office:value-type="string" calcext:value-type="string">
            <text:p>ХРАНЕНИЕ ДАННЫХ</text:p>
          </table:table-cell>
          <table:table-cell table:style-name="ce39"/>
          <table:table-cell table:number-columns-repeated="1022"/>
        </table:table-row>
        <table:table-row table:style-name="ro32">
          <table:table-cell table:style-name="ce54" office:value-type="string" calcext:value-type="string">
            <text:p><text:span text:style-name="T349">docker</text:span><text:span text:style-name="T350"> </text:span><text:span text:style-name="T349">run</text:span><text:span text:style-name="T350">  --</text:span><text:span text:style-name="T349">name</text:span> <text:span text:style-name="T351">&lt;имя контейнера&gt; </text:span>-<text:span text:style-name="T352">d</text:span> -<text:span text:style-name="T353">p</text:span> 8080:8080  -<text:span text:style-name="T354">e</text:span> <text:span text:style-name="T353">TZ</text:span>=<text:span text:style-name="T355">Europe</text:span>/<text:span text:style-name="T353">Moscow</text:span>  <text:span text:style-name="T356">-</text:span><text:span text:style-name="T357">v</text:span><text:span text:style-name="T358"> &lt;абсолютный путь на хостовой машине&gt;: &lt;абсолютный путь внутри контейнера</text:span><text:span text:style-name="T359">&gt; &lt;имя имаджа&gt;</text:span></text:p>
          </table:table-cell>
          <table:table-cell table:style-name="ce30" office:value-type="string" calcext:value-type="string">
            <text:p><text:span text:style-name="T509">монтирование папки для сохранения данных </text:span><text:span text:style-name="T538">внутри контейнера</text:span><text:span text:style-name="T539"> между запусками</text:span></text:p>
          </table:table-cell>
          <table:table-cell table:number-columns-repeated="1022"/>
        </table:table-row>
        <table:table-row table:style-name="ro33">
          <table:table-cell table:style-name="ce42" office:value-type="string" calcext:value-type="string">
            <text:p><text:span text:style-name="T360">docker r</text:span><text:span text:style-name="T361">un -p 3000:3000 </text:span><text:span text:style-name="T362">-v app/node_modules</text:span><text:span text:style-name="T363"> </text:span><text:span text:style-name="T364">-v $(pwd):/app</text:span><text:span text:style-name="T363"> </text:span><text:span text:style-name="T365">&lt;image ID&gt; </text:span></text:p>
          </table:table-cell>
          <table:table-cell table:style-name="ce72" office:value-type="string" calcext:value-type="string">
            <text:p><text:span text:style-name="T540">put a bookmark on a nod modules folder of a container (bookmark means «Don“t touch it, don“t reference, this folder works fine»)</text:span><text:span text:style-name="T541"> and </text:span><text:span text:style-name="T542">make reference of our (PWD — print working directory) workdir folder to a folder inside a container</text:span><text:span text:style-name="T541"> </text:span></text:p>
            <text:p><text:span text:style-name="T541">(we make a volume = refernce)</text:span></text:p>
          </table:table-cell>
          <table:table-cell table:number-columns-repeated="1022"/>
        </table:table-row>
        <table:table-row table:style-name="ro29">
          <table:table-cell table:style-name="ce55" office:value-type="string" calcext:value-type="string">
            <text:p><text:span text:style-name="T366">docker</text:span><text:span text:style-name="T367"> </text:span><text:span text:style-name="T368">run</text:span><text:span text:style-name="T367"> --</text:span><text:span text:style-name="T369">rm</text:span><text:span text:style-name="T367"> -</text:span><text:span text:style-name="T370">d</text:span><text:span text:style-name="T367"> -</text:span><text:span text:style-name="T371">p</text:span><text:span text:style-name="T367"> 27017: 27017 </text:span><text:span text:style-name="T372">mongo</text:span></text:p>
          </table:table-cell>
          <table:table-cell table:style-name="ce43" office:value-type="string" calcext:value-type="string">
            <text:p><text:span text:style-name="T543">запуск контейнера </text:span><text:span text:style-name="T544">Mongo</text:span><text:span text:style-name="T545"> из имаджа с Докер-библиотеки. </text:span><text:span text:style-name="T546">Временная</text:span><text:span text:style-name="T545"> ДБ, которая </text:span><text:span text:style-name="T546">затрётся при выключении контейнера.</text:span></text:p>
          </table:table-cell>
          <table:table-cell table:number-columns-repeated="1022"/>
        </table:table-row>
        <table:table-row table:style-name="ro11">
          <table:table-cell table:style-name="ce42"/>
          <table:table-cell table:style-name="ce72"/>
          <table:table-cell table:number-columns-repeated="1022"/>
        </table:table-row>
        <table:table-row table:style-name="ro11">
          <table:table-cell table:style-name="ce42"/>
          <table:table-cell table:style-name="ce7"/>
          <table:table-cell table:number-columns-repeated="1022"/>
        </table:table-row>
        <table:table-row table:style-name="ro12">
          <table:table-cell table:style-name="ce53" office:value-type="string" calcext:value-type="string">
            <text:p>VOLUMES</text:p>
          </table:table-cell>
          <table:table-cell table:style-name="ce53"/>
          <table:table-cell table:number-columns-repeated="1022"/>
        </table:table-row>
        <table:table-row table:style-name="ro12">
          <table:table-cell table:style-name="ce43" office:value-type="string" calcext:value-type="string">
            <text:p><text:span text:style-name="T373">docker</text:span><text:span text:style-name="T374"> </text:span><text:span text:style-name="T375">volume</text:span><text:span text:style-name="T374"> </text:span><text:span text:style-name="T375">create</text:span><text:span text:style-name="T376"> </text:span><text:span text:style-name="T377">&lt;имя волюма&gt;</text:span></text:p>
          </table:table-cell>
          <table:table-cell table:style-name="ce43" office:value-type="string" calcext:value-type="string">
            <text:p>создать новый волюм (папку хранения данных)</text:p>
          </table:table-cell>
          <table:table-cell table:number-columns-repeated="1022"/>
        </table:table-row>
        <table:table-row table:style-name="ro23">
          <table:table-cell table:style-name="ce43" office:value-type="string" calcext:value-type="string">
            <text:p><text:span text:style-name="T378">docker</text:span><text:span text:style-name="T379"> </text:span><text:span text:style-name="T380">volume</text:span><text:span text:style-name="T379"> </text:span><text:span text:style-name="T380">ls</text:span><text:span text:style-name="T381"> </text:span></text:p>
          </table:table-cell>
          <table:table-cell table:style-name="ce43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32">
          <table:table-cell table:style-name="ce43" office:value-type="string" calcext:value-type="string">
            <text:p><text:span text:style-name="T382">docker</text:span><text:span text:style-name="T383"> </text:span><text:span text:style-name="T384">run</text:span><text:span text:style-name="T383"> --</text:span><text:span text:style-name="T384">rm</text:span><text:span text:style-name="T383"> --</text:span><text:span text:style-name="T384">name</text:span><text:span text:style-name="T385"> &lt; имя контейнера &gt; </text:span><text:span text:style-name="T386">-</text:span><text:span text:style-name="T387">d</text:span><text:span text:style-name="T388"> -</text:span><text:span text:style-name="T387">p</text:span><text:span text:style-name="T388"> 8080:8080  -</text:span><text:span text:style-name="T387">e</text:span><text:span text:style-name="T388"> </text:span><text:span text:style-name="T387">TZ</text:span><text:span text:style-name="T388">=</text:span><text:span text:style-name="T387">Europe</text:span><text:span text:style-name="T388">/</text:span><text:span text:style-name="T387">Moscow</text:span><text:span text:style-name="T388">  -</text:span><text:span text:style-name="T389">v</text:span><text:span text:style-name="T390"> &lt;ИМЯ ВОЛЮМА&gt;: &lt;абсолютный путь внутри контейнера</text:span><text:span text:style-name="T391">&gt; &lt; имя имаджа &gt;</text:span></text:p>
          </table:table-cell>
          <table:table-cell table:style-name="ce43" office:value-type="string" calcext:value-type="string">
            <text:p><text:span text:style-name="T547">монтирование папки для сохранения данных </text:span><text:span text:style-name="T548">вне контейнера, в независимом Вольюме (папке).</text:span></text:p>
          </table:table-cell>
          <table:table-cell table:number-columns-repeated="1022"/>
        </table:table-row>
        <table:table-row table:style-name="ro11">
          <table:table-cell table:style-name="ce43" table:number-columns-repeated="2"/>
          <table:table-cell table:number-columns-repeated="1022"/>
        </table:table-row>
        <table:table-row table:style-name="ro11" table:number-rows-repeated="2">
          <table:table-cell table:style-name="ce7" table:number-columns-repeated="2"/>
          <table:table-cell table:number-columns-repeated="1022"/>
        </table:table-row>
        <table:table-row table:style-name="ro12">
          <table:table-cell table:style-name="ce39" office:value-type="string" calcext:value-type="string">
            <text:p>Работа с функционирующим контейнером</text:p>
          </table:table-cell>
          <table:table-cell table:style-name="ce39"/>
          <table:table-cell table:number-columns-repeated="1022"/>
        </table:table-row>
        <table:table-row table:style-name="ro12">
          <table:table-cell table:style-name="ce56" office:value-type="string" calcext:value-type="string">
            <text:p>exec</text:p>
          </table:table-cell>
          <table:table-cell table:style-name="ce73" office:value-type="string" calcext:value-type="string">
            <text:p>даёт доступ к контейнеру и программам внутри</text:p>
          </table:table-cell>
          <table:table-cell table:number-columns-repeated="1022"/>
        </table:table-row>
        <table:table-row table:style-name="ro23">
          <table:table-cell table:style-name="ce30" office:value-type="string" office:string-value="docker exec -it &lt;container ID&gt; &lt;command&gt;" calcext:value-type="string">
            <text:p><text:span text:style-name="T392">docker exec</text:span><text:span text:style-name="T393"> </text:span><text:span text:style-name="T394">-it </text:span><text:span text:style-name="T395">&lt;container ID&gt; </text:span><text:span text:style-name="T396">&lt;command&gt;</text:span><text:span text:style-name="T397"/></text:p>
          </table:table-cell>
          <table:table-cell table:style-name="ce30" office:value-type="string" calcext:value-type="string">
            <text:p><text:span text:style-name="T549">allows to provide input</text:span><text:span text:style-name="T393"> </text:span><text:span text:style-name="T550">with tips and help</text:span><text:span text:style-name="T393"> to STDIN and </text:span><text:span text:style-name="T551">send another command</text:span><text:span text:style-name="T552"> to a container</text:span></text:p>
          </table:table-cell>
          <table:table-cell table:number-columns-repeated="1022"/>
        </table:table-row>
        <table:table-row table:style-name="ro11">
          <table:table-cell table:style-name="ce30" table:number-columns-repeated="2"/>
          <table:table-cell table:number-columns-repeated="1022"/>
        </table:table-row>
        <table:table-row table:style-name="ro23">
          <table:table-cell table:style-name="ce43" office:value-type="string" calcext:value-type="string">
            <text:p><text:span text:style-name="T398">docker exec -it </text:span><text:span text:style-name="T399">&lt;container ID&gt;</text:span><text:span text:style-name="T400"> </text:span><text:span text:style-name="T401">sh</text:span></text:p>
          </table:table-cell>
          <table:table-cell table:style-name="ce43" office:value-type="string" calcext:value-type="string">
            <text:p>opens a terminal INSIDE of a container for program to see your commands</text:p>
          </table:table-cell>
          <table:table-cell table:number-columns-repeated="1022"/>
        </table:table-row>
        <table:table-row table:style-name="ro12">
          <table:table-cell table:style-name="ce44" office:value-type="string" calcext:value-type="string">
            <text:p><text:span text:style-name="T402">docker exec -it </text:span><text:span text:style-name="T403">&lt;container ID&gt;</text:span> /bin/bash</text:p>
          </table:table-cell>
          <table:table-cell table:style-name="ce43" office:value-type="string" calcext:value-type="string">
            <text:p>то же самое: вызов баша внутри контейнера</text:p>
          </table:table-cell>
          <table:table-cell table:number-columns-repeated="1022"/>
        </table:table-row>
        <table:table-row table:style-name="ro12">
          <table:table-cell table:style-name="ce28" office:value-type="string" calcext:value-type="string">
            <text:p><text:span text:style-name="T404">Ctrl+D </text:span><text:span text:style-name="T405">or ‘exit’</text:span></text:p>
          </table:table-cell>
          <table:table-cell table:style-name="ce67" office:value-type="string" calcext:value-type="string">
            <text:p>to exit this inside-terminal</text:p>
          </table:table-cell>
          <table:table-cell table:number-columns-repeated="1022"/>
        </table:table-row>
        <table:table-row table:style-name="ro11">
          <table:table-cell table:style-name="ce7" table:number-columns-repeated="2"/>
          <table:table-cell table:number-columns-repeated="1022"/>
        </table:table-row>
        <table:table-row table:style-name="ro34">
          <table:table-cell table:style-name="ce49" office:value-type="string" calcext:value-type="string">
            <text:p><text:span text:style-name="T406">docker </text:span><text:span text:style-name="T407">commit</text:span><text:span text:style-name="T408"> </text:span><text:span text:style-name="T409">-c</text:span><text:span text:style-name="T408"> </text:span><text:span text:style-name="T410">„CMD [«redis-server»]“</text:span><text:span text:style-name="T408"> </text:span><text:span text:style-name="T411">&lt;ID of a container&gt;</text:span></text:p>
          </table:table-cell>
          <table:table-cell table:style-name="ce49" office:value-type="string" calcext:value-type="string">
            <text:p><text:span text:style-name="T553">Создаёт имадж из выбранного контейнера.</text:span></text:p>
            <text:p><text:span text:style-name="T553">То есть можно запустить контейнер, с ним поработать, внутри что-то настроить, переписать Main-омманды… и из этого сделать имадж.</text:span></text:p>
            <text:p><text:span text:style-name="T553"/></text:p>
            <text:p><text:span text:style-name="T554">Именно так на каждом шагу делают Dockerfiles</text:span></text:p>
          </table:table-cell>
          <table:table-cell table:number-columns-repeated="1022"/>
        </table:table-row>
        <table:table-row table:style-name="ro12">
          <table:table-cell table:style-name="ce49" office:value-type="string" calcext:value-type="string">
            <text:p><text:span text:style-name="T412">docker </text:span><text:span text:style-name="T413">commit</text:span><text:span text:style-name="T414"> </text:span><text:span text:style-name="T415">5267e21d140</text:span><text:span text:style-name="T414"> </text:span><text:span text:style-name="T416">denis_v2</text:span><text:span text:style-name="T414">:</text:span><text:span text:style-name="T417">latest</text:span></text:p>
          </table:table-cell>
          <table:table-cell table:style-name="ce7"/>
          <table:table-cell table:number-columns-repeated="1022"/>
        </table:table-row>
        <table:table-row table:style-name="ro11">
          <table:table-cell table:style-name="ce7" table:number-columns-repeated="2"/>
          <table:table-cell table:number-columns-repeated="1022"/>
        </table:table-row>
        <table:table-row table:style-name="ro12">
          <table:table-cell table:style-name="ce39" office:value-type="string" calcext:value-type="string">
            <text:p>Остановка</text:p>
          </table:table-cell>
          <table:table-cell table:style-name="ce39"/>
          <table:table-cell table:number-columns-repeated="1022"/>
        </table:table-row>
        <table:table-row table:style-name="ro11">
          <table:table-cell table:style-name="ce7" table:number-columns-repeated="2"/>
          <table:table-cell table:number-columns-repeated="1022"/>
        </table:table-row>
        <table:table-row table:style-name="ro29">
          <table:table-cell table:style-name="ce47" office:value-type="string" calcext:value-type="string">
            <text:p><text:span text:style-name="T418">docker </text:span><text:span text:style-name="T419">stop</text:span><text:span text:style-name="T420"> </text:span><text:span text:style-name="T421">&lt;name or ID of a container&gt;</text:span></text:p>
          </table:table-cell>
          <table:table-cell table:style-name="ce49" office:value-type="string" calcext:value-type="string">
            <text:p><text:span text:style-name="T555">stop </text:span><text:span text:style-name="T556">the work of a container giving it a time (10 seconds before kill command will come automatically) to cleanup and go to sleep</text:span></text:p>
          </table:table-cell>
          <table:table-cell table:number-columns-repeated="1022"/>
        </table:table-row>
        <table:table-row table:style-name="ro12">
          <table:table-cell table:style-name="ce47" office:value-type="string" calcext:value-type="string">
            <text:p><text:span text:style-name="T422">docker </text:span><text:span text:style-name="T423">kill</text:span><text:span text:style-name="T424"> </text:span><text:span text:style-name="T421">&lt;name or ID of a container&gt;</text:span></text:p>
          </table:table-cell>
          <table:table-cell table:style-name="ce47" office:value-type="string" calcext:value-type="string">
            <text:p><text:span text:style-name="T557">kill</text:span><text:span text:style-name="T558"> container </text:span><text:span text:style-name="T530">immediately</text:span></text:p>
          </table:table-cell>
          <table:table-cell table:number-columns-repeated="1022"/>
        </table:table-row>
        <table:table-row table:style-name="ro11" table:number-rows-repeated="3">
          <table:table-cell table:style-name="ce7" table:number-columns-repeated="2"/>
          <table:table-cell table:number-columns-repeated="1022"/>
        </table:table-row>
        <table:table-row table:style-name="ro12">
          <table:table-cell table:style-name="ce39" office:value-type="string" calcext:value-type="string">
            <text:p>Удаление</text:p>
          </table:table-cell>
          <table:table-cell table:style-name="ce39"/>
          <table:table-cell table:number-columns-repeated="1022"/>
        </table:table-row>
        <table:table-row table:style-name="ro29">
          <table:table-cell table:style-name="ce56" office:value-type="string" calcext:value-type="string">
            <text:p>system prune</text:p>
          </table:table-cell>
          <table:table-cell table:style-name="ce43" office:value-type="string" calcext:value-type="string">
            <text:p>delete all stopped containers, all networks not used, all dangling images, build cache (any image, feched from docker hub)</text:p>
          </table:table-cell>
          <table:table-cell table:number-columns-repeated="1022"/>
        </table:table-row>
        <table:table-row table:style-name="ro11">
          <table:table-cell table:style-name="ce56"/>
          <table:table-cell table:style-name="ce43"/>
          <table:table-cell table:number-columns-repeated="1022"/>
        </table:table-row>
        <table:table-row table:style-name="ro12">
          <table:table-cell table:style-name="ce57" office:value-type="string" calcext:value-type="string">
            <text:p><text:span text:style-name="T425">docker</text:span><text:span text:style-name="T426"> </text:span><text:span text:style-name="T427">rm</text:span><text:span text:style-name="T426"> </text:span><text:span text:style-name="T428">&lt;</text:span><text:span text:style-name="T429">ID</text:span><text:span text:style-name="T430"> контейнера или имя&gt;</text:span></text:p>
          </table:table-cell>
          <table:table-cell table:style-name="ce30" office:value-type="string" calcext:value-type="string">
            <text:p><text:span text:style-name="T509">остановить выполнение контейнера и </text:span><text:span text:style-name="T538">удалить</text:span><text:span text:style-name="T539"> его</text:span></text:p>
          </table:table-cell>
          <table:table-cell table:number-columns-repeated="1022"/>
        </table:table-row>
        <table:table-row table:style-name="ro12">
          <table:table-cell table:style-name="ce57" office:value-type="string" calcext:value-type="string">
            <text:p><text:span text:style-name="T431">docker</text:span><text:span text:style-name="T432"> </text:span><text:span text:style-name="T433">rm</text:span><text:span text:style-name="T426"> $(</text:span><text:span text:style-name="T434">docker</text:span><text:span text:style-name="T435"> </text:span><text:span text:style-name="T436">ps</text:span><text:span text:style-name="T426"> -</text:span><text:span text:style-name="T437">qa</text:span><text:span text:style-name="T438">)</text:span></text:p>
          </table:table-cell>
          <table:table-cell table:style-name="ce43" office:value-type="string" calcext:value-type="string">
            <text:p>удалим все контейнеры.</text:p>
          </table:table-cell>
          <table:table-cell table:number-columns-repeated="1022"/>
        </table:table-row>
        <table:table-row table:style-name="ro12">
          <table:table-cell table:style-name="ce30" office:value-type="string" calcext:value-type="string">
            <text:p><text:span text:style-name="T439">docker</text:span><text:span text:style-name="T331"> </text:span><text:span text:style-name="T440">rmi</text:span><text:span text:style-name="T331"> </text:span><text:span text:style-name="T441">&lt;имя имаджа&gt;</text:span></text:p>
          </table:table-cell>
          <table:table-cell table:style-name="ce43" office:value-type="string" calcext:value-type="string">
            <text:p>удалить имадж</text:p>
          </table:table-cell>
          <table:table-cell table:number-columns-repeated="1022"/>
        </table:table-row>
        <table:table-row table:style-name="ro12">
          <table:table-cell table:style-name="ce30" office:value-type="string" calcext:value-type="string">
            <text:p><text:span text:style-name="T442">docker</text:span><text:span text:style-name="T393"> </text:span><text:span text:style-name="T443">rmi</text:span><text:span text:style-name="T393"> $(</text:span><text:span text:style-name="T444">docker</text:span><text:span text:style-name="T445"> </text:span><text:span text:style-name="T446">images</text:span><text:span text:style-name="T445"> -</text:span><text:span text:style-name="T446">q</text:span><text:span text:style-name="T447">)</text:span></text:p>
          </table:table-cell>
          <table:table-cell table:style-name="ce30" office:value-type="string" calcext:value-type="string">
            <text:p><text:span text:style-name="T559">показать </text:span><text:span text:style-name="T560">ID</text:span><text:span text:style-name="T559"> всех имаджей и по </text:span><text:span text:style-name="T561">ID</text:span><text:span text:style-name="T562"> все удалить</text:span></text:p>
          </table:table-cell>
          <table:table-cell table:number-columns-repeated="1022"/>
        </table:table-row>
        <table:table-row table:style-name="ro11">
          <table:table-cell table:style-name="ce7" table:number-columns-repeated="2"/>
          <table:table-cell table:number-columns-repeated="1022"/>
        </table:table-row>
        <table:table-row table:style-name="ro23">
          <table:table-cell table:style-name="ce58" office:value-type="string" calcext:value-type="string">
            <text:p><text:span text:style-name="T448">sudo docker rmi </text:span><text:span text:style-name="T449">$(</text:span><text:span text:style-name="T450">sudo docker images -f</text:span><text:span text:style-name="T451"> "dangling=true" -q)</text:span></text:p>
          </table:table-cell>
          <table:table-cell table:style-name="ce74" office:value-type="string" calcext:value-type="string">
            <text:p>удалить все нетегированные имаджи</text:p>
          </table:table-cell>
          <table:table-cell table:number-columns-repeated="1022"/>
        </table:table-row>
        <table:table-row table:style-name="ro11" table:number-rows-repeated="4">
          <table:table-cell table:style-name="ce7" table:number-columns-repeated="2"/>
          <table:table-cell table:number-columns-repeated="1022"/>
        </table:table-row>
        <table:table-row table:style-name="ro12">
          <table:table-cell table:style-name="ce39" office:value-type="string" calcext:value-type="string">
            <text:p>Dockerfile</text:p>
          </table:table-cell>
          <table:table-cell table:style-name="ce39" office:value-type="string" calcext:value-type="string">
            <text:p>Файл, по которому собирается имадж</text:p>
          </table:table-cell>
          <table:table-cell table:number-columns-repeated="1022"/>
        </table:table-row>
        <table:table-row table:style-name="ro29">
          <table:table-cell table:style-name="ce7" office:value-type="string" calcext:value-type="string">
            <text:p><text:span text:style-name="T452">FROM python:3.6</text:span></text:p>
            <text:p><text:span text:style-name="T453">RUN mkdir -p </text:span><text:span text:style-name="T454">/usr/src/app/</text:span></text:p>
            <text:p><text:span text:style-name="T453">WORKDIR </text:span><text:span text:style-name="T454">/usr/src/app/</text:span></text:p>
          </table:table-cell>
          <table:table-cell table:style-name="ce75"/>
          <table:table-cell table:number-columns-repeated="1022"/>
        </table:table-row>
        <table:table-row table:style-name="ro23">
          <table:table-cell table:style-name="ce59" office:value-type="string" calcext:value-type="string">
            <text:p><text:span text:style-name="T455">COPY </text:span><text:span text:style-name="T456">.</text:span><text:span text:style-name="T457"> </text:span><text:span text:style-name="T458">/usr/src/app/</text:span></text:p>
          </table:table-cell>
          <table:table-cell table:style-name="ce75" office:value-type="string" calcext:value-type="string">
            <text:p><text:span text:style-name="T563">- </text:span><text:span text:style-name="T564">a path on our computer relatively to a build context</text:span><text:span text:style-name="T565"> and </text:span><text:span text:style-name="T566">a path inside a container</text:span></text:p>
          </table:table-cell>
          <table:table-cell table:number-columns-repeated="1022"/>
        </table:table-row>
        <table:table-row table:style-name="ro23">
          <table:table-cell table:style-name="ce7" office:value-type="string" office:string-value="RUN pip install --no-cache-dir -r requirements.txt&#10;EXPOSE 8080-декларирование порта" calcext:value-type="string">
            <text:p><text:span text:style-name="T459">RUN pip install --no-cache-dir -r requirements.txt</text:span></text:p>
            <text:p><text:span text:style-name="T460">EXPOSE</text:span><text:span text:style-name="T461"> 8080</text:span><text:span text:style-name="T461"/><text:span text:style-name="T461"/><text:span text:style-name="T461"/><text:span text:style-name="T461"/><text:span text:style-name="T462">-</text:span><text:span text:style-name="T462"/><text:span text:style-name="T462">декларирование порта</text:span></text:p>
          </table:table-cell>
          <table:table-cell table:style-name="ce75"/>
          <table:table-cell table:number-columns-repeated="1022"/>
        </table:table-row>
        <table:table-row table:style-name="ro23">
          <table:table-cell table:style-name="ce60" office:value-type="string" calcext:value-type="string">
            <text:p><text:span text:style-name="T463">CMD</text:span><text:span text:style-name="T464"> [“</text:span><text:span text:style-name="T465">python</text:span><text:span text:style-name="T464">”, “</text:span><text:span text:style-name="T465">app</text:span><text:span text:style-name="T464">.</text:span><text:span text:style-name="T465">py</text:span><text:span text:style-name="T464">”]</text:span></text:p>
          </table:table-cell>
          <table:table-cell table:style-name="ce30" office:value-type="string" calcext:value-type="string">
            <text:p><text:span text:style-name="T567">вместо </text:span><text:span text:style-name="T568">CMD</text:span><text:span text:style-name="T567"> может быть </text:span><text:span text:style-name="T569">ENTRYPOINT</text:span><text:span text:style-name="T570"> [“</text:span><text:span text:style-name="T571">python</text:span><text:span text:style-name="T570">”, “</text:span><text:span text:style-name="T571">app</text:span><text:span text:style-name="T570">.</text:span><text:span text:style-name="T571">py</text:span><text:span text:style-name="T570">”]</text:span></text:p>
          </table:table-cell>
          <table:table-cell table:number-columns-repeated="1022"/>
        </table:table-row>
        <table:table-row table:style-name="ro23">
          <table:table-cell table:style-name="ce52" office:value-type="string" office:string-value="ENV TZ Europe/Moscow" calcext:value-type="string">
            <text:p><text:span text:style-name="T466">ENV</text:span><text:span text:style-name="T467"> </text:span><text:span text:style-name="T468">TZ</text:span><text:span text:style-name="T467"> </text:span><text:span text:style-name="T468">Europe</text:span><text:span text:style-name="T467">/</text:span><text:span text:style-name="T468">Moscow</text:span><text:span text:style-name="T467"/><text:span text:style-name="T467"/></text:p>
          </table:table-cell>
          <table:table-cell table:style-name="ce76" office:value-type="string" calcext:value-type="string">
            <text:p>- установка временной зоны для виртуального окружения внутри контейнера</text:p>
          </table:table-cell>
          <table:table-cell table:number-columns-repeated="1022"/>
        </table:table-row>
        <table:table-row table:style-name="ro11">
          <table:table-cell table:style-name="ce7" table:number-columns-repeated="2"/>
          <table:table-cell table:number-columns-repeated="1022"/>
        </table:table-row>
        <table:table-row table:style-name="ro24">
          <table:table-cell table:style-name="ce7" office:value-type="string" calcext:value-type="string">
            <text:p><text:span text:style-name="T452">FROM python:3.8</text:span></text:p>
            <text:p><text:span text:style-name="T452">RUN mkdir -p /usr/src/app1/</text:span></text:p>
            <text:p><text:span text:style-name="T452">WORKDIR /usr/src/app1/</text:span></text:p>
            <text:p><text:span text:style-name="T452">COPY . /usr/src/app1/</text:span></text:p>
            <text:p><text:span text:style-name="T452">RUN pip install --no-cache-dir -r requirements.txt</text:span></text:p>
            <text:p><text:span text:style-name="T452">EXPOSE 8080</text:span></text:p>
            <text:p><text:span text:style-name="T452"/></text:p>
            <text:p><text:span text:style-name="T452">ENTRYPOINT ["python"]</text:span></text:p>
            <text:p><text:span text:style-name="T452">CMD ["flask_app1.py"]</text:span></text:p>
          </table:table-cell>
          <table:table-cell table:style-name="ce7" office:value-type="string" calcext:value-type="string">
            <text:p>Сборка имаджа flask-приложения</text:p>
          </table:table-cell>
          <table:table-cell table:number-columns-repeated="1022"/>
        </table:table-row>
        <table:table-row table:style-name="ro11" table:number-rows-repeated="2">
          <table:table-cell table:style-name="ce7" table:number-columns-repeated="2"/>
          <table:table-cell table:number-columns-repeated="1022"/>
        </table:table-row>
        <table:table-row table:style-name="ro13">
          <table:table-cell table:style-name="ce39" office:value-type="string" calcext:value-type="string">
            <text:p>docker-compose</text:p>
          </table:table-cell>
          <table:table-cell table:style-name="ce39" office:value-type="string" calcext:value-type="string">
            <text:p>Инструкции по сборке и запуску нескольких имаджей/контенеров</text:p>
          </table:table-cell>
          <table:table-cell table:number-columns-repeated="1022"/>
        </table:table-row>
        <table:table-row table:style-name="ro24">
          <table:table-cell table:style-name="ce7" office:value-type="string" office:string-value="version: '3'&#10;services:&#10;  redis-server:&#10;    image: 'redis'&#10;  node-app:&#10;build: .&#10;restart: on-failure&#10;    ports:&#10;- &quot;4001:8081&quot;" calcext:value-type="string">
            <text:p><text:span text:style-name="T469">version</text:span><text:span text:style-name="T449">: '3'</text:span></text:p>
            <text:p><text:span text:style-name="T469">services</text:span><text:span text:style-name="T449">:</text:span></text:p>
            <text:p><text:span text:style-name="T449">  </text:span><text:span text:style-name="T470">redis-server:</text:span></text:p>
            <text:p><text:span text:style-name="T449">    </text:span><text:span text:style-name="T471">image:</text:span><text:span text:style-name="T449"> 'redis'</text:span></text:p>
            <text:p><text:span text:style-name="T449">  </text:span><text:span text:style-name="T470">node-app:</text:span></text:p>
            <text:p><text:span text:style-name="T469"/><text:span text:style-name="T472">build:</text:span><text:span text:style-name="T449"> .</text:span></text:p>
            <text:p><text:span text:style-name="T449"/><text:span text:style-name="T471">restart:</text:span><text:span text:style-name="T449"> </text:span><text:span text:style-name="T473">on-failure</text:span></text:p>
            <text:p><text:span text:style-name="T449">    </text:span><text:span text:style-name="T449"/><text:span text:style-name="T471">ports:</text:span></text:p>
            <text:p><text:span text:style-name="T449"/><text:span text:style-name="T449"/><text:span text:style-name="T449">- "4001:8081"</text:span></text:p>
          </table:table-cell>
          <table:table-cell table:style-name="ce7" office:value-type="string" calcext:value-type="string">
            <text:p>Запуск приложения и redis-сервера</text:p>
          </table:table-cell>
          <table:table-cell table:number-columns-repeated="1022"/>
        </table:table-row>
        <table:table-row table:style-name="ro35">
          <table:table-cell table:style-name="ce61" office:value-type="string" calcext:value-type="string">
            <text:p><text:a xlink:href="https://docs.docker.com/config/containers/start-containers-automatically/" xlink:type="simple">https://docs.docker.com/config/containers/start-containers-automatically/</text:a></text:p>
          </table:table-cell>
          <table:table-cell table:style-name="ce7" office:value-type="string" calcext:value-type="string">
            <text:p>Политики перезапуска</text:p>
          </table:table-cell>
          <table:table-cell table:number-columns-repeated="1022"/>
        </table:table-row>
        <table:table-row table:style-name="ro11" table:number-rows-repeated="13">
          <table:table-cell table:style-name="ce7" table:number-columns-repeated="2"/>
          <table:table-cell table:number-columns-repeated="1022"/>
        </table:table-row>
        <table:table-row table:style-name="ro11">
          <table:table-cell table:style-name="ce7" table:number-columns-repeated="2"/>
          <table:table-cell table:number-columns-repeated="1022"/>
        </table:table-row>
        <table:table-row table:style-name="ro11" table:number-rows-repeated="4">
          <table:table-cell table:style-name="ce7" table:number-columns-repeated="2"/>
          <table:table-cell table:number-columns-repeated="1022"/>
        </table:table-row>
        <table:table-row table:style-name="ro11" table:number-rows-repeated="1048427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1" svg:font-family="Consolas, Menlo"/>
    <style:font-face style:name="inherit" svg:font-family="inherit"/>
    <style:font-face style:name="Liberation Mono" svg:font-family="'Liberation Mono', 'Courier New'" style:font-family-generic="modern"/>
    <style:font-face style:name="F" svg:font-family="" style:font-family-generic="roman"/>
    <style:font-face style:name="Calibri" svg:font-family="Calibri" style:font-family-generic="swiss"/>
    <style:font-face style:name="Liberation Mono2" svg:font-family="'Liberation Mono', 'Courier New'" style:font-pitch="variable"/>
    <style:font-face style:name="Lohit Devanagari" svg:font-family="'Lohit Devanagari'" style:font-pitch="variable"/>
    <style:font-face style:name="Calibri2" svg:font-family="Calibri" style:font-family-generic="roman" style:font-pitch="variable"/>
    <style:font-face style:name="Consolas" svg:font-family="Consolas" style:font-family-generic="roman" style:font-pitch="variable"/>
    <style:font-face style:name="DejaVu Sans Mono" svg:font-family="'DejaVu Sans Mono'" style:font-family-generic="roman" style:font-pitch="variable"/>
    <style:font-face style:name="Liberation Mono1" svg:font-family="'Liberation Mono', 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inherit1" svg:font-family="inherit" style:font-family-generic="roman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07:37:26.324369600</meta:creation-date>
    <meta:generator>LibreOffice/6.4.4.2$Linux_X86_64 LibreOffice_project/40$Build-2</meta:generator>
    <dc:date>2021-05-13T12:13:30.274080713</dc:date>
    <meta:editing-duration>PT4H32M41S</meta:editing-duration>
    <meta:editing-cycles>391</meta:editing-cycles>
    <meta:document-statistic meta:table-count="3" meta:cell-count="661" meta:object-count="0"/>
  </office:meta>
</office:document-meta>
</file>